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175.69pt"/>
    </style:style>
    <style:style style:name="co4" style:family="table-column">
      <style:table-column-properties fo:break-before="auto" style:column-width="120.16pt"/>
    </style:style>
    <style:style style:name="co5" style:family="table-column">
      <style:table-column-properties fo:break-before="auto" style:column-width="180.54pt"/>
    </style:style>
    <style:style style:name="co6" style:family="table-column">
      <style:table-column-properties fo:break-before="auto" style:column-width="164.61pt"/>
    </style:style>
    <style:style style:name="co7" style:family="table-column">
      <style:table-column-properties fo:break-before="auto" style:column-width="175.01pt"/>
    </style:style>
    <style:style style:name="co8" style:family="table-column">
      <style:table-column-properties fo:break-before="auto" style:column-width="122.26pt"/>
    </style:style>
    <style:style style:name="co9" style:family="table-column">
      <style:table-column-properties fo:break-before="auto" style:column-width="269.46pt"/>
    </style:style>
    <style:style style:name="co10" style:family="table-column">
      <style:table-column-properties fo:break-before="auto" style:column-width="264.61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2.1pt"/>
    </style:style>
    <style:style style:name="co13" style:family="table-column">
      <style:table-column-properties fo:break-before="auto" style:column-width="54.14pt"/>
    </style:style>
    <style:style style:name="co14" style:family="table-column">
      <style:table-column-properties fo:break-before="auto" style:column-width="67.41pt"/>
    </style:style>
    <style:style style:name="co15" style:family="table-column">
      <style:table-column-properties fo:break-before="auto" style:column-width="167.41pt"/>
    </style:style>
    <style:style style:name="co16" style:family="table-column">
      <style:table-column-properties fo:break-before="auto" style:column-width="84.05pt"/>
    </style:style>
    <style:style style:name="co17" style:family="table-column">
      <style:table-column-properties fo:break-before="auto" style:column-width="181.96pt"/>
    </style:style>
    <style:style style:name="co18" style:family="table-column">
      <style:table-column-properties fo:break-before="auto" style:column-width="358.36pt"/>
    </style:style>
    <style:style style:name="co19" style:family="table-column">
      <style:table-column-properties fo:break-before="auto" style:column-width="234.06pt"/>
    </style:style>
    <style:style style:name="co20" style:family="table-column">
      <style:table-column-properties fo:break-before="auto" style:column-width="64.6pt"/>
    </style:style>
    <style:style style:name="co21" style:family="table-column">
      <style:table-column-properties fo:break-before="auto" style:column-width="68.74pt"/>
    </style:style>
    <style:style style:name="co22" style:family="table-column">
      <style:table-column-properties fo:break-before="auto" style:column-width="68.06pt"/>
    </style:style>
    <style:style style:name="co23" style:family="table-column">
      <style:table-column-properties fo:break-before="auto" style:column-width="90.31pt"/>
    </style:style>
    <style:style style:name="co24" style:family="table-column">
      <style:table-column-properties fo:break-before="auto" style:column-width="15.31pt"/>
    </style:style>
    <style:style style:name="co25" style:family="table-column">
      <style:table-column-properties fo:break-before="auto" style:column-width="242.39pt"/>
    </style:style>
    <style:style style:name="co26" style:family="table-column">
      <style:table-column-properties fo:break-before="auto" style:column-width="241.71pt"/>
    </style:style>
    <style:style style:name="co27" style:family="table-column">
      <style:table-column-properties fo:break-before="auto" style:column-width="66.64pt"/>
    </style:style>
    <style:style style:name="co28" style:family="table-column">
      <style:table-column-properties fo:break-before="auto" style:column-width="63.89pt"/>
    </style:style>
    <style:style style:name="co29" style:family="table-column">
      <style:table-column-properties fo:break-before="auto" style:column-width="288.26pt"/>
    </style:style>
    <style:style style:name="co30" style:family="table-column">
      <style:table-column-properties fo:break-before="auto" style:column-width="79.14pt"/>
    </style:style>
    <style:style style:name="co31" style:family="table-column">
      <style:table-column-properties fo:break-before="auto" style:column-width="47.96pt"/>
    </style:style>
    <style:style style:name="co32" style:family="table-column">
      <style:table-column-properties fo:break-before="auto" style:column-width="143.74pt"/>
    </style:style>
    <style:style style:name="co33" style:family="table-column">
      <style:table-column-properties fo:break-before="auto" style:column-width="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32.26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21pt" fo:break-before="auto" style:use-optimal-row-height="false"/>
    </style:style>
    <style:style style:name="ro12" style:family="table-row">
      <style:table-row-properties style:row-height="17.26pt" fo:break-before="auto" style:use-optimal-row-height="false"/>
    </style:style>
    <style:style style:name="ro13" style:family="table-row">
      <style:table-row-properties style:row-height="90pt" fo:break-before="auto" style:use-optimal-row-height="false"/>
    </style:style>
    <style:style style:name="ro14" style:family="table-row">
      <style:table-row-properties style:row-height="14.2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12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deleted_20_data">
      <style:table-properties table:display="true" style:writing-mode="lr-tb"/>
    </style:style>
    <style:style style:name="ta5" style:family="table" style:master-page-name="PageStyle_5f_RSEA_20_Consolidated_20_Financial_20_Position">
      <style:table-properties table:display="true" style:writing-mode="lr-tb"/>
    </style:style>
    <style:style style:name="ta6" style:family="table" style:master-page-name="PageStyle_5f_RSEA_20_Consolidated_20_Activities">
      <style:table-properties table:display="true" style:writing-mode="lr-tb"/>
    </style:style>
    <style:style style:name="ta7" style:family="table" style:master-page-name="PageStyle_5f_RSEA_20_Consolidated_20_Cash_20_Flows">
      <style:table-properties table:display="true" style:writing-mode="lr-tb"/>
    </style:style>
    <style:style style:name="ta8" style:family="table" style:master-page-name="PageStyle_5f_RSEA_20_Consolidated_20_Functional_20_Expens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7" style:family="table-cell" style:parent-style-name="Default" style:data-style-name="N129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legreya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3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 style:data-style-name="N13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8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31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name-complex="Alegreya Sans" style:font-size-complex="11pt" style:font-style-complex="normal" style:font-weight-complex="bold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3" style:family="table-cell" style:parent-style-name="Default" style:data-style-name="N13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4" style:family="table-cell" style:parent-style-name="Default" style:data-style-name="N13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bold" style:font-size-asian="11pt" style:font-style-asian="normal" style:font-weight-asian="bold" style:font-name-complex="Alegreya Sans" style:font-size-complex="11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4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53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8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2" style:family="table-cell" style:parent-style-name="Default" style:data-style-name="N13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9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7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7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7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8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91" style:family="table-cell" style:parent-style-name="Default" style:data-style-name="N131">
      <style:table-cell-properties style:rotation-align="none"/>
      <style:text-properties fo:color="#f798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6" style:family="table-cell" style:parent-style-name="Default" style:data-style-name="N13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7" style:family="table-cell" style:parent-style-name="Default" style:data-style-name="N13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99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3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4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5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6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09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2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 style:data-style-name="N103">
      <style:table-cell-properties fo:background-color="#a4c2f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6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3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fo:background-color="#a4c2f4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0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1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5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0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1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2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4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5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8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9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3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0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1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name-complex="Alegreya Sans" style:font-size-complex="10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4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64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5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6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" style:font-size-complex="12pt" style:font-style-complex="normal" style:font-weight-complex="bold"/>
    </style:style>
    <style:style style:name="ce2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8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1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3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4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5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87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88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3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6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29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" style:font-size-complex="12pt" style:font-style-complex="normal" style:font-weight-complex="normal"/>
    </style:style>
    <style:style style:name="ce30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4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, Arial" style:font-style-asian="normal" style:font-weight-complex="normal" style:font-weight-asian="normal" style:font-size-complex="12pt" style:font-size-asian="12pt" style:font-name-complex="Alegreya Sans, 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name="Alegreya Sans, Arial" style:font-weight-complex="normal" style:font-weight-asian="normal" style:font-size-complex="12pt" style:font-size-asian="12pt" style:font-name-complex="Alegreya Sans, Arial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8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Roboto Mono" fo:text-shadow="none" fo:font-weight="bold" style:font-name="Roboto Mono" fo:font-size="11pt" fo:color="#000000" style:font-style-complex="normal" style:text-position="0% 100%" style:text-outline="false" fo:font-style="normal" style:text-line-through-type="none"/>
    </style:style>
    <style:style style:name="T9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1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2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3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weight="normal" fo:font-size="11pt" style:font-name="Roboto Mono" style:text-position="0% 100%"/>
    </style:style>
    <style:style style:name="T15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style:font-weight-complex="bold" fo:font-weight="bold" style:font-weight-asian="bold"/>
    </style:style>
    <style:style style:name="T16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bold" style:font-weight-asian="bold" style:font-weight-complex="bold"/>
    </style:style>
    <style:style style:name="T18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Roboto Mono, Arial" fo:color="#000000" fo:text-shadow="none" style:text-outline="false" fo:font-style="normal" style:text-line-through-type="none" style:text-underline-style="none" style:text-underline-color="font-color" fo:font-weight="bold" fo:font-size="11pt" style:font-name="Roboto Mono, Arial"/>
    </style:style>
    <style:style style:name="T20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5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19"/>
          <table:table-cell table:style-name="ce52" table:number-columns-spanned="6" table:number-rows-spanned="1"/>
          <table:covered-table-cell table:number-columns-repeated="4" table:style-name="ce19"/>
          <table:covered-table-cell table:style-name="ce116"/>
          <table:table-cell table:style-name="ce13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0"/>
          <table:table-cell table:style-name="ce2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0"/>
          <table:table-cell table:style-name="ce117" office:value-type="string" calcext:value-type="string">
            <text:p>Re-Organized</text:p>
          </table:table-cell>
          <table:table-cell table:style-name="ce133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21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/>
          <table:table-cell table:style-name="ce84" table:number-columns-repeated="4"/>
          <table:table-cell table:style-name="ce118" office:value-type="string" calcext:value-type="string">
            <text:p>2008-2022</text:p>
          </table:table-cell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22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/>
          <table:table-cell table:style-name="ce85" table:number-columns-repeated="4"/>
          <table:table-cell table:style-name="ce119" office:value-type="string" calcext:value-type="string">
            <text:p>2008-2022</text:p>
          </table:table-cell>
          <table:table-cell table:style-name="ce134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Cash Flow</text:p>
          </table:table-cell>
          <table:table-cell table:style-name="ce22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/>
          <table:table-cell table:style-name="ce85" table:number-columns-repeated="4"/>
          <table:table-cell table:style-name="ce120" office:value-type="string" calcext:value-type="string">
            <text:p>not yet</text:p>
          </table:table-cell>
          <table:table-cell table:style-name="ce135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Functional Expenses</text:p>
          </table:table-cell>
          <table:table-cell table:style-name="ce21" office:value-type="string" calcext:value-type="string" table:number-columns-spanned="3" table:number-rows-spanned="1">
            <text:p>2019 2020 2021 2022</text:p>
          </table:table-cell>
          <table:covered-table-cell table:number-columns-repeated="2"/>
          <table:table-cell table:style-name="ce3" table:number-columns-repeated="2"/>
          <table:table-cell table:style-name="ce7"/>
          <table:table-cell table:style-name="ce3"/>
          <table:table-cell table:style-name="ce121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3"/>
          <table:table-cell table:style-name="ce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3"/>
          <table:table-cell table:style-name="ce93" office:value-type="string" calcext:value-type="string" table:number-columns-spanned="4" table:number-rows-spanned="1">
            <text:p>Notes</text:p>
          </table:table-cell>
          <table:covered-table-cell table:number-columns-repeated="2" table:style-name="ce23"/>
          <table:covered-table-cell table:style-name="ce122"/>
          <table:table-cell table:style-name="ce133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/>
          <table:table-cell table:style-name="ce94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123"/>
          <table:table-cell table:style-name="ce25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1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95" table:number-columns-spanned="4" table:number-rows-spanned="1"/>
          <table:covered-table-cell table:number-columns-repeated="2"/>
          <table:covered-table-cell table:style-name="ce123"/>
          <table:table-cell table:style-name="ce25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35" office:value-type="string" calcext:value-type="string">
            <text:p>Borrower</text:p>
          </table:table-cell>
          <table:table-cell table:style-name="ce53" office:value-type="string" calcext:value-type="string">
            <text:p>School(s)</text:p>
          </table:table-cell>
          <table:table-cell table:style-name="ce35" office:value-type="string" calcext:value-type="string">
            <text:p>Lender/Terms</text:p>
          </table:table-cell>
          <table:table-cell table:style-name="ce35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53" office:value-type="string" calcext:value-type="string">
            <text:p>Location in Financial Statement</text:p>
            <text:p>[YE/page]</text:p>
          </table:table-cell>
          <table:table-cell table:style-name="ce93" office:value-type="string" calcext:value-type="string">
            <text:p>Notes</text:p>
          </table:table-cell>
          <table:table-cell table:style-name="ce17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4">7 years interest-only</text:span></text:p>
            <text:p><text:span text:style-name="T22">(</text:span><text:span text:style-name="T23">then balloon?</text:span><text:span text:style-name="T24">)</text:span></text:p>
            <text:p><text:span text:style-name="T4">Paid off with Series 2015 bonds</text:span></text:p>
          </table:table-cell>
          <table:table-cell table:style-name="ce36" office:value-type="string" calcext:value-type="string">
            <text:p>2009/11, 2010/11, 2011/15, 2012/16. 2013/17, 2014/13, 2015/13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6" office:value-type="string" calcext:value-type="string">
            <text:p>2009/11, 2010/11, 2011/15, 2012/16, 2013/17, 2014/13, 2015/13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36" office:value-type="string" calcext:value-type="string">
            <text:p>2009/11, 2010/12, 2011/115,16, 2012/17, 2013/17, 2014/13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98" office:value-type="date" office:date-value="2014-06-30" calcext:value-type="date">
            <text:p>30 Jun 2014</text:p>
          </table:table-cell>
          <table:table-cell table:style-name="ce36" office:value-type="string" calcext:value-type="string">
            <text:p>2009/12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5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98" office:value-type="date" office:date-value="2015-06-30" calcext:value-type="date">
            <text:p>30 Jun 2015</text:p>
          </table:table-cell>
          <table:table-cell table:style-name="ce36" office:value-type="string" calcext:value-type="string">
            <text:p>2009/12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5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36" office:value-type="string" calcext:value-type="string">
            <text:p>2009/12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6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24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36" office:value-type="string" calcext:value-type="string">
            <text:p>2009/13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36" office:value-type="string" calcext:value-type="string">
            <text:p>2010/11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36" office:value-type="string" calcext:value-type="string">
            <text:p>2010/13, 2011/14, 2012/15, 2013/15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36" office:value-type="string" calcext:value-type="string">
            <text:p>2010/13, 2011/16, 2012/17, 2013/17-18, 2014/13, 2015/13, 2016/12-13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36" office:value-type="string" calcext:value-type="string">
            <text:p>2011/15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99" office:value-type="date" office:date-value="2014-06-01" calcext:value-type="date">
            <text:p>June 2014</text:p>
          </table:table-cell>
          <table:table-cell table:style-name="ce36" office:value-type="string" calcext:value-type="string">
            <text:p>2011/16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99"/>
          <table:table-cell table:style-name="ce36" office:value-type="string" calcext:value-type="string">
            <text:p>2011/16</text:p>
          </table:table-cell>
          <table:table-cell table:style-name="ce124" office:value-type="string" calcext:value-type="string">
            <text:p>Senior note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99"/>
          <table:table-cell table:style-name="ce36" office:value-type="string" calcext:value-type="string">
            <text:p>2011/17</text:p>
          </table:table-cell>
          <table:table-cell table:style-name="ce124" office:value-type="string" calcext:value-type="string">
            <text:p>Junior note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36" office:value-type="string" calcext:value-type="string">
            <text:p>2011/17, 2012/17, 2013/18, 2014/13-14, 2015/13, 2016/13, 2017/13, 2018/12, 2019/15, 2020/15, 2021/15, 2022/15</text:p>
          </table:table-cell>
          <table:table-cell table:style-name="ce124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99" office:value-type="date" office:date-value="2018-12-01" calcext:value-type="date">
            <text:p>December 2018</text:p>
          </table:table-cell>
          <table:table-cell table:style-name="ce36" office:value-type="string" calcext:value-type="string">
            <text:p>2011/17, 2012/17, 2013/18, 2014/13-14, 2015/13, 2016/13, 2017/13, 2018/12, 2019/15, 2020/15, 2021/15, 2022/15</text:p>
          </table:table-cell>
          <table:table-cell table:style-name="ce124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4">Low Income Investment Fund Sub-CDE VIII Loan (3 loans)</text:span></text:p>
            <text:p><text:span text:style-name="T2">$9.975M @ </text:span><text:span text:style-name="T21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6" office:value-type="string" calcext:value-type="string">
            <text:p>2011/17, 2012/18, 2013/18-19, 2014/14, 2015/14, 2016/13, 2017/13. 2018/12-13</text:p>
          </table:table-cell>
          <table:table-cell table:style-name="ce124" office:value-type="string" calcext:value-type="string">
            <text:p><text:span text:style-name="T4">New Markets Tax Credit Program;</text:span></text:p>
            <text:p><text:span text:style-name="T25">"subordinateds debt provided by Launchpad of $560K" (???)</text:span></text:p>
          </table:table-cell>
          <table:table-cell table:style-name="ce42" table:number-columns-repeated="3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00" office:value-type="date" office:date-value="2017-06-30" calcext:value-type="date">
            <text:p>Jun 2017</text:p>
          </table:table-cell>
          <table:table-cell table:style-name="ce36" office:value-type="string" calcext:value-type="string">
            <text:p>2012/15, 2013/15, 2015/14</text:p>
          </table:table-cell>
          <table:table-cell table:style-name="ce124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00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2/16, 2015/14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36" office:value-type="string" calcext:value-type="string">
            <text:p><text:s/></text:p>
          </table:table-cell>
          <table:table-cell table:style-name="ce125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36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36" office:value-type="string" calcext:value-type="string">
            <text:p>2012/18, 2013/19, 2014/14, 2015/15, 2016/14</text:p>
          </table:table-cell>
          <table:table-cell table:style-name="ce124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36" office:value-type="string" calcext:value-type="string">
            <text:p>2012/19, 2014/15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00" office:value-type="date" office:date-value="2014-03-01" calcext:value-type="date">
            <text:p>Mar 2014</text:p>
          </table:table-cell>
          <table:table-cell table:style-name="ce36" office:value-type="string" calcext:value-type="string">
            <text:p>2012/19, 2013/20</text:p>
          </table:table-cell>
          <table:table-cell table:style-name="ce124" office:value-type="string" calcext:value-type="string">
            <text:p>RSN issues Promissory Note to LLC8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36" office:value-type="string" calcext:value-type="string">
            <text:p>2012/19, 2013/20</text:p>
          </table:table-cell>
          <table:table-cell table:style-name="ce124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36" office:value-type="string" calcext:value-type="string">
            <text:p>2012/19,27-28, 2013/20, 2014/15, 2015/15, 2016/14, 2017/13, 2018/13, 2019/15, 2020/15, 2021/15, 2022/15</text:p>
          </table:table-cell>
          <table:table-cell table:style-name="ce124" office:value-type="string" calcext:value-type="string">
            <text:p>"In June 2020, Series 2012A experienced a maturity of $165K."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86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00" office:value-type="date" office:date-value="2019-06-01" calcext:value-type="date">
            <text:p>Jun 2019</text:p>
          </table:table-cell>
          <table:table-cell table:style-name="ce36" office:value-type="string" calcext:value-type="string">
            <text:p>2013/15, 2014/11, 2015/12, 2016/12, 2017/12, 2018/12, 2019/14</text:p>
          </table:table-cell>
          <table:table-cell table:style-name="ce124" office:value-type="string" calcext:value-type="string">
            <text:p>School Startup Subordinated Loan Agreement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86" office:value-type="string" calcext:value-type="string">
            <text:p>$1M @ 4.0%</text:p>
          </table:table-cell>
          <table:table-cell table:style-name="ce9"/>
          <table:table-cell table:style-name="ce100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3/16</text:p>
          </table:table-cell>
          <table:table-cell table:style-name="ce124" office:value-type="string" calcext:value-type="string">
            <text:p>Subordinated Load Agreement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36" office:value-type="string" calcext:value-type="string">
            <text:p>2013/16</text:p>
          </table:table-cell>
          <table:table-cell table:style-name="ce125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36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36" office:value-type="string" calcext:value-type="string">
            <text:p>2014/11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99" office:value-type="date" office:date-value="2014-07-01" calcext:value-type="date">
            <text:p>July 2014</text:p>
          </table:table-cell>
          <table:table-cell table:style-name="ce36" office:value-type="string" calcext:value-type="string">
            <text:p>2014/12</text:p>
          </table:table-cell>
          <table:table-cell table:style-name="ce124" office:value-type="string" calcext:value-type="string">
            <text:p>Repaid in full in one month!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6" office:value-type="string" calcext:value-type="string">
            <text:p>2014/12, 2015/12, 2016/12. 2017/12, 2018/12, 2019/15, 2020/15, 2021/14, 2022/15</text:p>
          </table:table-cell>
          <table:table-cell table:style-name="ce124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36" office:value-type="string" calcext:value-type="string">
            <text:p>2014/15, 2015/15. 2016/14, 2017/14, 2018/13, 2019/15-16, 2020/16, 2021/15, 2022/16</text:p>
          </table:table-cell>
          <table:table-cell table:style-name="ce124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6" office:value-type="string" calcext:value-type="string">
            <text:p>2015/12, 2016/12, 2017/12, 2018/12, 2019/14, 2020/14, 2021/14, 2022/15</text:p>
          </table:table-cell>
          <table:table-cell table:style-name="ce124" office:value-type="string" calcext:value-type="string">
            <text:p>"In June 2021, Series 2014A Bond experienced a principal maturity of $480K.%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4">RRS Rocketship Rising Stars,</text:span></text:p>
            <text:p><text:span text:style-name="T4">RFA Rocketship Futuro Academy,</text:span></text:p>
            <text:p><text:span text:style-name="T5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6" office:value-type="string" calcext:value-type="string">
            <text:p>2016/12, 2017/12, 2018/12, 2019/15, 2020/15, 2021/14, 2022/15</text:p>
          </table:table-cell>
          <table:table-cell table:style-name="ce124" office:value-type="string" calcext:value-type="string">
            <text:p><text:span text:style-name="T22">2017: </text:span><text:span text:style-name="T26">unamed new school</text:span><text:span text:style-name="T27"> → RPP Rocketship Partners Community Prep (TN)</text:span>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36" office:value-type="string" calcext:value-type="string">
            <text:p>2016/12</text:p>
          </table:table-cell>
          <table:table-cell table:style-name="ce124" office:value-type="string" calcext:value-type="string">
            <text:p>Interim financing; was repaid in 5 months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36" office:value-type="string" calcext:value-type="string">
            <text:p>2016/15, 2017/14, 2018/13, 2019/16, 2020/16, 2021/15-16, 2022/16</text:p>
          </table:table-cell>
          <table:table-cell table:style-name="ce124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42" table:number-columns-repeated="3"/>
          <table:table-cell table:number-columns-repeated="1012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3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" office:value-type="string" calcext:value-type="string">
            <text:p>Series 2016A: Mar 2046 </text:p>
            <text:p>Series 2016B: Jun 2018</text:p>
          </table:table-cell>
          <table:table-cell table:style-name="ce36" office:value-type="string" calcext:value-type="string">
            <text:p>2016/15, 2017/15, 2018/15, 2019/16, 2020/16, 2021/16</text:p>
          </table:table-cell>
          <table:table-cell table:style-name="ce12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42" table:number-columns-repeated="3"/>
          <table:table-cell table:number-columns-repeated="1012"/>
        </table:table-row>
        <table:table-row table:style-name="ro6">
          <table:table-cell table:style-name="ce8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137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3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98" office:value-type="date" office:date-value="2022-12-31" calcext:value-type="date">
            <text:p>31 Dec 2022</text:p>
          </table:table-cell>
          <table:table-cell table:style-name="ce36" office:value-type="string" calcext:value-type="string">
            <text:p>2017/12, 2018/12</text:p>
          </table:table-cell>
          <table:table-cell table:style-name="ce124" office:value-type="string" calcext:value-type="string">
            <text:p>Subordinated Loan Agreement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3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36" office:value-type="string" calcext:value-type="string">
            <text:p>2017/14. 2018/13, 2019/15</text:p>
          </table:table-cell>
          <table:table-cell table:style-name="ce124" office:value-type="string" calcext:value-type="string">
            <text:p>I don't understand why these appear in the YE2019 Consolidated Financial Statement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6" office:value-type="string" calcext:value-type="string">
            <text:p>2017/15, 2018/15, 2018/14-15, 2019/16-17, 2020/17, 2021/16, 2022/17</text:p>
          </table:table-cell>
          <table:table-cell table:style-name="ce124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6" office:value-type="string" calcext:value-type="string">
            <text:p>2018/15, 2019/17, 2020/17, 2021/17, 2022/17</text:p>
          </table:table-cell>
          <table:table-cell table:style-name="ce124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6" office:value-type="string" calcext:value-type="string">
            <text:p>2019/17, 2020/17, 2021/17, 2022/17-18</text:p>
          </table:table-cell>
          <table:table-cell table:style-name="ce124" office:value-type="string" calcext:value-type="string">
            <text:p>Refinanced in 2020, principal increased to $2.7M, maturity extended to Apr 2022 and again to Jul 2023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55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36" office:value-type="string" calcext:value-type="string">
            <text:p>2019/17, 2020/17. 2021/17, 2022/18</text:p>
          </table:table-cell>
          <table:table-cell table:style-name="ce124" office:value-type="string" calcext:value-type="string">
            <text:p>2022: Series 2019B Bond experienced a principal maturity of $305K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36" office:value-type="string" calcext:value-type="string">
            <text:p>LDC</text:p>
          </table:table-cell>
          <table:table-cell table:style-name="ce56"/>
          <table:table-cell table:style-name="ce36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6"/>
          <table:table-cell table:style-name="ce36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6" office:value-type="string" calcext:value-type="string">
            <text:p>2019/17, 2020/18, 2021/17, 2022/18</text:p>
          </table:table-cell>
          <table:table-cell table:style-name="ce127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36" office:value-type="string" calcext:value-type="string">
            <text:p>2020/18, 2021/18</text:p>
          </table:table-cell>
          <table:table-cell table:style-name="ce124"/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36" office:value-type="string" calcext:value-type="string">
            <text:p>2020/18, 2021/18, 2022/19</text:p>
          </table:table-cell>
          <table:table-cell table:style-name="ce124" office:value-type="string" calcext:value-type="string">
            <text:p>May be increased to $10M if State of California defers payment of any funds to RSEA.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87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36" office:value-type="string" calcext:value-type="string">
            <text:p>2021/17, 2021/17, 2022/18</text:p>
          </table:table-cell>
          <table:table-cell table:style-name="ce124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42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87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36" office:value-type="string" calcext:value-type="string">
            <text:p>2021/18, 2022/19</text:p>
          </table:table-cell>
          <table:table-cell table:style-name="ce128"/>
          <table:table-cell table:style-name="ce46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87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36" office:value-type="string" calcext:value-type="string">
            <text:p>2021/18. 2022/</text:p>
          </table:table-cell>
          <table:table-cell table:style-name="ce128"/>
          <table:table-cell table:style-name="ce46" table:number-columns-repeated="3"/>
          <table:table-cell table:number-columns-repeated="1012"/>
        </table:table-row>
        <table:table-row table:style-name="ro1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87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36" office:value-type="string" calcext:value-type="string">
            <text:p>2022/19</text:p>
          </table:table-cell>
          <table:table-cell table:style-name="ce128"/>
          <table:table-cell table:style-name="ce46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3"/>
          <table:table-cell table:style-name="ce26" office:value-type="string" calcext:value-type="string">
            <text:p>Year</text:p>
          </table:table-cell>
          <table:table-cell table:style-name="ce4" office:value-type="string" calcext:value-type="string" table:number-columns-spanned="3" table:number-rows-spanned="1">
            <text:p>Summary</text:p>
          </table:table-cell>
          <table:covered-table-cell table:number-columns-repeated="2" table:style-name="ce23"/>
          <table:table-cell table:style-name="ce101" table:number-columns-repeated="2"/>
          <table:table-cell table:style-name="ce129"/>
          <table:table-cell table:style-name="ce138" table:number-columns-repeated="3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37" office:value-type="float" office:value="2010" calcext:value-type="float">
            <text:p>2010</text:p>
          </table:table-cell>
          <table:table-cell table:style-name="ce57" office:value-type="string" calcext:value-type="string" table:number-columns-spanned="3" table:number-rows-spanned="1">
            <text:p><text:span text:style-name="T6">See p.14,  </text:span><text:span text:style-name="T7">Consolidated Financial Statement for YE June 30, 2010</text:span></text:p>
          </table:table-cell>
          <table:covered-table-cell table:number-columns-repeated="2"/>
          <table:table-cell table:style-name="ce10"/>
          <table:table-cell table:style-name="ce105"/>
          <table:table-cell table:style-name="ce75" table:number-columns-repeated="4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37" office:value-type="float" office:value="2011" calcext:value-type="float">
            <text:p>2011</text:p>
          </table:table-cell>
          <table:table-cell table:style-name="ce57" office:value-type="string" calcext:value-type="string" table:number-columns-spanned="3" table:number-rows-spanned="1">
            <text:p><text:span text:style-name="T6">See p.18,  </text:span><text:span text:style-name="T7">Consolidated Financial Statement for YE June 30, 2011</text:span></text:p>
          </table:table-cell>
          <table:covered-table-cell table:number-columns-repeated="2"/>
          <table:table-cell table:style-name="ce10"/>
          <table:table-cell table:style-name="ce105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2" calcext:value-type="float">
            <text:p>2012</text:p>
          </table:table-cell>
          <table:table-cell table:style-name="ce58" office:value-type="string" calcext:value-type="string" table:number-columns-spanned="3" table:number-rows-spanned="1">
            <text:p><text:span text:style-name="T8">  June 3</text:span><text:span text:style-name="T9">0 </text:span><text:span text:style-name="T10">  RSED Schoo</text:span><text:span text:style-name="T11">ls   </text:span><text:span text:style-name="T12">  Launchp</text:span><text:span text:style-name="T11">ad       </text:span><text:span text:style-name="T13">  RS</text:span><text:span text:style-name="T11">EA </text:span></text:p>
            <text:p><text:span text:style-name="T14">                 </text:span><text:span text:style-name="T15">  Tot</text:span><text:span text:style-name="T16">al                     </text:span><text:span text:style-name="T17"> Tot</text:span><text:span text:style-name="T16">al </text:span></text:p>
            <text:p><text:span text:style-name="T18">---------------------------------------------------</text:span></text:p>
            <text:p><text:span text:style-name="T18">     2013      1,210,000     2,836,712    4,046,712 </text:span></text:p>
            <text:p><text:span text:style-name="T18">     2014        160,000     2,192,847    2,352,847 </text:span></text:p>
            <text:p><text:span text:style-name="T18">     2015         70,000     5,793,331    5,863,331 </text:span></text:p>
            <text:p><text:span text:style-name="T18">     2016        570,000     7,044,234    7,614,324 </text:span></text:p>
            <text:p><text:span text:style-name="T18">     2017        300,000     5,870,128    6,170,128 </text:span></text:p>
            <text:p><text:span text:style-name="T18"> Thereafter    1,300,000    19,710,000   21,010,000 </text:span></text:p>
            <text:p><text:span text:style-name="T18">  Discount             -       -11,294      -11,294 </text:span></text:p>
            <text:p><text:span text:style-name="T18">---------------------------------------------------</text:span></text:p>
            <text:p><text:span text:style-name="T18">   Total       3,610,000    43,436,048   47,046,048</text:span></text:p>
            <text:p><text:span text:style-name="T18">--------------------------------------------------- </text:span></text:p>
          </table:table-cell>
          <table:covered-table-cell table:number-columns-repeated="2"/>
          <table:table-cell table:style-name="ce11"/>
          <table:table-cell table:style-name="ce107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4"/>
          <table:table-cell table:style-name="ce107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3" calcext:value-type="float">
            <text:p>2013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1"/>
          <table:table-cell table:style-name="ce107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4" calcext:value-type="float">
            <text:p>2014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5" calcext:value-type="float">
            <text:p>2015</text:p>
          </table:table-cell>
          <table:table-cell table:style-name="ce59" office:value-type="string" calcext:value-type="string" table:number-columns-spanned="3" table:number-rows-spanned="1">
            <text:p><text:span text:style-name="T19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6" calcext:value-type="float">
            <text:p>2016</text:p>
          </table:table-cell>
          <table:table-cell table:style-name="ce59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7" calcext:value-type="float">
            <text:p>2017</text:p>
          </table:table-cell>
          <table:table-cell table:style-name="ce59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8" calcext:value-type="float">
            <text:p>2018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19" calcext:value-type="float">
            <text:p>2019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20" calcext:value-type="float">
            <text:p>2020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 office:value-type="float" office:value="2021" calcext:value-type="float">
            <text:p>2021</text:p>
          </table:table-cell>
          <table:table-cell table:style-name="ce59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02"/>
          <table:table-cell table:style-name="ce108"/>
          <table:table-cell table:style-name="ce81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22" calcext:value-type="float">
            <text:p>2022</text:p>
          </table:table-cell>
          <table:table-cell table:style-name="ce60" office:value-type="string" calcext:value-type="string" table:number-columns-spanned="3" table:number-rows-spanned="1">
            <text:p><text:span text:style-name="T19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 table:style-name="ce20"/>
          <table:table-cell table:style-name="ce103"/>
          <table:table-cell table:style-name="ce109"/>
          <table:table-cell table:style-name="ce81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3"/>
          <table:table-cell table:style-name="ce61" table:number-columns-spanned="3" table:number-rows-spanned="1"/>
          <table:covered-table-cell table:number-columns-repeated="2" table:style-name="ce23"/>
          <table:table-cell table:style-name="ce104" table:number-columns-repeated="2"/>
          <table:table-cell table:style-name="ce61"/>
          <table:table-cell table:style-name="ce139" table:number-columns-repeated="3"/>
          <table:table-cell table:number-columns-repeated="1012"/>
        </table:table-row>
        <table:table-row table:style-name="ro2">
          <table:table-cell table:style-name="ce13" table:number-columns-repeated="3"/>
          <table:table-cell table:style-name="ce62" table:number-columns-spanned="3" table:number-rows-spanned="1"/>
          <table:covered-table-cell table:number-columns-repeated="2" table:style-name="ce20"/>
          <table:table-cell table:style-name="ce13" table:number-columns-repeated="2"/>
          <table:table-cell table:style-name="ce130"/>
          <table:table-cell table:style-name="ce140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2" table:number-rows-spanned="1">
            <text:p>Private Donations &amp; Grants</text:p>
          </table:table-cell>
          <table:covered-table-cell table:style-name="ce20"/>
          <table:table-cell table:style-name="ce40"/>
          <table:table-cell table:style-name="ce63" table:number-columns-spanned="3" table:number-rows-spanned="1"/>
          <table:covered-table-cell table:number-columns-repeated="2" table:style-name="ce20"/>
          <table:table-cell table:style-name="ce40" table:number-columns-repeated="2"/>
          <table:table-cell table:style-name="ce131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3" table:number-columns-repeated="3"/>
          <table:table-cell table:style-name="ce62" table:number-columns-spanned="3" table:number-rows-spanned="1"/>
          <table:covered-table-cell table:number-columns-repeated="2" table:style-name="ce20"/>
          <table:table-cell table:style-name="ce13" table:number-columns-repeated="2"/>
          <table:table-cell table:style-name="ce130"/>
          <table:table-cell table:style-name="ce140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0"/>
          <table:table-cell table:style-name="ce40" table:number-columns-repeated="5"/>
          <table:table-cell table:style-name="ce63"/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64" office:value-type="string" calcext:value-type="string">
            <text:p>[Leased]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64" office:value-type="string" calcext:value-type="string">
            <text:p>Assessed valuation</text:p>
          </table:table-cell>
          <table:table-cell table:style-name="ce64" office:value-type="string" calcext:value-type="string">
            <text:p>Plat map</text:p>
          </table:table-cell>
          <table:table-cell table:style-name="ce64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RS</text:p>
          </table:table-cell>
          <table:table-cell table:style-name="ce24" office:value-type="string" calcext:value-type="string">
            <text:p>LLC16</text:p>
          </table:table-cell>
          <table:table-cell table:style-name="ce41" office:value-type="string" calcext:value-type="string">
            <text:p>Rising Stars</text:p>
          </table:table-cell>
          <table:table-cell table:style-name="ce65" office:value-type="string" calcext:value-type="string">
            <text:p>Assessed valuation</text:p>
          </table:table-cell>
          <table:table-cell table:style-name="ce65" office:value-type="string" calcext:value-type="string">
            <text:p>Plat map</text:p>
          </table:table-cell>
          <table:table-cell table:style-name="ce65" office:value-type="string" calcext:value-type="string">
            <text:p>Aerial photo</text:p>
          </table:table-cell>
          <table:table-cell table:style-name="ce24" office:value-type="string" calcext:value-type="string">
            <text:p>Opened 2016</text:p>
          </table:table-cell>
          <table:table-cell table:style-name="ce13"/>
          <table:table-cell table:style-name="ce75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0"/>
          <table:table-cell table:style-name="ce66" office:value-type="string" calcext:value-type="string">
            <text:p>Initial</text:p>
          </table:table-cell>
          <table:table-cell table:style-name="ce66" office:value-type="string" calcext:value-type="string">
            <text:p>Renewal</text:p>
          </table:table-cell>
          <table:table-cell table:style-name="ce66" office:value-type="string" calcext:value-type="string" table:number-columns-spanned="3" table:number-rows-spanned="1">
            <text:p>Renewal</text:p>
          </table:table-cell>
          <table:covered-table-cell table:number-columns-repeated="2" table:style-name="ce20"/>
          <table:table-cell table:style-name="ce131" office:value-type="string" calcext:value-type="string">
            <text:p>submitted ≠ opened</text:p>
          </table:table-cell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6" office:value-type="string" calcext:value-type="string">
            <text:p>RMS</text:p>
          </table:table-cell>
          <table:table-cell table:style-name="ce25" office:value-type="string" calcext:value-type="string">
            <text:p>LLC1</text:p>
          </table:table-cell>
          <table:table-cell table:style-name="ce42" office:value-type="string" calcext:value-type="string">
            <text:p>Mateo Sheedy</text:p>
          </table:table-cell>
          <table:table-cell table:style-name="ce67" office:value-type="string" calcext:value-type="string">
            <text:p>2006</text:p>
          </table:table-cell>
          <table:table-cell table:style-name="ce67" office:value-type="string" calcext:value-type="string">
            <text:p>2009</text:p>
          </table:table-cell>
          <table:table-cell table:style-name="ce67" office:value-type="string" calcext:value-type="string">
            <text:p>2015</text:p>
          </table:table-cell>
          <table:table-cell table:style-name="ce67" office:value-type="string" calcext:value-type="string">
            <text:p>2019</text:p>
          </table:table-cell>
          <table:table-cell table:style-name="ce1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68" office:value-type="string" calcext:value-type="string">
            <text:p>2008</text:p>
          </table:table-cell>
          <table:table-cell table:style-name="ce68" office:value-type="string" calcext:value-type="string">
            <text:p>2011</text:p>
          </table:table-cell>
          <table:table-cell table:style-name="ce68" office:value-type="string" calcext:value-type="string">
            <text:p>2016</text:p>
          </table:table-cell>
          <table:table-cell table:style-name="ce56" office:value-type="string" calcext:value-type="string">
            <text:p>(est.2023)</text:p>
          </table:table-cell>
          <table:table-cell table:style-name="ce10"/>
          <table:table-cell table:style-name="ce75" office:value-type="string" calcext:value-type="string">
            <text:p>Delayed by COVID-19 pandemic and by legislation</text:p>
          </table:table-cell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68" office:value-type="string" calcext:value-type="string">
            <text:p>2009</text:p>
          </table:table-cell>
          <table:table-cell table:style-name="ce68" office:value-type="string" calcext:value-type="string">
            <text:p>2015</text:p>
          </table:table-cell>
          <table:table-cell table:style-name="ce68" office:value-type="string" calcext:value-type="string">
            <text:p>2020</text:p>
          </table:table-cell>
          <table:table-cell table:style-name="ce56" office:value-type="string" calcext:value-type="string">
            <text:p>(est. 2027)</text:p>
          </table:table-cell>
          <table:table-cell table:style-name="ce10"/>
          <table:table-cell table:style-name="ce75" office:value-type="string" calcext:value-type="string">
            <text:p>Delayed by COVID-19 pandemic and by legislation</text:p>
          </table:table-cell>
          <table:table-cell table:style-name="ce75" table:number-columns-repeated="3"/>
          <table:table-cell table:number-columns-repeated="1012"/>
        </table:table-row>
        <table:table-row table:style-name="ro1">
          <table:table-cell table:style-name="ce14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69" office:value-type="string" calcext:value-type="string">
            <text:p>2011</text:p>
          </table:table-cell>
          <table:table-cell table:style-name="ce69" office:value-type="string" calcext:value-type="string">
            <text:p>2016</text:p>
          </table:table-cell>
          <table:table-cell table:style-name="ce69"/>
          <table:table-cell table:style-name="ce105"/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69" office:value-type="string" calcext:value-type="string">
            <text:p>2011</text:p>
          </table:table-cell>
          <table:table-cell table:style-name="ce69" office:value-type="string" calcext:value-type="string">
            <text:p>2016</text:p>
          </table:table-cell>
          <table:table-cell table:style-name="ce69"/>
          <table:table-cell table:style-name="ce105"/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69" office:value-type="string" calcext:value-type="string">
            <text:p>2012</text:p>
          </table:table-cell>
          <table:table-cell table:style-name="ce69" office:value-type="string" calcext:value-type="string">
            <text:p>2017</text:p>
          </table:table-cell>
          <table:table-cell table:style-name="ce69"/>
          <table:table-cell table:style-name="ce105"/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69" office:value-type="string" calcext:value-type="string">
            <text:p>2012</text:p>
          </table:table-cell>
          <table:table-cell table:style-name="ce69" office:value-type="string" calcext:value-type="string">
            <text:p>2017</text:p>
          </table:table-cell>
          <table:table-cell table:style-name="ce69"/>
          <table:table-cell table:style-name="ce105"/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69" office:value-type="string" calcext:value-type="string">
            <text:p>2013</text:p>
          </table:table-cell>
          <table:table-cell table:style-name="ce69" office:value-type="string" calcext:value-type="string">
            <text:p>2018</text:p>
          </table:table-cell>
          <table:table-cell table:style-name="ce69"/>
          <table:table-cell table:style-name="ce105"/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4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69" office:value-type="string" calcext:value-type="string">
            <text:p>2014</text:p>
          </table:table-cell>
          <table:table-cell table:style-name="ce69" office:value-type="string" calcext:value-type="string">
            <text:p>2018</text:p>
          </table:table-cell>
          <table:table-cell table:style-name="ce69"/>
          <table:table-cell table:style-name="ce105"/>
          <table:table-cell table:style-name="ce10"/>
          <table:table-cell table:style-name="ce75" table:number-columns-repeated="4"/>
          <table:table-cell table:number-columns-repeated="1012"/>
        </table:table-row>
        <table:table-row table:style-name="ro1">
          <table:table-cell table:style-name="ce15" office:value-type="string" calcext:value-type="string">
            <text:p>RRS</text:p>
          </table:table-cell>
          <table:table-cell table:style-name="ce24" office:value-type="string" calcext:value-type="string">
            <text:p>LLC16</text:p>
          </table:table-cell>
          <table:table-cell table:style-name="ce41" office:value-type="string" calcext:value-type="string">
            <text:p>Rising Stars</text:p>
          </table:table-cell>
          <table:table-cell table:style-name="ce70" office:value-type="string" calcext:value-type="string">
            <text:p>2016</text:p>
          </table:table-cell>
          <table:table-cell table:style-name="ce70" office:value-type="string" calcext:value-type="string">
            <text:p>2021</text:p>
          </table:table-cell>
          <table:table-cell table:style-name="ce70"/>
          <table:table-cell table:style-name="ce106"/>
          <table:table-cell table:style-name="ce13"/>
          <table:table-cell table:style-name="ce7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Leases</text:p>
          </table:table-cell>
          <table:table-cell table:style-name="ce26" office:value-type="string" calcext:value-type="string">
            <text:p>Year</text:p>
          </table:table-cell>
          <table:table-cell table:style-name="ce43" office:value-type="string" calcext:value-type="string">
            <text:p>Charter School Name</text:p>
          </table:table-cell>
          <table:table-cell table:style-name="ce71" office:value-type="string" calcext:value-type="string">
            <text:p>Initial Apportionment</text:p>
          </table:table-cell>
          <table:table-cell table:style-name="ce71" office:value-type="string" calcext:value-type="string">
            <text:p>Second Apportionment</text:p>
          </table:table-cell>
          <table:table-cell table:style-name="ce71" office:value-type="string" calcext:value-type="string">
            <text:p>True-up Disbursement or</text:p>
            <text:p>Third Apportionment</text:p>
          </table:table-cell>
          <table:table-cell table:style-name="ce71" office:value-type="string" calcext:value-type="string">
            <text:p>Total Awarded</text:p>
          </table:table-cell>
          <table:table-cell table:style-name="ce71" office:value-type="string" calcext:value-type="string">
            <text:p>Annual Total</text:p>
          </table:table-cell>
          <table:table-cell table:style-name="ce71" office:value-type="string" calcext:value-type="string">
            <text:p>Notes</text:p>
          </table:table-cell>
          <table:table-cell table:style-name="ce141" table:number-columns-repeated="3"/>
          <table:table-cell table:number-columns-repeated="1012"/>
        </table:table-row>
        <table:table-row table:style-name="ro7">
          <table:table-cell table:style-name="ce17"/>
          <table:table-cell table:style-name="ce27" office:value-type="date" office:date-value="2011-12-01" calcext:value-type="date">
            <text:p>2011-12</text:p>
          </table:table-cell>
          <table:table-cell table:style-name="ce44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1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7">
            <text:p>2012-13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3" office:value-type="currency" office:currency="USD" office:value="342285" calcext:value-type="currency">
            <text:p>$342,285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342285" calcext:value-type="currency">
            <text:p>$342,285</text:p>
          </table:table-cell>
          <table:table-cell table:style-name="ce112" table:number-columns-repeated="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Brilliant Minds</text:p>
          </table:table-cell>
          <table:table-cell table:style-name="ce73" office:value-type="currency" office:currency="USD" office:value="114208" calcext:value-type="currency">
            <text:p>$114,208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114208" calcext:value-type="currency">
            <text:p>$114,208</text:p>
          </table:table-cell>
          <table:table-cell table:style-name="ce112" table:number-columns-repeated="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iscovery Prep</text:p>
          </table:table-cell>
          <table:table-cell table:style-name="ce73" office:value-type="currency" office:currency="USD" office:value="228253" calcext:value-type="currency">
            <text:p>$228,253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228253" calcext:value-type="currency">
            <text:p>$228,253</text:p>
          </table:table-cell>
          <table:table-cell table:style-name="ce112" table:number-columns-repeated="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Los Suenos</text:p>
          </table:table-cell>
          <table:table-cell table:style-name="ce73" office:value-type="currency" office:currency="USD" office:value="187024" calcext:value-type="currency">
            <text:p>$187,024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187024" calcext:value-type="currency">
            <text:p>$187,024</text:p>
          </table:table-cell>
          <table:table-cell table:style-name="ce112" table:number-columns-repeated="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ateo Sheedy Elementary</text:p>
          </table:table-cell>
          <table:table-cell table:style-name="ce73" office:value-type="currency" office:currency="USD" office:value="160304" calcext:value-type="currency">
            <text:p>$160,304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160304" calcext:value-type="currency">
            <text:p>$160,304</text:p>
          </table:table-cell>
          <table:table-cell table:style-name="ce112" table:number-columns-repeated="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osaic Elementary</text:p>
          </table:table-cell>
          <table:table-cell table:style-name="ce73" office:value-type="currency" office:currency="USD" office:value="227325" calcext:value-type="currency">
            <text:p>$227,325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227325" calcext:value-type="currency">
            <text:p>$227,325</text:p>
          </table:table-cell>
          <table:table-cell table:style-name="ce112" table:number-columns-repeated="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í Se Puede Academy</text:p>
          </table:table-cell>
          <table:table-cell table:style-name="ce73" office:value-type="currency" office:currency="USD" office:value="213997" calcext:value-type="currency">
            <text:p>$213,997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73" office:value-type="currency" office:currency="USD" office:value="213997" calcext:value-type="currency">
            <text:p>$213,997</text:p>
          </table:table-cell>
          <table:table-cell/>
          <table:table-cell table:style-name="ce112"/>
          <table:table-cell table:style-name="ce75" table:number-columns-repeated="3"/>
          <table:table-cell table:number-columns-repeated="1012"/>
        </table:table-row>
        <table:table-row table:style-name="ro7">
          <table:table-cell table:style-name="ce17"/>
          <table:table-cell table:style-name="ce29"/>
          <table:table-cell table:style-name="ce44"/>
          <table:table-cell table:style-name="ce73" table:number-columns-repeated="4"/>
          <table:table-cell table:style-name="ce113" table:formula="of:=SUM([.G115:.G121])" office:value-type="currency" office:currency="USD" office:value="1473396" calcext:value-type="currency">
            <text:p>$1,473,396</text:p>
          </table:table-cell>
          <table:table-cell table:style-name="ce4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9"/>
          <table:table-cell table:style-name="ce44"/>
          <table:table-cell table:style-name="ce73" table:number-columns-repeated="4"/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30" office:value-type="string" calcext:value-type="string" table:number-columns-spanned="1" table:number-rows-spanned="8">
            <text:p>2013-14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3" office:value-type="currency" office:currency="USD" office:value="171143" calcext:value-type="currency">
            <text:p>$171,143</text:p>
          </table:table-cell>
          <table:table-cell table:style-name="ce73" office:value-type="currency" office:currency="USD" office:value="85571" calcext:value-type="currency">
            <text:p>$85,571</text:p>
          </table:table-cell>
          <table:table-cell table:style-name="ce73" office:value-type="currency" office:currency="USD" office:value="153123.5" calcext:value-type="currency">
            <text:p>$153,124</text:p>
          </table:table-cell>
          <table:table-cell table:style-name="ce73" office:value-type="currency" office:currency="USD" office:value="409837.5" calcext:value-type="currency">
            <text:p>$409,838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Brilliant Minds</text:p>
          </table:table-cell>
          <table:table-cell table:style-name="ce73" office:value-type="currency" office:currency="USD" office:value="25762" calcext:value-type="currency">
            <text:p>$25,762</text:p>
          </table:table-cell>
          <table:table-cell table:style-name="ce73" office:value-type="currency" office:currency="USD" office:value="12881" calcext:value-type="currency">
            <text:p>$12,881</text:p>
          </table:table-cell>
          <table:table-cell table:style-name="ce73" office:value-type="currency" office:currency="USD" office:value="72525.51" calcext:value-type="currency">
            <text:p>$72,526</text:p>
          </table:table-cell>
          <table:table-cell table:style-name="ce73" office:value-type="currency" office:currency="USD" office:value="111168.51" calcext:value-type="currency">
            <text:p>$111,169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iscovery Prep</text:p>
          </table:table-cell>
          <table:table-cell table:style-name="ce73" office:value-type="currency" office:currency="USD" office:value="226800" calcext:value-type="currency">
            <text:p>$226,800</text:p>
          </table:table-cell>
          <table:table-cell table:style-name="ce73" office:value-type="currency" office:currency="USD" office:value="113400" calcext:value-type="currency">
            <text:p>$113,400</text:p>
          </table:table-cell>
          <table:table-cell table:style-name="ce73" office:value-type="currency" office:currency="USD" office:value="122370" calcext:value-type="currency">
            <text:p>$122,370</text:p>
          </table:table-cell>
          <table:table-cell table:style-name="ce73" office:value-type="currency" office:currency="USD" office:value="462570" calcext:value-type="currency">
            <text:p>$462,570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Los Suenos</text:p>
          </table:table-cell>
          <table:table-cell table:style-name="ce73" office:value-type="currency" office:currency="USD" office:value="229290" calcext:value-type="currency">
            <text:p>$229,290</text:p>
          </table:table-cell>
          <table:table-cell table:style-name="ce73" office:value-type="currency" office:currency="USD" office:value="114645" calcext:value-type="currency">
            <text:p>$114,645</text:p>
          </table:table-cell>
          <table:table-cell table:style-name="ce73" office:value-type="currency" office:currency="USD" office:value="104947.5" calcext:value-type="currency">
            <text:p>$104,948</text:p>
          </table:table-cell>
          <table:table-cell table:style-name="ce73" office:value-type="currency" office:currency="USD" office:value="448882.5" calcext:value-type="currency">
            <text:p>$448,88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ateo Sheedy Elementary</text:p>
          </table:table-cell>
          <table:table-cell table:style-name="ce73" office:value-type="currency" office:currency="USD" office:value="215857" calcext:value-type="currency">
            <text:p>$215,857</text:p>
          </table:table-cell>
          <table:table-cell table:style-name="ce73" office:value-type="currency" office:currency="USD" office:value="107928" calcext:value-type="currency">
            <text:p>$107,928</text:p>
          </table:table-cell>
          <table:table-cell table:style-name="ce73" office:value-type="currency" office:currency="USD" office:value="120830" calcext:value-type="currency">
            <text:p>$120,830</text:p>
          </table:table-cell>
          <table:table-cell table:style-name="ce73" office:value-type="currency" office:currency="USD" office:value="444615" calcext:value-type="currency">
            <text:p>$444,615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osaic Elementary</text:p>
          </table:table-cell>
          <table:table-cell table:style-name="ce73" office:value-type="currency" office:currency="USD" office:value="227977" calcext:value-type="currency">
            <text:p>$227,977</text:p>
          </table:table-cell>
          <table:table-cell table:style-name="ce73" office:value-type="currency" office:currency="USD" office:value="113988" calcext:value-type="currency">
            <text:p>$113,988</text:p>
          </table:table-cell>
          <table:table-cell table:style-name="ce73" office:value-type="currency" office:currency="USD" office:value="106077.5" calcext:value-type="currency">
            <text:p>$106,078</text:p>
          </table:table-cell>
          <table:table-cell table:style-name="ce73" office:value-type="currency" office:currency="USD" office:value="448042.5" calcext:value-type="currency">
            <text:p>$448,04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í Se Puede Academy</text:p>
          </table:table-cell>
          <table:table-cell table:style-name="ce73" office:value-type="currency" office:currency="USD" office:value="194861" calcext:value-type="currency">
            <text:p>$194,861</text:p>
          </table:table-cell>
          <table:table-cell table:style-name="ce73" office:value-type="currency" office:currency="USD" office:value="97430" calcext:value-type="currency">
            <text:p>$97,430</text:p>
          </table:table-cell>
          <table:table-cell table:style-name="ce73" office:value-type="currency" office:currency="USD" office:value="162486.5" calcext:value-type="currency">
            <text:p>$162,487</text:p>
          </table:table-cell>
          <table:table-cell table:style-name="ce73" office:value-type="currency" office:currency="USD" office:value="454777.5" calcext:value-type="currency">
            <text:p>$454,778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park</text:p>
          </table:table-cell>
          <table:table-cell table:style-name="ce73" office:value-type="currency" office:currency="USD" office:value="201000" calcext:value-type="currency">
            <text:p>$201,000</text:p>
          </table:table-cell>
          <table:table-cell table:style-name="ce73" office:value-type="currency" office:currency="USD" office:value="100500" calcext:value-type="currency">
            <text:p>$100,500</text:p>
          </table:table-cell>
          <table:table-cell table:style-name="ce73" office:value-type="currency" office:currency="USD" office:value="90120" calcext:value-type="currency">
            <text:p>$90,120</text:p>
          </table:table-cell>
          <table:table-cell table:style-name="ce73" office:value-type="currency" office:currency="USD" office:value="391620" calcext:value-type="currency">
            <text:p>$391,620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4"/>
          <table:table-cell table:style-name="ce74" table:number-columns-repeated="4"/>
          <table:table-cell table:style-name="ce113" table:formula="of:=SUM([.G125:.G131])" office:value-type="currency" office:currency="USD" office:value="2761676.01" calcext:value-type="currency">
            <text:p>$2,761,676</text:p>
          </table:table-cell>
          <table:table-cell table:style-name="ce4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4"/>
          <table:table-cell table:style-name="ce74" table:number-columns-repeated="4"/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9">
            <text:p>2014-15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4" office:value-type="float" office:value="204918" calcext:value-type="float">
            <text:p>$204,918</text:p>
          </table:table-cell>
          <table:table-cell table:style-name="ce74" office:value-type="float" office:value="102459" calcext:value-type="float">
            <text:p>$102,459</text:p>
          </table:table-cell>
          <table:table-cell table:style-name="ce74" office:value-type="float" office:value="135423" calcext:value-type="float">
            <text:p>$135,423</text:p>
          </table:table-cell>
          <table:table-cell table:style-name="ce74" office:value-type="float" office:value="442800" calcext:value-type="float">
            <text:p>$442,800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Brilliant Minds</text:p>
          </table:table-cell>
          <table:table-cell table:style-name="ce74" office:value-type="float" office:value="153378" calcext:value-type="float">
            <text:p>$153,378</text:p>
          </table:table-cell>
          <table:table-cell table:style-name="ce74" office:value-type="float" office:value="76689" calcext:value-type="float">
            <text:p>$76,689</text:p>
          </table:table-cell>
          <table:table-cell table:style-name="ce74" office:value-type="float" office:value="123055.5" calcext:value-type="float">
            <text:p>$123,056</text:p>
          </table:table-cell>
          <table:table-cell table:style-name="ce74" office:value-type="float" office:value="353122.5" calcext:value-type="float">
            <text:p>$353,12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iscovery Prep</text:p>
          </table:table-cell>
          <table:table-cell table:style-name="ce74" office:value-type="float" office:value="226019" calcext:value-type="float">
            <text:p>$226,019</text:p>
          </table:table-cell>
          <table:table-cell table:style-name="ce74" office:value-type="float" office:value="113009" calcext:value-type="float">
            <text:p>$113,009</text:p>
          </table:table-cell>
          <table:table-cell table:style-name="ce74" office:value-type="float" office:value="26904.5" calcext:value-type="float">
            <text:p>$26,905</text:p>
          </table:table-cell>
          <table:table-cell table:style-name="ce74" office:value-type="float" office:value="365932.5" calcext:value-type="float">
            <text:p>$365,93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Fuerza Community Prep</text:p>
          </table:table-cell>
          <table:table-cell table:style-name="ce74" office:value-type="float" office:value="177056" calcext:value-type="float">
            <text:p>$177,056</text:p>
          </table:table-cell>
          <table:table-cell table:style-name="ce74" office:value-type="float" office:value="88528" calcext:value-type="float">
            <text:p>$88,528</text:p>
          </table:table-cell>
          <table:table-cell table:style-name="ce74" office:value-type="float" office:value="93853.5" calcext:value-type="float">
            <text:p>$93,854</text:p>
          </table:table-cell>
          <table:table-cell table:style-name="ce74" office:value-type="float" office:value="359437.5" calcext:value-type="float">
            <text:p>$359,438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Los Suenos</text:p>
          </table:table-cell>
          <table:table-cell table:style-name="ce74" office:value-type="float" office:value="224441" calcext:value-type="float">
            <text:p>$224,441</text:p>
          </table:table-cell>
          <table:table-cell table:style-name="ce74" office:value-type="float" office:value="112220" calcext:value-type="float">
            <text:p>$112,220</text:p>
          </table:table-cell>
          <table:table-cell table:style-name="ce74" office:value-type="float" office:value="92174" calcext:value-type="float">
            <text:p>$92,174</text:p>
          </table:table-cell>
          <table:table-cell table:style-name="ce74" office:value-type="float" office:value="428835" calcext:value-type="float">
            <text:p>$428,835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ateo Sheedy Elementary</text:p>
          </table:table-cell>
          <table:table-cell table:style-name="ce74" office:value-type="float" office:value="222307" calcext:value-type="float">
            <text:p>$222,307</text:p>
          </table:table-cell>
          <table:table-cell table:style-name="ce74" office:value-type="float" office:value="111153" calcext:value-type="float">
            <text:p>$111,153</text:p>
          </table:table-cell>
          <table:table-cell table:style-name="ce74" office:value-type="float" office:value="109362.5" calcext:value-type="float">
            <text:p>$109,363</text:p>
          </table:table-cell>
          <table:table-cell table:style-name="ce74" office:value-type="float" office:value="442822.5" calcext:value-type="float">
            <text:p>$442,82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osaic Elementary</text:p>
          </table:table-cell>
          <table:table-cell table:style-name="ce74" office:value-type="float" office:value="224021" calcext:value-type="float">
            <text:p>$224,021</text:p>
          </table:table-cell>
          <table:table-cell table:style-name="ce74" office:value-type="float" office:value="112010" calcext:value-type="float">
            <text:p>$112,010</text:p>
          </table:table-cell>
          <table:table-cell table:style-name="ce74" office:value-type="float" office:value="78981.5" calcext:value-type="float">
            <text:p>$78,982</text:p>
          </table:table-cell>
          <table:table-cell table:style-name="ce74" office:value-type="float" office:value="415012.5" calcext:value-type="float">
            <text:p>$415,013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í Se Puede Academy</text:p>
          </table:table-cell>
          <table:table-cell table:style-name="ce74" office:value-type="float" office:value="227388" calcext:value-type="float">
            <text:p>$227,388</text:p>
          </table:table-cell>
          <table:table-cell table:style-name="ce74" office:value-type="float" office:value="113694" calcext:value-type="float">
            <text:p>$113,694</text:p>
          </table:table-cell>
          <table:table-cell table:style-name="ce74" office:value-type="float" office:value="74178" calcext:value-type="float">
            <text:p>$74,178</text:p>
          </table:table-cell>
          <table:table-cell table:style-name="ce74" office:value-type="float" office:value="415260" calcext:value-type="float">
            <text:p>$415,260</text:p>
          </table:table-cell>
          <table:table-cell table:style-name="ce42" table:number-columns-repeated="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park</text:p>
          </table:table-cell>
          <table:table-cell table:style-name="ce74" office:value-type="float" office:value="405142.5" calcext:value-type="float">
            <text:p>$405,143</text:p>
          </table:table-cell>
          <table:table-cell table:number-columns-repeated="2" table:style-name="ce74" office:value-type="string" calcext:value-type="string">
            <text:p>-</text:p>
          </table:table-cell>
          <table:table-cell table:style-name="ce74" office:value-type="float" office:value="405142.5" calcext:value-type="float">
            <text:p>$405,143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4"/>
          <table:table-cell table:style-name="ce74" table:number-columns-repeated="4"/>
          <table:table-cell table:style-name="ce114" table:formula="of:=SUM([.G136:.G142])" office:value-type="float" office:value="2832442.5" calcext:value-type="float">
            <text:p>$2,832,443</text:p>
          </table:table-cell>
          <table:table-cell table:style-name="ce75" table:number-columns-repeated="3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4"/>
          <table:table-cell table:style-name="ce74" table:number-columns-repeated="4"/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9">
            <text:p>2015-16</text:p>
          </table:table-cell>
          <table:table-cell table:style-name="ce44" office:value-type="string" calcext:value-type="string">
            <text:p>Rocketship Alma Academy</text:p>
          </table:table-cell>
          <table:table-cell table:style-name="ce74" office:value-type="float" office:value="221400" calcext:value-type="float">
            <text:p>$221,400</text:p>
          </table:table-cell>
          <table:table-cell table:style-name="ce74" office:value-type="float" office:value="110700" calcext:value-type="float">
            <text:p>$110,700</text:p>
          </table:table-cell>
          <table:table-cell table:style-name="ce74" office:value-type="float" office:value="66457.5" calcext:value-type="float">
            <text:p>$66,458</text:p>
          </table:table-cell>
          <table:table-cell table:style-name="ce74" office:value-type="float" office:value="398557.5" calcext:value-type="float">
            <text:p>$398,55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Brilliant Minds</text:p>
          </table:table-cell>
          <table:table-cell table:style-name="ce74" office:value-type="float" office:value="176561" calcext:value-type="float">
            <text:p>$176,561</text:p>
          </table:table-cell>
          <table:table-cell table:style-name="ce74" office:value-type="float" office:value="88280" calcext:value-type="float">
            <text:p>$88,280</text:p>
          </table:table-cell>
          <table:table-cell table:style-name="ce74" office:value-type="float" office:value="149871.5" calcext:value-type="float">
            <text:p>$149,872</text:p>
          </table:table-cell>
          <table:table-cell table:style-name="ce74" office:value-type="float" office:value="414712.5" calcext:value-type="float">
            <text:p>$414,71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iscovery Prep</text:p>
          </table:table-cell>
          <table:table-cell table:style-name="ce74" office:value-type="float" office:value="357037.5" calcext:value-type="float">
            <text:p>$357,038</text:p>
          </table:table-cell>
          <table:table-cell table:style-name="ce45" table:number-columns-repeated="2"/>
          <table:table-cell table:style-name="ce74" office:value-type="float" office:value="357037.5" calcext:value-type="float">
            <text:p>$357,03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Fuerza Community Prep</text:p>
          </table:table-cell>
          <table:table-cell table:style-name="ce74" office:value-type="float" office:value="179718" calcext:value-type="float">
            <text:p>$179,718</text:p>
          </table:table-cell>
          <table:table-cell table:style-name="ce74" office:value-type="float" office:value="89859" calcext:value-type="float">
            <text:p>$89,859</text:p>
          </table:table-cell>
          <table:table-cell table:style-name="ce74" office:value-type="float" office:value="153138" calcext:value-type="float">
            <text:p>$153,138</text:p>
          </table:table-cell>
          <table:table-cell table:style-name="ce74" office:value-type="float" office:value="422715" calcext:value-type="float">
            <text:p>$422,71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Los Suenos</text:p>
          </table:table-cell>
          <table:table-cell table:style-name="ce74" office:value-type="float" office:value="416175" calcext:value-type="float">
            <text:p>$416,175</text:p>
          </table:table-cell>
          <table:table-cell table:style-name="ce45" table:number-columns-repeated="2"/>
          <table:table-cell table:style-name="ce74" office:value-type="float" office:value="416175" calcext:value-type="float">
            <text:p>$416,17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ateo Sheedy Elementary School</text:p>
          </table:table-cell>
          <table:table-cell table:style-name="ce74" office:value-type="float" office:value="444900" calcext:value-type="float">
            <text:p>$444,900</text:p>
          </table:table-cell>
          <table:table-cell table:style-name="ce45" table:number-columns-repeated="2"/>
          <table:table-cell table:style-name="ce74" office:value-type="float" office:value="444900" calcext:value-type="float">
            <text:p>$444,900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osaic Elementary</text:p>
          </table:table-cell>
          <table:table-cell table:style-name="ce74" office:value-type="float" office:value="207506" calcext:value-type="float">
            <text:p>$207,506</text:p>
          </table:table-cell>
          <table:table-cell table:style-name="ce74" office:value-type="float" office:value="103753" calcext:value-type="float">
            <text:p>$103,753</text:p>
          </table:table-cell>
          <table:table-cell table:style-name="ce74" office:value-type="float" office:value="116811" calcext:value-type="float">
            <text:p>$116,811</text:p>
          </table:table-cell>
          <table:table-cell table:style-name="ce74" office:value-type="float" office:value="428070" calcext:value-type="float">
            <text:p>$428,070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í Se Puede Academy</text:p>
          </table:table-cell>
          <table:table-cell table:style-name="ce74" office:value-type="float" office:value="207630" calcext:value-type="float">
            <text:p>$207,630</text:p>
          </table:table-cell>
          <table:table-cell table:style-name="ce74" office:value-type="float" office:value="103815" calcext:value-type="float">
            <text:p>$103,815</text:p>
          </table:table-cell>
          <table:table-cell table:style-name="ce74" office:value-type="float" office:value="101077.5" calcext:value-type="float">
            <text:p>$101,078</text:p>
          </table:table-cell>
          <table:table-cell table:style-name="ce74" office:value-type="float" office:value="412522.5" calcext:value-type="float">
            <text:p>$412,52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park</text:p>
          </table:table-cell>
          <table:table-cell table:style-name="ce74" office:value-type="float" office:value="437422.5" calcext:value-type="float">
            <text:p>$437,423</text:p>
          </table:table-cell>
          <table:table-cell table:style-name="ce45" table:number-columns-repeated="2"/>
          <table:table-cell table:style-name="ce74" office:value-type="float" office:value="437422.5" calcext:value-type="float">
            <text:p>$437,423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5"/>
          <table:table-cell table:style-name="ce74" table:number-columns-repeated="4"/>
          <table:table-cell table:style-name="ce114" table:formula="of:=SUM([.G147:.G153])" office:value-type="float" office:value="2918842.5" calcext:value-type="float">
            <text:p>$2,918,843</text:p>
          </table:table-cell>
          <table:table-cell table:style-name="ce75" table:number-columns-repeated="3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5"/>
          <table:table-cell table:style-name="ce74" table:number-columns-repeated="4"/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10">
            <text:p>2016-17</text:p>
          </table:table-cell>
          <table:table-cell table:style-name="ce45" office:value-type="string" calcext:value-type="string">
            <text:p>Rocketship Alma Academy</text:p>
          </table:table-cell>
          <table:table-cell table:style-name="ce74" office:value-type="float" office:value="199278" calcext:value-type="float">
            <text:p>$199,278</text:p>
          </table:table-cell>
          <table:table-cell table:style-name="ce74" office:value-type="float" office:value="99639" calcext:value-type="float">
            <text:p>$99,639</text:p>
          </table:table-cell>
          <table:table-cell table:style-name="ce74" office:value-type="float" office:value="77155.5" calcext:value-type="float">
            <text:p>$77,156</text:p>
          </table:table-cell>
          <table:table-cell table:style-name="ce74" office:value-type="float" office:value="376072.5" calcext:value-type="float">
            <text:p>$376,07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Brilliant Minds</text:p>
          </table:table-cell>
          <table:table-cell table:style-name="ce74" office:value-type="float" office:value="207356" calcext:value-type="float">
            <text:p>$207,356</text:p>
          </table:table-cell>
          <table:table-cell table:style-name="ce74" office:value-type="float" office:value="103678" calcext:value-type="float">
            <text:p>$103,678</text:p>
          </table:table-cell>
          <table:table-cell table:style-name="ce74" office:value-type="float" office:value="120201" calcext:value-type="float">
            <text:p>$120,201</text:p>
          </table:table-cell>
          <table:table-cell table:style-name="ce74" office:value-type="float" office:value="431235" calcext:value-type="float">
            <text:p>$431,23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Discovery Prep</text:p>
          </table:table-cell>
          <table:table-cell table:style-name="ce74" office:value-type="float" office:value="178518" calcext:value-type="float">
            <text:p>$178,518</text:p>
          </table:table-cell>
          <table:table-cell table:style-name="ce74" office:value-type="float" office:value="89259" calcext:value-type="float">
            <text:p>$89,259</text:p>
          </table:table-cell>
          <table:table-cell table:style-name="ce74" office:value-type="float" office:value="71343" calcext:value-type="float">
            <text:p>$71,343</text:p>
          </table:table-cell>
          <table:table-cell table:style-name="ce74" office:value-type="float" office:value="339120" calcext:value-type="float">
            <text:p>$339,120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Fuerza Community Prep</text:p>
          </table:table-cell>
          <table:table-cell table:style-name="ce74" office:value-type="float" office:value="211357" calcext:value-type="float">
            <text:p>$211,357</text:p>
          </table:table-cell>
          <table:table-cell table:style-name="ce74" office:value-type="float" office:value="105678" calcext:value-type="float">
            <text:p>$105,678</text:p>
          </table:table-cell>
          <table:table-cell table:style-name="ce74" office:value-type="float" office:value="130820" calcext:value-type="float">
            <text:p>$130,820</text:p>
          </table:table-cell>
          <table:table-cell table:style-name="ce74" office:value-type="float" office:value="447855" calcext:value-type="float">
            <text:p>$447,85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Los Suenos</text:p>
          </table:table-cell>
          <table:table-cell table:style-name="ce74" office:value-type="float" office:value="208087" calcext:value-type="float">
            <text:p>$208,087</text:p>
          </table:table-cell>
          <table:table-cell table:style-name="ce74" office:value-type="float" office:value="104043" calcext:value-type="float">
            <text:p>$104,043</text:p>
          </table:table-cell>
          <table:table-cell table:style-name="ce74" office:value-type="float" office:value="37302.5" calcext:value-type="float">
            <text:p>$37,303</text:p>
          </table:table-cell>
          <table:table-cell table:style-name="ce74" office:value-type="float" office:value="349432.5" calcext:value-type="float">
            <text:p>$349,43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Mateo Sheedy Elementary School</text:p>
          </table:table-cell>
          <table:table-cell table:style-name="ce74" office:value-type="float" office:value="222450" calcext:value-type="float">
            <text:p>$222,450</text:p>
          </table:table-cell>
          <table:table-cell table:style-name="ce74" office:value-type="float" office:value="111225" calcext:value-type="float">
            <text:p>$111,225</text:p>
          </table:table-cell>
          <table:table-cell table:style-name="ce74" office:value-type="float" office:value="87585" calcext:value-type="float">
            <text:p>$87,585</text:p>
          </table:table-cell>
          <table:table-cell table:style-name="ce74" office:value-type="float" office:value="421260" calcext:value-type="float">
            <text:p>$421,260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Mosaic Elementary</text:p>
          </table:table-cell>
          <table:table-cell table:style-name="ce74" office:value-type="float" office:value="214035" calcext:value-type="float">
            <text:p>$214,035</text:p>
          </table:table-cell>
          <table:table-cell table:style-name="ce74" office:value-type="float" office:value="107017" calcext:value-type="float">
            <text:p>$107,017</text:p>
          </table:table-cell>
          <table:table-cell table:style-name="ce74" office:value-type="float" office:value="93443" calcext:value-type="float">
            <text:p>$93,443</text:p>
          </table:table-cell>
          <table:table-cell table:style-name="ce74" office:value-type="float" office:value="414495" calcext:value-type="float">
            <text:p>$414,49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Rising Stars (Franklin McKinley)</text:p>
          </table:table-cell>
          <table:table-cell table:style-name="ce74" office:value-type="float" office:value="142273" calcext:value-type="float">
            <text:p>$142,273</text:p>
          </table:table-cell>
          <table:table-cell table:style-name="ce74" office:value-type="float" office:value="71136" calcext:value-type="float">
            <text:p>$71,136</text:p>
          </table:table-cell>
          <table:table-cell table:style-name="ce74" office:value-type="float" office:value="117993.5" calcext:value-type="float">
            <text:p>$117,994</text:p>
          </table:table-cell>
          <table:table-cell table:style-name="ce74" office:value-type="float" office:value="331402.5" calcext:value-type="float">
            <text:p>$331,40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Sí Se Puede Academy</text:p>
          </table:table-cell>
          <table:table-cell table:style-name="ce74" office:value-type="float" office:value="206261" calcext:value-type="float">
            <text:p>$206,261</text:p>
          </table:table-cell>
          <table:table-cell table:style-name="ce74" office:value-type="float" office:value="103130" calcext:value-type="float">
            <text:p>$103,130</text:p>
          </table:table-cell>
          <table:table-cell table:style-name="ce74" office:value-type="float" office:value="48254" calcext:value-type="float">
            <text:p>$48,254</text:p>
          </table:table-cell>
          <table:table-cell table:style-name="ce74" office:value-type="float" office:value="357645" calcext:value-type="float">
            <text:p>$357,64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Spark</text:p>
          </table:table-cell>
          <table:table-cell table:style-name="ce74" office:value-type="float" office:value="218711" calcext:value-type="float">
            <text:p>$218,711</text:p>
          </table:table-cell>
          <table:table-cell table:style-name="ce74" office:value-type="float" office:value="109355" calcext:value-type="float">
            <text:p>$109,355</text:p>
          </table:table-cell>
          <table:table-cell table:style-name="ce74" office:value-type="float" office:value="91769" calcext:value-type="float">
            <text:p>$91,769</text:p>
          </table:table-cell>
          <table:table-cell table:style-name="ce74" office:value-type="float" office:value="419835" calcext:value-type="float">
            <text:p>$419,835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4"/>
          <table:table-cell table:style-name="ce114" table:formula="of:=SUM([.G159:.G165])" office:value-type="float" office:value="2741925" calcext:value-type="float">
            <text:p>$2,741,925</text:p>
          </table:table-cell>
          <table:table-cell table:style-name="ce75" table:number-columns-repeated="4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9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10">
            <text:p>2017-18</text:p>
          </table:table-cell>
          <table:table-cell table:style-name="ce45" office:value-type="string" calcext:value-type="string">
            <text:p>Rocketship Alma Academy</text:p>
          </table:table-cell>
          <table:table-cell table:style-name="ce74" office:value-type="float" office:value="178897" calcext:value-type="float">
            <text:p>$178,897</text:p>
          </table:table-cell>
          <table:table-cell table:style-name="ce74" office:value-type="float" office:value="89448" calcext:value-type="float">
            <text:p>$89,448</text:p>
          </table:table-cell>
          <table:table-cell table:style-name="ce74" office:value-type="float" office:value="260639.36" calcext:value-type="float">
            <text:p>$260,639</text:p>
          </table:table-cell>
          <table:table-cell table:style-name="ce74" office:value-type="float" office:value="528984.36" calcext:value-type="float">
            <text:p>$528,984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Brilliant Minds</text:p>
          </table:table-cell>
          <table:table-cell table:style-name="ce74" office:value-type="float" office:value="217203" calcext:value-type="float">
            <text:p>$217,203</text:p>
          </table:table-cell>
          <table:table-cell table:style-name="ce74" office:value-type="float" office:value="108601" calcext:value-type="float">
            <text:p>$108,601</text:p>
          </table:table-cell>
          <table:table-cell table:style-name="ce74" office:value-type="float" office:value="277040.9" calcext:value-type="float">
            <text:p>$277,041</text:p>
          </table:table-cell>
          <table:table-cell table:style-name="ce74" office:value-type="float" office:value="602844.9" calcext:value-type="float">
            <text:p>$602,84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Discovery Prep</text:p>
          </table:table-cell>
          <table:table-cell table:style-name="ce74" office:value-type="float" office:value="152706" calcext:value-type="float">
            <text:p>$152,706</text:p>
          </table:table-cell>
          <table:table-cell table:style-name="ce74" office:value-type="float" office:value="76353" calcext:value-type="float">
            <text:p>$76,353</text:p>
          </table:table-cell>
          <table:table-cell table:style-name="ce74" office:value-type="float" office:value="218101.86" calcext:value-type="float">
            <text:p>$218,102</text:p>
          </table:table-cell>
          <table:table-cell table:style-name="ce74" office:value-type="float" office:value="447160.86" calcext:value-type="float">
            <text:p>$447,161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Fuerza Community Prep</text:p>
          </table:table-cell>
          <table:table-cell table:style-name="ce74" office:value-type="float" office:value="225574" calcext:value-type="float">
            <text:p>$225,574</text:p>
          </table:table-cell>
          <table:table-cell table:style-name="ce74" office:value-type="float" office:value="112787" calcext:value-type="float">
            <text:p>$112,787</text:p>
          </table:table-cell>
          <table:table-cell table:style-name="ce74" office:value-type="float" office:value="315642.5" calcext:value-type="float">
            <text:p>$315,643</text:p>
          </table:table-cell>
          <table:table-cell table:style-name="ce74" office:value-type="float" office:value="654003.5" calcext:value-type="float">
            <text:p>$654,004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Los Suenos</text:p>
          </table:table-cell>
          <table:table-cell table:style-name="ce74" office:value-type="float" office:value="176001" calcext:value-type="float">
            <text:p>$176,001</text:p>
          </table:table-cell>
          <table:table-cell table:style-name="ce74" office:value-type="float" office:value="88000" calcext:value-type="float">
            <text:p>$88,000</text:p>
          </table:table-cell>
          <table:table-cell table:style-name="ce74" office:value-type="float" office:value="184511.69" calcext:value-type="float">
            <text:p>$184,512</text:p>
          </table:table-cell>
          <table:table-cell table:style-name="ce74" office:value-type="float" office:value="448512.69" calcext:value-type="float">
            <text:p>$448,51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Mateo Sheedy Elementary School</text:p>
          </table:table-cell>
          <table:table-cell table:style-name="ce74" office:value-type="float" office:value="212179" calcext:value-type="float">
            <text:p>$212,179</text:p>
          </table:table-cell>
          <table:table-cell table:style-name="ce74" office:value-type="float" office:value="106089" calcext:value-type="float">
            <text:p>$106,089</text:p>
          </table:table-cell>
          <table:table-cell table:style-name="ce74" office:value-type="float" office:value="287916.73" calcext:value-type="float">
            <text:p>$287,917</text:p>
          </table:table-cell>
          <table:table-cell table:style-name="ce74" office:value-type="float" office:value="606184.73" calcext:value-type="float">
            <text:p>$606,18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Mosaic Elementary</text:p>
          </table:table-cell>
          <table:table-cell table:style-name="ce74" office:value-type="float" office:value="208771" calcext:value-type="float">
            <text:p>$208,771</text:p>
          </table:table-cell>
          <table:table-cell table:style-name="ce74" office:value-type="float" office:value="104385" calcext:value-type="float">
            <text:p>$104,385</text:p>
          </table:table-cell>
          <table:table-cell table:style-name="ce74" office:value-type="float" office:value="301841.86" calcext:value-type="float">
            <text:p>$301,842</text:p>
          </table:table-cell>
          <table:table-cell table:style-name="ce74" office:value-type="float" office:value="614997.86" calcext:value-type="float">
            <text:p>$614,99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Rising Stars (Franklin McKinley)</text:p>
          </table:table-cell>
          <table:table-cell table:style-name="ce74" office:value-type="float" office:value="166919" calcext:value-type="float">
            <text:p>$166,919</text:p>
          </table:table-cell>
          <table:table-cell table:style-name="ce74" office:value-type="float" office:value="83459" calcext:value-type="float">
            <text:p>$83,459</text:p>
          </table:table-cell>
          <table:table-cell table:style-name="ce74" office:value-type="float" office:value="255726.86" calcext:value-type="float">
            <text:p>$255,727</text:p>
          </table:table-cell>
          <table:table-cell table:style-name="ce74" office:value-type="float" office:value="506104.86" calcext:value-type="float">
            <text:p>$506,10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Sí Se Puede Academy</text:p>
          </table:table-cell>
          <table:table-cell table:style-name="ce74" office:value-type="float" office:value="180137" calcext:value-type="float">
            <text:p>$180,137</text:p>
          </table:table-cell>
          <table:table-cell table:style-name="ce74" office:value-type="float" office:value="90068" calcext:value-type="float">
            <text:p>$90,068</text:p>
          </table:table-cell>
          <table:table-cell table:style-name="ce74" office:value-type="float" office:value="194053.71" calcext:value-type="float">
            <text:p>$194,054</text:p>
          </table:table-cell>
          <table:table-cell table:style-name="ce74" office:value-type="float" office:value="464258.71" calcext:value-type="float">
            <text:p>$464,259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5" office:value-type="string" calcext:value-type="string">
            <text:p>Rocketship Spark</text:p>
          </table:table-cell>
          <table:table-cell table:style-name="ce74" office:value-type="float" office:value="196687" calcext:value-type="float">
            <text:p>$196,687</text:p>
          </table:table-cell>
          <table:table-cell table:style-name="ce74" office:value-type="float" office:value="98343" calcext:value-type="float">
            <text:p>$98,343</text:p>
          </table:table-cell>
          <table:table-cell table:style-name="ce74" office:value-type="float" office:value="340073.86" calcext:value-type="float">
            <text:p>$340,074</text:p>
          </table:table-cell>
          <table:table-cell table:style-name="ce74" office:value-type="float" office:value="635103.86" calcext:value-type="float">
            <text:p>$635,104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6"/>
          <table:table-cell table:style-name="ce76" table:number-columns-repeated="4"/>
          <table:table-cell table:style-name="ce114" table:formula="of:=SUM([.G171:.G177])" office:value-type="float" office:value="3929166.21" calcext:value-type="float">
            <text:p>$3,929,166</text:p>
          </table:table-cell>
          <table:table-cell table:style-name="ce75" table:number-columns-repeated="3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6"/>
          <table:table-cell table:style-name="ce76" table:number-columns-repeated="4"/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11">
            <text:p>2018-19</text:p>
          </table:table-cell>
          <table:table-cell table:style-name="ce46" office:value-type="string" calcext:value-type="string">
            <text:p>Rocketship Alma Academy</text:p>
          </table:table-cell>
          <table:table-cell table:style-name="ce77" office:value-type="float" office:value="264844" calcext:value-type="float">
            <text:p>$264,844</text:p>
          </table:table-cell>
          <table:table-cell table:style-name="ce77" office:value-type="float" office:value="132422" calcext:value-type="float">
            <text:p>$132,422</text:p>
          </table:table-cell>
          <table:table-cell table:style-name="ce77" office:value-type="float" office:value="143940.9" calcext:value-type="float">
            <text:p>$143,941</text:p>
          </table:table-cell>
          <table:table-cell table:style-name="ce77" office:value-type="float" office:value="541206.9" calcext:value-type="float">
            <text:p>$541,207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Brilliant Minds</text:p>
          </table:table-cell>
          <table:table-cell table:style-name="ce77" office:value-type="float" office:value="309518" calcext:value-type="float">
            <text:p>$309,518</text:p>
          </table:table-cell>
          <table:table-cell table:style-name="ce77" office:value-type="float" office:value="154759" calcext:value-type="float">
            <text:p>$154,759</text:p>
          </table:table-cell>
          <table:table-cell table:style-name="ce77" office:value-type="float" office:value="180635.22" calcext:value-type="float">
            <text:p>$180,635</text:p>
          </table:table-cell>
          <table:table-cell table:style-name="ce77" office:value-type="float" office:value="644912.22" calcext:value-type="float">
            <text:p>$644,912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Delta Prep</text:p>
          </table:table-cell>
          <table:table-cell table:style-name="ce77" office:value-type="float" office:value="191812.5" calcext:value-type="float">
            <text:p>$191,813</text:p>
          </table:table-cell>
          <table:table-cell table:style-name="ce77" table:number-columns-repeated="2"/>
          <table:table-cell table:style-name="ce77" office:value-type="float" office:value="191812.5" calcext:value-type="float">
            <text:p>$191,81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7" office:value-type="float" office:value="229639" calcext:value-type="float">
            <text:p>$229,639</text:p>
          </table:table-cell>
          <table:table-cell table:style-name="ce77" office:value-type="float" office:value="114820" calcext:value-type="float">
            <text:p>$114,820</text:p>
          </table:table-cell>
          <table:table-cell table:style-name="ce77" office:value-type="float" office:value="133042.53" calcext:value-type="float">
            <text:p>$133,043</text:p>
          </table:table-cell>
          <table:table-cell table:style-name="ce77" office:value-type="float" office:value="477501.53" calcext:value-type="float">
            <text:p>$477,502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Fuerza Community Prep</text:p>
          </table:table-cell>
          <table:table-cell table:style-name="ce77" office:value-type="float" office:value="335784" calcext:value-type="float">
            <text:p>$335,784</text:p>
          </table:table-cell>
          <table:table-cell table:style-name="ce77" office:value-type="float" office:value="167892" calcext:value-type="float">
            <text:p>$167,892</text:p>
          </table:table-cell>
          <table:table-cell table:style-name="ce77" office:value-type="float" office:value="183789.92" calcext:value-type="float">
            <text:p>$183,790</text:p>
          </table:table-cell>
          <table:table-cell table:style-name="ce77" office:value-type="float" office:value="687465.92" calcext:value-type="float">
            <text:p>$687,466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Los Suenos</text:p>
          </table:table-cell>
          <table:table-cell table:style-name="ce77" office:value-type="float" office:value="230334" calcext:value-type="float">
            <text:p>$230,334</text:p>
          </table:table-cell>
          <table:table-cell table:style-name="ce77" office:value-type="float" office:value="115167" calcext:value-type="float">
            <text:p>$115,167</text:p>
          </table:table-cell>
          <table:table-cell table:style-name="ce77" office:value-type="float" office:value="125629.73" calcext:value-type="float">
            <text:p>$125,630</text:p>
          </table:table-cell>
          <table:table-cell table:style-name="ce77" office:value-type="float" office:value="471130.73" calcext:value-type="float">
            <text:p>$471,131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Mateo Sheedy Elementary School</text:p>
          </table:table-cell>
          <table:table-cell table:style-name="ce77" office:value-type="float" office:value="311233" calcext:value-type="float">
            <text:p>$311,233</text:p>
          </table:table-cell>
          <table:table-cell table:style-name="ce77" office:value-type="float" office:value="155616" calcext:value-type="float">
            <text:p>$155,616</text:p>
          </table:table-cell>
          <table:table-cell table:style-name="ce77" office:value-type="float" office:value="130726.53" calcext:value-type="float">
            <text:p>$130,727</text:p>
          </table:table-cell>
          <table:table-cell table:style-name="ce77" office:value-type="float" office:value="597575.53" calcext:value-type="float">
            <text:p>$597,576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7" office:value-type="float" office:value="315758" calcext:value-type="float">
            <text:p>$315,758</text:p>
          </table:table-cell>
          <table:table-cell table:style-name="ce77" office:value-type="float" office:value="157879" calcext:value-type="float">
            <text:p>$157,879</text:p>
          </table:table-cell>
          <table:table-cell table:style-name="ce77" office:value-type="float" office:value="167581.88" calcext:value-type="float">
            <text:p>$167,582</text:p>
          </table:table-cell>
          <table:table-cell table:style-name="ce77" office:value-type="float" office:value="641218.88" calcext:value-type="float">
            <text:p>$641,219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Rising Stars (Franklin McKinley)</text:p>
          </table:table-cell>
          <table:table-cell table:style-name="ce77" office:value-type="float" office:value="259910" calcext:value-type="float">
            <text:p>$259,910</text:p>
          </table:table-cell>
          <table:table-cell table:style-name="ce77" office:value-type="float" office:value="129955" calcext:value-type="float">
            <text:p>$129,955</text:p>
          </table:table-cell>
          <table:table-cell table:style-name="ce77" office:value-type="float" office:value="132692.78" calcext:value-type="float">
            <text:p>$132,693</text:p>
          </table:table-cell>
          <table:table-cell table:style-name="ce77" office:value-type="float" office:value="522557.78" calcext:value-type="float">
            <text:p>$522,55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Sí Se Puede Academy</text:p>
          </table:table-cell>
          <table:table-cell table:style-name="ce77" office:value-type="float" office:value="238364" calcext:value-type="float">
            <text:p>$238,364</text:p>
          </table:table-cell>
          <table:table-cell table:style-name="ce77" office:value-type="float" office:value="119182" calcext:value-type="float">
            <text:p>$119,182</text:p>
          </table:table-cell>
          <table:table-cell table:style-name="ce77" office:value-type="float" office:value="93660.86" calcext:value-type="float">
            <text:p>$93,661</text:p>
          </table:table-cell>
          <table:table-cell table:style-name="ce77" office:value-type="float" office:value="451206.86" calcext:value-type="float">
            <text:p>$451,207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Spark</text:p>
          </table:table-cell>
          <table:table-cell table:style-name="ce77" office:value-type="float" office:value="326081" calcext:value-type="float">
            <text:p>$326,081</text:p>
          </table:table-cell>
          <table:table-cell table:style-name="ce77" office:value-type="float" office:value="163040" calcext:value-type="float">
            <text:p>$163,040</text:p>
          </table:table-cell>
          <table:table-cell table:style-name="ce77" office:value-type="float" office:value="172112.06" calcext:value-type="float">
            <text:p>$172,112</text:p>
          </table:table-cell>
          <table:table-cell table:style-name="ce77" office:value-type="float" office:value="661233.06" calcext:value-type="float">
            <text:p>$661,233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4"/>
          <table:table-cell table:style-name="ce114" table:formula="of:=SUM([.G184:.G190])" office:value-type="float" office:value="4032388.76" calcext:value-type="float">
            <text:p>$4,032,389</text:p>
          </table:table-cell>
          <table:table-cell table:style-name="ce75" table:number-columns-repeated="4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9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11">
            <text:p>2019-20</text:p>
          </table:table-cell>
          <table:table-cell table:style-name="ce46" office:value-type="string" calcext:value-type="string">
            <text:p>Rocketship Academy Brilliant Minds</text:p>
          </table:table-cell>
          <table:table-cell table:style-name="ce78" office:value-type="float" office:value="332857" calcext:value-type="float">
            <text:p>$332,857</text:p>
          </table:table-cell>
          <table:table-cell table:style-name="ce78" office:value-type="float" office:value="166428" calcext:value-type="float">
            <text:p>$166,428</text:p>
          </table:table-cell>
          <table:table-cell table:style-name="ce78" office:value-type="float" office:value="181840.15" calcext:value-type="float">
            <text:p>$181,840</text:p>
          </table:table-cell>
          <table:table-cell table:style-name="ce78" office:value-type="float" office:value="681125.15" calcext:value-type="float">
            <text:p>$681,12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Alma Academy</text:p>
          </table:table-cell>
          <table:table-cell table:style-name="ce78" office:value-type="float" office:value="264951" calcext:value-type="float">
            <text:p>$264,951</text:p>
          </table:table-cell>
          <table:table-cell table:style-name="ce78" office:value-type="float" office:value="132475" calcext:value-type="float">
            <text:p>$132,475</text:p>
          </table:table-cell>
          <table:table-cell table:style-name="ce78" office:value-type="float" office:value="118055.52" calcext:value-type="float">
            <text:p>$118,056</text:p>
          </table:table-cell>
          <table:table-cell table:style-name="ce78" office:value-type="float" office:value="515481.52" calcext:value-type="float">
            <text:p>$515,482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Delta Prep</text:p>
          </table:table-cell>
          <table:table-cell table:style-name="ce78" office:value-type="float" office:value="198065" calcext:value-type="float">
            <text:p>$198,065</text:p>
          </table:table-cell>
          <table:table-cell table:style-name="ce78" office:value-type="float" office:value="99032" calcext:value-type="float">
            <text:p>$99,032</text:p>
          </table:table-cell>
          <table:table-cell table:style-name="ce78" office:value-type="float" office:value="88239.6" calcext:value-type="float">
            <text:p>$88,240</text:p>
          </table:table-cell>
          <table:table-cell table:style-name="ce78" office:value-type="float" office:value="385336.6" calcext:value-type="float">
            <text:p>$385,337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78" office:value-type="float" office:value="237125" calcext:value-type="float">
            <text:p>$237,125</text:p>
          </table:table-cell>
          <table:table-cell table:style-name="ce78" office:value-type="float" office:value="118562" calcext:value-type="float">
            <text:p>$118,562</text:p>
          </table:table-cell>
          <table:table-cell table:style-name="ce78" office:value-type="float" office:value="105641.06" calcext:value-type="float">
            <text:p>$105,641</text:p>
          </table:table-cell>
          <table:table-cell table:style-name="ce78" office:value-type="float" office:value="461328.06" calcext:value-type="float">
            <text:p>$461,32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Fuerza Community Prep</text:p>
          </table:table-cell>
          <table:table-cell table:style-name="ce78" office:value-type="float" office:value="354821" calcext:value-type="float">
            <text:p>$354,821</text:p>
          </table:table-cell>
          <table:table-cell table:style-name="ce78" office:value-type="float" office:value="177410" calcext:value-type="float">
            <text:p>$177,410</text:p>
          </table:table-cell>
          <table:table-cell table:style-name="ce78" office:value-type="float" office:value="152637.3" calcext:value-type="float">
            <text:p>$152,637</text:p>
          </table:table-cell>
          <table:table-cell table:style-name="ce78" office:value-type="float" office:value="684868.3" calcext:value-type="float">
            <text:p>$684,86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Los Suenos Academy</text:p>
          </table:table-cell>
          <table:table-cell table:style-name="ce78" office:value-type="float" office:value="237842" calcext:value-type="float">
            <text:p>$237,842</text:p>
          </table:table-cell>
          <table:table-cell table:style-name="ce78" office:value-type="float" office:value="118921" calcext:value-type="float">
            <text:p>$118,921</text:p>
          </table:table-cell>
          <table:table-cell table:style-name="ce78" office:value-type="float" office:value="105959.72" calcext:value-type="float">
            <text:p>$105,960</text:p>
          </table:table-cell>
          <table:table-cell table:style-name="ce78" office:value-type="float" office:value="462722.72" calcext:value-type="float">
            <text:p>$462,72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Mateo Sheedy Elementary</text:p>
          </table:table-cell>
          <table:table-cell table:style-name="ce78" office:value-type="float" office:value="308426" calcext:value-type="float">
            <text:p>$308,426</text:p>
          </table:table-cell>
          <table:table-cell table:style-name="ce78" office:value-type="float" office:value="154213" calcext:value-type="float">
            <text:p>$154,213</text:p>
          </table:table-cell>
          <table:table-cell table:style-name="ce78" office:value-type="float" office:value="110626.08" calcext:value-type="float">
            <text:p>$110,626</text:p>
          </table:table-cell>
          <table:table-cell table:style-name="ce78" office:value-type="float" office:value="573265.08" calcext:value-type="float">
            <text:p>$573,265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78" office:value-type="float" office:value="330951" calcext:value-type="float">
            <text:p>$330,951</text:p>
          </table:table-cell>
          <table:table-cell table:style-name="ce78" office:value-type="float" office:value="165475" calcext:value-type="float">
            <text:p>$165,475</text:p>
          </table:table-cell>
          <table:table-cell table:style-name="ce78" office:value-type="float" office:value="149697.9" calcext:value-type="float">
            <text:p>$149,698</text:p>
          </table:table-cell>
          <table:table-cell table:style-name="ce78" office:value-type="float" office:value="646123.9" calcext:value-type="float">
            <text:p>$646,124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Rising Stars</text:p>
          </table:table-cell>
          <table:table-cell table:style-name="ce78" office:value-type="float" office:value="268383" calcext:value-type="float">
            <text:p>$268,383</text:p>
          </table:table-cell>
          <table:table-cell table:style-name="ce78" office:value-type="float" office:value="134191" calcext:value-type="float">
            <text:p>$134,191</text:p>
          </table:table-cell>
          <table:table-cell table:style-name="ce78" office:value-type="float" office:value="119565.56" calcext:value-type="float">
            <text:p>$119,566</text:p>
          </table:table-cell>
          <table:table-cell table:style-name="ce78" office:value-type="float" office:value="522139.56" calcext:value-type="float">
            <text:p>$522,140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Sí Se Puede Academy</text:p>
          </table:table-cell>
          <table:table-cell table:style-name="ce78" office:value-type="float" office:value="232880" calcext:value-type="float">
            <text:p>$232,880</text:p>
          </table:table-cell>
          <table:table-cell table:style-name="ce78" office:value-type="float" office:value="116440" calcext:value-type="float">
            <text:p>$116,440</text:p>
          </table:table-cell>
          <table:table-cell table:style-name="ce78" office:value-type="float" office:value="76925.98" calcext:value-type="float">
            <text:p>$76,926</text:p>
          </table:table-cell>
          <table:table-cell table:style-name="ce78" office:value-type="float" office:value="426245.98" calcext:value-type="float">
            <text:p>$426,246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6" office:value-type="string" calcext:value-type="string">
            <text:p>Rocketship Spark Academy</text:p>
          </table:table-cell>
          <table:table-cell table:style-name="ce78" office:value-type="float" office:value="328742" calcext:value-type="float">
            <text:p>$328,742</text:p>
          </table:table-cell>
          <table:table-cell table:style-name="ce78" office:value-type="float" office:value="164371" calcext:value-type="float">
            <text:p>$164,371</text:p>
          </table:table-cell>
          <table:table-cell table:style-name="ce78" office:value-type="float" office:value="146454.93" calcext:value-type="float">
            <text:p>$146,455</text:p>
          </table:table-cell>
          <table:table-cell table:style-name="ce78" office:value-type="float" office:value="639567.93" calcext:value-type="float">
            <text:p>$639,568</text:p>
          </table:table-cell>
          <table:table-cell/>
          <table:table-cell table:style-name="ce112"/>
          <table:table-cell table:style-name="ce75" table:number-columns-repeated="2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4"/>
          <table:table-cell table:style-name="ce114" table:formula="of:=SUM([.G197:.G203])" office:value-type="float" office:value="3954933.47" calcext:value-type="float">
            <text:p>$3,954,933</text:p>
          </table:table-cell>
          <table:table-cell table:style-name="ce75" table:number-columns-repeated="4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9"/>
          <table:table-cell table:number-columns-repeated="1012"/>
        </table:table-row>
        <table:table-row table:style-name="ro1">
          <table:table-cell table:style-name="ce17"/>
          <table:table-cell table:style-name="ce28" office:value-type="string" calcext:value-type="string" table:number-columns-spanned="1" table:number-rows-spanned="11">
            <text:p>2020-21</text:p>
          </table:table-cell>
          <table:table-cell table:style-name="ce44" office:value-type="string" calcext:value-type="string">
            <text:p>Rocketship Academy Brilliant Minds</text:p>
          </table:table-cell>
          <table:table-cell table:style-name="ce79" office:value-type="float" office:value="358086.65" calcext:value-type="float">
            <text:p>$358,086.65</text:p>
          </table:table-cell>
          <table:table-cell table:style-name="ce79" office:value-type="float" office:value="179043.32" calcext:value-type="float">
            <text:p>$179,043.32</text:p>
          </table:table-cell>
          <table:table-cell table:style-name="ce79" office:value-type="float" office:value="126318" calcext:value-type="float">
            <text:p>$126,318.00</text:p>
          </table:table-cell>
          <table:table-cell table:style-name="ce74" office:value-type="float" office:value="663447.97" calcext:value-type="float">
            <text:p>$663,448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Alma Academy</text:p>
          </table:table-cell>
          <table:table-cell table:style-name="ce79" office:value-type="float" office:value="264843.77" calcext:value-type="float">
            <text:p>$264,843.77</text:p>
          </table:table-cell>
          <table:table-cell table:style-name="ce79" office:value-type="float" office:value="132421.88" calcext:value-type="float">
            <text:p>$132,421.88</text:p>
          </table:table-cell>
          <table:table-cell table:style-name="ce79" office:value-type="float" office:value="93425.81" calcext:value-type="float">
            <text:p>$93,425.81</text:p>
          </table:table-cell>
          <table:table-cell table:style-name="ce74" office:value-type="float" office:value="490691.46" calcext:value-type="float">
            <text:p>$490,691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elta Prep</text:p>
          </table:table-cell>
          <table:table-cell table:style-name="ce79" office:value-type="float" office:value="202640.9" calcext:value-type="float">
            <text:p>$202,640.90</text:p>
          </table:table-cell>
          <table:table-cell table:style-name="ce79" office:value-type="float" office:value="99032.79" calcext:value-type="float">
            <text:p>$99,032.79</text:p>
          </table:table-cell>
          <table:table-cell table:style-name="ce79" office:value-type="float" office:value="73770.9" calcext:value-type="float">
            <text:p>$73,770.90</text:p>
          </table:table-cell>
          <table:table-cell table:style-name="ce74" office:value-type="float" office:value="375444.59" calcext:value-type="float">
            <text:p>$375,445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iscovery Prep</text:p>
          </table:table-cell>
          <table:table-cell table:style-name="ce79" office:value-type="float" office:value="242603.31" calcext:value-type="float">
            <text:p>$242,603.31</text:p>
          </table:table-cell>
          <table:table-cell table:style-name="ce79" office:value-type="float" office:value="118562.85" calcext:value-type="float">
            <text:p>$118,562.85</text:p>
          </table:table-cell>
          <table:table-cell table:style-name="ce79" office:value-type="float" office:value="88319.11" calcext:value-type="float">
            <text:p>$88,319.11</text:p>
          </table:table-cell>
          <table:table-cell table:style-name="ce74" office:value-type="float" office:value="449485.27" calcext:value-type="float">
            <text:p>$449,485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Fuerza Community Prep</text:p>
          </table:table-cell>
          <table:table-cell table:style-name="ce79" office:value-type="float" office:value="360054.52" calcext:value-type="float">
            <text:p>$360,054.52</text:p>
          </table:table-cell>
          <table:table-cell table:style-name="ce79" office:value-type="float" office:value="180027.26" calcext:value-type="float">
            <text:p>$180,027.26</text:p>
          </table:table-cell>
          <table:table-cell table:style-name="ce79" office:value-type="float" office:value="127012.18" calcext:value-type="float">
            <text:p>$127,012.18</text:p>
          </table:table-cell>
          <table:table-cell table:style-name="ce74" office:value-type="float" office:value="667093.96" calcext:value-type="float">
            <text:p>$667,094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Los Suenos Academy</text:p>
          </table:table-cell>
          <table:table-cell table:style-name="ce79" office:value-type="float" office:value="243336.73" calcext:value-type="float">
            <text:p>$243,336.73</text:p>
          </table:table-cell>
          <table:table-cell table:style-name="ce79" office:value-type="float" office:value="118921.28" calcext:value-type="float">
            <text:p>$118,921.28</text:p>
          </table:table-cell>
          <table:table-cell table:style-name="ce79" office:value-type="float" office:value="88586.11" calcext:value-type="float">
            <text:p>$88,586.11</text:p>
          </table:table-cell>
          <table:table-cell table:style-name="ce74" office:value-type="float" office:value="450844.12" calcext:value-type="float">
            <text:p>$450,844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ateo Sheedy Elementary</text:p>
          </table:table-cell>
          <table:table-cell table:style-name="ce79" office:value-type="float" office:value="301381.57" calcext:value-type="float">
            <text:p>$301,381.57</text:p>
          </table:table-cell>
          <table:table-cell table:style-name="ce79" office:value-type="float" office:value="150690.79" calcext:value-type="float">
            <text:p>$150,690.79</text:p>
          </table:table-cell>
          <table:table-cell table:style-name="ce79" office:value-type="float" office:value="106314.82" calcext:value-type="float">
            <text:p>$106,314.82</text:p>
          </table:table-cell>
          <table:table-cell table:style-name="ce74" office:value-type="float" office:value="558387.18" calcext:value-type="float">
            <text:p>$558,387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osaic Elementary</text:p>
          </table:table-cell>
          <table:table-cell table:style-name="ce79" office:value-type="float" office:value="339685.5" calcext:value-type="float">
            <text:p>$339,685.50</text:p>
          </table:table-cell>
          <table:table-cell table:style-name="ce79" office:value-type="float" office:value="169842.75" calcext:value-type="float">
            <text:p>$169,842.75</text:p>
          </table:table-cell>
          <table:table-cell table:style-name="ce79" office:value-type="float" office:value="147650.9" calcext:value-type="float">
            <text:p>$147,650.90</text:p>
          </table:table-cell>
          <table:table-cell table:style-name="ce74" office:value-type="float" office:value="657179.15" calcext:value-type="float">
            <text:p>$657,179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Rising Stars</text:p>
          </table:table-cell>
          <table:table-cell table:style-name="ce79" office:value-type="float" office:value="274582.88" calcext:value-type="float">
            <text:p>$274,582.88</text:p>
          </table:table-cell>
          <table:table-cell table:style-name="ce79" office:value-type="float" office:value="134191.61" calcext:value-type="float">
            <text:p>$134,191.61</text:p>
          </table:table-cell>
          <table:table-cell table:style-name="ce79" office:value-type="float" office:value="99961.19" calcext:value-type="float">
            <text:p>$99,961.19</text:p>
          </table:table-cell>
          <table:table-cell table:style-name="ce74" office:value-type="float" office:value="508735.68" calcext:value-type="float">
            <text:p>$508,736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í Se Puede Academy</text:p>
          </table:table-cell>
          <table:table-cell table:style-name="ce79" office:value-type="float" office:value="224089.5" calcext:value-type="float">
            <text:p>$224,089.50</text:p>
          </table:table-cell>
          <table:table-cell table:style-name="ce79" office:value-type="float" office:value="112044.75" calcext:value-type="float">
            <text:p>$112,044.75</text:p>
          </table:table-cell>
          <table:table-cell table:style-name="ce79" office:value-type="float" office:value="79049.41" calcext:value-type="float">
            <text:p>$79,049.41</text:p>
          </table:table-cell>
          <table:table-cell table:style-name="ce74" office:value-type="float" office:value="415183.66" calcext:value-type="float">
            <text:p>$415,184</text:p>
          </table:table-cell>
          <table:table-cell table:style-name="ce75" table:number-columns-repeated="3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park Academy</text:p>
          </table:table-cell>
          <table:table-cell table:style-name="ce79" office:value-type="float" office:value="328903.43" calcext:value-type="float">
            <text:p>$328,903.43</text:p>
          </table:table-cell>
          <table:table-cell table:style-name="ce79" office:value-type="float" office:value="164371.1" calcext:value-type="float">
            <text:p>$164,371.10</text:p>
          </table:table-cell>
          <table:table-cell table:style-name="ce79" office:value-type="float" office:value="116104" calcext:value-type="float">
            <text:p>$116,104.00</text:p>
          </table:table-cell>
          <table:table-cell table:style-name="ce74" office:value-type="float" office:value="609378.53" calcext:value-type="float">
            <text:p>$609,379</text:p>
          </table:table-cell>
          <table:table-cell/>
          <table:table-cell table:style-name="ce75" table:number-columns-repeated="2"/>
          <table:table-cell table:style-name="ce142" table:number-columns-repeated="2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4"/>
          <table:table-cell table:style-name="ce114" table:formula="of:=SUM([.G210:.G216])" office:value-type="float" office:value="3866802.28" calcext:value-type="float">
            <text:p>$3,866,802</text:p>
          </table:table-cell>
          <table:table-cell table:style-name="ce75" table:number-columns-repeated="4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4"/>
          <table:table-cell table:style-name="ce74" table:number-columns-repeated="4"/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8" office:value-type="string" calcext:value-type="string" table:number-columns-spanned="1" table:number-rows-spanned="11">
            <text:p>2021-22</text:p>
          </table:table-cell>
          <table:table-cell table:style-name="ce44" office:value-type="string" calcext:value-type="string">
            <text:p>Rocketship Academy Brilliant Minds</text:p>
          </table:table-cell>
          <table:table-cell table:style-name="ce74" office:value-type="float" office:value="364296.24" calcext:value-type="float">
            <text:p>$364,296</text:p>
          </table:table-cell>
          <table:table-cell table:style-name="ce74" office:value-type="float" office:value="182148.12" calcext:value-type="float">
            <text:p>$182,148</text:p>
          </table:table-cell>
          <table:table-cell table:style-name="ce74" office:value-type="float" office:value="-3946.59" calcext:value-type="float">
            <text:p>-$3,947</text:p>
          </table:table-cell>
          <table:table-cell table:style-name="ce74" office:value-type="float" office:value="542497.77" calcext:value-type="float">
            <text:p>$542,49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Alma Academy</text:p>
          </table:table-cell>
          <table:table-cell table:style-name="ce74" office:value-type="float" office:value="264599.6" calcext:value-type="float">
            <text:p>$264,600</text:p>
          </table:table-cell>
          <table:table-cell table:style-name="ce74" office:value-type="float" office:value="132299.8" calcext:value-type="float">
            <text:p>$132,300</text:p>
          </table:table-cell>
          <table:table-cell table:style-name="ce74" office:value-type="float" office:value="118177.03" calcext:value-type="float">
            <text:p>$118,177</text:p>
          </table:table-cell>
          <table:table-cell table:style-name="ce74" office:value-type="float" office:value="515076.43" calcext:value-type="float">
            <text:p>$515,076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elta Prep</text:p>
          </table:table-cell>
          <table:table-cell table:style-name="ce74" office:value-type="float" office:value="206085.8" calcext:value-type="float">
            <text:p>$206,086</text:p>
          </table:table-cell>
          <table:table-cell table:style-name="ce74" office:value-type="float" office:value="103042.9" calcext:value-type="float">
            <text:p>$103,043</text:p>
          </table:table-cell>
          <table:table-cell table:style-name="ce74" office:value-type="float" office:value="224473.15" calcext:value-type="float">
            <text:p>$224,473</text:p>
          </table:table-cell>
          <table:table-cell table:style-name="ce74" office:value-type="float" office:value="533601.85" calcext:value-type="float">
            <text:p>$533,602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Discovery Prep</text:p>
          </table:table-cell>
          <table:table-cell table:style-name="ce74" office:value-type="float" office:value="246727.57" calcext:value-type="float">
            <text:p>$246,728</text:p>
          </table:table-cell>
          <table:table-cell table:style-name="ce74" office:value-type="float" office:value="123363.78" calcext:value-type="float">
            <text:p>$123,364</text:p>
          </table:table-cell>
          <table:table-cell table:style-name="ce74" office:value-type="float" office:value="88710.94" calcext:value-type="float">
            <text:p>$88,711</text:p>
          </table:table-cell>
          <table:table-cell table:style-name="ce74" office:value-type="float" office:value="458802.29" calcext:value-type="float">
            <text:p>$458,802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Fuerza Community Prep</text:p>
          </table:table-cell>
          <table:table-cell table:style-name="ce74" office:value-type="float" office:value="366298.24" calcext:value-type="float">
            <text:p>$366,298</text:p>
          </table:table-cell>
          <table:table-cell table:style-name="ce74" office:value-type="float" office:value="183149.12" calcext:value-type="float">
            <text:p>$183,149</text:p>
          </table:table-cell>
          <table:table-cell table:style-name="ce74" office:value-type="float" office:value="50033.02" calcext:value-type="float">
            <text:p>$50,033</text:p>
          </table:table-cell>
          <table:table-cell table:style-name="ce74" office:value-type="float" office:value="599480.38" calcext:value-type="float">
            <text:p>$599,480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Los Suenos Academy</text:p>
          </table:table-cell>
          <table:table-cell table:style-name="ce74" office:value-type="float" office:value="247473.46" calcext:value-type="float">
            <text:p>$247,473</text:p>
          </table:table-cell>
          <table:table-cell table:style-name="ce74" office:value-type="float" office:value="123736.72" calcext:value-type="float">
            <text:p>$123,737</text:p>
          </table:table-cell>
          <table:table-cell table:style-name="ce74" office:value-type="float" office:value="22789.25" calcext:value-type="float">
            <text:p>$22,789</text:p>
          </table:table-cell>
          <table:table-cell table:style-name="ce74" office:value-type="float" office:value="393999.43" calcext:value-type="float">
            <text:p>$393,999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ateo Sheedy Elementary</text:p>
          </table:table-cell>
          <table:table-cell table:style-name="ce74" office:value-type="float" office:value="306607.84" calcext:value-type="float">
            <text:p>$306,608</text:p>
          </table:table-cell>
          <table:table-cell table:style-name="ce74" office:value-type="float" office:value="153303.92" calcext:value-type="float">
            <text:p>$153,304</text:p>
          </table:table-cell>
          <table:table-cell table:style-name="ce74" office:value-type="float" office:value="38201.7" calcext:value-type="float">
            <text:p>$38,202</text:p>
          </table:table-cell>
          <table:table-cell table:style-name="ce74" office:value-type="float" office:value="498113.46" calcext:value-type="float">
            <text:p>$498,113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Mosaic Elementary</text:p>
          </table:table-cell>
          <table:table-cell table:style-name="ce74" office:value-type="float" office:value="355328.92" calcext:value-type="float">
            <text:p>$355,329</text:p>
          </table:table-cell>
          <table:table-cell table:style-name="ce74" office:value-type="float" office:value="177664.46" calcext:value-type="float">
            <text:p>$177,664</text:p>
          </table:table-cell>
          <table:table-cell table:style-name="ce74" office:value-type="float" office:value="63895.85" calcext:value-type="float">
            <text:p>$63,896</text:p>
          </table:table-cell>
          <table:table-cell table:style-name="ce74" office:value-type="float" office:value="596889.23" calcext:value-type="float">
            <text:p>$596,889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Rising Stars</text:p>
          </table:table-cell>
          <table:table-cell table:style-name="ce74" office:value-type="float" office:value="279250.78" calcext:value-type="float">
            <text:p>$279,251</text:p>
          </table:table-cell>
          <table:table-cell table:style-name="ce74" office:value-type="float" office:value="139625.4" calcext:value-type="float">
            <text:p>$139,625</text:p>
          </table:table-cell>
          <table:table-cell table:style-name="ce74" office:value-type="float" office:value="124941.4" calcext:value-type="float">
            <text:p>$124,941</text:p>
          </table:table-cell>
          <table:table-cell table:style-name="ce74" office:value-type="float" office:value="543817.58" calcext:value-type="float">
            <text:p>$543,818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í Se Puede Academy</text:p>
          </table:table-cell>
          <table:table-cell table:style-name="ce74" office:value-type="float" office:value="227975.44" calcext:value-type="float">
            <text:p>$227,975</text:p>
          </table:table-cell>
          <table:table-cell table:style-name="ce74" office:value-type="float" office:value="113987.72" calcext:value-type="float">
            <text:p>$113,988</text:p>
          </table:table-cell>
          <table:table-cell table:style-name="ce74" office:value-type="float" office:value="-7082.59" calcext:value-type="float">
            <text:p>-$7,083</text:p>
          </table:table-cell>
          <table:table-cell table:style-name="ce74" office:value-type="float" office:value="334880.57" calcext:value-type="float">
            <text:p>$334,881</text:p>
          </table:table-cell>
          <table:table-cell table:style-name="ce75" table:number-columns-repeated="4"/>
          <table:table-cell table:style-name="ce142"/>
          <table:table-cell table:number-columns-repeated="1012"/>
        </table:table-row>
        <table:table-row table:style-name="ro7">
          <table:table-cell table:style-name="ce17"/>
          <table:covered-table-cell/>
          <table:table-cell table:style-name="ce44" office:value-type="string" calcext:value-type="string">
            <text:p>Rocketship Spark Academy</text:p>
          </table:table-cell>
          <table:table-cell table:style-name="ce74" office:value-type="float" office:value="288928.34" calcext:value-type="float">
            <text:p>$288,928</text:p>
          </table:table-cell>
          <table:table-cell table:style-name="ce74" office:value-type="float" office:value="144464.16" calcext:value-type="float">
            <text:p>$144,464</text:p>
          </table:table-cell>
          <table:table-cell table:style-name="ce74" office:value-type="float" office:value="176008.65" calcext:value-type="float">
            <text:p>$176,009</text:p>
          </table:table-cell>
          <table:table-cell table:style-name="ce74" office:value-type="float" office:value="609401.15" calcext:value-type="float">
            <text:p>$609,401</text:p>
          </table:table-cell>
          <table:table-cell/>
          <table:table-cell table:style-name="ce75" table:number-columns-repeated="3"/>
          <table:table-cell table:style-name="ce142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4"/>
          <table:table-cell table:style-name="ce114" table:formula="of:=SUM([.G223:.G229])" office:value-type="float" office:value="3576581.8" calcext:value-type="float">
            <text:p>$3,576,582</text:p>
          </table:table-cell>
          <table:table-cell table:style-name="ce75" table:number-columns-repeated="4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9"/>
          <table:table-cell table:number-columns-repeated="1012"/>
        </table:table-row>
        <table:table-row table:style-name="ro7">
          <table:table-cell table:style-name="ce4" office:value-type="string" calcext:value-type="string">
            <text:p>Federal Grants</text:p>
          </table:table-cell>
          <table:table-cell table:style-name="ce26" office:value-type="string" calcext:value-type="string">
            <text:p>Year</text:p>
          </table:table-cell>
          <table:table-cell table:style-name="ce47" office:value-type="string" calcext:value-type="string">
            <text:p>Grantee</text:p>
          </table:table-cell>
          <table:table-cell table:style-name="ce47" office:value-type="string" calcext:value-type="string">
            <text:p>Project Title</text:p>
          </table:table-cell>
          <table:table-cell table:style-name="ce89" office:value-type="string" calcext:value-type="string">
            <text:p>Duration (Years)</text:p>
          </table:table-cell>
          <table:table-cell table:style-name="ce89" office:value-type="string" calcext:value-type="string">
            <text:p>Year 1</text:p>
          </table:table-cell>
          <table:table-cell table:style-name="ce89" office:value-type="string" calcext:value-type="string">
            <text:p>Total Expected Funding</text:p>
          </table:table-cell>
          <table:table-cell table:style-name="ce89" office:value-type="string" calcext:value-type="string">
            <text:p>City</text:p>
          </table:table-cell>
          <table:table-cell table:style-name="ce47" office:value-type="string" calcext:value-type="string">
            <text:p>State</text:p>
          </table:table-cell>
          <table:table-cell table:style-name="ce131" table:number-columns-repeated="3"/>
          <table:table-cell table:number-columns-repeated="1012"/>
        </table:table-row>
        <table:table-row table:style-name="ro1">
          <table:table-cell table:style-name="ce17"/>
          <table:table-cell table:style-name="ce31" office:value-type="float" office:value="2011" calcext:value-type="float">
            <text:p>2011</text:p>
          </table:table-cell>
          <table:table-cell table:number-columns-repeated="2" table:style-name="ce31" office:value-type="string" calcext:value-type="string">
            <text:p>Rocketship Education</text:p>
          </table:table-cell>
          <table:table-cell table:style-name="ce90" office:value-type="float" office:value="5" calcext:value-type="float">
            <text:p>5</text:p>
          </table:table-cell>
          <table:table-cell table:style-name="ce96" office:value-type="float" office:value="823079" calcext:value-type="float">
            <text:p>$823,079</text:p>
          </table:table-cell>
          <table:table-cell table:style-name="ce96" office:value-type="float" office:value="6259757" calcext:value-type="float">
            <text:p>$6,259,757</text:p>
          </table:table-cell>
          <table:table-cell table:style-name="ce90" office:value-type="string" calcext:value-type="string">
            <text:p>Redwood City</text:p>
          </table:table-cell>
          <table:table-cell table:style-name="ce31" office:value-type="string" calcext:value-type="string">
            <text:p>CA</text:p>
          </table:table-cell>
          <table:table-cell table:style-name="ce75" table:number-columns-repeated="3"/>
          <table:table-cell table:number-columns-repeated="1012"/>
        </table:table-row>
        <table:table-row table:style-name="ro8">
          <table:table-cell table:style-name="ce18"/>
          <table:table-cell table:style-name="ce32" office:value-type="float" office:value="2017" calcext:value-type="float">
            <text:p>2017</text:p>
          </table:table-cell>
          <table:table-cell table:style-name="ce48" office:value-type="string" calcext:value-type="string">
            <text:p>Rocketship Education</text:p>
          </table:table-cell>
          <table:table-cell table:style-name="ce80" office:value-type="string" calcext:value-type="string">
            <text:p>Rocketship Education CSP Replication</text:p>
          </table:table-cell>
          <table:table-cell table:style-name="ce91" office:value-type="float" office:value="5" calcext:value-type="float">
            <text:p>5</text:p>
          </table:table-cell>
          <table:table-cell table:style-name="ce97" office:value-type="float" office:value="5090134" calcext:value-type="float">
            <text:p>$5,090,134</text:p>
          </table:table-cell>
          <table:table-cell table:style-name="ce97" office:value-type="float" office:value="12582678" calcext:value-type="float">
            <text:p>$12,582,678</text:p>
          </table:table-cell>
          <table:table-cell table:style-name="ce115" office:value-type="string" calcext:value-type="string">
            <text:p>Redwood City</text:p>
          </table:table-cell>
          <table:table-cell table:style-name="ce32" office:value-type="string" calcext:value-type="string">
            <text:p>CA</text:p>
          </table:table-cell>
          <table:table-cell table:style-name="ce137" table:number-columns-repeated="3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75" table:number-columns-repeated="9"/>
          <table:table-cell table:number-columns-repeated="1012"/>
        </table:table-row>
        <table:table-row table:style-name="ro7">
          <table:table-cell table:style-name="ce17"/>
          <table:table-cell table:style-name="ce25"/>
          <table:table-cell table:style-name="ce49"/>
          <table:table-cell table:style-name="ce81" table:number-columns-repeated="9"/>
          <table:table-cell table:number-columns-repeated="1012"/>
        </table:table-row>
        <table:table-row table:style-name="ro7">
          <table:table-cell table:style-name="ce4" office:value-type="string" calcext:value-type="string">
            <text:p>Sources</text:p>
          </table:table-cell>
          <table:table-cell table:style-name="ce33"/>
          <table:table-cell table:style-name="ce47" table:number-columns-repeated="2"/>
          <table:table-cell table:style-name="ce89" table:number-columns-repeated="4"/>
          <table:table-cell table:style-name="ce47"/>
          <table:table-cell table:style-name="ce131" table:number-columns-repeated="3"/>
          <table:table-cell table:number-columns-repeated="1012"/>
        </table:table-row>
        <table:table-row table:style-name="ro7">
          <table:table-cell table:style-name="ce17"/>
          <table:table-cell table:style-name="ce34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/>
          <table:table-cell table:style-name="ce81" table:number-columns-repeated="6"/>
          <table:table-cell table:number-columns-repeated="1012"/>
        </table:table-row>
        <table:table-row table:style-name="ro7">
          <table:table-cell table:style-name="ce17"/>
          <table:table-cell table:style-name="ce34" office:value-type="string" calcext:value-type="string" table:number-columns-spanned="2" table:number-rows-spanned="1">
            <text:p><text:a xlink:href="https://www.treasurer.ca.gov/csfa/csfgp/awardees.asp" xlink:type="simple">CSFA Charter School Facility Grant Program (Senate Bill (SB) 740 Program)</text:a></text:p>
          </table:table-cell>
          <table:covered-table-cell/>
          <table:table-cell table:style-name="ce17" table:number-columns-repeated="2"/>
          <table:table-cell table:style-name="ce81" table:number-columns-repeated="7"/>
          <table:table-cell table:number-columns-repeated="1012"/>
        </table:table-row>
        <table:table-row table:style-name="ro7">
          <table:table-cell table:style-name="ce17"/>
          <table:table-cell table:style-name="ce25" table:number-columns-repeated="2"/>
          <table:table-cell table:style-name="ce81" table:number-columns-repeated="9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2022–23 Authorizers &amp; SELPAs</text:p>
          </table:table-cell>
          <table:covered-table-cell table:style-name="ce23"/>
          <table:table-cell table:style-name="ce50" office:value-type="string" calcext:value-type="string">
            <text:p>School</text:p>
          </table:table-cell>
          <table:table-cell table:style-name="ce82" office:value-type="string" calcext:value-type="string">
            <text:p>Aurhorizer</text:p>
          </table:table-cell>
          <table:table-cell table:style-name="ce92" office:value-type="string" calcext:value-type="string">
            <text:p>SELPA</text:p>
          </table:table-cell>
          <table:table-cell table:style-name="ce92" table:number-columns-repeated="2"/>
          <table:table-cell table:style-name="ce82"/>
          <table:table-cell table:style-name="ce131" table:number-columns-repeated="3"/>
          <table:table-cell table:style-name="ce143"/>
          <table:table-cell table:number-columns-repeated="1012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Academy Brilliant Minds</text:p>
          </table:table-cell>
          <table:table-cell table:style-name="ce83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81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Alma Academy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Discovery Prep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Fuerza Community Prep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Los Suenos Academy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Mateo Sheedy Elementary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(090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Mosaic Elementary</text:p>
          </table:table-cell>
          <table:table-cell table:style-name="ce9" office:value-type="string" calcext:value-type="string">
            <text:p>Franklin-McKinley Elementary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Rising Stars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Sí Se Puede Academy</text:p>
          </table:table-cell>
          <table:table-cell table:style-name="ce9" office:value-type="string" calcext:value-type="string">
            <text:p>Santa Clara County Office of Education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1">
          <table:table-cell table:style-name="ce17"/>
          <table:table-cell table:style-name="ce25"/>
          <table:table-cell table:style-name="ce51" office:value-type="string" calcext:value-type="string">
            <text:p>Rocketship Spark Academy</text:p>
          </table:table-cell>
          <table:table-cell table:style-name="ce9" office:value-type="string" calcext:value-type="string">
            <text:p>Franklin-McKinley Elementary</text:p>
          </table:table-cell>
          <table:table-cell table:style-name="ce51" office:value-type="string" calcext:value-type="string">
            <text:p>El Dorado County Charter (0951)</text:p>
          </table:table-cell>
          <table:table-cell table:style-name="ce75" table:number-columns-repeated="6"/>
          <table:table-cell table:number-columns-repeated="1013"/>
        </table:table-row>
        <table:table-row table:style-name="ro7" table:number-rows-repeated="27">
          <table:table-cell table:style-name="ce17"/>
          <table:table-cell table:style-name="ce25" table:number-columns-repeated="2"/>
          <table:table-cell table:style-name="ce81" table:number-columns-repeated="9"/>
          <table:table-cell table:number-columns-repeated="1012"/>
        </table:table-row>
        <table:table-row table:style-name="ro9" table:number-rows-repeated="104829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SEA Debt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1015" table:default-cell-style-name="Default"/>
        <table:table-row table:style-name="ro1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35" office:value-type="string" calcext:value-type="string">
            <text:p>Borrower</text:p>
          </table:table-cell>
          <table:table-cell table:style-name="ce35" office:value-type="string" calcext:value-type="string">
            <text:p>School(s)</text:p>
          </table:table-cell>
          <table:table-cell table:style-name="ce35" office:value-type="string" calcext:value-type="string">
            <text:p>Lender/Terms</text:p>
          </table:table-cell>
          <table:table-cell table:style-name="ce35" office:value-type="string" calcext:value-type="string">
            <text:p>Forgiven</text:p>
          </table:table-cell>
          <table:table-cell table:style-name="ce53" office:value-type="string" calcext:value-type="string">
            <text:p>Status</text:p>
          </table:table-cell>
          <table:table-cell table:style-name="ce35" office:value-type="string" calcext:value-type="string">
            <text:p>Location in Financial Statement</text:p>
            <text:p>[YE/page]</text:p>
          </table:table-cell>
          <table:table-cell table:style-name="ce146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4">7 years interest-only</text:span></text:p>
            <text:p><text:span text:style-name="T22">(</text:span><text:span text:style-name="T23">then balloon?</text:span><text:span text:style-name="T24">)</text:span></text:p>
            <text:p><text:span text:style-name="T4">Paid off with Series 2015 bonds</text:span></text:p>
          </table:table-cell>
          <table:table-cell table:style-name="ce36" office:value-type="string" calcext:value-type="string">
            <text:p>2009/11, 2010/11, 2011/15, 2012/16. 2013/17, 2014/13, 2015/13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6" office:value-type="string" calcext:value-type="string">
            <text:p>2009/11, 2010/11, 2011/15, 2012/16, 2013/17, 2014/13, 2015/13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36" office:value-type="string" calcext:value-type="string">
            <text:p>2009/11, 2010/12, 2011/115,16, 2012/17, 2013/17, 2014/13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83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98" office:value-type="date" office:date-value="2014-06-30" calcext:value-type="date">
            <text:p>30 Jun 2014</text:p>
          </table:table-cell>
          <table:table-cell table:style-name="ce36" office:value-type="string" calcext:value-type="string">
            <text:p>2009/12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83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98" office:value-type="date" office:date-value="2015-06-30" calcext:value-type="date">
            <text:p>30 Jun 2015</text:p>
          </table:table-cell>
          <table:table-cell table:style-name="ce36" office:value-type="string" calcext:value-type="string">
            <text:p>2009/12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83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36" office:value-type="string" calcext:value-type="string">
            <text:p>2009/12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6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36" office:value-type="string" calcext:value-type="string">
            <text:p>2009/13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36" office:value-type="string" calcext:value-type="string">
            <text:p>2010/11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36" office:value-type="string" calcext:value-type="string">
            <text:p>2010/13, 2011/14, 2012/15, 2013/15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36" office:value-type="string" calcext:value-type="string">
            <text:p>2010/13, 2011/16, 2012/17, 2013/17-18, 2014/13, 2015/13, 2016/12-13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36" office:value-type="string" calcext:value-type="string">
            <text:p>2011/15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99" office:value-type="date" office:date-value="2014-06-01" calcext:value-type="date">
            <text:p>June 2014</text:p>
          </table:table-cell>
          <table:table-cell table:style-name="ce36" office:value-type="string" calcext:value-type="string">
            <text:p>2011/16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99"/>
          <table:table-cell table:style-name="ce36" office:value-type="string" calcext:value-type="string">
            <text:p>2011/16</text:p>
          </table:table-cell>
          <table:table-cell table:style-name="ce42" office:value-type="string" calcext:value-type="string">
            <text:p>Senior not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99"/>
          <table:table-cell table:style-name="ce36" office:value-type="string" calcext:value-type="string">
            <text:p>2011/17</text:p>
          </table:table-cell>
          <table:table-cell table:style-name="ce42" office:value-type="string" calcext:value-type="string">
            <text:p>Junior not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36" office:value-type="string" calcext:value-type="string">
            <text:p>2011/17, 2012/17, 2013/18, 2014/13-14, 2015/13, 2016/13, 2017/13, 2018/12, 2019/15, 2020/15, 2021/15, 2022/15</text:p>
          </table:table-cell>
          <table:table-cell table:style-name="ce42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99" office:value-type="date" office:date-value="2018-12-01" calcext:value-type="date">
            <text:p>December 2018</text:p>
          </table:table-cell>
          <table:table-cell table:style-name="ce36" office:value-type="string" calcext:value-type="string">
            <text:p>2011/17, 2012/17, 2013/18, 2014/13-14, 2015/13, 2016/13, 2017/13, 2018/12, 2019/15, 2020/15, 2021/15, 2022/15</text:p>
          </table:table-cell>
          <table:table-cell table:style-name="ce42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4">Low Income Investment Fund Sub-CDE VIII Loan (3 loans)</text:span></text:p>
            <text:p><text:span text:style-name="T2">$9.975M @ </text:span><text:span text:style-name="T21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6" office:value-type="string" calcext:value-type="string">
            <text:p>2011/17, 2012/18, 2013/18-19, 2014/14, 2015/14, 2016/13, 2017/13. 2018/12-13</text:p>
          </table:table-cell>
          <table:table-cell table:style-name="ce42" office:value-type="string" calcext:value-type="string">
            <text:p><text:span text:style-name="T4">New Markets Tax Credit Program;</text:span></text:p>
            <text:p><text:span text:style-name="T25">"subordinateds debt provided by Launchpad of $560K" (???)</text:span>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00" office:value-type="date" office:date-value="2017-06-30" calcext:value-type="date">
            <text:p>Jun 2017</text:p>
          </table:table-cell>
          <table:table-cell table:style-name="ce36" office:value-type="string" calcext:value-type="string">
            <text:p>2012/15, 2013/15, 2015/14</text:p>
          </table:table-cell>
          <table:table-cell table:style-name="ce42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00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2/16, 2015/14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36" office:value-type="string" calcext:value-type="string">
            <text:p><text:s/></text:p>
          </table:table-cell>
          <table:table-cell table:style-name="ce136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36" office:value-type="string" calcext:value-type="string">
            <text:p>2012/18, 2013/19, 2014/14, 2015/15, 2016/14</text:p>
          </table:table-cell>
          <table:table-cell table:style-name="ce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36" office:value-type="string" calcext:value-type="string">
            <text:p>2012/19, 2014/15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00" office:value-type="date" office:date-value="2014-03-01" calcext:value-type="date">
            <text:p>Mar 2014</text:p>
          </table:table-cell>
          <table:table-cell table:style-name="ce36" office:value-type="string" calcext:value-type="string">
            <text:p>2012/19, 2013/20</text:p>
          </table:table-cell>
          <table:table-cell table:style-name="ce42" office:value-type="string" calcext:value-type="string">
            <text:p>RSN issues Promissory Note to LLC8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36" office:value-type="string" calcext:value-type="string">
            <text:p>2012/19, 2013/20</text:p>
          </table:table-cell>
          <table:table-cell table:style-name="ce42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36" office:value-type="string" calcext:value-type="string">
            <text:p>2012/19,27-28, 2013/20, 2014/15, 2015/15, 2016/14, 2017/13, 2018/13, 2019/15, 2020/15, 2021/15, 2022/15</text:p>
          </table:table-cell>
          <table:table-cell table:style-name="ce42" office:value-type="string" calcext:value-type="string">
            <text:p>"In June 2020, Series 2012A experienced a maturity of $165K."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86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00" office:value-type="date" office:date-value="2019-06-01" calcext:value-type="date">
            <text:p>Jun 2019</text:p>
          </table:table-cell>
          <table:table-cell table:style-name="ce36" office:value-type="string" calcext:value-type="string">
            <text:p>2013/15, 2014/11, 2015/12, 2016/12, 2017/12, 2018/12, 2019/14</text:p>
          </table:table-cell>
          <table:table-cell table:style-name="ce42" office:value-type="string" calcext:value-type="string">
            <text:p>School Startup Subordinated Loan Agreement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86" office:value-type="string" calcext:value-type="string">
            <text:p>$1M @ 4.0%</text:p>
          </table:table-cell>
          <table:table-cell table:style-name="ce9"/>
          <table:table-cell table:style-name="ce100" office:value-type="date" office:date-value="2013-10-01" calcext:value-type="date">
            <text:p>Oct 2013</text:p>
          </table:table-cell>
          <table:table-cell table:style-name="ce36" office:value-type="string" calcext:value-type="string">
            <text:p>2013/16</text:p>
          </table:table-cell>
          <table:table-cell table:style-name="ce42" office:value-type="string" calcext:value-type="string">
            <text:p>Subordinated Load Agreement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36" office:value-type="string" calcext:value-type="string">
            <text:p>2013/16</text:p>
          </table:table-cell>
          <table:table-cell table:style-name="ce136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36" office:value-type="string" calcext:value-type="string">
            <text:p>2014/11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99" office:value-type="date" office:date-value="2014-07-01" calcext:value-type="date">
            <text:p>July 2014</text:p>
          </table:table-cell>
          <table:table-cell table:style-name="ce36" office:value-type="string" calcext:value-type="string">
            <text:p>2014/12</text:p>
          </table:table-cell>
          <table:table-cell table:style-name="ce42" office:value-type="string" calcext:value-type="string">
            <text:p>Repaid in full in one month!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6" office:value-type="string" calcext:value-type="string">
            <text:p>2014/12, 2015/12, 2016/12. 2017/12, 2018/12, 2019/15, 2020/15, 2021/14, 2022/15</text:p>
          </table:table-cell>
          <table:table-cell table:style-name="ce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36" office:value-type="string" calcext:value-type="string">
            <text:p>2014/15, 2015/15. 2016/14, 2017/14, 2018/13, 2019/15-16, 2020/16, 2021/15, 2022/16</text:p>
          </table:table-cell>
          <table:table-cell table:style-name="ce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6" office:value-type="string" calcext:value-type="string">
            <text:p>2015/12, 2016/12, 2017/12, 2018/12, 2019/14, 2020/14, 2021/14, 2022/15</text:p>
          </table:table-cell>
          <table:table-cell table:style-name="ce42" office:value-type="string" calcext:value-type="string">
            <text:p>"In June 2021, Series 2014A Bond experienced a principal maturity of $480K.%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4">RRS Rocketship Rising Stars,</text:span></text:p>
            <text:p><text:span text:style-name="T4">RFA Rocketship Futuro Academy,</text:span></text:p>
            <text:p><text:span text:style-name="T5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6" office:value-type="string" calcext:value-type="string">
            <text:p>2016/12, 2017/12, 2018/12, 2019/15, 2020/15, 2021/14, 2022/15</text:p>
          </table:table-cell>
          <table:table-cell table:style-name="ce42" office:value-type="string" calcext:value-type="string">
            <text:p><text:span text:style-name="T22">2017: </text:span><text:span text:style-name="T26">unamed new school</text:span><text:span text:style-name="T27"> → RPP Rocketship Partners Community Prep (TN)</text:span>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36" office:value-type="string" calcext:value-type="string">
            <text:p>2016/12</text:p>
          </table:table-cell>
          <table:table-cell table:style-name="ce42" office:value-type="string" calcext:value-type="string">
            <text:p>Interim financing; was repaid in 5 month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36" office:value-type="string" calcext:value-type="string">
            <text:p>2016/15, 2017/14, 2018/13, 2019/16, 2020/16, 2021/15-16, 2022/16</text:p>
          </table:table-cell>
          <table:table-cell table:style-name="ce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table:number-columns-repeated="2"/>
          <table:table-cell table:style-name="ce3"/>
          <table:table-cell table:style-name="ce9" table:number-columns-repeated="2"/>
          <table:table-cell table:style-name="ce36"/>
          <table:table-cell table:style-name="ce147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3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" office:value-type="string" calcext:value-type="string">
            <text:p>Series 2016A: Mar 2046 </text:p>
            <text:p>Series 2016B: Jun 2018</text:p>
          </table:table-cell>
          <table:table-cell table:style-name="ce36" office:value-type="string" calcext:value-type="string">
            <text:p>2016/15, 2017/15, 2018/15, 2019/16, 2020/16, 2021/16</text:p>
          </table:table-cell>
          <table:table-cell table:style-name="ce147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015"/>
        </table:table-row>
        <table:table-row table:style-name="ro1">
          <table:table-cell table:style-name="ce8" table:number-columns-spanned="9" table:number-rows-spanned="1"/>
          <table:covered-table-cell table:number-columns-repeated="8"/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3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98" office:value-type="date" office:date-value="2022-12-31" calcext:value-type="date">
            <text:p>31 Dec 2022</text:p>
          </table:table-cell>
          <table:table-cell table:style-name="ce36" office:value-type="string" calcext:value-type="string">
            <text:p>2017/12, 2018/12</text:p>
          </table:table-cell>
          <table:table-cell table:style-name="ce42" office:value-type="string" calcext:value-type="string">
            <text:p>Subordinated Loan Agreement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3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36" office:value-type="string" calcext:value-type="string">
            <text:p>2017/14. 2018/13, 2019/15</text:p>
          </table:table-cell>
          <table:table-cell table:style-name="ce42" office:value-type="string" calcext:value-type="string">
            <text:p>I don't understand why these appear in the YE2019 Consolidated Financial Statement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6" office:value-type="string" calcext:value-type="string">
            <text:p>2017/15, 2018/15, 2018/14-15, 2019/16-17, 2020/17, 2021/16, 2022/17</text:p>
          </table:table-cell>
          <table:table-cell table:style-name="ce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6" office:value-type="string" calcext:value-type="string">
            <text:p>2018/15, 2019/17, 2020/17, 2021/17, 2022/17</text:p>
          </table:table-cell>
          <table:table-cell table:style-name="ce42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6" office:value-type="string" calcext:value-type="string">
            <text:p>2019/17, 2020/17, 2021/17, 2022/17-18</text:p>
          </table:table-cell>
          <table:table-cell table:style-name="ce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44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36" office:value-type="string" calcext:value-type="string">
            <text:p>2019/17, 2020/17. 2021/17, 2022/18</text:p>
          </table:table-cell>
          <table:table-cell table:style-name="ce42" office:value-type="string" calcext:value-type="string">
            <text:p>2022: Series 2019B Bond experienced a principal maturity of $305K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36" office:value-type="string" calcext:value-type="string">
            <text:p>LDC</text:p>
          </table:table-cell>
          <table:table-cell table:style-name="ce36"/>
          <table:table-cell table:style-name="ce36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6"/>
          <table:table-cell table:style-name="ce36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6" office:value-type="string" calcext:value-type="string">
            <text:p>2019/17, 2020/18, 2021/17, 2022/18</text:p>
          </table:table-cell>
          <table:table-cell table:style-name="ce14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36" office:value-type="string" calcext:value-type="string">
            <text:p>2020/18, 2021/18</text:p>
          </table:table-cell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36" office:value-type="string" calcext:value-type="string">
            <text:p>2020/18, 2021/18, 2022/19</text:p>
          </table:table-cell>
          <table:table-cell table:style-name="ce42" office:value-type="string" calcext:value-type="string">
            <text:p>May be increased to $10M if State of California defers payment of any funds to RSEA.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87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36" office:value-type="string" calcext:value-type="string">
            <text:p>2021/17, 2021/17, 2022/18</text:p>
          </table:table-cell>
          <table:table-cell table:style-name="ce42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87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36" office:value-type="string" calcext:value-type="string">
            <text:p>2021/18, 2022/19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87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36" office:value-type="string" calcext:value-type="string">
            <text:p>2021/18. 2022/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87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36" office:value-type="string" calcext:value-type="string">
            <text:p>2022/19</text:p>
          </table:table-cell>
          <table:table-cell table:style-name="ce46"/>
          <table:table-cell table:number-columns-repeated="1015"/>
        </table:table-row>
        <table:table-row table:style-name="ro1" table:number-rows-repeated="947">
          <table:table-cell table:number-columns-repeated="3"/>
          <table:table-cell table:style-name="ce145"/>
          <table:table-cell table:number-columns-repeated="3"/>
          <table:table-cell table:style-name="ce145"/>
          <table:table-cell table:number-columns-repeated="1016"/>
        </table:table-row>
        <table:table-row table:style-name="ro9" table:number-rows-repeated="10475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bt Summaries" table:style-name="ta3">
        <table:table-column table:style-name="co11" table:number-columns-repeated="1024" table:default-cell-style-name="Default"/>
        <table:table-row table:style-name="ro1">
          <table:table-cell table:style-name="ce149" office:value-type="float" office:value="2012" calcext:value-type="float">
            <text:p>2012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71" office:value-type="string" calcext:value-type="string">
            <text:p>RSED Total</text:p>
          </table:table-cell>
          <table:table-cell table:style-name="ce171" office:value-type="string" calcext:value-type="string">
            <text:p>LDC Total</text:p>
          </table:table-cell>
          <table:table-cell table:style-name="ce171" office:value-type="string" calcext:value-type="string">
            <text:p>RSEA Total</text:p>
          </table:table-cell>
          <table:table-cell table:style-name="ce188" table:number-columns-repeated="2"/>
          <table:table-cell table:style-name="ce188" office:value-type="float" office:value="2012" calcext:value-type="float">
            <text:p>2012</text:p>
          </table:table-cell>
          <table:table-cell table:style-name="ce191" table:formula="of:=SUM([.E2:.E8])" office:value-type="float" office:value="47046048" calcext:value-type="float">
            <text:p>$47,046,048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3" calcext:value-type="float">
            <text:p>2013</text:p>
          </table:table-cell>
          <table:table-cell table:style-name="ce172" office:value-type="float" office:value="1210000" calcext:value-type="float">
            <text:p>1,210,000</text:p>
          </table:table-cell>
          <table:table-cell table:style-name="ce172" office:value-type="float" office:value="2836712" calcext:value-type="float">
            <text:p>2,836,712</text:p>
          </table:table-cell>
          <table:table-cell table:style-name="ce172" table:formula="of:=SUM([.C2:.D2])" office:value-type="float" office:value="4046712" calcext:value-type="float">
            <text:p>4,046,712</text:p>
          </table:table-cell>
          <table:table-cell table:style-name="ce188" table:number-columns-repeated="2"/>
          <table:table-cell table:style-name="ce188" office:value-type="float" office:value="2013" calcext:value-type="float">
            <text:p>2013</text:p>
          </table:table-cell>
          <table:table-cell table:style-name="ce191" table:formula="of:=SUM([.E13:.E19])" office:value-type="float" office:value="57078166" calcext:value-type="float">
            <text:p>$57,078,166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4" calcext:value-type="float">
            <text:p>2014</text:p>
          </table:table-cell>
          <table:table-cell table:style-name="ce172" office:value-type="float" office:value="160000" calcext:value-type="float">
            <text:p>160,000</text:p>
          </table:table-cell>
          <table:table-cell table:style-name="ce172" office:value-type="float" office:value="2192847" calcext:value-type="float">
            <text:p>2,192,847</text:p>
          </table:table-cell>
          <table:table-cell table:style-name="ce172" table:formula="of:=SUM([.C3:.D3])" office:value-type="float" office:value="2352847" calcext:value-type="float">
            <text:p>2,352,847</text:p>
          </table:table-cell>
          <table:table-cell table:style-name="ce188" table:number-columns-repeated="2"/>
          <table:table-cell table:style-name="ce188" office:value-type="float" office:value="2014" calcext:value-type="float">
            <text:p>2014</text:p>
          </table:table-cell>
          <table:table-cell table:style-name="ce191" table:formula="of:=SUM([.F24:.F30])" office:value-type="float" office:value="88383082" calcext:value-type="float">
            <text:p>$88,383,082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5" calcext:value-type="float">
            <text:p>2015</text:p>
          </table:table-cell>
          <table:table-cell table:style-name="ce172" office:value-type="float" office:value="70000" calcext:value-type="float">
            <text:p>70,000</text:p>
          </table:table-cell>
          <table:table-cell table:style-name="ce172" office:value-type="float" office:value="5793331" calcext:value-type="float">
            <text:p>5,793,331</text:p>
          </table:table-cell>
          <table:table-cell table:style-name="ce172" table:formula="of:=SUM([.C4:.D4])" office:value-type="float" office:value="5863331" calcext:value-type="float">
            <text:p>5,863,331</text:p>
          </table:table-cell>
          <table:table-cell table:style-name="ce188" table:number-columns-repeated="2"/>
          <table:table-cell table:style-name="ce188" office:value-type="float" office:value="2015" calcext:value-type="float">
            <text:p>2015</text:p>
          </table:table-cell>
          <table:table-cell table:style-name="ce191" table:formula="of:=SUM([.E34:.E40])" office:value-type="float" office:value="75904098" calcext:value-type="float">
            <text:p>$75,904,098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6" calcext:value-type="float">
            <text:p>2016</text:p>
          </table:table-cell>
          <table:table-cell table:style-name="ce172" office:value-type="float" office:value="570000" calcext:value-type="float">
            <text:p>570,000</text:p>
          </table:table-cell>
          <table:table-cell table:style-name="ce172" office:value-type="float" office:value="7044324" calcext:value-type="float">
            <text:p>7,044,324</text:p>
          </table:table-cell>
          <table:table-cell table:style-name="ce172" table:formula="of:=SUM([.C5:.D5])" office:value-type="float" office:value="7614324" calcext:value-type="float">
            <text:p>7,614,324</text:p>
          </table:table-cell>
          <table:table-cell table:style-name="ce188" table:number-columns-repeated="2"/>
          <table:table-cell table:style-name="ce188" office:value-type="float" office:value="2016" calcext:value-type="float">
            <text:p>2016</text:p>
          </table:table-cell>
          <table:table-cell table:style-name="ce191" table:formula="of:=SUM([.E44:.E50])" office:value-type="float" office:value="104857696" calcext:value-type="float">
            <text:p>$104,857,696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7" calcext:value-type="float">
            <text:p>2017</text:p>
          </table:table-cell>
          <table:table-cell table:style-name="ce172" office:value-type="float" office:value="300000" calcext:value-type="float">
            <text:p>300,000</text:p>
          </table:table-cell>
          <table:table-cell table:style-name="ce172" office:value-type="float" office:value="5870128" calcext:value-type="float">
            <text:p>5,870,128</text:p>
          </table:table-cell>
          <table:table-cell table:style-name="ce172" table:formula="of:=SUM([.C6:.D6])" office:value-type="float" office:value="6170128" calcext:value-type="float">
            <text:p>6,170,128</text:p>
          </table:table-cell>
          <table:table-cell table:style-name="ce188" table:number-columns-repeated="2"/>
          <table:table-cell table:style-name="ce188" office:value-type="float" office:value="2017" calcext:value-type="float">
            <text:p>2017</text:p>
          </table:table-cell>
          <table:table-cell table:style-name="ce191" table:formula="of:=(SUM([.E60:.E61]))" office:value-type="float" office:value="136652562" calcext:value-type="float">
            <text:p>$136,652,562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string" calcext:value-type="string">
            <text:p>Thereaafter</text:p>
          </table:table-cell>
          <table:table-cell table:style-name="ce172" office:value-type="float" office:value="1300000" calcext:value-type="float">
            <text:p>1,300,000</text:p>
          </table:table-cell>
          <table:table-cell table:style-name="ce172" office:value-type="float" office:value="19710000" calcext:value-type="float">
            <text:p>19,710,000</text:p>
          </table:table-cell>
          <table:table-cell table:style-name="ce172" table:formula="of:=SUM([.C7:.D7])" office:value-type="float" office:value="21010000" calcext:value-type="float">
            <text:p>21,010,000</text:p>
          </table:table-cell>
          <table:table-cell table:style-name="ce188" table:number-columns-repeated="2"/>
          <table:table-cell table:style-name="ce188" office:value-type="float" office:value="2018" calcext:value-type="float">
            <text:p>2018</text:p>
          </table:table-cell>
          <table:table-cell table:style-name="ce191" table:formula="of:=SUM([.E71:.E72])" office:value-type="float" office:value="129391897" calcext:value-type="float">
            <text:p>$129,391,897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4" office:value-type="string" calcext:value-type="string">
            <text:p>Discount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-11294" calcext:value-type="float">
            <text:p>-11,294</text:p>
          </table:table-cell>
          <table:table-cell table:style-name="ce172" table:formula="of:=SUM([.C8:.D8])" office:value-type="float" office:value="-11294" calcext:value-type="float">
            <text:p>-11,294</text:p>
          </table:table-cell>
          <table:table-cell table:style-name="ce188" table:number-columns-repeated="2"/>
          <table:table-cell table:style-name="ce188" office:value-type="float" office:value="2019" calcext:value-type="float">
            <text:p>2019</text:p>
          </table:table-cell>
          <table:table-cell table:style-name="ce191" table:formula="of:=SUM([.E82:.E83])" office:value-type="float" office:value="163598844" calcext:value-type="float">
            <text:p>$163,598,844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style-name="ce155" office:value-type="string" calcext:value-type="string">
            <text:p>Total</text:p>
          </table:table-cell>
          <table:table-cell table:style-name="ce173" table:formula="of:=SUM([.C2:.C8])" office:value-type="float" office:value="3610000" calcext:value-type="float">
            <text:p>3,610,000</text:p>
          </table:table-cell>
          <table:table-cell table:style-name="ce173" table:formula="of:=SUM([.D2:.D8])" office:value-type="float" office:value="43436048" calcext:value-type="float">
            <text:p>43,436,048</text:p>
          </table:table-cell>
          <table:table-cell table:style-name="ce173" table:formula="of:=SUM([.E2:.E8])" office:value-type="float" office:value="47046048" calcext:value-type="float">
            <text:p>47,046,048</text:p>
          </table:table-cell>
          <table:table-cell table:style-name="ce188" table:number-columns-repeated="2"/>
          <table:table-cell table:style-name="ce188" office:value-type="float" office:value="2020" calcext:value-type="float">
            <text:p>2020</text:p>
          </table:table-cell>
          <table:table-cell table:style-name="ce191" table:formula="of:=SUM([.E93:.E94])" office:value-type="float" office:value="168701124" calcext:value-type="float">
            <text:p>$168,701,124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50"/>
          <table:table-cell table:number-columns-repeated="3"/>
          <table:table-cell table:style-name="ce188" table:number-columns-repeated="3"/>
          <table:table-cell table:style-name="ce188" office:value-type="float" office:value="2021" calcext:value-type="float">
            <text:p>2021</text:p>
          </table:table-cell>
          <table:table-cell table:style-name="ce191" table:formula="of:=SUM([.E93:.E94])" office:value-type="float" office:value="168701124" calcext:value-type="float">
            <text:p>$168,701,124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49"/>
          <table:table-cell table:style-name="ce156" table:number-columns-repeated="3"/>
          <table:table-cell table:style-name="ce188" table:number-columns-repeated="3"/>
          <table:table-cell table:style-name="ce188" office:value-type="float" office:value="2022" calcext:value-type="float">
            <text:p>2022</text:p>
          </table:table-cell>
          <table:table-cell table:style-name="ce191" table:formula="of:=SUM([.E93:.E94])" office:value-type="float" office:value="168701124" calcext:value-type="float">
            <text:p>$168,701,124</text:p>
          </table:table-cell>
          <table:table-cell table:style-name="ce188" table:number-columns-repeated="17"/>
          <table:table-cell table:number-columns-repeated="998"/>
        </table:table-row>
        <table:table-row table:style-name="ro1">
          <table:table-cell table:style-name="ce149" office:value-type="float" office:value="2013" calcext:value-type="float">
            <text:p>2013</text:p>
          </table:table-cell>
          <table:table-cell table:style-name="ce153" office:value-type="date" office:date-value="2023-06-30" calcext:value-type="date">
            <text:p>June 30</text:p>
          </table:table-cell>
          <table:table-cell table:style-name="ce171" office:value-type="string" calcext:value-type="string">
            <text:p>RSED Total</text:p>
          </table:table-cell>
          <table:table-cell table:style-name="ce171" office:value-type="string" calcext:value-type="string">
            <text:p>LDC Total</text:p>
          </table:table-cell>
          <table:table-cell table:style-name="ce171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4" calcext:value-type="float">
            <text:p>2014</text:p>
          </table:table-cell>
          <table:table-cell table:style-name="ce172" office:value-type="float" office:value="6385378" calcext:value-type="float">
            <text:p>6,385,378</text:p>
          </table:table-cell>
          <table:table-cell table:style-name="ce172" office:value-type="float" office:value="1068297" calcext:value-type="float">
            <text:p>1,068,297</text:p>
          </table:table-cell>
          <table:table-cell table:style-name="ce172" table:formula="of:=SUM([.C13:.D13])" office:value-type="float" office:value="7453675" calcext:value-type="float">
            <text:p>7,453,675</text:p>
          </table:table-cell>
          <table:table-cell table:style-name="ce188" table:number-columns-repeated="2"/>
          <table:table-cell table:style-name="ce188">
            <draw:frame table:end-cell-address="'Debt Summaries'.N30" table:end-x="33.93pt" table:end-y="11.96pt" draw:z-index="0" draw:name="Chart 1" draw:style-name="gr1" draw:text-style-name="P1" svg:width="449.97pt" svg:height="278.22pt" svg:x="4.85pt" svg:y="1.5pt">
              <draw:object draw:notify-on-update-of-ranges="'Debt Summaries'.H1:'Debt Summaries'.H11 'Debt Summaries'.I1:'Debt Summaries'.I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88" table:number-columns-repeated="18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5" calcext:value-type="float">
            <text:p>2015</text:p>
          </table:table-cell>
          <table:table-cell table:style-name="ce172" office:value-type="float" office:value="257500" calcext:value-type="float">
            <text:p>257,500</text:p>
          </table:table-cell>
          <table:table-cell table:style-name="ce172" office:value-type="float" office:value="5913331" calcext:value-type="float">
            <text:p>5,913,331</text:p>
          </table:table-cell>
          <table:table-cell table:style-name="ce172" table:formula="of:=SUM([.C14:.D14])" office:value-type="float" office:value="6170831" calcext:value-type="float">
            <text:p>6,170,83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6" calcext:value-type="float">
            <text:p>2016</text:p>
          </table:table-cell>
          <table:table-cell table:style-name="ce172" office:value-type="float" office:value="257500" calcext:value-type="float">
            <text:p>257,500</text:p>
          </table:table-cell>
          <table:table-cell table:style-name="ce172" office:value-type="float" office:value="7169324" calcext:value-type="float">
            <text:p>7,169,324</text:p>
          </table:table-cell>
          <table:table-cell table:style-name="ce172" table:formula="of:=SUM([.C15:.D15])" office:value-type="float" office:value="7426824" calcext:value-type="float">
            <text:p>7,426,824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7" calcext:value-type="float">
            <text:p>2017</text:p>
          </table:table-cell>
          <table:table-cell table:style-name="ce172" office:value-type="float" office:value="425000" calcext:value-type="float">
            <text:p>425,000</text:p>
          </table:table-cell>
          <table:table-cell table:style-name="ce172" office:value-type="float" office:value="6010128" calcext:value-type="float">
            <text:p>6,010,128</text:p>
          </table:table-cell>
          <table:table-cell table:style-name="ce172" table:formula="of:=SUM([.C16:.D16])" office:value-type="float" office:value="6435128" calcext:value-type="float">
            <text:p>6,435,12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office:value-type="float" office:value="2018" calcext:value-type="float">
            <text:p>2018</text:p>
          </table:table-cell>
          <table:table-cell table:style-name="ce172" office:value-type="float" office:value="550000" calcext:value-type="float">
            <text:p>550,000</text:p>
          </table:table-cell>
          <table:table-cell table:style-name="ce172" office:value-type="float" office:value="7462669" calcext:value-type="float">
            <text:p>7,462,669</text:p>
          </table:table-cell>
          <table:table-cell table:style-name="ce172" table:formula="of:=SUM([.C17:.D17])" office:value-type="float" office:value="8012669" calcext:value-type="float">
            <text:p>8,012,669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office:value-type="string" calcext:value-type="string">
            <text:p>Thereaafter</text:p>
          </table:table-cell>
          <table:table-cell table:style-name="ce172" office:value-type="float" office:value="375000" calcext:value-type="float">
            <text:p>375,000</text:p>
          </table:table-cell>
          <table:table-cell table:style-name="ce172" office:value-type="float" office:value="21212331" calcext:value-type="float">
            <text:p>21,212,331</text:p>
          </table:table-cell>
          <table:table-cell table:style-name="ce172" table:formula="of:=SUM([.C18:.D18])" office:value-type="float" office:value="21587331" calcext:value-type="float">
            <text:p>21,587,33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office:value-type="string" calcext:value-type="string">
            <text:p>Discount</text:p>
          </table:table-cell>
          <table:table-cell table:style-name="ce172" office:value-type="string" calcext:value-type="string">
            <text:p>-</text:p>
          </table:table-cell>
          <table:table-cell table:number-columns-repeated="2" table:style-name="ce172" office:value-type="float" office:value="-8292" calcext:value-type="float">
            <text:p>-8,29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5" office:value-type="string" calcext:value-type="string">
            <text:p>Total</text:p>
          </table:table-cell>
          <table:table-cell table:style-name="ce173" table:formula="of:=SUM([.C13:.C19])" office:value-type="float" office:value="8250378" calcext:value-type="float">
            <text:p>8,250,378</text:p>
          </table:table-cell>
          <table:table-cell table:style-name="ce173" table:formula="of:=SUM([.D13:.D19])" office:value-type="float" office:value="48827788" calcext:value-type="float">
            <text:p>48,827,788</text:p>
          </table:table-cell>
          <table:table-cell table:style-name="ce173" table:formula="of:=SUM([.E13:.E19])" office:value-type="float" office:value="57078166" calcext:value-type="float">
            <text:p>57,078,16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/>
          <table:table-cell table:style-name="ce157"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 office:value-type="float" office:value="2014" calcext:value-type="float">
            <text:p>2014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Eliminations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5" calcext:value-type="float">
            <text:p>2015</text:p>
          </table:table-cell>
          <table:table-cell table:style-name="ce175" office:value-type="float" office:value="11977795" calcext:value-type="float">
            <text:p>11,977,795</text:p>
          </table:table-cell>
          <table:table-cell table:style-name="ce175" office:value-type="float" office:value="9421859" calcext:value-type="float">
            <text:p>9,421,859</text:p>
          </table:table-cell>
          <table:table-cell table:style-name="ce175" office:value-type="float" office:value="-3402988" calcext:value-type="float">
            <text:p>-3,402,988</text:p>
          </table:table-cell>
          <table:table-cell table:style-name="ce175" table:formula="of:=SUM([.C24:.E24])" office:value-type="float" office:value="17996666" calcext:value-type="float">
            <text:p>17,996,666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6" calcext:value-type="float">
            <text:p>2016</text:p>
          </table:table-cell>
          <table:table-cell table:style-name="ce175" office:value-type="float" office:value="382500" calcext:value-type="float">
            <text:p>382,500</text:p>
          </table:table-cell>
          <table:table-cell table:style-name="ce175" office:value-type="float" office:value="794325" calcext:value-type="float">
            <text:p>794,325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5:.E25])" office:value-type="float" office:value="1176825" calcext:value-type="float">
            <text:p>1,176,825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7" calcext:value-type="float">
            <text:p>2017</text:p>
          </table:table-cell>
          <table:table-cell table:style-name="ce175" office:value-type="float" office:value="550000" calcext:value-type="float">
            <text:p>550,000</text:p>
          </table:table-cell>
          <table:table-cell table:style-name="ce175" office:value-type="float" office:value="6465128" calcext:value-type="float">
            <text:p>6,465,128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6:.E26])" office:value-type="float" office:value="7015128" calcext:value-type="float">
            <text:p>7,015,128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8" calcext:value-type="float">
            <text:p>2018</text:p>
          </table:table-cell>
          <table:table-cell table:style-name="ce175" office:value-type="float" office:value="175000" calcext:value-type="float">
            <text:p>175,000</text:p>
          </table:table-cell>
          <table:table-cell table:style-name="ce175" office:value-type="float" office:value="7952669" calcext:value-type="float">
            <text:p>7,952,669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7:.E27])" office:value-type="float" office:value="8127669" calcext:value-type="float">
            <text:p>8,127,669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375000" calcext:value-type="float">
            <text:p>375,000</text:p>
          </table:table-cell>
          <table:table-cell table:style-name="ce175" office:value-type="float" office:value="744271" calcext:value-type="float">
            <text:p>744,271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8:.E28])" office:value-type="float" office:value="1119271" calcext:value-type="float">
            <text:p>1,119,271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string" calcext:value-type="string">
            <text:p>Thereaafter</text:p>
          </table:table-cell>
          <table:table-cell table:style-name="ce175" office:value-type="float" office:value="1000000" calcext:value-type="float">
            <text:p>1,000,000</text:p>
          </table:table-cell>
          <table:table-cell table:style-name="ce175" office:value-type="float" office:value="51953060" calcext:value-type="float">
            <text:p>51,953,060</text:p>
          </table:table-cell>
          <table:table-cell table:style-name="ce175" office:value-type="string" calcext:value-type="string">
            <text:p>-</text:p>
          </table:table-cell>
          <table:table-cell table:style-name="ce175" table:formula="of:=SUM([.C29:.E29])" office:value-type="float" office:value="52953060" calcext:value-type="float">
            <text:p>52,953,060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59" office:value-type="string" calcext:value-type="string">
            <text:p>Discount</text:p>
          </table:table-cell>
          <table:table-cell table:style-name="ce175"/>
          <table:table-cell table:style-name="ce175" office:value-type="float" office:value="-5537" calcext:value-type="float">
            <text:p>-5,537</text:p>
          </table:table-cell>
          <table:table-cell table:style-name="ce175"/>
          <table:table-cell table:style-name="ce175" table:formula="of:=SUM([.C30:.E30])" office:value-type="float" office:value="-5537" calcext:value-type="float">
            <text:p>-5,537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50"/>
          <table:table-cell table:style-name="ce160" office:value-type="string" calcext:value-type="string">
            <text:p>Total</text:p>
          </table:table-cell>
          <table:table-cell table:style-name="ce176" table:formula="of:=SUM([.C24:.C30])" office:value-type="float" office:value="14460295" calcext:value-type="float">
            <text:p>14,460,295</text:p>
          </table:table-cell>
          <table:table-cell table:style-name="ce176" table:formula="of:=SUM([.D24:.D30])" office:value-type="float" office:value="77325775" calcext:value-type="float">
            <text:p>77,325,775</text:p>
          </table:table-cell>
          <table:table-cell table:style-name="ce176" table:formula="of:=SUM([.E24:.E30])" office:value-type="float" office:value="-3402988" calcext:value-type="float">
            <text:p>-3,402,988</text:p>
          </table:table-cell>
          <table:table-cell table:style-name="ce176" table:formula="of:=SUM([.F24:.F30])" office:value-type="float" office:value="88383082" calcext:value-type="float">
            <text:p>88,383,082</text:p>
          </table:table-cell>
          <table:table-cell table:style-name="ce188" table:number-columns-repeated="20"/>
          <table:table-cell table:number-columns-repeated="998"/>
        </table:table-row>
        <table:table-row table:style-name="ro1">
          <table:table-cell table:style-name="ce149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 office:value-type="float" office:value="2015" calcext:value-type="float">
            <text:p>2015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16" calcext:value-type="float">
            <text:p>2016</text:p>
          </table:table-cell>
          <table:table-cell table:style-name="ce175" office:value-type="float" office:value="402795" calcext:value-type="float">
            <text:p>402,795</text:p>
          </table:table-cell>
          <table:table-cell table:style-name="ce175" office:value-type="float" office:value="6439457" calcext:value-type="float">
            <text:p>6,439,457</text:p>
          </table:table-cell>
          <table:table-cell table:style-name="ce175" table:formula="of:=SUM([.C34:.D34])" office:value-type="float" office:value="6842252" calcext:value-type="float">
            <text:p>6,842,25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7" calcext:value-type="float">
            <text:p>2017</text:p>
          </table:table-cell>
          <table:table-cell table:style-name="ce175" office:value-type="float" office:value="250004" calcext:value-type="float">
            <text:p>250,004</text:p>
          </table:table-cell>
          <table:table-cell table:style-name="ce175" office:value-type="float" office:value="6465127" calcext:value-type="float">
            <text:p>6,465,127</text:p>
          </table:table-cell>
          <table:table-cell table:style-name="ce175" table:formula="of:=SUM([.C35:.D35])" office:value-type="float" office:value="6715131" calcext:value-type="float">
            <text:p>6,715,13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8" calcext:value-type="float">
            <text:p>2018</text:p>
          </table:table-cell>
          <table:table-cell table:style-name="ce175" office:value-type="float" office:value="175008" calcext:value-type="float">
            <text:p>175,008</text:p>
          </table:table-cell>
          <table:table-cell table:style-name="ce175" office:value-type="float" office:value="7952669" calcext:value-type="float">
            <text:p>7,952,669</text:p>
          </table:table-cell>
          <table:table-cell table:style-name="ce175" table:formula="of:=SUM([.C36:.D36])" office:value-type="float" office:value="8127677" calcext:value-type="float">
            <text:p>8,127,677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125000" calcext:value-type="float">
            <text:p>125,000</text:p>
          </table:table-cell>
          <table:table-cell table:style-name="ce175" office:value-type="float" office:value="3572332" calcext:value-type="float">
            <text:p>3,572,332</text:p>
          </table:table-cell>
          <table:table-cell table:style-name="ce175" table:formula="of:=SUM([.C37:.D37])" office:value-type="float" office:value="3697332" calcext:value-type="float">
            <text:p>3,697,33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200000" calcext:value-type="float">
            <text:p>200,000</text:p>
          </table:table-cell>
          <table:table-cell table:style-name="ce175" office:value-type="float" office:value="855000" calcext:value-type="float">
            <text:p>855,000</text:p>
          </table:table-cell>
          <table:table-cell table:style-name="ce175" table:formula="of:=SUM([.C38:.D38])" office:value-type="float" office:value="1055000" calcext:value-type="float">
            <text:p>1,055,0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9" office:value-type="string" calcext:value-type="string">
            <text:p>Thereafter</text:p>
          </table:table-cell>
          <table:table-cell table:style-name="ce175" office:value-type="float" office:value="1200000" calcext:value-type="float">
            <text:p>1,200,000</text:p>
          </table:table-cell>
          <table:table-cell table:style-name="ce175" office:value-type="float" office:value="48269999" calcext:value-type="float">
            <text:p>48,269,999</text:p>
          </table:table-cell>
          <table:table-cell table:style-name="ce175" table:formula="of:=SUM([.C39:.D39])" office:value-type="float" office:value="49469999" calcext:value-type="float">
            <text:p>49,469,999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9" office:value-type="string" calcext:value-type="string">
            <text:p>Discount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-3293" calcext:value-type="float">
            <text:p>-3,293</text:p>
          </table:table-cell>
          <table:table-cell table:style-name="ce175" table:formula="of:=SUM([.C40:.D40])" office:value-type="float" office:value="-3293" calcext:value-type="float">
            <text:p>-3,29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61" office:value-type="string" calcext:value-type="string">
            <text:p>Total</text:p>
          </table:table-cell>
          <table:table-cell table:style-name="ce177" table:formula="of:=SUM([.C34:.C40])" office:value-type="float" office:value="2352807" calcext:value-type="float">
            <text:p>2,352,807</text:p>
          </table:table-cell>
          <table:table-cell table:style-name="ce177" table:formula="of:=SUM([.D34:.D40])" office:value-type="float" office:value="73551291" calcext:value-type="float">
            <text:p>73,551,291</text:p>
          </table:table-cell>
          <table:table-cell table:style-name="ce177" table:formula="of:=SUM([.E34:.E40])" office:value-type="float" office:value="75904098" calcext:value-type="float">
            <text:p>75,904,09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0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 office:value-type="float" office:value="2016" calcext:value-type="float">
            <text:p>2016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17" calcext:value-type="float">
            <text:p>2017</text:p>
          </table:table-cell>
          <table:table-cell table:style-name="ce175" office:value-type="float" office:value="312508" calcext:value-type="float">
            <text:p>312,508</text:p>
          </table:table-cell>
          <table:table-cell table:style-name="ce175" office:value-type="float" office:value="7305128" calcext:value-type="float">
            <text:p>7,305,128</text:p>
          </table:table-cell>
          <table:table-cell table:style-name="ce175" table:formula="of:=SUM([.C44:.D44])" office:value-type="float" office:value="7617636" calcext:value-type="float">
            <text:p>7,617,63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18" calcext:value-type="float">
            <text:p>2018</text:p>
          </table:table-cell>
          <table:table-cell table:style-name="ce175" office:value-type="float" office:value="487516" calcext:value-type="float">
            <text:p>487,516</text:p>
          </table:table-cell>
          <table:table-cell table:style-name="ce175" office:value-type="float" office:value="8832669" calcext:value-type="float">
            <text:p>8,832,669</text:p>
          </table:table-cell>
          <table:table-cell table:style-name="ce175" table:formula="of:=SUM([.C45:.D45])" office:value-type="float" office:value="9320185" calcext:value-type="float">
            <text:p>9,320,18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437500" calcext:value-type="float">
            <text:p>437,500</text:p>
          </table:table-cell>
          <table:table-cell table:style-name="ce175" office:value-type="float" office:value="1774270" calcext:value-type="float">
            <text:p>1,774,270</text:p>
          </table:table-cell>
          <table:table-cell table:style-name="ce175" table:formula="of:=SUM([.C46:.D46])" office:value-type="float" office:value="2211770" calcext:value-type="float">
            <text:p>2,211,770</text:p>
          </table:table-cell>
          <table:table-cell table:style-name="ce188" table:number-columns-repeated="5"/>
          <table:table-cell table:style-name="ce188" office:value-type="string" calcext:value-type="string">
            <text:p><text:s/></text:p>
          </table:table-cell>
          <table:table-cell table:style-name="ce188" table:number-columns-repeated="15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762504" calcext:value-type="float">
            <text:p>762,504</text:p>
          </table:table-cell>
          <table:table-cell table:style-name="ce175" office:value-type="float" office:value="1872822" calcext:value-type="float">
            <text:p>1,872,822</text:p>
          </table:table-cell>
          <table:table-cell table:style-name="ce175" table:formula="of:=SUM([.C47:.D47])" office:value-type="float" office:value="2635326" calcext:value-type="float">
            <text:p>2,635,32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1" calcext:value-type="float">
            <text:p>2021</text:p>
          </table:table-cell>
          <table:table-cell table:style-name="ce175" office:value-type="float" office:value="500000" calcext:value-type="float">
            <text:p>500,000</text:p>
          </table:table-cell>
          <table:table-cell table:style-name="ce175" office:value-type="float" office:value="1971606" calcext:value-type="float">
            <text:p>1,971,606</text:p>
          </table:table-cell>
          <table:table-cell table:style-name="ce175" table:formula="of:=SUM([.C48:.D48])" office:value-type="float" office:value="2471606" calcext:value-type="float">
            <text:p>2,471,60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string" calcext:value-type="string">
            <text:p>Thereafter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80013633" calcext:value-type="float">
            <text:p>80,013,633</text:p>
          </table:table-cell>
          <table:table-cell table:style-name="ce175" table:formula="of:=SUM([.C49:.D49])" office:value-type="float" office:value="80013633" calcext:value-type="float">
            <text:p>80,013,63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string" calcext:value-type="string">
            <text:p>Premium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587540" calcext:value-type="float">
            <text:p>587,540</text:p>
          </table:table-cell>
          <table:table-cell table:style-name="ce175" table:formula="of:=SUM([.C50:.D50])" office:value-type="float" office:value="587540" calcext:value-type="float">
            <text:p>587,54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1" office:value-type="string" calcext:value-type="string">
            <text:p>Total</text:p>
          </table:table-cell>
          <table:table-cell table:style-name="ce177" table:formula="of:=SUM([.C44:.C50])" office:value-type="float" office:value="2500028" calcext:value-type="float">
            <text:p>2,500,028</text:p>
          </table:table-cell>
          <table:table-cell table:style-name="ce177" table:formula="of:=SUM([.D44:.D50])" office:value-type="float" office:value="102357668" calcext:value-type="float">
            <text:p>102,357,668</text:p>
          </table:table-cell>
          <table:table-cell table:style-name="ce177" table:formula="of:=SUM([.E44:.E50])" office:value-type="float" office:value="104857696" calcext:value-type="float">
            <text:p>104,857,69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 office:value-type="float" office:value="2017" calcext:value-type="float">
            <text:p>2017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18" calcext:value-type="float">
            <text:p>2018</text:p>
          </table:table-cell>
          <table:table-cell table:style-name="ce179" office:value-type="float" office:value="612526" calcext:value-type="float">
            <text:p>612,526</text:p>
          </table:table-cell>
          <table:table-cell table:style-name="ce179" office:value-type="float" office:value="9110000" calcext:value-type="float">
            <text:p>9,110,000</text:p>
          </table:table-cell>
          <table:table-cell table:style-name="ce179" table:formula="of:=SUM([.C54:.D54])" office:value-type="float" office:value="9722526" calcext:value-type="float">
            <text:p>9,722,52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19" calcext:value-type="float">
            <text:p>2019</text:p>
          </table:table-cell>
          <table:table-cell table:style-name="ce179" office:value-type="float" office:value="562502" calcext:value-type="float">
            <text:p>562,502</text:p>
          </table:table-cell>
          <table:table-cell table:style-name="ce179" office:value-type="float" office:value="2225000" calcext:value-type="float">
            <text:p>2,225,000</text:p>
          </table:table-cell>
          <table:table-cell table:style-name="ce179" table:formula="of:=SUM([.C55:.D55])" office:value-type="float" office:value="2787502" calcext:value-type="float">
            <text:p>2,787,50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0" calcext:value-type="float">
            <text:p>2020</text:p>
          </table:table-cell>
          <table:table-cell table:style-name="ce179" office:value-type="float" office:value="887500" calcext:value-type="float">
            <text:p>887,500</text:p>
          </table:table-cell>
          <table:table-cell table:style-name="ce179" office:value-type="float" office:value="3545000" calcext:value-type="float">
            <text:p>3,545,000</text:p>
          </table:table-cell>
          <table:table-cell table:style-name="ce179" table:formula="of:=SUM([.C56:.D56])" office:value-type="float" office:value="4432500" calcext:value-type="float">
            <text:p>4,432,5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1" calcext:value-type="float">
            <text:p>2021</text:p>
          </table:table-cell>
          <table:table-cell table:style-name="ce179" office:value-type="float" office:value="625000" calcext:value-type="float">
            <text:p>625,000</text:p>
          </table:table-cell>
          <table:table-cell table:style-name="ce179" office:value-type="float" office:value="2455000" calcext:value-type="float">
            <text:p>2,455,000</text:p>
          </table:table-cell>
          <table:table-cell table:style-name="ce179" table:formula="of:=SUM([.C57:.D57])" office:value-type="float" office:value="3080000" calcext:value-type="float">
            <text:p>3,080,0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2" calcext:value-type="float">
            <text:p>2022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5405000" calcext:value-type="float">
            <text:p>5,405,000</text:p>
          </table:table-cell>
          <table:table-cell table:style-name="ce179" table:formula="of:=SUM([.C58:.D58])" office:value-type="float" office:value="5405000" calcext:value-type="float">
            <text:p>5,405,0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string" calcext:value-type="string">
            <text:p>Thereafter</text:p>
          </table:table-cell>
          <table:table-cell table:style-name="ce179" office:value-type="float" office:value="1000000" calcext:value-type="float">
            <text:p>1,000,000</text:p>
          </table:table-cell>
          <table:table-cell table:style-name="ce179" office:value-type="float" office:value="115085000" calcext:value-type="float">
            <text:p>115,085,000</text:p>
          </table:table-cell>
          <table:table-cell table:style-name="ce179" table:formula="of:=SUM([.C59:.D59])" office:value-type="float" office:value="116085000" calcext:value-type="float">
            <text:p>116,085,0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1"/>
          <table:table-cell table:style-name="ce164" office:value-type="string" calcext:value-type="string">
            <text:p>Subtotal</text:p>
          </table:table-cell>
          <table:table-cell table:style-name="ce180" table:formula="of:=SUM([.C54:.C59])" office:value-type="float" office:value="3687528" calcext:value-type="float">
            <text:p>3,687,528</text:p>
          </table:table-cell>
          <table:table-cell table:style-name="ce180" table:formula="of:=SUM([.D54:.D59])" office:value-type="float" office:value="137825000" calcext:value-type="float">
            <text:p>137,825,000</text:p>
          </table:table-cell>
          <table:table-cell table:style-name="ce180" table:formula="of:=SUM([.E54:.E59])" office:value-type="float" office:value="141512528" calcext:value-type="float">
            <text:p>141,512,52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Costs</text:p>
          </table:table-cell>
          <table:table-cell table:style-name="ce181" office:value-type="string" calcext:value-type="string">
            <text:p>-</text:p>
          </table:table-cell>
          <table:table-cell table:style-name="ce187" office:value-type="float" office:value="-4859966" calcext:value-type="float">
            <text:p>-4,859,966</text:p>
          </table:table-cell>
          <table:table-cell table:style-name="ce187" table:formula="of:=SUM([.C61:.D61])" office:value-type="float" office:value="-4859966" calcext:value-type="float">
            <text:p>-4,859,96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6" office:value-type="string" calcext:value-type="string">
            <text:p>Total</text:p>
          </table:table-cell>
          <table:table-cell table:style-name="ce182" table:formula="of:=SUM([.C60:.C61])" office:value-type="float" office:value="3687528" calcext:value-type="float">
            <text:p>3,687,528</text:p>
          </table:table-cell>
          <table:table-cell table:style-name="ce182" table:formula="of:=SUM([.D60:.D61])" office:value-type="float" office:value="132965034" calcext:value-type="float">
            <text:p>132,965,034</text:p>
          </table:table-cell>
          <table:table-cell table:style-name="ce182" table:formula="of:=(SUM([.E60:.E61]))" office:value-type="float" office:value="136652562" calcext:value-type="float">
            <text:p>136,652,56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52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 office:value-type="float" office:value="2018" calcext:value-type="float">
            <text:p>2018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19" calcext:value-type="float">
            <text:p>2019</text:p>
          </table:table-cell>
          <table:table-cell table:style-name="ce175" office:value-type="float" office:value="491668" calcext:value-type="float">
            <text:p>491,668</text:p>
          </table:table-cell>
          <table:table-cell table:style-name="ce175" office:value-type="float" office:value="2225000" calcext:value-type="float">
            <text:p>2,225,000</text:p>
          </table:table-cell>
          <table:table-cell table:style-name="ce175" table:formula="of:=SUM([.C65:.D65])" office:value-type="float" office:value="2716668" calcext:value-type="float">
            <text:p>2,716,66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987512" calcext:value-type="float">
            <text:p>987,512</text:p>
          </table:table-cell>
          <table:table-cell table:style-name="ce175" office:value-type="float" office:value="3545000" calcext:value-type="float">
            <text:p>3,545,000</text:p>
          </table:table-cell>
          <table:table-cell table:style-name="ce175" table:formula="of:=SUM([.C66:.D66])" office:value-type="float" office:value="4532512" calcext:value-type="float">
            <text:p>4,532,51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1" calcext:value-type="float">
            <text:p>2021</text:p>
          </table:table-cell>
          <table:table-cell table:style-name="ce175" office:value-type="float" office:value="712500" calcext:value-type="float">
            <text:p>712,500</text:p>
          </table:table-cell>
          <table:table-cell table:style-name="ce175" office:value-type="float" office:value="2455000" calcext:value-type="float">
            <text:p>2,455,000</text:p>
          </table:table-cell>
          <table:table-cell table:style-name="ce175" table:formula="of:=SUM([.C67:.D67])" office:value-type="float" office:value="3167500" calcext:value-type="float">
            <text:p>3,167,5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2" calcext:value-type="float">
            <text:p>2022</text:p>
          </table:table-cell>
          <table:table-cell table:style-name="ce175" office:value-type="float" office:value="62500" calcext:value-type="float">
            <text:p>62,500</text:p>
          </table:table-cell>
          <table:table-cell table:style-name="ce175" office:value-type="float" office:value="2650000" calcext:value-type="float">
            <text:p>2,650,000</text:p>
          </table:table-cell>
          <table:table-cell table:style-name="ce175" table:formula="of:=SUM([.C68:.D68])" office:value-type="float" office:value="2712500" calcext:value-type="float">
            <text:p>2,712,5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3" calcext:value-type="float">
            <text:p>2023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2995000" calcext:value-type="float">
            <text:p>2,995,000</text:p>
          </table:table-cell>
          <table:table-cell table:style-name="ce175" table:formula="of:=SUM([.C69:.D69])-[.F73]" office:value-type="float" office:value="2995000" calcext:value-type="float">
            <text:p>2,995,00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string" calcext:value-type="string">
            <text:p>Thereafter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117756675" calcext:value-type="float">
            <text:p>117,756,675</text:p>
          </table:table-cell>
          <table:table-cell table:style-name="ce175" table:formula="of:=SUM([.C70:.D70])" office:value-type="float" office:value="117756675" calcext:value-type="float">
            <text:p>117,756,67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0" office:value-type="string" calcext:value-type="string">
            <text:p>Subtotal</text:p>
          </table:table-cell>
          <table:table-cell table:style-name="ce176" table:formula="of:=SUM([.C65:.C70])" office:value-type="float" office:value="2254180" calcext:value-type="float">
            <text:p>2,254,180</text:p>
          </table:table-cell>
          <table:table-cell table:style-name="ce176" table:formula="of:=SUM([.D65:.D70])" office:value-type="float" office:value="131626675" calcext:value-type="float">
            <text:p>131,626,675</text:p>
          </table:table-cell>
          <table:table-cell table:style-name="ce176" table:formula="of:=SUM([.E65:.E70])" office:value-type="float" office:value="133880855" calcext:value-type="float">
            <text:p>133,880,85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7" office:value-type="string" calcext:value-type="string">
            <text:p>Costs</text:p>
          </table:table-cell>
          <table:table-cell table:style-name="ce183"/>
          <table:table-cell table:style-name="ce183" office:value-type="float" office:value="-4488958" calcext:value-type="float">
            <text:p>-4,488,958</text:p>
          </table:table-cell>
          <table:table-cell table:style-name="ce183" table:formula="of:=SUM([.C72:.D72])" office:value-type="float" office:value="-4488958" calcext:value-type="float">
            <text:p>-4,488,95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1" office:value-type="string" calcext:value-type="string">
            <text:p>Total</text:p>
          </table:table-cell>
          <table:table-cell table:style-name="ce177" table:formula="of:=SUM([.C71:.C72])" office:value-type="float" office:value="2254180" calcext:value-type="float">
            <text:p>2,254,180</text:p>
          </table:table-cell>
          <table:table-cell table:style-name="ce177" table:formula="of:=SUM([.D71:.D72])" office:value-type="float" office:value="127137717" calcext:value-type="float">
            <text:p>127,137,717</text:p>
          </table:table-cell>
          <table:table-cell table:style-name="ce177" table:formula="of:=SUM([.E71:.E72])" office:value-type="float" office:value="129391897" calcext:value-type="float">
            <text:p>129,391,897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4" table:number-columns-repeated="3"/>
          <table:table-cell table:style-name="ce188" table:number-columns-repeated="22"/>
          <table:table-cell table:number-columns-repeated="998"/>
        </table:table-row>
        <table:table-row table:style-name="ro1">
          <table:table-cell table:style-name="ce149" office:value-type="float" office:value="2019" calcext:value-type="float">
            <text:p>2019</text:p>
          </table:table-cell>
          <table:table-cell table:style-name="ce158" office:value-type="date" office:date-value="2023-06-30" calcext:value-type="date">
            <text:p>June 30</text:p>
          </table:table-cell>
          <table:table-cell table:style-name="ce174" office:value-type="string" calcext:value-type="string">
            <text:p>RSED Total</text:p>
          </table:table-cell>
          <table:table-cell table:style-name="ce174" office:value-type="string" calcext:value-type="string">
            <text:p>LDC Total</text:p>
          </table:table-cell>
          <table:table-cell table:style-name="ce174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0" calcext:value-type="float">
            <text:p>2020</text:p>
          </table:table-cell>
          <table:table-cell table:style-name="ce175" office:value-type="float" office:value="775000" calcext:value-type="float">
            <text:p>775,000</text:p>
          </table:table-cell>
          <table:table-cell table:style-name="ce175" office:value-type="float" office:value="2915122" calcext:value-type="float">
            <text:p>2,915,122</text:p>
          </table:table-cell>
          <table:table-cell table:style-name="ce175" table:formula="of:=SUM([.C76:.D76])" office:value-type="float" office:value="3690122" calcext:value-type="float">
            <text:p>3,690,12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1" calcext:value-type="float">
            <text:p>2021</text:p>
          </table:table-cell>
          <table:table-cell table:style-name="ce175" office:value-type="float" office:value="887500" calcext:value-type="float">
            <text:p>887,500</text:p>
          </table:table-cell>
          <table:table-cell table:style-name="ce175" office:value-type="float" office:value="3304934" calcext:value-type="float">
            <text:p>3,304,934</text:p>
          </table:table-cell>
          <table:table-cell table:style-name="ce175" table:formula="of:=SUM([.C77:.D77])" office:value-type="float" office:value="4192434" calcext:value-type="float">
            <text:p>4,192,434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2" calcext:value-type="float">
            <text:p>2022</text:p>
          </table:table-cell>
          <table:table-cell table:style-name="ce175" office:value-type="float" office:value="562500" calcext:value-type="float">
            <text:p>562,500</text:p>
          </table:table-cell>
          <table:table-cell table:style-name="ce175" office:value-type="float" office:value="3083571" calcext:value-type="float">
            <text:p>3,083,571</text:p>
          </table:table-cell>
          <table:table-cell table:style-name="ce175" table:formula="of:=SUM([.C78:.D78])" office:value-type="float" office:value="3646071" calcext:value-type="float">
            <text:p>3,646,07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3" calcext:value-type="float">
            <text:p>2023</text:p>
          </table:table-cell>
          <table:table-cell table:style-name="ce175" office:value-type="float" office:value="112500" calcext:value-type="float">
            <text:p>112,500</text:p>
          </table:table-cell>
          <table:table-cell table:style-name="ce175" office:value-type="float" office:value="3449143" calcext:value-type="float">
            <text:p>3,449,143</text:p>
          </table:table-cell>
          <table:table-cell table:style-name="ce175" table:formula="of:=SUM([.C79:.D79])" office:value-type="float" office:value="3561643" calcext:value-type="float">
            <text:p>3,561,64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float" office:value="2024" calcext:value-type="float">
            <text:p>2024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3609956" calcext:value-type="float">
            <text:p>3,609,956</text:p>
          </table:table-cell>
          <table:table-cell table:style-name="ce175" table:formula="of:=SUM([.C80:.D80])" office:value-type="float" office:value="3609956" calcext:value-type="float">
            <text:p>3,609,95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59" office:value-type="string" calcext:value-type="string">
            <text:p>Thereafter</text:p>
          </table:table-cell>
          <table:table-cell table:style-name="ce175" office:value-type="string" calcext:value-type="string">
            <text:p>-</text:p>
          </table:table-cell>
          <table:table-cell table:style-name="ce175" office:value-type="float" office:value="149650238" calcext:value-type="float">
            <text:p>149,650,238</text:p>
          </table:table-cell>
          <table:table-cell table:style-name="ce175" table:formula="of:=SUM([.C81:.D81])" office:value-type="float" office:value="149650238" calcext:value-type="float">
            <text:p>149,650,23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0" office:value-type="string" calcext:value-type="string">
            <text:p>Subtotal</text:p>
          </table:table-cell>
          <table:table-cell table:style-name="ce176" table:formula="of:=SUM([.C76:.C81])" office:value-type="float" office:value="2337500" calcext:value-type="float">
            <text:p>2,337,500</text:p>
          </table:table-cell>
          <table:table-cell table:style-name="ce176" table:formula="of:=SUM([.D76:.D81])" office:value-type="float" office:value="166012964" calcext:value-type="float">
            <text:p>166,012,964</text:p>
          </table:table-cell>
          <table:table-cell table:style-name="ce176" table:formula="of:=SUM([.E76:.E81])" office:value-type="float" office:value="168350464" calcext:value-type="float">
            <text:p>168,350,464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7" office:value-type="string" calcext:value-type="string">
            <text:p>Costs</text:p>
          </table:table-cell>
          <table:table-cell table:style-name="ce183" office:value-type="string" calcext:value-type="string">
            <text:p>-</text:p>
          </table:table-cell>
          <table:table-cell table:style-name="ce183" office:value-type="float" office:value="-4751620" calcext:value-type="float">
            <text:p>-4,751,620</text:p>
          </table:table-cell>
          <table:table-cell table:style-name="ce183" table:formula="of:=SUM([.C83:.D83])" office:value-type="float" office:value="-4751620" calcext:value-type="float">
            <text:p>-4,751,62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8" office:value-type="string" calcext:value-type="string">
            <text:p>Total</text:p>
          </table:table-cell>
          <table:table-cell table:style-name="ce184" table:formula="of:=SUM([.C82:.C83])" office:value-type="float" office:value="2337500" calcext:value-type="float">
            <text:p>2,337,500</text:p>
          </table:table-cell>
          <table:table-cell table:style-name="ce184" table:formula="of:=SUM([.D82:.D83])" office:value-type="float" office:value="161261344" calcext:value-type="float">
            <text:p>161,261,344</text:p>
          </table:table-cell>
          <table:table-cell table:style-name="ce189" table:formula="of:=SUM([.E82:.E83])" office:value-type="float" office:value="163598844" calcext:value-type="float">
            <text:p>163,598,844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9"/>
          <table:table-cell table:style-name="ce185" table:number-columns-repeated="3"/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 office:value-type="float" office:value="2020" calcext:value-type="float">
            <text:p>2020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1" calcext:value-type="float">
            <text:p>2021</text:p>
          </table:table-cell>
          <table:table-cell table:style-name="ce179" office:value-type="float" office:value="1498180" calcext:value-type="float">
            <text:p>1,498,180</text:p>
          </table:table-cell>
          <table:table-cell table:style-name="ce179" office:value-type="float" office:value="2508117" calcext:value-type="float">
            <text:p>2,508,117</text:p>
          </table:table-cell>
          <table:table-cell table:style-name="ce179" table:formula="of:=SUM([.C87:.D87])" office:value-type="float" office:value="4006297" calcext:value-type="float">
            <text:p>4,006,297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2" calcext:value-type="float">
            <text:p>2022</text:p>
          </table:table-cell>
          <table:table-cell table:style-name="ce179" office:value-type="float" office:value="2586793" calcext:value-type="float">
            <text:p>2,586,793</text:p>
          </table:table-cell>
          <table:table-cell table:style-name="ce179" office:value-type="float" office:value="5408669" calcext:value-type="float">
            <text:p>5,408,669</text:p>
          </table:table-cell>
          <table:table-cell table:style-name="ce179" table:formula="of:=SUM([.C88:.D88])" office:value-type="float" office:value="7995462" calcext:value-type="float">
            <text:p>7,995,46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3" calcext:value-type="float">
            <text:p>2023</text:p>
          </table:table-cell>
          <table:table-cell table:style-name="ce179" office:value-type="float" office:value="1551030" calcext:value-type="float">
            <text:p>1,551,030</text:p>
          </table:table-cell>
          <table:table-cell table:style-name="ce179" office:value-type="float" office:value="3034462" calcext:value-type="float">
            <text:p>3,034,462</text:p>
          </table:table-cell>
          <table:table-cell table:style-name="ce179" table:formula="of:=SUM([.C89:.D89])" office:value-type="float" office:value="4585492" calcext:value-type="float">
            <text:p>4,585,49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4" calcext:value-type="float">
            <text:p>2024</text:p>
          </table:table-cell>
          <table:table-cell table:style-name="ce179" office:value-type="float" office:value="1086919" calcext:value-type="float">
            <text:p>1,086,919</text:p>
          </table:table-cell>
          <table:table-cell table:style-name="ce179" office:value-type="float" office:value="3180506" calcext:value-type="float">
            <text:p>3,180,506</text:p>
          </table:table-cell>
          <table:table-cell table:style-name="ce179" table:formula="of:=SUM([.C90:.D90])" office:value-type="float" office:value="4267425" calcext:value-type="float">
            <text:p>4,267,42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5" calcext:value-type="float">
            <text:p>2025</text:p>
          </table:table-cell>
          <table:table-cell table:style-name="ce179" office:value-type="float" office:value="927211" calcext:value-type="float">
            <text:p>927,211</text:p>
          </table:table-cell>
          <table:table-cell table:style-name="ce179" office:value-type="float" office:value="3471812" calcext:value-type="float">
            <text:p>3,471,812</text:p>
          </table:table-cell>
          <table:table-cell table:style-name="ce179" table:formula="of:=SUM([.C91:.D91])" office:value-type="float" office:value="4399023" calcext:value-type="float">
            <text:p>4,399,02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string" calcext:value-type="string">
            <text:p>Thereafter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147927462" calcext:value-type="float">
            <text:p>147,927,462</text:p>
          </table:table-cell>
          <table:table-cell table:style-name="ce179" table:formula="of:=SUM([.C92:.D92])" office:value-type="float" office:value="147927462" calcext:value-type="float">
            <text:p>147,927,46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70" office:value-type="string" calcext:value-type="string">
            <text:p>Subtotal</text:p>
          </table:table-cell>
          <table:table-cell table:style-name="ce186" table:formula="of:=SUM([.C87:.C92])" office:value-type="float" office:value="7650133" calcext:value-type="float">
            <text:p>7,650,133</text:p>
          </table:table-cell>
          <table:table-cell table:style-name="ce186" table:formula="of:=SUM([.D87:.D92])" office:value-type="float" office:value="165531028" calcext:value-type="float">
            <text:p>165,531,028</text:p>
          </table:table-cell>
          <table:table-cell table:style-name="ce186" table:formula="of:=SUM([.E87:.E92])" office:value-type="float" office:value="173181161" calcext:value-type="float">
            <text:p>173,181,16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Costs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-4480037" calcext:value-type="float">
            <text:p>-4,480,037</text:p>
          </table:table-cell>
          <table:table-cell table:style-name="ce187" table:formula="of:=SUM([.C94:.D94])" office:value-type="float" office:value="-4480037" calcext:value-type="float">
            <text:p>-4,480,037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Total</text:p>
          </table:table-cell>
          <table:table-cell table:style-name="ce187" table:formula="of:=SUM([.C93:.C94])" office:value-type="float" office:value="7650133" calcext:value-type="float">
            <text:p>7,650,133</text:p>
          </table:table-cell>
          <table:table-cell table:style-name="ce187" table:formula="of:=SUM([.D93:.D94])" office:value-type="float" office:value="161050991" calcext:value-type="float">
            <text:p>161,050,991</text:p>
          </table:table-cell>
          <table:table-cell table:style-name="ce190" table:formula="of:=SUM([.E93:.E94])" office:value-type="float" office:value="168701124" calcext:value-type="float">
            <text:p>168,701,124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9"/>
          <table:table-cell table:style-name="ce185" table:number-columns-repeated="3"/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 office:value-type="float" office:value="2021" calcext:value-type="float">
            <text:p>2021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2" calcext:value-type="float">
            <text:p>2022</text:p>
          </table:table-cell>
          <table:table-cell table:style-name="ce179" office:value-type="float" office:value="2890204" calcext:value-type="float">
            <text:p>2,890,204</text:p>
          </table:table-cell>
          <table:table-cell table:style-name="ce179" office:value-type="float" office:value="5408669" calcext:value-type="float">
            <text:p>5,408,669</text:p>
          </table:table-cell>
          <table:table-cell table:style-name="ce179" table:formula="of:=SUM([.C98:.D98])" office:value-type="float" office:value="8298873" calcext:value-type="float">
            <text:p>8,298,87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3" calcext:value-type="float">
            <text:p>2023</text:p>
          </table:table-cell>
          <table:table-cell table:style-name="ce179" office:value-type="float" office:value="1548026" calcext:value-type="float">
            <text:p>1,548,026</text:p>
          </table:table-cell>
          <table:table-cell table:style-name="ce179" office:value-type="float" office:value="4028136" calcext:value-type="float">
            <text:p>4,028,136</text:p>
          </table:table-cell>
          <table:table-cell table:style-name="ce179" table:formula="of:=SUM([.C99:.D99])" office:value-type="float" office:value="5576162" calcext:value-type="float">
            <text:p>5,576,162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4" calcext:value-type="float">
            <text:p>2024</text:p>
          </table:table-cell>
          <table:table-cell table:style-name="ce179" office:value-type="float" office:value="1083731" calcext:value-type="float">
            <text:p>1,083,731</text:p>
          </table:table-cell>
          <table:table-cell table:style-name="ce179" office:value-type="float" office:value="3445507" calcext:value-type="float">
            <text:p>3,445,507</text:p>
          </table:table-cell>
          <table:table-cell table:style-name="ce179" table:formula="of:=SUM([.C100:.D100])" office:value-type="float" office:value="4529238" calcext:value-type="float">
            <text:p>4,529,23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5" calcext:value-type="float">
            <text:p>2025</text:p>
          </table:table-cell>
          <table:table-cell table:style-name="ce179" office:value-type="float" office:value="884892" calcext:value-type="float">
            <text:p>884,892</text:p>
          </table:table-cell>
          <table:table-cell table:style-name="ce179" office:value-type="float" office:value="3746812" calcext:value-type="float">
            <text:p>3,746,812</text:p>
          </table:table-cell>
          <table:table-cell table:style-name="ce179" table:formula="of:=SUM([.C101:.D101])" office:value-type="float" office:value="4631704" calcext:value-type="float">
            <text:p>4,631,704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6" calcext:value-type="float">
            <text:p>2026</text:p>
          </table:table-cell>
          <table:table-cell table:style-name="ce179" office:value-type="float" office:value="160989" calcext:value-type="float">
            <text:p>160,989</text:p>
          </table:table-cell>
          <table:table-cell table:style-name="ce179" office:value-type="float" office:value="4123391" calcext:value-type="float">
            <text:p>4,123,391</text:p>
          </table:table-cell>
          <table:table-cell table:style-name="ce179" table:formula="of:=SUM([.C102:.D102])" office:value-type="float" office:value="4284380" calcext:value-type="float">
            <text:p>4,284,38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string" calcext:value-type="string">
            <text:p>Thereafter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171184066" calcext:value-type="float">
            <text:p>171,184,066</text:p>
          </table:table-cell>
          <table:table-cell table:style-name="ce179" table:formula="of:=SUM([.C103:.D103])" office:value-type="float" office:value="171184066" calcext:value-type="float">
            <text:p>171,184,06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70" office:value-type="string" calcext:value-type="string">
            <text:p>Subtotal</text:p>
          </table:table-cell>
          <table:table-cell table:style-name="ce186" table:formula="of:=SUM([.C98:.C103])" office:value-type="float" office:value="6567842" calcext:value-type="float">
            <text:p>6,567,842</text:p>
          </table:table-cell>
          <table:table-cell table:style-name="ce186" table:formula="of:=SUM([.D98:.D103])" office:value-type="float" office:value="191936581" calcext:value-type="float">
            <text:p>191,936,581</text:p>
          </table:table-cell>
          <table:table-cell table:style-name="ce186" table:formula="of:=SUM([.E98:.E103])" office:value-type="float" office:value="198504423" calcext:value-type="float">
            <text:p>198,504,42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Costs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-2088378" calcext:value-type="float">
            <text:p>-2,088,378</text:p>
          </table:table-cell>
          <table:table-cell table:style-name="ce187" table:formula="of:=SUM([.C105:.D105])" office:value-type="float" office:value="-2088378" calcext:value-type="float">
            <text:p>-2,088,378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Total</text:p>
          </table:table-cell>
          <table:table-cell table:style-name="ce187" table:formula="of:=SUM([.C104:.C105])" office:value-type="float" office:value="6567842" calcext:value-type="float">
            <text:p>6,567,842</text:p>
          </table:table-cell>
          <table:table-cell table:style-name="ce187" table:formula="of:=SUM([.D104:.D105])" office:value-type="float" office:value="189848203" calcext:value-type="float">
            <text:p>189,848,203</text:p>
          </table:table-cell>
          <table:table-cell table:style-name="ce190" table:formula="of:=SUM([.E104:.E105])" office:value-type="float" office:value="196416045" calcext:value-type="float">
            <text:p>196,416,04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9"/>
          <table:table-cell table:style-name="ce185" table:number-columns-repeated="3"/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 office:value-type="float" office:value="2022" calcext:value-type="float">
            <text:p>2022</text:p>
          </table:table-cell>
          <table:table-cell table:style-name="ce162" office:value-type="date" office:date-value="2023-06-30" calcext:value-type="date">
            <text:p>June 30</text:p>
          </table:table-cell>
          <table:table-cell table:style-name="ce178" office:value-type="string" calcext:value-type="string">
            <text:p>RSED Total</text:p>
          </table:table-cell>
          <table:table-cell table:style-name="ce178" office:value-type="string" calcext:value-type="string">
            <text:p>LDC Total</text:p>
          </table:table-cell>
          <table:table-cell table:style-name="ce178" office:value-type="string" calcext:value-type="string">
            <text:p>RSEA Total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3" calcext:value-type="float">
            <text:p>2023</text:p>
          </table:table-cell>
          <table:table-cell table:style-name="ce179" office:value-type="float" office:value="367408" calcext:value-type="float">
            <text:p>367,408</text:p>
          </table:table-cell>
          <table:table-cell table:style-name="ce179" office:value-type="float" office:value="4179462" calcext:value-type="float">
            <text:p>4,179,462</text:p>
          </table:table-cell>
          <table:table-cell table:style-name="ce179" table:formula="of:=SUM([.C109:.D109])" office:value-type="float" office:value="4546870" calcext:value-type="float">
            <text:p>4,546,87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4" calcext:value-type="float">
            <text:p>2024</text:p>
          </table:table-cell>
          <table:table-cell table:style-name="ce179" office:value-type="float" office:value="675198" calcext:value-type="float">
            <text:p>675,198</text:p>
          </table:table-cell>
          <table:table-cell table:style-name="ce179" office:value-type="float" office:value="7055507" calcext:value-type="float">
            <text:p>7,055,507</text:p>
          </table:table-cell>
          <table:table-cell table:style-name="ce179" table:formula="of:=SUM([.C110:.D110])" office:value-type="float" office:value="7730705" calcext:value-type="float">
            <text:p>7,730,70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5" calcext:value-type="float">
            <text:p>2025</text:p>
          </table:table-cell>
          <table:table-cell table:style-name="ce179" office:value-type="float" office:value="393029" calcext:value-type="float">
            <text:p>393,029</text:p>
          </table:table-cell>
          <table:table-cell table:style-name="ce179" office:value-type="float" office:value="4656812" calcext:value-type="float">
            <text:p>4,656,812</text:p>
          </table:table-cell>
          <table:table-cell table:style-name="ce179" table:formula="of:=SUM([.C111:.D111])" office:value-type="float" office:value="5049841" calcext:value-type="float">
            <text:p>5,049,84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6" calcext:value-type="float">
            <text:p>2026</text:p>
          </table:table-cell>
          <table:table-cell table:style-name="ce179" office:value-type="float" office:value="14661" calcext:value-type="float">
            <text:p>14,661</text:p>
          </table:table-cell>
          <table:table-cell table:style-name="ce179" office:value-type="float" office:value="5033392" calcext:value-type="float">
            <text:p>5,033,392</text:p>
          </table:table-cell>
          <table:table-cell table:style-name="ce179" table:formula="of:=SUM([.C112:.D112])" office:value-type="float" office:value="5048053" calcext:value-type="float">
            <text:p>5,048,053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float" office:value="2027" calcext:value-type="float">
            <text:p>2027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5235256" calcext:value-type="float">
            <text:p>5,235,256</text:p>
          </table:table-cell>
          <table:table-cell table:style-name="ce179" table:formula="of:=SUM([.C113:.D113])" office:value-type="float" office:value="5235256" calcext:value-type="float">
            <text:p>5,235,256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3" office:value-type="string" calcext:value-type="string">
            <text:p>Thereafter</text:p>
          </table:table-cell>
          <table:table-cell table:style-name="ce179" office:value-type="string" calcext:value-type="string">
            <text:p>-</text:p>
          </table:table-cell>
          <table:table-cell table:style-name="ce179" office:value-type="float" office:value="158463810" calcext:value-type="float">
            <text:p>158,463,810</text:p>
          </table:table-cell>
          <table:table-cell table:style-name="ce179" table:formula="of:=SUM([.C114:.D114])" office:value-type="float" office:value="158463810" calcext:value-type="float">
            <text:p>158,463,810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70" office:value-type="string" calcext:value-type="string">
            <text:p>Subtotal</text:p>
          </table:table-cell>
          <table:table-cell table:style-name="ce186" table:formula="of:=SUM([.C109:.C114])" office:value-type="float" office:value="1450296" calcext:value-type="float">
            <text:p>1,450,296</text:p>
          </table:table-cell>
          <table:table-cell table:style-name="ce186" table:formula="of:=SUM([.D109:.D114])" office:value-type="float" office:value="184624239" calcext:value-type="float">
            <text:p>184,624,239</text:p>
          </table:table-cell>
          <table:table-cell table:style-name="ce186" table:formula="of:=SUM([.E109:.E114])" office:value-type="float" office:value="186074535" calcext:value-type="float">
            <text:p>186,074,535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Costs</text:p>
          </table:table-cell>
          <table:table-cell table:style-name="ce187" office:value-type="string" calcext:value-type="string">
            <text:p>-</text:p>
          </table:table-cell>
          <table:table-cell table:style-name="ce187" office:value-type="float" office:value="476031" calcext:value-type="float">
            <text:p>476,031</text:p>
          </table:table-cell>
          <table:table-cell table:style-name="ce187" table:formula="of:=SUM([.C116:.D116])" office:value-type="float" office:value="476031" calcext:value-type="float">
            <text:p>476,031</text:p>
          </table:table-cell>
          <table:table-cell table:style-name="ce188" table:number-columns-repeated="21"/>
          <table:table-cell table:number-columns-repeated="998"/>
        </table:table-row>
        <table:table-row table:style-name="ro1">
          <table:table-cell table:style-name="ce149"/>
          <table:table-cell table:style-name="ce165" office:value-type="string" calcext:value-type="string">
            <text:p>Total</text:p>
          </table:table-cell>
          <table:table-cell table:style-name="ce187" table:formula="of:=SUM([.C115:.C116])" office:value-type="float" office:value="1450296" calcext:value-type="float">
            <text:p>1,450,296</text:p>
          </table:table-cell>
          <table:table-cell table:style-name="ce187" table:formula="of:=SUM([.D115:.D116])" office:value-type="float" office:value="185100270" calcext:value-type="float">
            <text:p>185,100,270</text:p>
          </table:table-cell>
          <table:table-cell table:style-name="ce190" table:formula="of:=SUM([.E115:.E116])" office:value-type="float" office:value="186550566" calcext:value-type="float">
            <text:p>186,550,566</text:p>
          </table:table-cell>
          <table:table-cell table:style-name="ce188" table:number-columns-repeated="21"/>
          <table:table-cell table:number-columns-repeated="998"/>
        </table:table-row>
        <table:table-row table:style-name="ro1" table:number-rows-repeated="929">
          <table:table-cell table:style-name="ce149"/>
          <table:table-cell table:style-name="ce157" table:number-columns-repeated="3"/>
          <table:table-cell table:style-name="ce188" table:number-columns-repeated="22"/>
          <table:table-cell table:number-columns-repeated="998"/>
        </table:table-row>
        <table:table-row table:style-name="ro9" table:number-rows-repeated="1047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leted data" table:style-name="ta4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33" office:value-type="string" calcext:value-type="string">
            <text:p>Date</text:p>
          </table:table-cell>
          <table:table-cell table:style-name="ce195" office:value-type="string" calcext:value-type="string">
            <text:p>Name</text:p>
          </table:table-cell>
          <table:table-cell table:style-name="ce195" office:value-type="string" calcext:value-type="string">
            <text:p>Principal Amount &amp; Significant Terms</text:p>
          </table:table-cell>
          <table:table-cell table:style-name="ce195" table:number-columns-repeated="3"/>
          <table:table-cell table:style-name="ce195" office:value-type="string" calcext:value-type="string">
            <text:p>Abbreviation</text:p>
          </table:table-cell>
          <table:table-cell table:style-name="ce195" office:value-type="string" calcext:value-type="string">
            <text:p>Defined</text:p>
          </table:table-cell>
          <table:table-cell table:style-name="ce195" office:value-type="string" calcext:value-type="string">
            <text:p>Lender &amp; Interest</text:p>
          </table:table-cell>
          <table:table-cell table:style-name="ce195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194" office:value-type="date" office:date-value="2009-02-01" calcext:value-type="date">
            <text:p>Feb 2009</text:p>
          </table:table-cell>
          <table:table-cell table:style-name="ce3" office:value-type="string" calcext:value-type="string">
            <text:p>Rocketship National</text:p>
          </table:table-cell>
          <table:table-cell table:style-name="ce196" office:value-type="string" calcext:value-type="string">
            <text:p>$2,300,000 ($2M to be forgiven if specified goals met)</text:p>
          </table:table-cell>
          <table:table-cell table:style-name="ce196" table:number-columns-repeated="3"/>
          <table:table-cell table:style-name="ce14" office:value-type="string" calcext:value-type="string">
            <text:p>RSN</text:p>
          </table:table-cell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office:value-type="string" calcext:value-type="string">
            <text:p>Charter School Growth Fund @ 4.0%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table:number-columns-spanned="4" table:number-rows-spanned="1"/>
          <table:covered-table-cell table:number-columns-repeated="3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table:number-columns-spanned="4" table:number-rows-spanned="1"/>
          <table:covered-table-cell table:number-columns-repeated="3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3" office:value-type="string" calcext:value-type="string">
            <text:p>Consolidated Financials 2012, </text:p>
            <text:p>Note 6, p.15</text:p>
          </table:table-cell>
          <table:table-cell table:style-name="ce3" office:value-type="string" calcext:value-type="string">
            <text:p><text:span text:style-name="T4">Jul 2009: Walton Fund @ 4.0% due 01 Oct 2015 if goals not met.</text:span></text:p>
            <text:p><text:span text:style-name="T2">$500K converted into grant; $500K note payable </text:span><text:span text:style-name="T21">($500K unaccounted for)</text:span>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<text:span text:style-name="T4">5 CDE loans @ 0.38% - 3.43.%</text:span></text:p>
            <text:p><text:span text:style-name="T4">Principal payments deducted from apportionmnet revenue</text:span></text:p>
            <text:p><text:span text:style-name="T25">(not interest?)</text:span>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 office:value-type="string" calcext:value-type="string">
            <text:p>Mateo Sheedy</text:p>
          </table:table-cell>
          <table:table-cell table:style-name="ce197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4" office:value-type="string" calcext:value-type="string">
            <text:p>LLC2</text:p>
          </table:table-cell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/>
          <table:table-cell table:style-name="ce197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4"/>
          <table:table-cell table:style-name="ce3" office:value-type="string" calcext:value-type="string">
            <text:p>Consolidated Financials 2012, </text:p>
            <text:p>Note 6, p.16</text:p>
          </table:table-cell>
          <table:table-cell table:style-name="ce3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3" table:number-columns-repeated="18"/>
          <table:table-cell table:number-columns-repeated="996"/>
        </table:table-row>
        <table:table-row table:style-name="ro1">
          <table:table-cell table:style-name="ce192"/>
          <table:table-cell table:style-name="ce7"/>
          <table:table-cell table:style-name="ce3" office:value-type="string" calcext:value-type="string">
            <text:p>Sí Se Puede</text:p>
          </table:table-cell>
          <table:table-cell table:style-name="ce197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4" office:value-type="string" calcext:value-type="string">
            <text:p>LLC3</text:p>
          </table:table-cell>
          <table:table-cell table:style-name="ce3" office:value-type="string" calcext:value-type="string">
            <text:p>Consolidated Financials 2012, </text:p>
            <text:p>Note 6, p.17</text:p>
          </table:table-cell>
          <table:table-cell table:style-name="ce3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3" table:number-columns-repeated="18"/>
          <table:table-cell table:number-columns-repeated="996"/>
        </table:table-row>
        <table:table-row table:style-name="ro2">
          <table:table-cell table:style-name="ce193"/>
          <table:table-cell table:style-name="ce7"/>
          <table:table-cell table:style-name="ce193"/>
          <table:table-cell table:style-name="ce3" table:number-columns-repeated="25"/>
          <table:table-cell table:number-columns-repeated="996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SEA Consolidated Financial Position" table:style-name="ta5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number-columns-repeated="7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1" table:number-columns-repeated="996" table:default-cell-style-name="Default"/>
        <table:table-row table:style-name="ro10">
          <table:table-cell table:style-name="ce198" office:value-type="string" calcext:value-type="string">
            <text:p>Year ending, June 30</text:p>
          </table:table-cell>
          <table:table-cell table:style-name="ce202" office:value-type="float" office:value="2010" calcext:value-type="float">
            <text:p>2010</text:p>
          </table:table-cell>
          <table:table-cell table:style-name="ce202" office:value-type="float" office:value="2011" calcext:value-type="float">
            <text:p>2011</text:p>
          </table:table-cell>
          <table:table-cell table:style-name="ce202" office:value-type="float" office:value="2012" calcext:value-type="float">
            <text:p>2012</text:p>
          </table:table-cell>
          <table:table-cell table:style-name="ce202" office:value-type="float" office:value="2013" calcext:value-type="float">
            <text:p>2013</text:p>
          </table:table-cell>
          <table:table-cell table:style-name="ce202" office:value-type="float" office:value="2014" calcext:value-type="float">
            <text:p>2014</text:p>
          </table:table-cell>
          <table:table-cell table:style-name="ce202" office:value-type="float" office:value="2015" calcext:value-type="float">
            <text:p>2015</text:p>
          </table:table-cell>
          <table:table-cell table:style-name="ce202" office:value-type="float" office:value="2016" calcext:value-type="float">
            <text:p>2016</text:p>
          </table:table-cell>
          <table:table-cell table:style-name="ce202" office:value-type="float" office:value="2017" calcext:value-type="float">
            <text:p>2017</text:p>
          </table:table-cell>
          <table:table-cell table:style-name="ce202" office:value-type="float" office:value="2018" calcext:value-type="float">
            <text:p>2018</text:p>
          </table:table-cell>
          <table:table-cell table:style-name="ce202" office:value-type="float" office:value="2019" calcext:value-type="float">
            <text:p>2019</text:p>
          </table:table-cell>
          <table:table-cell table:style-name="ce202" office:value-type="float" office:value="2020" calcext:value-type="float">
            <text:p>2020</text:p>
          </table:table-cell>
          <table:table-cell table:style-name="ce202" office:value-type="float" office:value="2021" calcext:value-type="float">
            <text:p>2021</text:p>
          </table:table-cell>
          <table:table-cell table:style-name="ce211" office:value-type="float" office:value="2022" calcext:value-type="float">
            <text:p>2022</text:p>
          </table:table-cell>
          <table:table-cell table:number-columns-repeated="13"/>
          <table:table-cell table:style-name="ce213"/>
          <table:table-cell table:number-columns-repeated="996"/>
        </table:table-row>
        <table:table-row table:style-name="ro10">
          <table:table-cell table:style-name="ce199" office:value-type="string" calcext:value-type="string">
            <text:p>Assets</text:p>
          </table:table-cell>
          <table:table-cell table:style-name="ce203" table:number-columns-repeated="5"/>
          <table:table-cell table:style-name="ce199" table:number-columns-repeated="3"/>
          <table:table-cell table:style-name="ce208" table:number-columns-repeated="4"/>
          <table:table-cell table:style-name="ce199"/>
          <table:table-cell table:style-name="ce212" table:number-columns-repeated="13"/>
          <table:table-cell table:style-name="ce214"/>
          <table:table-cell table:number-columns-repeated="996"/>
        </table:table-row>
        <table:table-row table:style-name="ro10">
          <table:table-cell table:style-name="ce200" office:value-type="string" calcext:value-type="string">
            <text:p>Current Assets</text:p>
          </table:table-cell>
          <table:table-cell table:style-name="ce204"/>
          <table:table-cell table:style-name="ce206" table:number-columns-repeated="4"/>
          <table:table-cell table:style-name="ce200" table:number-columns-repeated="3"/>
          <table:table-cell table:style-name="ce209" table:number-columns-repeated="4"/>
          <table:table-cell table:style-name="ce200"/>
          <table:table-cell table:number-columns-repeated="13"/>
          <table:table-cell table:style-name="ce215"/>
          <table:table-cell table:number-columns-repeated="996"/>
        </table:table-row>
        <table:table-row table:style-name="ro10">
          <table:table-cell table:style-name="ce201" office:value-type="string" calcext:value-type="string">
            <text:p>Cash and cash equivalents</text:p>
          </table:table-cell>
          <table:table-cell table:style-name="ce205" office:value-type="currency" office:currency="USD" office:value="7001097" calcext:value-type="currency">
            <text:p>$7,001,097</text:p>
          </table:table-cell>
          <table:table-cell table:style-name="ce205" office:value-type="currency" office:currency="USD" office:value="9369115" calcext:value-type="currency">
            <text:p>$9,369,115</text:p>
          </table:table-cell>
          <table:table-cell table:style-name="ce205" office:value-type="currency" office:currency="USD" office:value="9172882" calcext:value-type="currency">
            <text:p>$9,172,882</text:p>
          </table:table-cell>
          <table:table-cell table:style-name="ce205" office:value-type="currency" office:currency="USD" office:value="14317955" calcext:value-type="currency">
            <text:p>$14,317,955</text:p>
          </table:table-cell>
          <table:table-cell table:style-name="ce205" office:value-type="currency" office:currency="USD" office:value="33058905" calcext:value-type="currency">
            <text:p>$33,058,905</text:p>
          </table:table-cell>
          <table:table-cell table:style-name="ce205" office:value-type="currency" office:currency="USD" office:value="16072631" calcext:value-type="currency">
            <text:p>$16,072,631</text:p>
          </table:table-cell>
          <table:table-cell table:style-name="ce205" office:value-type="currency" office:currency="USD" office:value="24573632" calcext:value-type="currency">
            <text:p>$24,573,632</text:p>
          </table:table-cell>
          <table:table-cell table:style-name="ce205" office:value-type="currency" office:currency="USD" office:value="43265177" calcext:value-type="currency">
            <text:p>$43,265,177</text:p>
          </table:table-cell>
          <table:table-cell table:style-name="ce205" office:value-type="currency" office:currency="USD" office:value="38634976" calcext:value-type="currency">
            <text:p>$38,634,976</text:p>
          </table:table-cell>
          <table:table-cell table:style-name="ce205" office:value-type="currency" office:currency="USD" office:value="34519662" calcext:value-type="currency">
            <text:p>$34,519,662</text:p>
          </table:table-cell>
          <table:table-cell table:style-name="ce205" office:value-type="currency" office:currency="USD" office:value="36215753" calcext:value-type="currency">
            <text:p>$36,215,753</text:p>
          </table:table-cell>
          <table:table-cell table:style-name="ce205" office:value-type="currency" office:currency="USD" office:value="47620276" calcext:value-type="currency">
            <text:p>$47,620,276</text:p>
          </table:table-cell>
          <table:table-cell table:style-name="ce205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Restricted cash</text:p>
          </table:table-cell>
          <table:table-cell table:style-name="ce205" office:value-type="currency" office:currency="USD" office:value="40019" calcext:value-type="currency">
            <text:p>$40,019</text:p>
          </table:table-cell>
          <table:table-cell table:style-name="ce205" office:value-type="currency" office:currency="USD" office:value="909959" calcext:value-type="currency">
            <text:p>$909,959</text:p>
          </table:table-cell>
          <table:table-cell table:style-name="ce205" office:value-type="currency" office:currency="USD" office:value="1927649" calcext:value-type="currency">
            <text:p>$1,927,649</text:p>
          </table:table-cell>
          <table:table-cell table:style-name="ce205" office:value-type="currency" office:currency="USD" office:value="5014729" calcext:value-type="currency">
            <text:p>$5,014,729</text:p>
          </table:table-cell>
          <table:table-cell table:style-name="ce205" office:value-type="currency" office:currency="USD" office:value="5149879" calcext:value-type="currency">
            <text:p>$5,149,879</text:p>
          </table:table-cell>
          <table:table-cell table:style-name="ce205" office:value-type="currency" office:currency="USD" office:value="5136357" calcext:value-type="currency">
            <text:p>$5,136,357</text:p>
          </table:table-cell>
          <table:table-cell table:style-name="ce205" office:value-type="currency" office:currency="USD" office:value="7624930" calcext:value-type="currency">
            <text:p>$7,624,930</text:p>
          </table:table-cell>
          <table:table-cell table:style-name="ce205" office:value-type="currency" office:currency="USD" office:value="10634074" calcext:value-type="currency">
            <text:p>$10,634,074</text:p>
          </table:table-cell>
          <table:table-cell table:style-name="ce205" office:value-type="currency" office:currency="USD" office:value="11363000" calcext:value-type="currency">
            <text:p>$11,363,000</text:p>
          </table:table-cell>
          <table:table-cell table:style-name="ce205" office:value-type="currency" office:currency="USD" office:value="12497822" calcext:value-type="currency">
            <text:p>$12,497,822</text:p>
          </table:table-cell>
          <table:table-cell table:style-name="ce205" office:value-type="currency" office:currency="USD" office:value="12547596" calcext:value-type="currency">
            <text:p>$12,547,596</text:p>
          </table:table-cell>
          <table:table-cell table:style-name="ce205" office:value-type="currency" office:currency="USD" office:value="14098510" calcext:value-type="currency">
            <text:p>$14,098,510</text:p>
          </table:table-cell>
          <table:table-cell table:style-name="ce205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Investments</text:p>
          </table:table-cell>
          <table:table-cell table:style-name="ce205" table:number-columns-repeated="5"/>
          <table:table-cell table:style-name="ce205" office:value-type="currency" office:currency="USD" office:value="249350" calcext:value-type="currency">
            <text:p>$249,350</text:p>
          </table:table-cell>
          <table:table-cell table:style-name="ce205" table:number-columns-repeated="7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Accounts receivable</text:p>
          </table:table-cell>
          <table:table-cell table:style-name="ce205" office:value-type="currency" office:currency="USD" office:value="1732866" calcext:value-type="currency">
            <text:p>$1,732,866</text:p>
          </table:table-cell>
          <table:table-cell table:style-name="ce205" office:value-type="currency" office:currency="USD" office:value="4154307" calcext:value-type="currency">
            <text:p>$4,154,307</text:p>
          </table:table-cell>
          <table:table-cell table:style-name="ce205" office:value-type="currency" office:currency="USD" office:value="7927381" calcext:value-type="currency">
            <text:p>$7,927,381</text:p>
          </table:table-cell>
          <table:table-cell table:style-name="ce205" office:value-type="currency" office:currency="USD" office:value="9880618" calcext:value-type="currency">
            <text:p>$9,880,618</text:p>
          </table:table-cell>
          <table:table-cell table:style-name="ce205" office:value-type="currency" office:currency="USD" office:value="9513318" calcext:value-type="currency">
            <text:p>$9,513,318</text:p>
          </table:table-cell>
          <table:table-cell table:style-name="ce205" office:value-type="currency" office:currency="USD" office:value="5838881" calcext:value-type="currency">
            <text:p>$5,838,881</text:p>
          </table:table-cell>
          <table:table-cell table:style-name="ce205" office:value-type="currency" office:currency="USD" office:value="7889515" calcext:value-type="currency">
            <text:p>$7,889,515</text:p>
          </table:table-cell>
          <table:table-cell table:style-name="ce205" office:value-type="currency" office:currency="USD" office:value="8203486" calcext:value-type="currency">
            <text:p>$8,203,486</text:p>
          </table:table-cell>
          <table:table-cell table:style-name="ce205" office:value-type="currency" office:currency="USD" office:value="9533421" calcext:value-type="currency">
            <text:p>$9,533,421</text:p>
          </table:table-cell>
          <table:table-cell table:style-name="ce205" office:value-type="currency" office:currency="USD" office:value="13242884" calcext:value-type="currency">
            <text:p>$13,242,884</text:p>
          </table:table-cell>
          <table:table-cell table:style-name="ce205" office:value-type="currency" office:currency="USD" office:value="18555403" calcext:value-type="currency">
            <text:p>$18,555,403</text:p>
          </table:table-cell>
          <table:table-cell table:style-name="ce205" office:value-type="currency" office:currency="USD" office:value="26926079" calcext:value-type="currency">
            <text:p>$26,926,079</text:p>
          </table:table-cell>
          <table:table-cell table:style-name="ce205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Deferred rent asset</text:p>
          </table:table-cell>
          <table:table-cell table:style-name="ce205" table:number-columns-repeated="9"/>
          <table:table-cell table:style-name="ce205" office:value-type="currency" office:currency="USD" office:value="175000" calcext:value-type="currency">
            <text:p>$175,000</text:p>
          </table:table-cell>
          <table:table-cell table:style-name="ce205"/>
          <table:table-cell table:style-name="ce205" office:value-type="string" calcext:value-type="string">
            <text:p>-</text:p>
          </table:table-cell>
          <table:table-cell table:style-name="ce205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Grants receivable</text:p>
          </table:table-cell>
          <table:table-cell table:style-name="ce205"/>
          <table:table-cell table:style-name="ce205" office:value-type="currency" office:currency="USD" office:value="1083000" calcext:value-type="currency">
            <text:p>$1,083,000</text:p>
          </table:table-cell>
          <table:table-cell table:style-name="ce205" office:value-type="currency" office:currency="USD" office:value="333598" calcext:value-type="currency">
            <text:p>$333,598</text:p>
          </table:table-cell>
          <table:table-cell table:style-name="ce205" office:value-type="currency" office:currency="USD" office:value="593008" calcext:value-type="currency">
            <text:p>$593,008</text:p>
          </table:table-cell>
          <table:table-cell table:style-name="ce205" office:value-type="currency" office:currency="USD" office:value="873694" calcext:value-type="currency">
            <text:p>$873,694</text:p>
          </table:table-cell>
          <table:table-cell table:style-name="ce205" office:value-type="currency" office:currency="USD" office:value="588050" calcext:value-type="currency">
            <text:p>$588,050</text:p>
          </table:table-cell>
          <table:table-cell table:style-name="ce205" office:value-type="currency" office:currency="USD" office:value="503160" calcext:value-type="currency">
            <text:p>$503,160</text:p>
          </table:table-cell>
          <table:table-cell table:style-name="ce205" office:value-type="currency" office:currency="USD" office:value="476241" calcext:value-type="currency">
            <text:p>$476,241</text:p>
          </table:table-cell>
          <table:table-cell table:style-name="ce205" office:value-type="currency" office:currency="USD" office:value="1404283" calcext:value-type="currency">
            <text:p>$1,404,283</text:p>
          </table:table-cell>
          <table:table-cell table:style-name="ce205"/>
          <table:table-cell table:style-name="ce205" office:value-type="currency" office:currency="USD" office:value="900000" calcext:value-type="currency">
            <text:p>$900,000</text:p>
          </table:table-cell>
          <table:table-cell table:style-name="ce205" office:value-type="currency" office:currency="USD" office:value="17000" calcext:value-type="currency">
            <text:p>$17,000</text:p>
          </table:table-cell>
          <table:table-cell table:style-name="ce205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Note receivable</text:p>
          </table:table-cell>
          <table:table-cell table:style-name="ce205" table:number-columns-repeated="7"/>
          <table:table-cell table:style-name="ce205" office:value-type="currency" office:currency="USD" office:value="560000" calcext:value-type="currency">
            <text:p>$560,000</text:p>
          </table:table-cell>
          <table:table-cell table:style-name="ce205" table:number-columns-repeated="5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Prepaid expenses and deposits</text:p>
          </table:table-cell>
          <table:table-cell table:style-name="ce205" office:value-type="currency" office:currency="USD" office:value="218858" calcext:value-type="currency">
            <text:p>$218,858</text:p>
          </table:table-cell>
          <table:table-cell table:style-name="ce205" office:value-type="currency" office:currency="USD" office:value="145658" calcext:value-type="currency">
            <text:p>$145,658</text:p>
          </table:table-cell>
          <table:table-cell table:style-name="ce205" office:value-type="currency" office:currency="USD" office:value="407045" calcext:value-type="currency">
            <text:p>$407,045</text:p>
          </table:table-cell>
          <table:table-cell table:style-name="ce205" office:value-type="currency" office:currency="USD" office:value="1583894" calcext:value-type="currency">
            <text:p>$1,583,894</text:p>
          </table:table-cell>
          <table:table-cell table:style-name="ce205" office:value-type="currency" office:currency="USD" office:value="1736015" calcext:value-type="currency">
            <text:p>$1,736,015</text:p>
          </table:table-cell>
          <table:table-cell table:style-name="ce205" office:value-type="currency" office:currency="USD" office:value="1265685" calcext:value-type="currency">
            <text:p>$1,265,685</text:p>
          </table:table-cell>
          <table:table-cell table:style-name="ce205" office:value-type="currency" office:currency="USD" office:value="2497514" calcext:value-type="currency">
            <text:p>$2,497,514</text:p>
          </table:table-cell>
          <table:table-cell table:style-name="ce205" office:value-type="currency" office:currency="USD" office:value="1368099" calcext:value-type="currency">
            <text:p>$1,368,099</text:p>
          </table:table-cell>
          <table:table-cell table:style-name="ce205" office:value-type="currency" office:currency="USD" office:value="3347455" calcext:value-type="currency">
            <text:p>$3,347,455</text:p>
          </table:table-cell>
          <table:table-cell table:style-name="ce205" office:value-type="currency" office:currency="USD" office:value="3612640" calcext:value-type="currency">
            <text:p>$3,612,640</text:p>
          </table:table-cell>
          <table:table-cell table:style-name="ce205" office:value-type="currency" office:currency="USD" office:value="4024684" calcext:value-type="currency">
            <text:p>$4,024,684</text:p>
          </table:table-cell>
          <table:table-cell table:style-name="ce205" office:value-type="currency" office:currency="USD" office:value="6021009" calcext:value-type="currency">
            <text:p>$6,021,009</text:p>
          </table:table-cell>
          <table:table-cell table:style-name="ce205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current assets</text:p>
          </table:table-cell>
          <table:table-cell table:style-name="ce205" office:value-type="currency" office:currency="USD" office:value="8992840" calcext:value-type="currency">
            <text:p>$8,992,840</text:p>
          </table:table-cell>
          <table:table-cell table:style-name="ce205" office:value-type="currency" office:currency="USD" office:value="15662039" calcext:value-type="currency">
            <text:p>$15,662,039</text:p>
          </table:table-cell>
          <table:table-cell table:style-name="ce205" office:value-type="currency" office:currency="USD" office:value="19768555" calcext:value-type="currency">
            <text:p>$19,768,555</text:p>
          </table:table-cell>
          <table:table-cell table:style-name="ce205" office:value-type="currency" office:currency="USD" office:value="31390204" calcext:value-type="currency">
            <text:p>$31,390,204</text:p>
          </table:table-cell>
          <table:table-cell table:style-name="ce205" office:value-type="currency" office:currency="USD" office:value="50331811" calcext:value-type="currency">
            <text:p>$50,331,811</text:p>
          </table:table-cell>
          <table:table-cell table:style-name="ce205" office:value-type="currency" office:currency="USD" office:value="29150954" calcext:value-type="currency">
            <text:p>$29,150,954</text:p>
          </table:table-cell>
          <table:table-cell table:style-name="ce205" office:value-type="currency" office:currency="USD" office:value="43088751" calcext:value-type="currency">
            <text:p>$43,088,751</text:p>
          </table:table-cell>
          <table:table-cell table:style-name="ce205" office:value-type="currency" office:currency="USD" office:value="64507077" calcext:value-type="currency">
            <text:p>$64,507,077</text:p>
          </table:table-cell>
          <table:table-cell table:style-name="ce205" office:value-type="currency" office:currency="USD" office:value="64283135" calcext:value-type="currency">
            <text:p>$64,283,135</text:p>
          </table:table-cell>
          <table:table-cell table:style-name="ce205" office:value-type="currency" office:currency="USD" office:value="64048008" calcext:value-type="currency">
            <text:p>$64,048,008</text:p>
          </table:table-cell>
          <table:table-cell table:style-name="ce205" office:value-type="currency" office:currency="USD" office:value="72243436" calcext:value-type="currency">
            <text:p>$72,243,436</text:p>
          </table:table-cell>
          <table:table-cell table:style-name="ce205" office:value-type="currency" office:currency="USD" office:value="94682874" calcext:value-type="currency">
            <text:p>$94,682,874</text:p>
          </table:table-cell>
          <table:table-cell table:style-name="ce205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13"/>
          <table:table-cell table:number-columns-repeated="996"/>
        </table:table-row>
        <table:table-row table:style-name="ro10">
          <table:table-cell table:style-name="ce200" office:value-type="string" calcext:value-type="string">
            <text:p>Long-Term Liabilities</text:p>
          </table:table-cell>
          <table:table-cell table:style-name="ce206" table:number-columns-repeated="5"/>
          <table:table-cell table:style-name="ce204"/>
          <table:table-cell table:style-name="ce206" table:number-columns-repeated="7"/>
          <table:table-cell table:number-columns-repeated="13"/>
          <table:table-cell table:style-name="ce215"/>
          <table:table-cell table:number-columns-repeated="996"/>
        </table:table-row>
        <table:table-row table:style-name="ro10">
          <table:table-cell table:style-name="ce201" office:value-type="string" calcext:value-type="string">
            <text:p>Grants receivable</text:p>
          </table:table-cell>
          <table:table-cell table:style-name="ce205" table:number-columns-repeated="2"/>
          <table:table-cell table:style-name="ce205" office:value-type="currency" office:currency="USD" office:value="582367" calcext:value-type="currency">
            <text:p>$582,367</text:p>
          </table:table-cell>
          <table:table-cell table:style-name="ce205" office:value-type="currency" office:currency="USD" office:value="703443" calcext:value-type="currency">
            <text:p>$703,443</text:p>
          </table:table-cell>
          <table:table-cell table:style-name="ce205" office:value-type="currency" office:currency="USD" office:value="420022" calcext:value-type="currency">
            <text:p>$420,022</text:p>
          </table:table-cell>
          <table:table-cell table:style-name="ce205" office:value-type="currency" office:currency="USD" office:value="163714" calcext:value-type="currency">
            <text:p>$163,714</text:p>
          </table:table-cell>
          <table:table-cell table:style-name="ce205" office:value-type="currency" office:currency="USD" office:value="235474" calcext:value-type="currency">
            <text:p>$235,474</text:p>
          </table:table-cell>
          <table:table-cell table:style-name="ce205" office:value-type="currency" office:currency="USD" office:value="96325" calcext:value-type="currency">
            <text:p>$96,325</text:p>
          </table:table-cell>
          <table:table-cell table:style-name="ce205" office:value-type="currency" office:currency="USD" office:value="75000" calcext:value-type="currency">
            <text:p>$75,000</text:p>
          </table:table-cell>
          <table:table-cell table:style-name="ce205" table:number-columns-repeated="4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Intracompany receivable</text:p>
          </table:table-cell>
          <table:table-cell table:style-name="ce205" table:number-columns-repeated="13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Security deposits</text:p>
          </table:table-cell>
          <table:table-cell table:style-name="ce205" table:number-columns-repeated="8"/>
          <table:table-cell table:style-name="ce205" office:value-type="currency" office:currency="USD" office:value="35795" calcext:value-type="currency">
            <text:p>$35,795</text:p>
          </table:table-cell>
          <table:table-cell table:style-name="ce205" office:value-type="currency" office:currency="USD" office:value="26830" calcext:value-type="currency">
            <text:p>$26,830</text:p>
          </table:table-cell>
          <table:table-cell table:style-name="ce205" office:value-type="currency" office:currency="USD" office:value="28330" calcext:value-type="currency">
            <text:p>$28,330</text:p>
          </table:table-cell>
          <table:table-cell table:style-name="ce205" office:value-type="currency" office:currency="USD" office:value="49709" calcext:value-type="currency">
            <text:p>$49,709</text:p>
          </table:table-cell>
          <table:table-cell table:style-name="ce205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Accounts receivable</text:p>
          </table:table-cell>
          <table:table-cell table:style-name="ce205" table:number-columns-repeated="11"/>
          <table:table-cell table:style-name="ce205" office:value-type="currency" office:currency="USD" office:value="19723" calcext:value-type="currency">
            <text:p>$19,723</text:p>
          </table:table-cell>
          <table:table-cell table:style-name="ce205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Prepaid expenses and deposits</text:p>
          </table:table-cell>
          <table:table-cell table:style-name="ce205" table:number-columns-repeated="3"/>
          <table:table-cell table:style-name="ce205" office:value-type="currency" office:currency="USD" office:value="64034" calcext:value-type="currency">
            <text:p>$64,034</text:p>
          </table:table-cell>
          <table:table-cell table:style-name="ce205" table:number-columns-repeated="9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Note receivable</text:p>
          </table:table-cell>
          <table:table-cell table:style-name="ce205" table:number-columns-repeated="3"/>
          <table:table-cell table:number-columns-repeated="4" table:style-name="ce205" office:value-type="currency" office:currency="USD" office:value="560000" calcext:value-type="currency">
            <text:p>$560,000</text:p>
          </table:table-cell>
          <table:table-cell table:style-name="ce205" table:number-columns-repeated="6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Deferred rent asset</text:p>
          </table:table-cell>
          <table:table-cell table:style-name="ce205" table:number-columns-repeated="13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property, plant and equipment, net</text:p>
          </table:table-cell>
          <table:table-cell table:style-name="ce205" office:value-type="currency" office:currency="USD" office:value="17347756" calcext:value-type="currency">
            <text:p>$17,347,756</text:p>
          </table:table-cell>
          <table:table-cell table:style-name="ce205" office:value-type="currency" office:currency="USD" office:value="32470668" calcext:value-type="currency">
            <text:p>$32,470,668</text:p>
          </table:table-cell>
          <table:table-cell table:style-name="ce205" office:value-type="currency" office:currency="USD" office:value="42596821" calcext:value-type="currency">
            <text:p>$42,596,821</text:p>
          </table:table-cell>
          <table:table-cell table:style-name="ce205" office:value-type="currency" office:currency="USD" office:value="45821468" calcext:value-type="currency">
            <text:p>$45,821,468</text:p>
          </table:table-cell>
          <table:table-cell table:style-name="ce205" office:value-type="currency" office:currency="USD" office:value="58986771" calcext:value-type="currency">
            <text:p>$58,986,771</text:p>
          </table:table-cell>
          <table:table-cell table:style-name="ce205" office:value-type="currency" office:currency="USD" office:value="63644651" calcext:value-type="currency">
            <text:p>$63,644,651</text:p>
          </table:table-cell>
          <table:table-cell table:style-name="ce205" office:value-type="currency" office:currency="USD" office:value="89243223" calcext:value-type="currency">
            <text:p>$89,243,223</text:p>
          </table:table-cell>
          <table:table-cell table:style-name="ce205" office:value-type="currency" office:currency="USD" office:value="99989879" calcext:value-type="currency">
            <text:p>$99,989,879</text:p>
          </table:table-cell>
          <table:table-cell table:style-name="ce205" office:value-type="currency" office:currency="USD" office:value="103593491" calcext:value-type="currency">
            <text:p>$103,593,491</text:p>
          </table:table-cell>
          <table:table-cell table:style-name="ce205" office:value-type="currency" office:currency="USD" office:value="140800699" calcext:value-type="currency">
            <text:p>$140,800,699</text:p>
          </table:table-cell>
          <table:table-cell table:style-name="ce205" office:value-type="currency" office:currency="USD" office:value="137529685" calcext:value-type="currency">
            <text:p>$137,529,685</text:p>
          </table:table-cell>
          <table:table-cell table:style-name="ce205" office:value-type="currency" office:currency="USD" office:value="161798585" calcext:value-type="currency">
            <text:p>$161,798,585</text:p>
          </table:table-cell>
          <table:table-cell table:style-name="ce205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16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long-term assets</text:p>
          </table:table-cell>
          <table:table-cell table:style-name="ce205" office:value-type="currency" office:currency="USD" office:value="17347756" calcext:value-type="currency">
            <text:p>$17,347,756</text:p>
          </table:table-cell>
          <table:table-cell table:style-name="ce205" office:value-type="currency" office:currency="USD" office:value="32470668" calcext:value-type="currency">
            <text:p>$32,470,668</text:p>
          </table:table-cell>
          <table:table-cell table:style-name="ce205" office:value-type="currency" office:currency="USD" office:value="43179188" calcext:value-type="currency">
            <text:p>$43,179,188</text:p>
          </table:table-cell>
          <table:table-cell table:style-name="ce205" office:value-type="currency" office:currency="USD" office:value="47148945" calcext:value-type="currency">
            <text:p>$47,148,945</text:p>
          </table:table-cell>
          <table:table-cell table:style-name="ce205" office:value-type="currency" office:currency="USD" office:value="59966793" calcext:value-type="currency">
            <text:p>$59,966,793</text:p>
          </table:table-cell>
          <table:table-cell table:style-name="ce205" office:value-type="currency" office:currency="USD" office:value="64368365" calcext:value-type="currency">
            <text:p>$64,368,365</text:p>
          </table:table-cell>
          <table:table-cell table:style-name="ce205" office:value-type="currency" office:currency="USD" office:value="90038697" calcext:value-type="currency">
            <text:p>$90,038,697</text:p>
          </table:table-cell>
          <table:table-cell table:style-name="ce205" office:value-type="currency" office:currency="USD" office:value="100086204" calcext:value-type="currency">
            <text:p>$100,086,204</text:p>
          </table:table-cell>
          <table:table-cell table:style-name="ce205" office:value-type="currency" office:currency="USD" office:value="103704286" calcext:value-type="currency">
            <text:p>$103,704,286</text:p>
          </table:table-cell>
          <table:table-cell table:style-name="ce205" office:value-type="currency" office:currency="USD" office:value="140827529" calcext:value-type="currency">
            <text:p>$140,827,529</text:p>
          </table:table-cell>
          <table:table-cell table:style-name="ce205" office:value-type="currency" office:currency="USD" office:value="137558015" calcext:value-type="currency">
            <text:p>$137,558,015</text:p>
          </table:table-cell>
          <table:table-cell table:style-name="ce205" office:value-type="currency" office:currency="USD" office:value="161868017" calcext:value-type="currency">
            <text:p>$161,868,017</text:p>
          </table:table-cell>
          <table:table-cell table:style-name="ce205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16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assets</text:p>
          </table:table-cell>
          <table:table-cell table:style-name="ce205" office:value-type="currency" office:currency="USD" office:value="26340596" calcext:value-type="currency">
            <text:p>$26,340,596</text:p>
          </table:table-cell>
          <table:table-cell table:style-name="ce205" office:value-type="currency" office:currency="USD" office:value="48132707" calcext:value-type="currency">
            <text:p>$48,132,707</text:p>
          </table:table-cell>
          <table:table-cell table:style-name="ce205" office:value-type="currency" office:currency="USD" office:value="62947743" calcext:value-type="currency">
            <text:p>$62,947,743</text:p>
          </table:table-cell>
          <table:table-cell table:style-name="ce205" office:value-type="currency" office:currency="USD" office:value="78539149" calcext:value-type="currency">
            <text:p>$78,539,149</text:p>
          </table:table-cell>
          <table:table-cell table:style-name="ce205" office:value-type="currency" office:currency="USD" office:value="110298604" calcext:value-type="currency">
            <text:p>$110,298,604</text:p>
          </table:table-cell>
          <table:table-cell table:style-name="ce205" office:value-type="currency" office:currency="USD" office:value="93519319" calcext:value-type="currency">
            <text:p>$93,519,319</text:p>
          </table:table-cell>
          <table:table-cell table:style-name="ce205" office:value-type="currency" office:currency="USD" office:value="133127448" calcext:value-type="currency">
            <text:p>$133,127,448</text:p>
          </table:table-cell>
          <table:table-cell table:style-name="ce205" office:value-type="currency" office:currency="USD" office:value="164593281" calcext:value-type="currency">
            <text:p>$164,593,281</text:p>
          </table:table-cell>
          <table:table-cell table:style-name="ce205" office:value-type="currency" office:currency="USD" office:value="167987421" calcext:value-type="currency">
            <text:p>$167,987,421</text:p>
          </table:table-cell>
          <table:table-cell table:style-name="ce205" office:value-type="currency" office:currency="USD" office:value="204875537" calcext:value-type="currency">
            <text:p>$204,875,537</text:p>
          </table:table-cell>
          <table:table-cell table:style-name="ce205" office:value-type="currency" office:currency="USD" office:value="209801451" calcext:value-type="currency">
            <text:p>$209,801,451</text:p>
          </table:table-cell>
          <table:table-cell table:style-name="ce205" office:value-type="currency" office:currency="USD" office:value="256550891" calcext:value-type="currency">
            <text:p>$256,550,891</text:p>
          </table:table-cell>
          <table:table-cell table:style-name="ce205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17"/>
          <table:table-cell table:number-columns-repeated="996"/>
        </table:table-row>
        <table:table-row table:style-name="ro10">
          <table:table-cell table:style-name="ce199" office:value-type="string" calcext:value-type="string">
            <text:p>Liabilities and Net Assets</text:p>
          </table:table-cell>
          <table:table-cell table:style-name="ce203" table:number-columns-repeated="5"/>
          <table:table-cell table:style-name="ce199"/>
          <table:table-cell table:style-name="ce203" table:number-columns-repeated="7"/>
          <table:table-cell table:style-name="ce212" table:number-columns-repeated="13"/>
          <table:table-cell table:style-name="ce218"/>
          <table:table-cell table:number-columns-repeated="996"/>
        </table:table-row>
        <table:table-row table:style-name="ro10">
          <table:table-cell table:style-name="ce200" office:value-type="string" calcext:value-type="string">
            <text:p>Current Liabilities</text:p>
          </table:table-cell>
          <table:table-cell table:style-name="ce206" table:number-columns-repeated="5"/>
          <table:table-cell table:style-name="ce200"/>
          <table:table-cell table:style-name="ce206" table:number-columns-repeated="7"/>
          <table:table-cell table:number-columns-repeated="13"/>
          <table:table-cell table:style-name="ce215"/>
          <table:table-cell table:number-columns-repeated="996"/>
        </table:table-row>
        <table:table-row table:style-name="ro10">
          <table:table-cell table:style-name="ce201" office:value-type="string" calcext:value-type="string">
            <text:p>Accounts payable and accrued liabilities</text:p>
          </table:table-cell>
          <table:table-cell table:number-columns-repeated="3" table:style-name="ce205" office:value-type="currency" office:currency="USD" office:value="3149027" calcext:value-type="currency">
            <text:p>$3,149,027</text:p>
          </table:table-cell>
          <table:table-cell table:style-name="ce205" office:value-type="currency" office:currency="USD" office:value="3343879" calcext:value-type="currency">
            <text:p>$3,343,879</text:p>
          </table:table-cell>
          <table:table-cell table:style-name="ce205" office:value-type="currency" office:currency="USD" office:value="6778855" calcext:value-type="currency">
            <text:p>$6,778,855</text:p>
          </table:table-cell>
          <table:table-cell table:style-name="ce205" office:value-type="currency" office:currency="USD" office:value="4971627" calcext:value-type="currency">
            <text:p>$4,971,627</text:p>
          </table:table-cell>
          <table:table-cell table:style-name="ce205" office:value-type="currency" office:currency="USD" office:value="7979337" calcext:value-type="currency">
            <text:p>$7,979,337</text:p>
          </table:table-cell>
          <table:table-cell table:style-name="ce205" office:value-type="currency" office:currency="USD" office:value="6783072" calcext:value-type="currency">
            <text:p>$6,783,072</text:p>
          </table:table-cell>
          <table:table-cell table:style-name="ce205" office:value-type="currency" office:currency="USD" office:value="9728362" calcext:value-type="currency">
            <text:p>$9,728,362</text:p>
          </table:table-cell>
          <table:table-cell table:style-name="ce205" office:value-type="currency" office:currency="USD" office:value="10652213" calcext:value-type="currency">
            <text:p>$10,652,213</text:p>
          </table:table-cell>
          <table:table-cell table:style-name="ce205" office:value-type="currency" office:currency="USD" office:value="8237562" calcext:value-type="currency">
            <text:p>$8,237,562</text:p>
          </table:table-cell>
          <table:table-cell table:style-name="ce205" office:value-type="currency" office:currency="USD" office:value="12379687" calcext:value-type="currency">
            <text:p>$12,379,687</text:p>
          </table:table-cell>
          <table:table-cell table:style-name="ce205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Accrued interest</text:p>
          </table:table-cell>
          <table:table-cell table:style-name="ce205" office:value-type="currency" office:currency="USD" office:value="91909" calcext:value-type="currency">
            <text:p>$91,909</text:p>
          </table:table-cell>
          <table:table-cell table:style-name="ce205" office:value-type="currency" office:currency="USD" office:value="89014" calcext:value-type="currency">
            <text:p>$89,014</text:p>
          </table:table-cell>
          <table:table-cell table:style-name="ce205" office:value-type="currency" office:currency="USD" office:value="224902" calcext:value-type="currency">
            <text:p>$224,902</text:p>
          </table:table-cell>
          <table:table-cell table:style-name="ce205" office:value-type="currency" office:currency="USD" office:value="318293" calcext:value-type="currency">
            <text:p>$318,293</text:p>
          </table:table-cell>
          <table:table-cell table:style-name="ce205" office:value-type="currency" office:currency="USD" office:value="448391" calcext:value-type="currency">
            <text:p>$448,391</text:p>
          </table:table-cell>
          <table:table-cell table:style-name="ce205" office:value-type="currency" office:currency="USD" office:value="417127" calcext:value-type="currency">
            <text:p>$417,127</text:p>
          </table:table-cell>
          <table:table-cell table:style-name="ce205" office:value-type="currency" office:currency="USD" office:value="516835" calcext:value-type="currency">
            <text:p>$516,835</text:p>
          </table:table-cell>
          <table:table-cell table:style-name="ce205" office:value-type="currency" office:currency="USD" office:value="761817" calcext:value-type="currency">
            <text:p>$761,817</text:p>
          </table:table-cell>
          <table:table-cell table:style-name="ce205" office:value-type="currency" office:currency="USD" office:value="592457" calcext:value-type="currency">
            <text:p>$592,457</text:p>
          </table:table-cell>
          <table:table-cell table:style-name="ce205" office:value-type="currency" office:currency="USD" office:value="745229" calcext:value-type="currency">
            <text:p>$745,229</text:p>
          </table:table-cell>
          <table:table-cell table:style-name="ce205" office:value-type="currency" office:currency="USD" office:value="730670" calcext:value-type="currency">
            <text:p>$730,670</text:p>
          </table:table-cell>
          <table:table-cell table:style-name="ce205" office:value-type="currency" office:currency="USD" office:value="807476" calcext:value-type="currency">
            <text:p>$807,476</text:p>
          </table:table-cell>
          <table:table-cell table:style-name="ce205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Lines of credit</text:p>
          </table:table-cell>
          <table:table-cell table:style-name="ce205" table:number-columns-repeated="2"/>
          <table:table-cell table:style-name="ce205" office:value-type="currency" office:currency="USD" office:value="1000000" calcext:value-type="currency">
            <text:p>$1,000,000</text:p>
          </table:table-cell>
          <table:table-cell table:style-name="ce205" table:number-columns-repeated="10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Deferred rent liability</text:p>
          </table:table-cell>
          <table:table-cell table:style-name="ce205" table:number-columns-repeated="10"/>
          <table:table-cell table:style-name="ce205" office:value-type="currency" office:currency="USD" office:value="35276" calcext:value-type="currency">
            <text:p>$35,276</text:p>
          </table:table-cell>
          <table:table-cell table:style-name="ce205" table:number-columns-repeated="2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Deferred revenues</text:p>
          </table:table-cell>
          <table:table-cell table:style-name="ce205"/>
          <table:table-cell table:style-name="ce205" office:value-type="currency" office:currency="USD" office:value="62500" calcext:value-type="currency">
            <text:p>$62,500</text:p>
          </table:table-cell>
          <table:table-cell table:style-name="ce205"/>
          <table:table-cell table:style-name="ce205" office:value-type="currency" office:currency="USD" office:value="1635767" calcext:value-type="currency">
            <text:p>$1,635,767</text:p>
          </table:table-cell>
          <table:table-cell table:style-name="ce205" office:value-type="currency" office:currency="USD" office:value="622884" calcext:value-type="currency">
            <text:p>$622,884</text:p>
          </table:table-cell>
          <table:table-cell table:style-name="ce205" office:value-type="currency" office:currency="USD" office:value="370372" calcext:value-type="currency">
            <text:p>$370,372</text:p>
          </table:table-cell>
          <table:table-cell table:style-name="ce205" office:value-type="currency" office:currency="USD" office:value="1341972" calcext:value-type="currency">
            <text:p>$1,341,972</text:p>
          </table:table-cell>
          <table:table-cell table:style-name="ce205" office:value-type="currency" office:currency="USD" office:value="823348" calcext:value-type="currency">
            <text:p>$823,348</text:p>
          </table:table-cell>
          <table:table-cell table:style-name="ce205" office:value-type="currency" office:currency="USD" office:value="1324670" calcext:value-type="currency">
            <text:p>$1,324,670</text:p>
          </table:table-cell>
          <table:table-cell table:style-name="ce205" office:value-type="currency" office:currency="USD" office:value="921751" calcext:value-type="currency">
            <text:p>$921,751</text:p>
          </table:table-cell>
          <table:table-cell table:style-name="ce205" office:value-type="currency" office:currency="USD" office:value="1593373" calcext:value-type="currency">
            <text:p>$1,593,373</text:p>
          </table:table-cell>
          <table:table-cell table:style-name="ce205" office:value-type="currency" office:currency="USD" office:value="2942053" calcext:value-type="currency">
            <text:p>$2,942,053</text:p>
          </table:table-cell>
          <table:table-cell table:style-name="ce205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Current portion of loans payable</text:p>
          </table:table-cell>
          <table:table-cell table:style-name="ce205" office:value-type="currency" office:currency="USD" office:value="262124" calcext:value-type="currency">
            <text:p>$262,124</text:p>
          </table:table-cell>
          <table:table-cell table:style-name="ce205" office:value-type="currency" office:currency="USD" office:value="256660" calcext:value-type="currency">
            <text:p>$256,660</text:p>
          </table:table-cell>
          <table:table-cell table:style-name="ce205" office:value-type="currency" office:currency="USD" office:value="2075432" calcext:value-type="currency">
            <text:p>$2,075,432</text:p>
          </table:table-cell>
          <table:table-cell table:style-name="ce205" office:value-type="currency" office:currency="USD" office:value="7453675" calcext:value-type="currency">
            <text:p>$7,453,675</text:p>
          </table:table-cell>
          <table:table-cell table:style-name="ce205" office:value-type="currency" office:currency="USD" office:value="17996666" calcext:value-type="currency">
            <text:p>$17,996,666</text:p>
          </table:table-cell>
          <table:table-cell table:style-name="ce205" office:value-type="currency" office:currency="USD" office:value="6842252" calcext:value-type="currency">
            <text:p>$6,842,252</text:p>
          </table:table-cell>
          <table:table-cell table:style-name="ce205" office:value-type="currency" office:currency="USD" office:value="7617636" calcext:value-type="currency">
            <text:p>$7,617,636</text:p>
          </table:table-cell>
          <table:table-cell table:style-name="ce205" office:value-type="currency" office:currency="USD" office:value="9722526" calcext:value-type="currency">
            <text:p>$9,722,526</text:p>
          </table:table-cell>
          <table:table-cell table:style-name="ce205"/>
          <table:table-cell table:style-name="ce205" office:value-type="currency" office:currency="USD" office:value="3690122" calcext:value-type="currency">
            <text:p>$3,690,122</text:p>
          </table:table-cell>
          <table:table-cell table:style-name="ce205" office:value-type="currency" office:currency="USD" office:value="4006297" calcext:value-type="currency">
            <text:p>$4,006,297</text:p>
          </table:table-cell>
          <table:table-cell table:style-name="ce205" office:value-type="currency" office:currency="USD" office:value="8298873" calcext:value-type="currency">
            <text:p>$8,298,873</text:p>
          </table:table-cell>
          <table:table-cell table:style-name="ce205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current liabilities</text:p>
          </table:table-cell>
          <table:table-cell table:style-name="ce205" office:value-type="currency" office:currency="USD" office:value="2191294" calcext:value-type="currency">
            <text:p>$2,191,294</text:p>
          </table:table-cell>
          <table:table-cell table:style-name="ce205" office:value-type="currency" office:currency="USD" office:value="4246221" calcext:value-type="currency">
            <text:p>$4,246,221</text:p>
          </table:table-cell>
          <table:table-cell table:style-name="ce205" office:value-type="currency" office:currency="USD" office:value="7811754" calcext:value-type="currency">
            <text:p>$7,811,754</text:p>
          </table:table-cell>
          <table:table-cell table:style-name="ce205" office:value-type="currency" office:currency="USD" office:value="12751614" calcext:value-type="currency">
            <text:p>$12,751,614</text:p>
          </table:table-cell>
          <table:table-cell table:style-name="ce205" office:value-type="currency" office:currency="USD" office:value="25846796" calcext:value-type="currency">
            <text:p>$25,846,796</text:p>
          </table:table-cell>
          <table:table-cell table:style-name="ce205" office:value-type="currency" office:currency="USD" office:value="12601378" calcext:value-type="currency">
            <text:p>$12,601,378</text:p>
          </table:table-cell>
          <table:table-cell table:style-name="ce205" office:value-type="currency" office:currency="USD" office:value="17455779" calcext:value-type="currency">
            <text:p>$17,455,779</text:p>
          </table:table-cell>
          <table:table-cell table:style-name="ce205" office:value-type="currency" office:currency="USD" office:value="18090763" calcext:value-type="currency">
            <text:p>$18,090,763</text:p>
          </table:table-cell>
          <table:table-cell table:style-name="ce205" office:value-type="currency" office:currency="USD" office:value="14362157" calcext:value-type="currency">
            <text:p>$14,362,157</text:p>
          </table:table-cell>
          <table:table-cell table:style-name="ce205" office:value-type="currency" office:currency="USD" office:value="16009315" calcext:value-type="currency">
            <text:p>$16,009,315</text:p>
          </table:table-cell>
          <table:table-cell table:style-name="ce205" office:value-type="currency" office:currency="USD" office:value="14603178" calcext:value-type="currency">
            <text:p>$14,603,178</text:p>
          </table:table-cell>
          <table:table-cell table:style-name="ce205" office:value-type="currency" office:currency="USD" office:value="24428089" calcext:value-type="currency">
            <text:p>$24,428,089</text:p>
          </table:table-cell>
          <table:table-cell table:style-name="ce205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13"/>
          <table:table-cell table:number-columns-repeated="996"/>
        </table:table-row>
        <table:table-row table:style-name="ro10">
          <table:table-cell table:style-name="ce200" office:value-type="string" calcext:value-type="string">
            <text:p>Long-Term Liabilities</text:p>
          </table:table-cell>
          <table:table-cell table:style-name="ce206" table:number-columns-repeated="13"/>
          <table:table-cell table:number-columns-repeated="13"/>
          <table:table-cell table:style-name="ce215"/>
          <table:table-cell table:number-columns-repeated="996"/>
        </table:table-row>
        <table:table-row table:style-name="ro10">
          <table:table-cell table:style-name="ce201" office:value-type="string" calcext:value-type="string">
            <text:p>Security deposits</text:p>
          </table:table-cell>
          <table:table-cell table:style-name="ce205" table:number-columns-repeated="13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Accrued interest</text:p>
          </table:table-cell>
          <table:table-cell table:style-name="ce205" office:value-type="currency" office:currency="USD" office:value="126494" calcext:value-type="currency">
            <text:p>$126,494</text:p>
          </table:table-cell>
          <table:table-cell table:style-name="ce205" office:value-type="currency" office:currency="USD" office:value="190407" calcext:value-type="currency">
            <text:p>$190,407</text:p>
          </table:table-cell>
          <table:table-cell table:style-name="ce205" office:value-type="currency" office:currency="USD" office:value="203554" calcext:value-type="currency">
            <text:p>$203,554</text:p>
          </table:table-cell>
          <table:table-cell table:style-name="ce205" office:value-type="currency" office:currency="USD" office:value="116862" calcext:value-type="currency">
            <text:p>$116,862</text:p>
          </table:table-cell>
          <table:table-cell table:style-name="ce205" office:value-type="currency" office:currency="USD" office:value="77459" calcext:value-type="currency">
            <text:p>$77,459</text:p>
          </table:table-cell>
          <table:table-cell table:style-name="ce205" office:value-type="currency" office:currency="USD" office:value="108256" calcext:value-type="currency">
            <text:p>$108,256</text:p>
          </table:table-cell>
          <table:table-cell table:style-name="ce205" office:value-type="currency" office:currency="USD" office:value="149196" calcext:value-type="currency">
            <text:p>$149,196</text:p>
          </table:table-cell>
          <table:table-cell table:style-name="ce205" office:value-type="currency" office:currency="USD" office:value="113478" calcext:value-type="currency">
            <text:p>$113,478</text:p>
          </table:table-cell>
          <table:table-cell table:style-name="ce205" office:value-type="currency" office:currency="USD" office:value="148825" calcext:value-type="currency">
            <text:p>$148,825</text:p>
          </table:table-cell>
          <table:table-cell table:style-name="ce205" office:value-type="currency" office:currency="USD" office:value="166076" calcext:value-type="currency">
            <text:p>$166,076</text:p>
          </table:table-cell>
          <table:table-cell table:style-name="ce205" office:value-type="currency" office:currency="USD" office:value="196643" calcext:value-type="currency">
            <text:p>$196,643</text:p>
          </table:table-cell>
          <table:table-cell table:style-name="ce205" office:value-type="currency" office:currency="USD" office:value="233082" calcext:value-type="currency">
            <text:p>$233,082</text:p>
          </table:table-cell>
          <table:table-cell table:style-name="ce205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Deferred rent liability</text:p>
          </table:table-cell>
          <table:table-cell table:style-name="ce205" table:number-columns-repeated="3"/>
          <table:table-cell table:style-name="ce205" office:value-type="currency" office:currency="USD" office:value="164972" calcext:value-type="currency">
            <text:p>$164,972</text:p>
          </table:table-cell>
          <table:table-cell table:style-name="ce205" office:value-type="currency" office:currency="USD" office:value="631405" calcext:value-type="currency">
            <text:p>$631,405</text:p>
          </table:table-cell>
          <table:table-cell table:style-name="ce205" office:value-type="currency" office:currency="USD" office:value="1185092" calcext:value-type="currency">
            <text:p>$1,185,092</text:p>
          </table:table-cell>
          <table:table-cell table:style-name="ce205" office:value-type="currency" office:currency="USD" office:value="1350949" calcext:value-type="currency">
            <text:p>$1,350,949</text:p>
          </table:table-cell>
          <table:table-cell table:style-name="ce205" office:value-type="currency" office:currency="USD" office:value="1922841" calcext:value-type="currency">
            <text:p>$1,922,841</text:p>
          </table:table-cell>
          <table:table-cell table:style-name="ce205" office:value-type="currency" office:currency="USD" office:value="5917604" calcext:value-type="currency">
            <text:p>$5,917,604</text:p>
          </table:table-cell>
          <table:table-cell table:style-name="ce205" office:value-type="currency" office:currency="USD" office:value="4706852" calcext:value-type="currency">
            <text:p>$4,706,852</text:p>
          </table:table-cell>
          <table:table-cell table:style-name="ce205" office:value-type="currency" office:currency="USD" office:value="5689509" calcext:value-type="currency">
            <text:p>$5,689,509</text:p>
          </table:table-cell>
          <table:table-cell table:style-name="ce205" office:value-type="currency" office:currency="USD" office:value="5541230" calcext:value-type="currency">
            <text:p>$5,541,230</text:p>
          </table:table-cell>
          <table:table-cell table:style-name="ce205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Intracompany payable</text:p>
          </table:table-cell>
          <table:table-cell table:style-name="ce205" table:number-columns-repeated="13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Convertible loans</text:p>
          </table:table-cell>
          <table:table-cell table:style-name="ce205" office:value-type="currency" office:currency="USD" office:value="2450000" calcext:value-type="currency">
            <text:p>$2,450,000</text:p>
          </table:table-cell>
          <table:table-cell table:number-columns-repeated="2" table:style-name="ce205" office:value-type="currency" office:currency="USD" office:value="1800000" calcext:value-type="currency">
            <text:p>$1,800,000</text:p>
          </table:table-cell>
          <table:table-cell table:number-columns-repeated="2" table:style-name="ce205" office:value-type="currency" office:currency="USD" office:value="550000" calcext:value-type="currency">
            <text:p>$550,000</text:p>
          </table:table-cell>
          <table:table-cell table:style-name="ce205" table:number-columns-repeated="8"/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Loans payable</text:p>
          </table:table-cell>
          <table:table-cell table:style-name="ce205" office:value-type="currency" office:currency="USD" office:value="19353844" calcext:value-type="currency">
            <text:p>$19,353,844</text:p>
          </table:table-cell>
          <table:table-cell table:style-name="ce205" office:value-type="currency" office:currency="USD" office:value="32683939" calcext:value-type="currency">
            <text:p>$32,683,939</text:p>
          </table:table-cell>
          <table:table-cell table:style-name="ce205" office:value-type="currency" office:currency="USD" office:value="41199336" calcext:value-type="currency">
            <text:p>$41,199,336</text:p>
          </table:table-cell>
          <table:table-cell table:style-name="ce205" office:value-type="currency" office:currency="USD" office:value="49074491" calcext:value-type="currency">
            <text:p>$49,074,491</text:p>
          </table:table-cell>
          <table:table-cell table:style-name="ce205" office:value-type="currency" office:currency="USD" office:value="69836416" calcext:value-type="currency">
            <text:p>$69,836,416</text:p>
          </table:table-cell>
          <table:table-cell table:style-name="ce205" office:value-type="currency" office:currency="USD" office:value="69061846" calcext:value-type="currency">
            <text:p>$69,061,846</text:p>
          </table:table-cell>
          <table:table-cell table:style-name="ce205" office:value-type="currency" office:currency="USD" office:value="97240060" calcext:value-type="currency">
            <text:p>$97,240,060</text:p>
          </table:table-cell>
          <table:table-cell table:style-name="ce205" office:value-type="currency" office:currency="USD" office:value="126930036" calcext:value-type="currency">
            <text:p>$126,930,036</text:p>
          </table:table-cell>
          <table:table-cell table:style-name="ce205"/>
          <table:table-cell table:style-name="ce205" office:value-type="currency" office:currency="USD" office:value="159908722" calcext:value-type="currency">
            <text:p>$159,908,722</text:p>
          </table:table-cell>
          <table:table-cell table:style-name="ce205" office:value-type="currency" office:currency="USD" office:value="164694827" calcext:value-type="currency">
            <text:p>$164,694,827</text:p>
          </table:table-cell>
          <table:table-cell table:style-name="ce205" office:value-type="currency" office:currency="USD" office:value="188117172" calcext:value-type="currency">
            <text:p>$188,117,172</text:p>
          </table:table-cell>
          <table:table-cell table:style-name="ce205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long-term liabilities</text:p>
          </table:table-cell>
          <table:table-cell table:style-name="ce205" office:value-type="currency" office:currency="USD" office:value="21930338" calcext:value-type="currency">
            <text:p>$21,930,338</text:p>
          </table:table-cell>
          <table:table-cell table:style-name="ce205" office:value-type="currency" office:currency="USD" office:value="34674346" calcext:value-type="currency">
            <text:p>$34,674,346</text:p>
          </table:table-cell>
          <table:table-cell table:style-name="ce205" office:value-type="currency" office:currency="USD" office:value="43202890" calcext:value-type="currency">
            <text:p>$43,202,890</text:p>
          </table:table-cell>
          <table:table-cell table:style-name="ce205" office:value-type="currency" office:currency="USD" office:value="49906325" calcext:value-type="currency">
            <text:p>$49,906,325</text:p>
          </table:table-cell>
          <table:table-cell table:style-name="ce205" office:value-type="currency" office:currency="USD" office:value="71095280" calcext:value-type="currency">
            <text:p>$71,095,280</text:p>
          </table:table-cell>
          <table:table-cell table:style-name="ce205" office:value-type="currency" office:currency="USD" office:value="70355194" calcext:value-type="currency">
            <text:p>$70,355,194</text:p>
          </table:table-cell>
          <table:table-cell table:style-name="ce205" office:value-type="currency" office:currency="USD" office:value="98740205" calcext:value-type="currency">
            <text:p>$98,740,205</text:p>
          </table:table-cell>
          <table:table-cell table:style-name="ce205" office:value-type="currency" office:currency="USD" office:value="128966355" calcext:value-type="currency">
            <text:p>$128,966,355</text:p>
          </table:table-cell>
          <table:table-cell table:style-name="ce205" office:value-type="currency" office:currency="USD" office:value="132741658" calcext:value-type="currency">
            <text:p>$132,741,658</text:p>
          </table:table-cell>
          <table:table-cell table:style-name="ce205" office:value-type="currency" office:currency="USD" office:value="164781650" calcext:value-type="currency">
            <text:p>$164,781,650</text:p>
          </table:table-cell>
          <table:table-cell table:style-name="ce205" office:value-type="currency" office:currency="USD" office:value="170580979" calcext:value-type="currency">
            <text:p>$170,580,979</text:p>
          </table:table-cell>
          <table:table-cell table:style-name="ce205" office:value-type="currency" office:currency="USD" office:value="193891484" calcext:value-type="currency">
            <text:p>$193,891,484</text:p>
          </table:table-cell>
          <table:table-cell table:style-name="ce205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13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liabilities</text:p>
          </table:table-cell>
          <table:table-cell table:style-name="ce205" table:number-columns-repeated="11"/>
          <table:table-cell table:style-name="ce205" office:value-type="currency" office:currency="USD" office:value="218319573" calcext:value-type="currency">
            <text:p>$218,319,573</text:p>
          </table:table-cell>
          <table:table-cell table:style-name="ce205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13"/>
          <table:table-cell table:number-columns-repeated="996"/>
        </table:table-row>
        <table:table-row table:style-name="ro10">
          <table:table-cell table:style-name="ce200" office:value-type="string" calcext:value-type="string">
            <text:p>Net Assets</text:p>
          </table:table-cell>
          <table:table-cell table:style-name="ce206" table:number-columns-repeated="13"/>
          <table:table-cell table:number-columns-repeated="13"/>
          <table:table-cell table:style-name="ce215"/>
          <table:table-cell table:number-columns-repeated="996"/>
        </table:table-row>
        <table:table-row table:style-name="ro10">
          <table:table-cell table:style-name="ce201" office:value-type="string" calcext:value-type="string">
            <text:p>Unrestricted</text:p>
          </table:table-cell>
          <table:table-cell table:style-name="ce205" office:value-type="currency" office:currency="USD" office:value="2218964" calcext:value-type="currency">
            <text:p>$2,218,964</text:p>
          </table:table-cell>
          <table:table-cell table:style-name="ce205" office:value-type="currency" office:currency="USD" office:value="7629140" calcext:value-type="currency">
            <text:p>$7,629,140</text:p>
          </table:table-cell>
          <table:table-cell table:style-name="ce205" office:value-type="currency" office:currency="USD" office:value="10363266" calcext:value-type="currency">
            <text:p>$10,363,266</text:p>
          </table:table-cell>
          <table:table-cell table:style-name="ce205" office:value-type="currency" office:currency="USD" office:value="13486489" calcext:value-type="currency">
            <text:p>$13,486,489</text:p>
          </table:table-cell>
          <table:table-cell table:style-name="ce205" office:value-type="currency" office:currency="USD" office:value="12089432" calcext:value-type="currency">
            <text:p>$12,089,432</text:p>
          </table:table-cell>
          <table:table-cell table:style-name="ce205" office:value-type="currency" office:currency="USD" office:value="10074280" calcext:value-type="currency">
            <text:p>$10,074,280</text:p>
          </table:table-cell>
          <table:table-cell table:style-name="ce205" office:value-type="currency" office:currency="USD" office:value="16442127" calcext:value-type="currency">
            <text:p>$16,442,127</text:p>
          </table:table-cell>
          <table:table-cell table:style-name="ce205" office:value-type="currency" office:currency="USD" office:value="16490691" calcext:value-type="currency">
            <text:p>$16,490,691</text:p>
          </table:table-cell>
          <table:table-cell table:style-name="ce205" office:value-type="currency" office:currency="USD" office:value="20883606" calcext:value-type="currency">
            <text:p>$20,883,606</text:p>
          </table:table-cell>
          <table:table-cell table:style-name="ce205" office:value-type="currency" office:currency="USD" office:value="23897122" calcext:value-type="currency">
            <text:p>$23,897,122</text:p>
          </table:table-cell>
          <table:table-cell table:style-name="ce205" office:value-type="currency" office:currency="USD" office:value="23717294" calcext:value-type="currency">
            <text:p>$23,717,294</text:p>
          </table:table-cell>
          <table:table-cell table:style-name="ce205" office:value-type="currency" office:currency="USD" office:value="38214318" calcext:value-type="currency">
            <text:p>$38,214,318</text:p>
          </table:table-cell>
          <table:table-cell table:style-name="ce205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16"/>
          <table:table-cell table:number-columns-repeated="996"/>
        </table:table-row>
        <table:table-row table:style-name="ro10">
          <table:table-cell table:style-name="ce201" office:value-type="string" calcext:value-type="string">
            <text:p>Temporarily restricted</text:p>
          </table:table-cell>
          <table:table-cell table:style-name="ce205"/>
          <table:table-cell table:style-name="ce205" office:value-type="currency" office:currency="USD" office:value="1583000" calcext:value-type="currency">
            <text:p>$1,583,000</text:p>
          </table:table-cell>
          <table:table-cell table:style-name="ce205" office:value-type="currency" office:currency="USD" office:value="1569833" calcext:value-type="currency">
            <text:p>$1,569,833</text:p>
          </table:table-cell>
          <table:table-cell table:style-name="ce205" office:value-type="currency" office:currency="USD" office:value="2394721" calcext:value-type="currency">
            <text:p>$2,394,721</text:p>
          </table:table-cell>
          <table:table-cell table:style-name="ce205" office:value-type="currency" office:currency="USD" office:value="1267096" calcext:value-type="currency">
            <text:p>$1,267,096</text:p>
          </table:table-cell>
          <table:table-cell table:style-name="ce205" office:value-type="currency" office:currency="USD" office:value="488467" calcext:value-type="currency">
            <text:p>$488,467</text:p>
          </table:table-cell>
          <table:table-cell table:style-name="ce205" office:value-type="currency" office:currency="USD" office:value="489337" calcext:value-type="currency">
            <text:p>$489,337</text:p>
          </table:table-cell>
          <table:table-cell table:style-name="ce205" office:value-type="currency" office:currency="USD" office:value="1045472" calcext:value-type="currency">
            <text:p>$1,045,472</text:p>
          </table:table-cell>
          <table:table-cell table:style-name="ce205"/>
          <table:table-cell table:style-name="ce205" office:value-type="currency" office:currency="USD" office:value="187450" calcext:value-type="currency">
            <text:p>$187,450</text:p>
          </table:table-cell>
          <table:table-cell table:style-name="ce205" office:value-type="currency" office:currency="USD" office:value="900000" calcext:value-type="currency">
            <text:p>$900,000</text:p>
          </table:table-cell>
          <table:table-cell table:style-name="ce205" office:value-type="currency" office:currency="USD" office:value="17000" calcext:value-type="currency">
            <text:p>$17,000</text:p>
          </table:table-cell>
          <table:table-cell table:style-name="ce205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net assets</text:p>
          </table:table-cell>
          <table:table-cell table:style-name="ce205" office:value-type="currency" office:currency="USD" office:value="2218964" calcext:value-type="currency">
            <text:p>$2,218,964</text:p>
          </table:table-cell>
          <table:table-cell table:style-name="ce205" office:value-type="currency" office:currency="USD" office:value="9212140" calcext:value-type="currency">
            <text:p>$9,212,140</text:p>
          </table:table-cell>
          <table:table-cell table:style-name="ce205" office:value-type="currency" office:currency="USD" office:value="11933099" calcext:value-type="currency">
            <text:p>$11,933,099</text:p>
          </table:table-cell>
          <table:table-cell table:style-name="ce205" office:value-type="currency" office:currency="USD" office:value="15881210" calcext:value-type="currency">
            <text:p>$15,881,210</text:p>
          </table:table-cell>
          <table:table-cell table:style-name="ce205" office:value-type="currency" office:currency="USD" office:value="13356528" calcext:value-type="currency">
            <text:p>$13,356,528</text:p>
          </table:table-cell>
          <table:table-cell table:style-name="ce205" office:value-type="currency" office:currency="USD" office:value="10562747" calcext:value-type="currency">
            <text:p>$10,562,747</text:p>
          </table:table-cell>
          <table:table-cell table:style-name="ce205" office:value-type="currency" office:currency="USD" office:value="16931464" calcext:value-type="currency">
            <text:p>$16,931,464</text:p>
          </table:table-cell>
          <table:table-cell table:style-name="ce205" office:value-type="currency" office:currency="USD" office:value="17536163" calcext:value-type="currency">
            <text:p>$17,536,163</text:p>
          </table:table-cell>
          <table:table-cell table:style-name="ce205"/>
          <table:table-cell table:style-name="ce205" office:value-type="currency" office:currency="USD" office:value="187450" calcext:value-type="currency">
            <text:p>$187,450</text:p>
          </table:table-cell>
          <table:table-cell table:style-name="ce205" office:value-type="currency" office:currency="USD" office:value="24617294" calcext:value-type="currency">
            <text:p>$24,617,294</text:p>
          </table:table-cell>
          <table:table-cell table:style-name="ce205" office:value-type="currency" office:currency="USD" office:value="38231318" calcext:value-type="currency">
            <text:p>$38,231,318</text:p>
          </table:table-cell>
          <table:table-cell table:style-name="ce205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07"/>
          <table:table-cell table:number-columns-repeated="996"/>
        </table:table-row>
        <table:table-row table:style-name="ro10">
          <table:table-cell table:style-name="ce201" office:value-type="string" calcext:value-type="string">
            <text:p>Total liabilities and net assets</text:p>
          </table:table-cell>
          <table:table-cell table:style-name="ce205" office:value-type="currency" office:currency="USD" office:value="26340596" calcext:value-type="currency">
            <text:p>$26,340,596</text:p>
          </table:table-cell>
          <table:table-cell table:style-name="ce205" office:value-type="currency" office:currency="USD" office:value="48132707" calcext:value-type="currency">
            <text:p>$48,132,707</text:p>
          </table:table-cell>
          <table:table-cell table:style-name="ce205" office:value-type="currency" office:currency="USD" office:value="62947743" calcext:value-type="currency">
            <text:p>$62,947,743</text:p>
          </table:table-cell>
          <table:table-cell table:style-name="ce205" office:value-type="currency" office:currency="USD" office:value="78539149" calcext:value-type="currency">
            <text:p>$78,539,149</text:p>
          </table:table-cell>
          <table:table-cell table:style-name="ce205" office:value-type="currency" office:currency="USD" office:value="110298604" calcext:value-type="currency">
            <text:p>$110,298,604</text:p>
          </table:table-cell>
          <table:table-cell table:style-name="ce205" office:value-type="currency" office:currency="USD" office:value="93519319" calcext:value-type="currency">
            <text:p>$93,519,319</text:p>
          </table:table-cell>
          <table:table-cell table:style-name="ce205" office:value-type="currency" office:currency="USD" office:value="133127448" calcext:value-type="currency">
            <text:p>$133,127,448</text:p>
          </table:table-cell>
          <table:table-cell table:style-name="ce205" office:value-type="currency" office:currency="USD" office:value="164593281" calcext:value-type="currency">
            <text:p>$164,593,281</text:p>
          </table:table-cell>
          <table:table-cell table:style-name="ce205" office:value-type="currency" office:currency="USD" office:value="167987421" calcext:value-type="currency">
            <text:p>$167,987,421</text:p>
          </table:table-cell>
          <table:table-cell table:style-name="ce205" office:value-type="currency" office:currency="USD" office:value="204875537" calcext:value-type="currency">
            <text:p>$204,875,537</text:p>
          </table:table-cell>
          <table:table-cell table:style-name="ce205" office:value-type="currency" office:currency="USD" office:value="209801451" calcext:value-type="currency">
            <text:p>$209,801,451</text:p>
          </table:table-cell>
          <table:table-cell table:style-name="ce205" office:value-type="currency" office:currency="USD" office:value="256550891" calcext:value-type="currency">
            <text:p>$256,550,891</text:p>
          </table:table-cell>
          <table:table-cell table:style-name="ce205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13"/>
          <table:table-cell table:number-columns-repeated="996"/>
        </table:table-row>
        <table:table-row table:style-name="ro11" table:number-rows-repeated="949">
          <table:table-cell table:style-name="ce3"/>
          <table:table-cell table:style-name="ce207" table:number-columns-repeated="8"/>
          <table:table-cell table:style-name="ce210" table:number-columns-repeated="4"/>
          <table:table-cell table:style-name="ce207"/>
          <table:table-cell table:number-columns-repeated="13"/>
          <table:table-cell table:style-name="ce207"/>
          <table:table-cell table:number-columns-repeated="996"/>
        </table:table-row>
        <table:table-row table:style-name="ro9" table:number-rows-repeated="104758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SEA Consolidated Activities" table:style-name="ta6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row table:style-name="ro12">
          <table:table-cell table:style-name="ce219" office:value-type="string" calcext:value-type="string">
            <text:p>Year ending June 30</text:p>
          </table:table-cell>
          <table:table-cell table:style-name="ce229" office:value-type="string" calcext:value-type="string">
            <text:p>2010 Total</text:p>
          </table:table-cell>
          <table:table-cell table:style-name="ce241" office:value-type="string" calcext:value-type="string">
            <text:p>2011 Total</text:p>
          </table:table-cell>
          <table:table-cell table:style-name="ce229" office:value-type="string" calcext:value-type="string">
            <text:p>2012 Total</text:p>
          </table:table-cell>
          <table:table-cell table:style-name="ce229" office:value-type="string" calcext:value-type="string">
            <text:p>2013 Total</text:p>
          </table:table-cell>
          <table:table-cell table:style-name="ce229" office:value-type="string" calcext:value-type="string">
            <text:p>2014 Total</text:p>
          </table:table-cell>
          <table:table-cell table:style-name="ce229" office:value-type="string" calcext:value-type="string">
            <text:p>2015 Total</text:p>
          </table:table-cell>
          <table:table-cell table:style-name="ce219" office:value-type="string" calcext:value-type="string">
            <text:p>Year ending June 30</text:p>
          </table:table-cell>
          <table:table-cell table:style-name="ce229" office:value-type="string" calcext:value-type="string">
            <text:p>2016 Total</text:p>
          </table:table-cell>
          <table:table-cell table:style-name="ce229" office:value-type="string" calcext:value-type="string">
            <text:p>2017 Total</text:p>
          </table:table-cell>
          <table:table-cell table:style-name="ce229" office:value-type="string" calcext:value-type="string">
            <text:p>2018 Total</text:p>
          </table:table-cell>
          <table:table-cell table:style-name="ce229" office:value-type="string" calcext:value-type="string">
            <text:p>2019 Total</text:p>
          </table:table-cell>
          <table:table-cell table:style-name="ce229" office:value-type="string" calcext:value-type="string">
            <text:p>2020 Total</text:p>
          </table:table-cell>
          <table:table-cell table:style-name="ce229" office:value-type="string" calcext:value-type="string">
            <text:p>2021 Total</text:p>
          </table:table-cell>
          <table:table-cell table:style-name="ce229" office:value-type="string" calcext:value-type="string">
            <text:p>2022 Total</text:p>
          </table:table-cell>
          <table:table-cell table:style-name="ce253" table:number-columns-repeated="1009"/>
        </table:table-row>
        <table:table-row table:style-name="ro12">
          <table:table-cell table:style-name="ce220" office:value-type="string" calcext:value-type="string">
            <text:p>UNRESTRICTED NET ASSETS</text:p>
          </table:table-cell>
          <table:table-cell table:style-name="ce230"/>
          <table:table-cell table:style-name="ce230" table:number-columns-spanned="2" table:number-rows-spanned="1"/>
          <table:covered-table-cell table:style-name="ce244"/>
          <table:table-cell table:style-name="ce230"/>
          <table:table-cell table:style-name="ce246" table:number-columns-repeated="2"/>
          <table:table-cell table:style-name="ce220" office:value-type="string" calcext:value-type="string">
            <text:p>UNRESTRICTED NET ASSETS</text:p>
          </table:table-cell>
          <table:table-cell table:style-name="ce246" table:number-columns-repeated="6"/>
          <table:table-cell table:style-name="ce250"/>
          <table:table-cell table:style-name="ce254" table:number-columns-repeated="1009"/>
        </table:table-row>
        <table:table-row table:style-name="ro12">
          <table:table-cell table:style-name="ce221" office:value-type="string" calcext:value-type="string">
            <text:p>REVENUES</text:p>
          </table:table-cell>
          <table:table-cell table:style-name="ce231"/>
          <table:table-cell table:style-name="ce235" table:number-columns-repeated="3"/>
          <table:table-cell table:style-name="ce247" table:number-columns-repeated="2"/>
          <table:table-cell table:style-name="ce221" office:value-type="string" calcext:value-type="string">
            <text:p>REVENUES</text:p>
          </table:table-cell>
          <table:table-cell table:style-name="ce247" table:number-columns-repeated="6"/>
          <table:table-cell table:style-name="ce251"/>
          <table:table-cell table:style-name="ce255" table:number-columns-repeated="1009"/>
        </table:table-row>
        <table:table-row table:style-name="ro12">
          <table:table-cell table:style-name="ce222" office:value-type="string" calcext:value-type="string">
            <text:p>LCFF State Aid &amp; Property Tax Revenue</text:p>
          </table:table-cell>
          <table:table-cell table:style-name="ce232"/>
          <table:table-cell table:style-name="ce232" office:value-type="float" office:value="23505887" calcext:value-type="float">
            <text:p>$ 23,505,887</text:p>
          </table:table-cell>
          <table:table-cell table:style-name="ce232" table:number-columns-repeated="2"/>
          <table:table-cell table:style-name="ce233" office:value-type="currency" office:currency="USD" office:value="23505887" calcext:value-type="currency">
            <text:p>$23,505,887</text:p>
          </table:table-cell>
          <table:table-cell table:style-name="ce233" office:value-type="currency" office:currency="USD" office:value="29395472" calcext:value-type="currency">
            <text:p>$29,395,472</text:p>
          </table:table-cell>
          <table:table-cell table:style-name="ce222" office:value-type="string" calcext:value-type="string">
            <text:p>LCFF State Aid &amp; Property Tax Revenue</text:p>
          </table:table-cell>
          <table:table-cell table:style-name="ce233" office:value-type="currency" office:currency="USD" office:value="36874280" calcext:value-type="currency">
            <text:p>$36,874,280</text:p>
          </table:table-cell>
          <table:table-cell table:style-name="ce233" office:value-type="currency" office:currency="USD" office:value="38756121" calcext:value-type="currency">
            <text:p>$38,756,121</text:p>
          </table:table-cell>
          <table:table-cell table:style-name="ce233" office:value-type="currency" office:currency="USD" office:value="54505286" calcext:value-type="currency">
            <text:p>$54,505,286</text:p>
          </table:table-cell>
          <table:table-cell table:style-name="ce233" office:value-type="currency" office:currency="USD" office:value="63871048" calcext:value-type="currency">
            <text:p>$63,871,048</text:p>
          </table:table-cell>
          <table:table-cell table:style-name="ce233" office:value-type="currency" office:currency="USD" office:value="66915020" calcext:value-type="currency">
            <text:p>$66,915,020</text:p>
          </table:table-cell>
          <table:table-cell table:style-name="ce233" office:value-type="currency" office:currency="USD" office:value="68946084" calcext:value-type="currency">
            <text:p>$68,946,084</text:p>
          </table:table-cell>
          <table:table-cell table:style-name="ce233" office:value-type="currency" office:currency="USD" office:value="68623477" calcext:value-type="currency">
            <text:p>$68,623,477</text:p>
          </table:table-cell>
          <table:table-cell table:style-name="ce256" table:number-columns-repeated="1009"/>
        </table:table-row>
        <table:table-row table:style-name="ro12">
          <table:table-cell table:style-name="ce222" office:value-type="string" calcext:value-type="string">
            <text:p>Categorical grant revenue</text:p>
          </table:table-cell>
          <table:table-cell table:style-name="ce233" office:value-type="currency" office:currency="USD" office:value="802227" calcext:value-type="currency">
            <text:p>$802,227</text:p>
          </table:table-cell>
          <table:table-cell table:style-name="ce233" office:value-type="currency" office:currency="USD" office:value="1286595" calcext:value-type="currency">
            <text:p>$1,286,595</text:p>
          </table:table-cell>
          <table:table-cell table:style-name="ce233" office:value-type="currency" office:currency="USD" office:value="2234521" calcext:value-type="currency">
            <text:p>$2,234,521</text:p>
          </table:table-cell>
          <table:table-cell table:style-name="ce233" office:value-type="currency" office:currency="USD" office:value="3324789" calcext:value-type="currency">
            <text:p>$3,324,789</text:p>
          </table:table-cell>
          <table:table-cell table:style-name="ce233" table:number-columns-repeated="2"/>
          <table:table-cell table:style-name="ce222" office:value-type="string" calcext:value-type="string">
            <text:p>Categorical grant revenue</text:p>
          </table:table-cell>
          <table:table-cell table:style-name="ce233" table:number-columns-repeated="7"/>
          <table:table-cell table:style-name="ce257" table:number-columns-repeated="1009"/>
        </table:table-row>
        <table:table-row table:style-name="ro12">
          <table:table-cell table:style-name="ce222" office:value-type="string" calcext:value-type="string">
            <text:p>Property taxes</text:p>
          </table:table-cell>
          <table:table-cell table:style-name="ce233" office:value-type="currency" office:currency="USD" office:value="2905691" calcext:value-type="currency">
            <text:p>$2,905,691</text:p>
          </table:table-cell>
          <table:table-cell table:style-name="ce233" office:value-type="currency" office:currency="USD" office:value="2757142" calcext:value-type="currency">
            <text:p>$2,757,142</text:p>
          </table:table-cell>
          <table:table-cell table:style-name="ce233" office:value-type="currency" office:currency="USD" office:value="4178669" calcext:value-type="currency">
            <text:p>$4,178,669</text:p>
          </table:table-cell>
          <table:table-cell table:style-name="ce233" office:value-type="currency" office:currency="USD" office:value="5422165" calcext:value-type="currency">
            <text:p>$5,422,165</text:p>
          </table:table-cell>
          <table:table-cell table:style-name="ce233" office:value-type="currency" office:currency="USD" office:value="6328495" calcext:value-type="currency">
            <text:p>$6,328,495</text:p>
          </table:table-cell>
          <table:table-cell table:style-name="ce233" office:value-type="currency" office:currency="USD" office:value="7536074" calcext:value-type="currency">
            <text:p>$7,536,074</text:p>
          </table:table-cell>
          <table:table-cell table:style-name="ce222" office:value-type="string" calcext:value-type="string">
            <text:p>Property taxes</text:p>
          </table:table-cell>
          <table:table-cell table:style-name="ce233" office:value-type="currency" office:currency="USD" office:value="9388704" calcext:value-type="currency">
            <text:p>$9,388,704</text:p>
          </table:table-cell>
          <table:table-cell table:style-name="ce233" office:value-type="currency" office:currency="USD" office:value="13886120" calcext:value-type="currency">
            <text:p>$13,886,120</text:p>
          </table:table-cell>
          <table:table-cell table:style-name="ce248" table:number-columns-repeated="4"/>
          <table:table-cell table:style-name="ce233"/>
          <table:table-cell table:style-name="ce258" table:number-columns-repeated="1009"/>
        </table:table-row>
        <table:table-row table:style-name="ro12">
          <table:table-cell table:style-name="ce222" office:value-type="string" calcext:value-type="string">
            <text:p>Apportionment revenue</text:p>
          </table:table-cell>
          <table:table-cell table:style-name="ce233" office:value-type="currency" office:currency="USD" office:value="1307654" calcext:value-type="currency">
            <text:p>$1,307,654</text:p>
          </table:table-cell>
          <table:table-cell table:style-name="ce233" office:value-type="currency" office:currency="USD" office:value="3808147" calcext:value-type="currency">
            <text:p>$3,808,147</text:p>
          </table:table-cell>
          <table:table-cell table:style-name="ce233" office:value-type="currency" office:currency="USD" office:value="7750396" calcext:value-type="currency">
            <text:p>$7,750,396</text:p>
          </table:table-cell>
          <table:table-cell table:style-name="ce233" office:value-type="currency" office:currency="USD" office:value="13345784" calcext:value-type="currency">
            <text:p>$13,345,784</text:p>
          </table:table-cell>
          <table:table-cell table:style-name="ce233" office:value-type="currency" office:currency="USD" office:value="2005025" calcext:value-type="currency">
            <text:p>$2,005,025</text:p>
          </table:table-cell>
          <table:table-cell table:style-name="ce233" office:value-type="currency" office:currency="USD" office:value="7039060" calcext:value-type="currency">
            <text:p>$7,039,060</text:p>
          </table:table-cell>
          <table:table-cell table:style-name="ce222" office:value-type="string" calcext:value-type="string">
            <text:p>Apportionment revenue</text:p>
          </table:table-cell>
          <table:table-cell table:style-name="ce233" office:value-type="currency" office:currency="USD" office:value="11304499" calcext:value-type="currency">
            <text:p>$11,304,499</text:p>
          </table:table-cell>
          <table:table-cell table:style-name="ce233" office:value-type="currency" office:currency="USD" office:value="20628908" calcext:value-type="currency">
            <text:p>$20,628,908</text:p>
          </table:table-cell>
          <table:table-cell table:style-name="ce233" office:value-type="currency" office:currency="USD" office:value="24205579" calcext:value-type="currency">
            <text:p>$24,205,579</text:p>
          </table:table-cell>
          <table:table-cell table:style-name="ce233" office:value-type="currency" office:currency="USD" office:value="29960397" calcext:value-type="currency">
            <text:p>$29,960,397</text:p>
          </table:table-cell>
          <table:table-cell table:style-name="ce233" office:value-type="currency" office:currency="USD" office:value="35399299" calcext:value-type="currency">
            <text:p>$35,399,299</text:p>
          </table:table-cell>
          <table:table-cell table:style-name="ce233" office:value-type="currency" office:currency="USD" office:value="41743700" calcext:value-type="currency">
            <text:p>$41,743,700</text:p>
          </table:table-cell>
          <table:table-cell table:style-name="ce233" office:value-type="currency" office:currency="USD" office:value="44700518" calcext:value-type="currency">
            <text:p>$44,700,518</text:p>
          </table:table-cell>
          <table:table-cell table:style-name="ce257" table:number-columns-repeated="1009"/>
        </table:table-row>
        <table:table-row table:style-name="ro12">
          <table:table-cell table:style-name="ce222" office:value-type="string" calcext:value-type="string">
            <text:p>Other State revenue</text:p>
          </table:table-cell>
          <table:table-cell table:style-name="ce233" office:value-type="currency" office:currency="USD" office:value="1307189" calcext:value-type="currency">
            <text:p>$1,307,189</text:p>
          </table:table-cell>
          <table:table-cell table:style-name="ce233" office:value-type="currency" office:currency="USD" office:value="2158917" calcext:value-type="currency">
            <text:p>$2,158,917</text:p>
          </table:table-cell>
          <table:table-cell table:style-name="ce233" office:value-type="currency" office:currency="USD" office:value="3612096" calcext:value-type="currency">
            <text:p>$3,612,096</text:p>
          </table:table-cell>
          <table:table-cell table:style-name="ce233" office:value-type="currency" office:currency="USD" office:value="6279357" calcext:value-type="currency">
            <text:p>$6,279,357</text:p>
          </table:table-cell>
          <table:table-cell table:style-name="ce233" office:value-type="currency" office:currency="USD" office:value="8107055" calcext:value-type="currency">
            <text:p>$8,107,055</text:p>
          </table:table-cell>
          <table:table-cell table:style-name="ce233" office:value-type="currency" office:currency="USD" office:value="9200216" calcext:value-type="currency">
            <text:p>$9,200,216</text:p>
          </table:table-cell>
          <table:table-cell table:style-name="ce222" office:value-type="string" calcext:value-type="string">
            <text:p>Other State revenue</text:p>
          </table:table-cell>
          <table:table-cell table:style-name="ce233" office:value-type="currency" office:currency="USD" office:value="11818504" calcext:value-type="currency">
            <text:p>$11,818,504</text:p>
          </table:table-cell>
          <table:table-cell table:style-name="ce233" office:value-type="currency" office:currency="USD" office:value="12324370" calcext:value-type="currency">
            <text:p>$12,324,370</text:p>
          </table:table-cell>
          <table:table-cell table:style-name="ce233" office:value-type="currency" office:currency="USD" office:value="14517185" calcext:value-type="currency">
            <text:p>$14,517,185</text:p>
          </table:table-cell>
          <table:table-cell table:style-name="ce233" office:value-type="currency" office:currency="USD" office:value="21341595" calcext:value-type="currency">
            <text:p>$21,341,595</text:p>
          </table:table-cell>
          <table:table-cell table:style-name="ce233" office:value-type="currency" office:currency="USD" office:value="20884624" calcext:value-type="currency">
            <text:p>$20,884,624</text:p>
          </table:table-cell>
          <table:table-cell table:style-name="ce233" office:value-type="currency" office:currency="USD" office:value="23380609" calcext:value-type="currency">
            <text:p>$23,380,609</text:p>
          </table:table-cell>
          <table:table-cell table:style-name="ce233" office:value-type="currency" office:currency="USD" office:value="29777584" calcext:value-type="currency">
            <text:p>$29,777,584</text:p>
          </table:table-cell>
          <table:table-cell table:style-name="ce257" table:number-columns-repeated="1009"/>
        </table:table-row>
        <table:table-row table:style-name="ro12">
          <table:table-cell table:style-name="ce222" office:value-type="string" calcext:value-type="string">
            <text:p>Federal revenue</text:p>
          </table:table-cell>
          <table:table-cell table:style-name="ce233" office:value-type="currency" office:currency="USD" office:value="1438772" calcext:value-type="currency">
            <text:p>$1,438,772</text:p>
          </table:table-cell>
          <table:table-cell table:style-name="ce233" office:value-type="currency" office:currency="USD" office:value="1846344" calcext:value-type="currency">
            <text:p>$1,846,344</text:p>
          </table:table-cell>
          <table:table-cell table:style-name="ce233" office:value-type="currency" office:currency="USD" office:value="2791168" calcext:value-type="currency">
            <text:p>$2,791,168</text:p>
          </table:table-cell>
          <table:table-cell table:style-name="ce233" office:value-type="currency" office:currency="USD" office:value="3794964" calcext:value-type="currency">
            <text:p>$3,794,964</text:p>
          </table:table-cell>
          <table:table-cell table:style-name="ce233" office:value-type="currency" office:currency="USD" office:value="6257194" calcext:value-type="currency">
            <text:p>$6,257,194</text:p>
          </table:table-cell>
          <table:table-cell table:style-name="ce233" office:value-type="currency" office:currency="USD" office:value="8136903" calcext:value-type="currency">
            <text:p>$8,136,903</text:p>
          </table:table-cell>
          <table:table-cell table:style-name="ce222" office:value-type="string" calcext:value-type="string">
            <text:p>Federal revenue</text:p>
          </table:table-cell>
          <table:table-cell table:style-name="ce233" office:value-type="currency" office:currency="USD" office:value="9850236" calcext:value-type="currency">
            <text:p>$9,850,236</text:p>
          </table:table-cell>
          <table:table-cell table:style-name="ce233" office:value-type="currency" office:currency="USD" office:value="11057467" calcext:value-type="currency">
            <text:p>$11,057,467</text:p>
          </table:table-cell>
          <table:table-cell table:style-name="ce233" office:value-type="currency" office:currency="USD" office:value="12951747" calcext:value-type="currency">
            <text:p>$12,951,747</text:p>
          </table:table-cell>
          <table:table-cell table:style-name="ce233" office:value-type="currency" office:currency="USD" office:value="12974150" calcext:value-type="currency">
            <text:p>$12,974,150</text:p>
          </table:table-cell>
          <table:table-cell table:style-name="ce233" office:value-type="currency" office:currency="USD" office:value="11965795" calcext:value-type="currency">
            <text:p>$11,965,795</text:p>
          </table:table-cell>
          <table:table-cell table:style-name="ce233" office:value-type="currency" office:currency="USD" office:value="19487194" calcext:value-type="currency">
            <text:p>$19,487,194</text:p>
          </table:table-cell>
          <table:table-cell table:style-name="ce233" office:value-type="currency" office:currency="USD" office:value="32507563" calcext:value-type="currency">
            <text:p>$32,507,563</text:p>
          </table:table-cell>
          <table:table-cell table:style-name="ce256" table:number-columns-repeated="1009"/>
        </table:table-row>
        <table:table-row table:style-name="ro12">
          <table:table-cell table:style-name="ce222" office:value-type="string" calcext:value-type="string">
            <text:p>Other local revenue</text:p>
          </table:table-cell>
          <table:table-cell table:style-name="ce233" office:value-type="currency" office:currency="USD" office:value="123109" calcext:value-type="currency">
            <text:p>$123,109</text:p>
          </table:table-cell>
          <table:table-cell table:style-name="ce233" office:value-type="currency" office:currency="USD" office:value="1284251" calcext:value-type="currency">
            <text:p>$1,284,251</text:p>
          </table:table-cell>
          <table:table-cell table:style-name="ce233" office:value-type="currency" office:currency="USD" office:value="159258" calcext:value-type="currency">
            <text:p>$159,258</text:p>
          </table:table-cell>
          <table:table-cell table:style-name="ce233" office:value-type="currency" office:currency="USD" office:value="246867" calcext:value-type="currency">
            <text:p>$246,867</text:p>
          </table:table-cell>
          <table:table-cell table:style-name="ce233" office:value-type="currency" office:currency="USD" office:value="330206" calcext:value-type="currency">
            <text:p>$330,206</text:p>
          </table:table-cell>
          <table:table-cell table:style-name="ce233" office:value-type="currency" office:currency="USD" office:value="498053" calcext:value-type="currency">
            <text:p>$498,053</text:p>
          </table:table-cell>
          <table:table-cell table:style-name="ce222" office:value-type="string" calcext:value-type="string">
            <text:p>Other local revenue</text:p>
          </table:table-cell>
          <table:table-cell table:style-name="ce233" office:value-type="currency" office:currency="USD" office:value="385359" calcext:value-type="currency">
            <text:p>$385,359</text:p>
          </table:table-cell>
          <table:table-cell table:style-name="ce233" office:value-type="currency" office:currency="USD" office:value="2766145" calcext:value-type="currency">
            <text:p>$2,766,145</text:p>
          </table:table-cell>
          <table:table-cell table:style-name="ce233" office:value-type="currency" office:currency="USD" office:value="7440059" calcext:value-type="currency">
            <text:p>$7,440,059</text:p>
          </table:table-cell>
          <table:table-cell table:style-name="ce233" office:value-type="currency" office:currency="USD" office:value="3938359" calcext:value-type="currency">
            <text:p>$3,938,359</text:p>
          </table:table-cell>
          <table:table-cell table:style-name="ce233" office:value-type="currency" office:currency="USD" office:value="886809" calcext:value-type="currency">
            <text:p>$886,809</text:p>
          </table:table-cell>
          <table:table-cell table:style-name="ce233" office:value-type="currency" office:currency="USD" office:value="2640117" calcext:value-type="currency">
            <text:p>$2,640,117</text:p>
          </table:table-cell>
          <table:table-cell table:style-name="ce233" office:value-type="currency" office:currency="USD" office:value="1405104" calcext:value-type="currency">
            <text:p>$1,405,104</text:p>
          </table:table-cell>
          <table:table-cell table:style-name="ce259" table:number-columns-repeated="1009"/>
        </table:table-row>
        <table:table-row table:style-name="ro12">
          <table:table-cell table:style-name="ce222" office:value-type="string" calcext:value-type="string">
            <text:p>Contributions</text:p>
          </table:table-cell>
          <table:table-cell table:style-name="ce233" office:value-type="currency" office:currency="USD" office:value="1047856" calcext:value-type="currency">
            <text:p>$1,047,856</text:p>
          </table:table-cell>
          <table:table-cell table:style-name="ce233" office:value-type="currency" office:currency="USD" office:value="5833925" calcext:value-type="currency">
            <text:p>$5,833,925</text:p>
          </table:table-cell>
          <table:table-cell table:style-name="ce233" office:value-type="currency" office:currency="USD" office:value="3848403" calcext:value-type="currency">
            <text:p>$3,848,403</text:p>
          </table:table-cell>
          <table:table-cell table:style-name="ce233" office:value-type="currency" office:currency="USD" office:value="6261881" calcext:value-type="currency">
            <text:p>$6,261,881</text:p>
          </table:table-cell>
          <table:table-cell table:style-name="ce233" office:value-type="currency" office:currency="USD" office:value="7140065" calcext:value-type="currency">
            <text:p>$7,140,065</text:p>
          </table:table-cell>
          <table:table-cell table:style-name="ce233" office:value-type="currency" office:currency="USD" office:value="5251662" calcext:value-type="currency">
            <text:p>$5,251,662</text:p>
          </table:table-cell>
          <table:table-cell table:style-name="ce222" office:value-type="string" calcext:value-type="string">
            <text:p>Contributions</text:p>
          </table:table-cell>
          <table:table-cell table:style-name="ce233" office:value-type="currency" office:currency="USD" office:value="8141627" calcext:value-type="currency">
            <text:p>$8,141,627</text:p>
          </table:table-cell>
          <table:table-cell table:style-name="ce233" office:value-type="currency" office:currency="USD" office:value="8197231" calcext:value-type="currency">
            <text:p>$8,197,231</text:p>
          </table:table-cell>
          <table:table-cell table:style-name="ce233" office:value-type="currency" office:currency="USD" office:value="8006858" calcext:value-type="currency">
            <text:p>$8,006,858</text:p>
          </table:table-cell>
          <table:table-cell table:style-name="ce233" office:value-type="currency" office:currency="USD" office:value="5461149" calcext:value-type="currency">
            <text:p>$5,461,149</text:p>
          </table:table-cell>
          <table:table-cell table:style-name="ce233" office:value-type="currency" office:currency="USD" office:value="6323553" calcext:value-type="currency">
            <text:p>$6,323,553</text:p>
          </table:table-cell>
          <table:table-cell table:style-name="ce233" office:value-type="currency" office:currency="USD" office:value="5798443" calcext:value-type="currency">
            <text:p>$5,798,443</text:p>
          </table:table-cell>
          <table:table-cell table:style-name="ce233" office:value-type="currency" office:currency="USD" office:value="7075182" calcext:value-type="currency">
            <text:p>$7,075,182</text:p>
          </table:table-cell>
          <table:table-cell table:style-name="ce256" table:number-columns-repeated="1009"/>
        </table:table-row>
        <table:table-row table:style-name="ro12">
          <table:table-cell table:style-name="ce222" office:value-type="string" calcext:value-type="string">
            <text:p>Amounts released from restriction</text:p>
          </table:table-cell>
          <table:table-cell table:style-name="ce233" office:value-type="currency" office:currency="USD" office:value="1047856" calcext:value-type="currency">
            <text:p>$1,047,856</text:p>
          </table:table-cell>
          <table:table-cell table:style-name="ce233" office:value-type="currency" office:currency="USD" office:value="5833925" calcext:value-type="currency">
            <text:p>$5,833,925</text:p>
          </table:table-cell>
          <table:table-cell table:style-name="ce233" office:value-type="currency" office:currency="USD" office:value="1583000" calcext:value-type="currency">
            <text:p>$1,583,000</text:p>
          </table:table-cell>
          <table:table-cell table:style-name="ce233" office:value-type="currency" office:currency="USD" office:value="1422347" calcext:value-type="currency">
            <text:p>$1,422,347</text:p>
          </table:table-cell>
          <table:table-cell table:style-name="ce233" office:value-type="currency" office:currency="USD" office:value="2780203" calcext:value-type="currency">
            <text:p>$2,780,203</text:p>
          </table:table-cell>
          <table:table-cell table:style-name="ce233" office:value-type="currency" office:currency="USD" office:value="851995" calcext:value-type="currency">
            <text:p>$851,995</text:p>
          </table:table-cell>
          <table:table-cell table:style-name="ce222" office:value-type="string" calcext:value-type="string">
            <text:p>Amounts released from restriction</text:p>
          </table:table-cell>
          <table:table-cell table:style-name="ce233" office:value-type="currency" office:currency="USD" office:value="299290" calcext:value-type="currency">
            <text:p>$299,290</text:p>
          </table:table-cell>
          <table:table-cell table:style-name="ce233" office:value-type="currency" office:currency="USD" office:value="264170" calcext:value-type="currency">
            <text:p>$264,170</text:p>
          </table:table-cell>
          <table:table-cell table:style-name="ce233" office:value-type="currency" office:currency="USD" office:value="670638" calcext:value-type="currency">
            <text:p>$670,638</text:p>
          </table:table-cell>
          <table:table-cell table:style-name="ce233" office:value-type="currency" office:currency="USD" office:value="799680" calcext:value-type="currency">
            <text:p>$799,680</text:p>
          </table:table-cell>
          <table:table-cell table:style-name="ce233" office:value-type="currency" office:currency="USD" office:value="187450" calcext:value-type="currency">
            <text:p>$187,450</text:p>
          </table:table-cell>
          <table:table-cell table:style-name="ce233" office:value-type="currency" office:currency="USD" office:value="900000" calcext:value-type="currency">
            <text:p>$900,000</text:p>
          </table:table-cell>
          <table:table-cell table:style-name="ce233" office:value-type="currency" office:currency="USD" office:value="17000" calcext:value-type="currency">
            <text:p>$17,000</text:p>
          </table:table-cell>
          <table:table-cell table:style-name="ce256" table:number-columns-repeated="1009"/>
        </table:table-row>
        <table:table-row table:style-name="ro12">
          <table:table-cell table:style-name="ce222" office:value-type="string" calcext:value-type="string">
            <text:p>Total unrestricted revenues</text:p>
          </table:table-cell>
          <table:table-cell table:style-name="ce234" table:formula="of:=SUM([.B4:.B12])" office:value-type="currency" office:currency="USD" office:value="9980354" calcext:value-type="currency">
            <text:p>$9,980,354</text:p>
          </table:table-cell>
          <table:table-cell table:style-name="ce234" table:formula="of:=SUM([.C4:.C12])" office:value-type="currency" office:currency="USD" office:value="48315133" calcext:value-type="currency">
            <text:p>$48,315,133</text:p>
          </table:table-cell>
          <table:table-cell table:style-name="ce233" table:formula="of:=SUM([.D4:.D12])" office:value-type="currency" office:currency="USD" office:value="26157511" calcext:value-type="currency">
            <text:p>$26,157,511</text:p>
          </table:table-cell>
          <table:table-cell table:style-name="ce233" table:formula="of:=SUM([.E4:.E12])" office:value-type="currency" office:currency="USD" office:value="40098154" calcext:value-type="currency">
            <text:p>$40,098,154</text:p>
          </table:table-cell>
          <table:table-cell table:style-name="ce233" table:formula="of:=SUM([.F4:.F12])" office:value-type="currency" office:currency="USD" office:value="56454130" calcext:value-type="currency">
            <text:p>$56,454,130</text:p>
          </table:table-cell>
          <table:table-cell table:style-name="ce233" table:formula="of:=SUM([.G4:.G12])" office:value-type="currency" office:currency="USD" office:value="67909435" calcext:value-type="currency">
            <text:p>$67,909,435</text:p>
          </table:table-cell>
          <table:table-cell table:style-name="ce222" office:value-type="string" calcext:value-type="string">
            <text:p>Total unrestricted revenues</text:p>
          </table:table-cell>
          <table:table-cell table:style-name="ce233" table:formula="of:=SUM([.I4:.I12])" office:value-type="currency" office:currency="USD" office:value="88062499" calcext:value-type="currency">
            <text:p>$88,062,499</text:p>
          </table:table-cell>
          <table:table-cell table:style-name="ce233" table:formula="of:=SUM([.J4:.J12])" office:value-type="currency" office:currency="USD" office:value="107880532" calcext:value-type="currency">
            <text:p>$107,880,532</text:p>
          </table:table-cell>
          <table:table-cell table:style-name="ce233" table:formula="of:=SUM([.K4:.K12])" office:value-type="currency" office:currency="USD" office:value="122297352" calcext:value-type="currency">
            <text:p>$122,297,352</text:p>
          </table:table-cell>
          <table:table-cell table:style-name="ce233" table:formula="of:=SUM([.L4:.L12])" office:value-type="currency" office:currency="USD" office:value="138346378" calcext:value-type="currency">
            <text:p>$138,346,378</text:p>
          </table:table-cell>
          <table:table-cell table:style-name="ce233" table:formula="of:=SUM([.M4:.M12])" office:value-type="currency" office:currency="USD" office:value="142562550" calcext:value-type="currency">
            <text:p>$142,562,550</text:p>
          </table:table-cell>
          <table:table-cell table:style-name="ce233" table:formula="of:=SUM([.N4:.N12])" office:value-type="currency" office:currency="USD" office:value="162896147" calcext:value-type="currency">
            <text:p>$162,896,147</text:p>
          </table:table-cell>
          <table:table-cell table:style-name="ce233" table:formula="of:=SUM([.O4:.O12])" office:value-type="currency" office:currency="USD" office:value="184106428" calcext:value-type="currency">
            <text:p>$184,106,428</text:p>
          </table:table-cell>
          <table:table-cell table:style-name="ce260" table:number-columns-repeated="1009"/>
        </table:table-row>
        <table:table-row table:style-name="ro12">
          <table:table-cell table:style-name="ce222"/>
          <table:table-cell table:style-name="ce234" office:value-type="currency" office:currency="USD" office:value="8932498" calcext:value-type="currency">
            <text:p>$8,932,498</text:p>
          </table:table-cell>
          <table:table-cell table:style-name="ce234" office:value-type="currency" office:currency="USD" office:value="18975321" calcext:value-type="currency">
            <text:p>$18,975,321</text:p>
          </table:table-cell>
          <table:table-cell table:style-name="ce233" table:number-columns-repeated="4"/>
          <table:table-cell table:style-name="ce222"/>
          <table:table-cell table:style-name="ce233" table:number-columns-repeated="7"/>
          <table:table-cell table:style-name="ce259" table:number-columns-repeated="1009"/>
        </table:table-row>
        <table:table-row table:style-name="ro12">
          <table:table-cell table:style-name="ce221" office:value-type="string" calcext:value-type="string">
            <text:p>EXPENSES</text:p>
          </table:table-cell>
          <table:table-cell table:style-name="ce235" table:number-columns-repeated="4"/>
          <table:table-cell table:style-name="ce247" table:number-columns-repeated="2"/>
          <table:table-cell table:style-name="ce221" office:value-type="string" calcext:value-type="string">
            <text:p>EXPENSES</text:p>
          </table:table-cell>
          <table:table-cell table:style-name="ce247" table:number-columns-repeated="7"/>
          <table:table-cell table:style-name="ce255" table:number-columns-repeated="1009"/>
        </table:table-row>
        <table:table-row table:style-name="ro12">
          <table:table-cell table:style-name="ce222" office:value-type="string" calcext:value-type="string">
            <text:p>Program expenses</text:p>
          </table:table-cell>
          <table:table-cell table:style-name="ce233" table:number-columns-repeated="6"/>
          <table:table-cell table:style-name="ce222" office:value-type="string" calcext:value-type="string">
            <text:p>Program expenses</text:p>
          </table:table-cell>
          <table:table-cell table:style-name="ce233" table:number-columns-repeated="7"/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Educational programs</text:p>
          </table:table-cell>
          <table:table-cell table:style-name="ce233" office:value-type="currency" office:currency="USD" office:value="4719700" calcext:value-type="currency">
            <text:p>$4,719,700</text:p>
          </table:table-cell>
          <table:table-cell table:style-name="ce233" office:value-type="currency" office:currency="USD" office:value="7620063" calcext:value-type="currency">
            <text:p>$7,620,063</text:p>
          </table:table-cell>
          <table:table-cell table:style-name="ce233" office:value-type="currency" office:currency="USD" office:value="13130262" calcext:value-type="currency">
            <text:p>$13,130,262</text:p>
          </table:table-cell>
          <table:table-cell table:style-name="ce233" office:value-type="currency" office:currency="USD" office:value="22280859" calcext:value-type="currency">
            <text:p>$22,280,859</text:p>
          </table:table-cell>
          <table:table-cell table:style-name="ce233" office:value-type="currency" office:currency="USD" office:value="36985459" calcext:value-type="currency">
            <text:p>$36,985,459</text:p>
          </table:table-cell>
          <table:table-cell table:style-name="ce233" office:value-type="currency" office:currency="USD" office:value="46219562" calcext:value-type="currency">
            <text:p>$46,219,562</text:p>
          </table:table-cell>
          <table:table-cell table:style-name="ce222" office:value-type="string" calcext:value-type="string">
            <text:p>Educational programs</text:p>
          </table:table-cell>
          <table:table-cell table:style-name="ce233" office:value-type="currency" office:currency="USD" office:value="55869661" calcext:value-type="currency">
            <text:p>$55,869,661</text:p>
          </table:table-cell>
          <table:table-cell table:style-name="ce233" office:value-type="currency" office:currency="USD" office:value="70573394" calcext:value-type="currency">
            <text:p>$70,573,394</text:p>
          </table:table-cell>
          <table:table-cell table:style-name="ce233" office:value-type="currency" office:currency="USD" office:value="77408214" calcext:value-type="currency">
            <text:p>$77,408,214</text:p>
          </table:table-cell>
          <table:table-cell table:style-name="ce233" office:value-type="currency" office:currency="USD" office:value="92810139" calcext:value-type="currency">
            <text:p>$92,810,139</text:p>
          </table:table-cell>
          <table:table-cell table:style-name="ce233" office:value-type="currency" office:currency="USD" office:value="98929764" calcext:value-type="currency">
            <text:p>$98,929,764</text:p>
          </table:table-cell>
          <table:table-cell table:style-name="ce233" office:value-type="currency" office:currency="USD" office:value="101402187" calcext:value-type="currency">
            <text:p>$101,402,187</text:p>
          </table:table-cell>
          <table:table-cell table:style-name="ce233" office:value-type="currency" office:currency="USD" office:value="132441662" calcext:value-type="currency">
            <text:p>$132,441,662</text:p>
          </table:table-cell>
          <table:table-cell table:style-name="ce261" table:number-columns-repeated="1009"/>
        </table:table-row>
        <table:table-row table:style-name="ro12">
          <table:table-cell table:style-name="ce222" office:value-type="string" calcext:value-type="string">
            <text:p>Site supports and program development</text:p>
          </table:table-cell>
          <table:table-cell table:style-name="ce233" table:number-columns-repeated="2"/>
          <table:table-cell table:style-name="ce233" office:value-type="currency" office:currency="USD" office:value="6821115" calcext:value-type="currency">
            <text:p>$6,821,115</text:p>
          </table:table-cell>
          <table:table-cell table:style-name="ce233" office:value-type="currency" office:currency="USD" office:value="10775327" calcext:value-type="currency">
            <text:p>$10,775,327</text:p>
          </table:table-cell>
          <table:table-cell table:style-name="ce233" office:value-type="currency" office:currency="USD" office:value="16905996" calcext:value-type="currency">
            <text:p>$16,905,996</text:p>
          </table:table-cell>
          <table:table-cell table:style-name="ce233" office:value-type="currency" office:currency="USD" office:value="16955433" calcext:value-type="currency">
            <text:p>$16,955,433</text:p>
          </table:table-cell>
          <table:table-cell table:style-name="ce222" office:value-type="string" calcext:value-type="string">
            <text:p>Site supports and program development</text:p>
          </table:table-cell>
          <table:table-cell table:style-name="ce233" office:value-type="currency" office:currency="USD" office:value="20076599" calcext:value-type="currency">
            <text:p>$20,076,599</text:p>
          </table:table-cell>
          <table:table-cell table:style-name="ce233" office:value-type="currency" office:currency="USD" office:value="27977604" calcext:value-type="currency">
            <text:p>$27,977,604</text:p>
          </table:table-cell>
          <table:table-cell table:style-name="ce233" table:number-columns-repeated="2"/>
          <table:table-cell table:style-name="ce233" office:value-type="currency" office:currency="USD" office:value="26861068" calcext:value-type="currency">
            <text:p>$26,861,068</text:p>
          </table:table-cell>
          <table:table-cell table:style-name="ce233" office:value-type="currency" office:currency="USD" office:value="29008887" calcext:value-type="currency">
            <text:p>$29,008,887</text:p>
          </table:table-cell>
          <table:table-cell table:style-name="ce233" office:value-type="currency" office:currency="USD" office:value="33483700" calcext:value-type="currency">
            <text:p>$33,483,700</text:p>
          </table:table-cell>
          <table:table-cell table:style-name="ce261" table:number-columns-repeated="1009"/>
        </table:table-row>
        <table:table-row table:style-name="ro12">
          <table:table-cell table:style-name="ce222" office:value-type="string" calcext:value-type="string">
            <text:p>Program development and expansion</text:p>
          </table:table-cell>
          <table:table-cell table:style-name="ce233" office:value-type="currency" office:currency="USD" office:value="655990" calcext:value-type="currency">
            <text:p>$655,990</text:p>
          </table:table-cell>
          <table:table-cell table:style-name="ce233" office:value-type="currency" office:currency="USD" office:value="735481" calcext:value-type="currency">
            <text:p>$735,481</text:p>
          </table:table-cell>
          <table:table-cell table:style-name="ce233" table:number-columns-repeated="4"/>
          <table:table-cell table:style-name="ce222" office:value-type="string" calcext:value-type="string">
            <text:p>Program development and expansion</text:p>
          </table:table-cell>
          <table:table-cell table:style-name="ce233" table:number-columns-repeated="7"/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Site supports</text:p>
          </table:table-cell>
          <table:table-cell table:style-name="ce233" office:value-type="currency" office:currency="USD" office:value="1419008" calcext:value-type="currency">
            <text:p>$1,419,008</text:p>
          </table:table-cell>
          <table:table-cell table:style-name="ce233" office:value-type="currency" office:currency="USD" office:value="2719223" calcext:value-type="currency">
            <text:p>$2,719,223</text:p>
          </table:table-cell>
          <table:table-cell table:style-name="ce233" table:number-columns-repeated="4"/>
          <table:table-cell table:style-name="ce222" office:value-type="string" calcext:value-type="string">
            <text:p>Site supports</text:p>
          </table:table-cell>
          <table:table-cell table:style-name="ce233" table:number-columns-repeated="2"/>
          <table:table-cell table:style-name="ce233" office:value-type="currency" office:currency="USD" office:value="13798155" calcext:value-type="currency">
            <text:p>$13,798,155</text:p>
          </table:table-cell>
          <table:table-cell table:style-name="ce233" office:value-type="currency" office:currency="USD" office:value="19510598" calcext:value-type="currency">
            <text:p>$19,510,598</text:p>
          </table:table-cell>
          <table:table-cell table:style-name="ce233" table:number-columns-repeated="3"/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Supporting services</text:p>
          </table:table-cell>
          <table:table-cell table:style-name="ce233" table:number-columns-repeated="4"/>
          <table:table-cell table:style-name="ce248" table:number-columns-repeated="2"/>
          <table:table-cell table:style-name="ce222" office:value-type="string" calcext:value-type="string">
            <text:p>Supporting services</text:p>
          </table:table-cell>
          <table:table-cell table:style-name="ce248" table:number-columns-repeated="4"/>
          <table:table-cell table:style-name="ce233" table:number-columns-repeated="2"/>
          <table:table-cell table:style-name="ce248"/>
          <table:table-cell table:style-name="ce257" table:number-columns-repeated="1009"/>
        </table:table-row>
        <table:table-row table:style-name="ro12">
          <table:table-cell table:style-name="ce222" office:value-type="string" calcext:value-type="string">
            <text:p>Administration and general</text:p>
          </table:table-cell>
          <table:table-cell table:style-name="ce233" office:value-type="currency" office:currency="USD" office:value="932421" calcext:value-type="currency">
            <text:p>$932,421</text:p>
          </table:table-cell>
          <table:table-cell table:style-name="ce233" office:value-type="currency" office:currency="USD" office:value="2490378" calcext:value-type="currency">
            <text:p>$2,490,378</text:p>
          </table:table-cell>
          <table:table-cell table:style-name="ce233" office:value-type="currency" office:currency="USD" office:value="3472008" calcext:value-type="currency">
            <text:p>$3,472,008</text:p>
          </table:table-cell>
          <table:table-cell table:style-name="ce233" office:value-type="currency" office:currency="USD" office:value="3918745" calcext:value-type="currency">
            <text:p>$3,918,745</text:p>
          </table:table-cell>
          <table:table-cell table:style-name="ce233" office:value-type="currency" office:currency="USD" office:value="3959732" calcext:value-type="currency">
            <text:p>$3,959,732</text:p>
          </table:table-cell>
          <table:table-cell table:style-name="ce233" office:value-type="currency" office:currency="USD" office:value="4933874" calcext:value-type="currency">
            <text:p>$4,933,874</text:p>
          </table:table-cell>
          <table:table-cell table:style-name="ce222" office:value-type="string" calcext:value-type="string">
            <text:p>Administration and general</text:p>
          </table:table-cell>
          <table:table-cell table:style-name="ce233" office:value-type="currency" office:currency="USD" office:value="5748392" calcext:value-type="currency">
            <text:p>$5,748,392</text:p>
          </table:table-cell>
          <table:table-cell table:style-name="ce233" office:value-type="currency" office:currency="USD" office:value="9280970" calcext:value-type="currency">
            <text:p>$9,280,970</text:p>
          </table:table-cell>
          <table:table-cell table:style-name="ce233" office:value-type="currency" office:currency="USD" office:value="27685198" calcext:value-type="currency">
            <text:p>$27,685,198</text:p>
          </table:table-cell>
          <table:table-cell table:style-name="ce233" office:value-type="currency" office:currency="USD" office:value="21743194" calcext:value-type="currency">
            <text:p>$21,743,194</text:p>
          </table:table-cell>
          <table:table-cell table:style-name="ce233" office:value-type="currency" office:currency="USD" office:value="16606399" calcext:value-type="currency">
            <text:p>$16,606,399</text:p>
          </table:table-cell>
          <table:table-cell table:style-name="ce233" office:value-type="currency" office:currency="USD" office:value="17547189" calcext:value-type="currency">
            <text:p>$17,547,189</text:p>
          </table:table-cell>
          <table:table-cell table:style-name="ce233" office:value-type="currency" office:currency="USD" office:value="22879450" calcext:value-type="currency">
            <text:p>$22,879,450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Fundraising</text:p>
          </table:table-cell>
          <table:table-cell table:style-name="ce233" table:number-columns-repeated="6"/>
          <table:table-cell table:style-name="ce222" office:value-type="string" calcext:value-type="string">
            <text:p>Fundraising</text:p>
          </table:table-cell>
          <table:table-cell table:style-name="ce233" table:number-columns-repeated="2"/>
          <table:table-cell table:style-name="ce249"/>
          <table:table-cell table:style-name="ce233" office:value-type="currency" office:currency="USD" office:value="281801" calcext:value-type="currency">
            <text:p>$281,801</text:p>
          </table:table-cell>
          <table:table-cell table:style-name="ce233" office:value-type="currency" office:currency="USD" office:value="345147" calcext:value-type="currency">
            <text:p>$345,147</text:p>
          </table:table-cell>
          <table:table-cell table:style-name="ce233" office:value-type="currency" office:currency="USD" office:value="440860" calcext:value-type="currency">
            <text:p>$440,860</text:p>
          </table:table-cell>
          <table:table-cell table:style-name="ce233" office:value-type="currency" office:currency="USD" office:value="507147" calcext:value-type="currency">
            <text:p>$507,147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Total supporting services</text:p>
          </table:table-cell>
          <table:table-cell table:style-name="ce233" office:value-type="currency" office:currency="USD" office:value="3007419" calcext:value-type="currency">
            <text:p>$3,007,419</text:p>
          </table:table-cell>
          <table:table-cell table:style-name="ce233" office:value-type="currency" office:currency="USD" office:value="5945082" calcext:value-type="currency">
            <text:p>$5,945,082</text:p>
          </table:table-cell>
          <table:table-cell table:style-name="ce233" office:value-type="currency" office:currency="USD" office:value="10293123" calcext:value-type="currency">
            <text:p>$10,293,123</text:p>
          </table:table-cell>
          <table:table-cell table:style-name="ce233" office:value-type="currency" office:currency="USD" office:value="14694072" calcext:value-type="currency">
            <text:p>$14,694,072</text:p>
          </table:table-cell>
          <table:table-cell table:style-name="ce233" office:value-type="currency" office:currency="USD" office:value="20865728" calcext:value-type="currency">
            <text:p>$20,865,728</text:p>
          </table:table-cell>
          <table:table-cell table:style-name="ce233" office:value-type="currency" office:currency="USD" office:value="21889307" calcext:value-type="currency">
            <text:p>$21,889,307</text:p>
          </table:table-cell>
          <table:table-cell table:style-name="ce222" office:value-type="string" calcext:value-type="string">
            <text:p>Total supporting services</text:p>
          </table:table-cell>
          <table:table-cell table:style-name="ce233" office:value-type="currency" office:currency="USD" office:value="25824991" calcext:value-type="currency">
            <text:p>$25,824,991</text:p>
          </table:table-cell>
          <table:table-cell table:style-name="ce233" office:value-type="currency" office:currency="USD" office:value="37258574" calcext:value-type="currency">
            <text:p>$37,258,574</text:p>
          </table:table-cell>
          <table:table-cell table:style-name="ce233" office:value-type="currency" office:currency="USD" office:value="27685198" calcext:value-type="currency">
            <text:p>$27,685,198</text:p>
          </table:table-cell>
          <table:table-cell table:style-name="ce233" office:value-type="currency" office:currency="USD" office:value="22024995" calcext:value-type="currency">
            <text:p>$22,024,995</text:p>
          </table:table-cell>
          <table:table-cell table:style-name="ce233" office:value-type="currency" office:currency="USD" office:value="16951546" calcext:value-type="currency">
            <text:p>$16,951,546</text:p>
          </table:table-cell>
          <table:table-cell table:style-name="ce233" office:value-type="currency" office:currency="USD" office:value="17988049" calcext:value-type="currency">
            <text:p>$17,988,049</text:p>
          </table:table-cell>
          <table:table-cell table:style-name="ce233" office:value-type="currency" office:currency="USD" office:value="23386597" calcext:value-type="currency">
            <text:p>$23,386,597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Total expenses</text:p>
          </table:table-cell>
          <table:table-cell table:style-name="ce233" office:value-type="currency" office:currency="USD" office:value="7727119" calcext:value-type="currency">
            <text:p>$7,727,119</text:p>
          </table:table-cell>
          <table:table-cell table:style-name="ce233" office:value-type="currency" office:currency="USD" office:value="13565145" calcext:value-type="currency">
            <text:p>$13,565,145</text:p>
          </table:table-cell>
          <table:table-cell table:style-name="ce233" office:value-type="currency" office:currency="USD" office:value="23423385" calcext:value-type="currency">
            <text:p>$23,423,385</text:p>
          </table:table-cell>
          <table:table-cell table:style-name="ce233" office:value-type="currency" office:currency="USD" office:value="36974931" calcext:value-type="currency">
            <text:p>$36,974,931</text:p>
          </table:table-cell>
          <table:table-cell table:style-name="ce233" office:value-type="currency" office:currency="USD" office:value="57851187" calcext:value-type="currency">
            <text:p>$57,851,187</text:p>
          </table:table-cell>
          <table:table-cell table:style-name="ce233" office:value-type="currency" office:currency="USD" office:value="68108869" calcext:value-type="currency">
            <text:p>$68,108,869</text:p>
          </table:table-cell>
          <table:table-cell table:style-name="ce222" office:value-type="string" calcext:value-type="string">
            <text:p>Total expenses</text:p>
          </table:table-cell>
          <table:table-cell table:style-name="ce233" office:value-type="currency" office:currency="USD" office:value="81694652" calcext:value-type="currency">
            <text:p>$81,694,652</text:p>
          </table:table-cell>
          <table:table-cell table:style-name="ce233" office:value-type="currency" office:currency="USD" office:value="107831968" calcext:value-type="currency">
            <text:p>$107,831,968</text:p>
          </table:table-cell>
          <table:table-cell table:style-name="ce233" office:value-type="currency" office:currency="USD" office:value="118891567" calcext:value-type="currency">
            <text:p>$118,891,567</text:p>
          </table:table-cell>
          <table:table-cell table:style-name="ce233" office:value-type="currency" office:currency="USD" office:value="134345732" calcext:value-type="currency">
            <text:p>$134,345,732</text:p>
          </table:table-cell>
          <table:table-cell table:style-name="ce233" office:value-type="currency" office:currency="USD" office:value="142742378" calcext:value-type="currency">
            <text:p>$142,742,378</text:p>
          </table:table-cell>
          <table:table-cell table:style-name="ce233" office:value-type="currency" office:currency="USD" office:value="148399123" calcext:value-type="currency">
            <text:p>$148,399,123</text:p>
          </table:table-cell>
          <table:table-cell table:style-name="ce233" office:value-type="currency" office:currency="USD" office:value="189311959" calcext:value-type="currency">
            <text:p>$189,311,959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2" office:value-type="string" calcext:value-type="string">
            <text:p>Change in unrestricted net assets</text:p>
          </table:table-cell>
          <table:table-cell table:style-name="ce234" office:value-type="currency" office:currency="USD" office:value="1205379" calcext:value-type="currency">
            <text:p>$1,205,379</text:p>
          </table:table-cell>
          <table:table-cell table:style-name="ce234" office:value-type="currency" office:currency="USD" office:value="5410176" calcext:value-type="currency">
            <text:p>$5,410,176</text:p>
          </table:table-cell>
          <table:table-cell table:style-name="ce233" office:value-type="currency" office:currency="USD" office:value="2734126" calcext:value-type="currency">
            <text:p>$2,734,126</text:p>
          </table:table-cell>
          <table:table-cell table:style-name="ce233" office:value-type="currency" office:currency="USD" office:value="3123223" calcext:value-type="currency">
            <text:p>$3,123,223</text:p>
          </table:table-cell>
          <table:table-cell table:style-name="ce233" office:value-type="currency" office:currency="USD" office:value="-1397057" calcext:value-type="currency">
            <text:p>-$1,397,057</text:p>
          </table:table-cell>
          <table:table-cell table:style-name="ce233" office:value-type="currency" office:currency="USD" office:value="-199434" calcext:value-type="currency">
            <text:p>-$199,434</text:p>
          </table:table-cell>
          <table:table-cell table:style-name="ce222" office:value-type="string" calcext:value-type="string">
            <text:p>Change in unrestricted net assets</text:p>
          </table:table-cell>
          <table:table-cell table:style-name="ce233" office:value-type="currency" office:currency="USD" office:value="6367847" calcext:value-type="currency">
            <text:p>$6,367,847</text:p>
          </table:table-cell>
          <table:table-cell table:style-name="ce233" office:value-type="currency" office:currency="USD" office:value="48564" calcext:value-type="currency">
            <text:p>$48,564</text:p>
          </table:table-cell>
          <table:table-cell table:style-name="ce233" office:value-type="currency" office:currency="USD" office:value="3405785" calcext:value-type="currency">
            <text:p>$3,405,785</text:p>
          </table:table-cell>
          <table:table-cell table:style-name="ce233" office:value-type="currency" office:currency="USD" office:value="4000646" calcext:value-type="currency">
            <text:p>$4,000,646</text:p>
          </table:table-cell>
          <table:table-cell table:number-columns-repeated="2" table:style-name="ce233" office:value-type="currency" office:currency="USD" office:value="14497024" calcext:value-type="currency">
            <text:p>$14,497,024</text:p>
          </table:table-cell>
          <table:table-cell table:style-name="ce233" office:value-type="currency" office:currency="USD" office:value="-5205531" calcext:value-type="currency">
            <text:p>-$5,205,531</text:p>
          </table:table-cell>
          <table:table-cell table:style-name="ce262" table:number-columns-repeated="1009"/>
        </table:table-row>
        <table:table-row table:style-name="ro12">
          <table:table-cell table:style-name="ce222"/>
          <table:table-cell table:style-name="ce234" table:formula="of:=SUM([.B13]-[.B25])" office:value-type="currency" office:currency="USD" office:value="2253235" calcext:value-type="currency">
            <text:p>$2,253,235</text:p>
          </table:table-cell>
          <table:table-cell table:style-name="ce234" table:formula="of:=SUM([.C13]-[.C25])" office:value-type="currency" office:currency="USD" office:value="34749988" calcext:value-type="currency">
            <text:p>$34,749,988</text:p>
          </table:table-cell>
          <table:table-cell table:style-name="ce233" table:formula="of:=SUM([.D13]-[.D25])" office:value-type="currency" office:currency="USD" office:value="2734126" calcext:value-type="currency">
            <text:p>$2,734,126</text:p>
          </table:table-cell>
          <table:table-cell table:style-name="ce233" table:formula="of:=SUM([.E13]-[.E25])" office:value-type="currency" office:currency="USD" office:value="3123223" calcext:value-type="currency">
            <text:p>$3,123,223</text:p>
          </table:table-cell>
          <table:table-cell table:style-name="ce233" table:formula="of:=SUM([.F13]-[.F25])" office:value-type="currency" office:currency="USD" office:value="-1397057" calcext:value-type="currency">
            <text:p>-$1,397,057</text:p>
          </table:table-cell>
          <table:table-cell table:style-name="ce233" table:formula="of:=SUM([.G13]-[.G25])" office:value-type="currency" office:currency="USD" office:value="-199434" calcext:value-type="currency">
            <text:p>-$199,434</text:p>
          </table:table-cell>
          <table:table-cell table:style-name="ce222"/>
          <table:table-cell table:style-name="ce233" table:formula="of:=SUM([.I13]-[.I25])" office:value-type="currency" office:currency="USD" office:value="6367847" calcext:value-type="currency">
            <text:p>$6,367,847</text:p>
          </table:table-cell>
          <table:table-cell table:style-name="ce233" table:formula="of:=SUM([.J13]-[.J25])" office:value-type="currency" office:currency="USD" office:value="48564.0000000149" calcext:value-type="currency">
            <text:p>$48,564</text:p>
          </table:table-cell>
          <table:table-cell table:style-name="ce233" table:formula="of:=SUM([.K13]-[.K25])" office:value-type="currency" office:currency="USD" office:value="3405784.99999999" calcext:value-type="currency">
            <text:p>$3,405,785</text:p>
          </table:table-cell>
          <table:table-cell table:style-name="ce233" table:formula="of:=SUM([.L13]-[.L25])" office:value-type="currency" office:currency="USD" office:value="4000646" calcext:value-type="currency">
            <text:p>$4,000,646</text:p>
          </table:table-cell>
          <table:table-cell table:style-name="ce234" table:formula="of:=SUM([.M13]-[.M25])" office:value-type="currency" office:currency="USD" office:value="-179828" calcext:value-type="currency">
            <text:p>-$179,828</text:p>
          </table:table-cell>
          <table:table-cell table:style-name="ce233" table:formula="of:=SUM([.N13]-[.N25])" office:value-type="currency" office:currency="USD" office:value="14497024" calcext:value-type="currency">
            <text:p>$14,497,024</text:p>
          </table:table-cell>
          <table:table-cell table:style-name="ce233" table:formula="of:=SUM([.O13]-[.O25])" office:value-type="currency" office:currency="USD" office:value="-5205531" calcext:value-type="currency">
            <text:p>-$5,205,531</text:p>
          </table:table-cell>
          <table:table-cell table:style-name="ce262" table:number-columns-repeated="1009"/>
        </table:table-row>
        <table:table-row table:style-name="ro13">
          <table:table-cell table:style-name="ce223"/>
          <table:table-cell table:style-name="ce236" table:number-columns-repeated="6"/>
          <table:table-cell table:style-name="ce223"/>
          <table:table-cell table:style-name="ce236" table:number-columns-repeated="7"/>
          <table:table-cell table:style-name="ce256" table:number-columns-repeated="1008"/>
          <table:table-cell table:style-name="ce257"/>
        </table:table-row>
        <table:table-row table:style-name="ro12">
          <table:table-cell table:style-name="ce224" office:value-type="string" calcext:value-type="string">
            <text:p>Year ending June 30</text:p>
          </table:table-cell>
          <table:table-cell table:style-name="ce237" office:value-type="string" calcext:value-type="string">
            <text:p>2010 Total</text:p>
          </table:table-cell>
          <table:table-cell table:style-name="ce242" office:value-type="string" calcext:value-type="string">
            <text:p>2011 Total</text:p>
          </table:table-cell>
          <table:table-cell table:style-name="ce237" office:value-type="string" calcext:value-type="string">
            <text:p>2012 Total</text:p>
          </table:table-cell>
          <table:table-cell table:style-name="ce237" office:value-type="string" calcext:value-type="string">
            <text:p>2013 Total</text:p>
          </table:table-cell>
          <table:table-cell table:style-name="ce237" office:value-type="string" calcext:value-type="string">
            <text:p>2014 Total</text:p>
          </table:table-cell>
          <table:table-cell table:style-name="ce237" office:value-type="string" calcext:value-type="string">
            <text:p>2015 Total</text:p>
          </table:table-cell>
          <table:table-cell table:style-name="ce224" office:value-type="string" calcext:value-type="string">
            <text:p>Year ending June 30</text:p>
          </table:table-cell>
          <table:table-cell table:style-name="ce237" office:value-type="string" calcext:value-type="string">
            <text:p>2016 Total</text:p>
          </table:table-cell>
          <table:table-cell table:style-name="ce237" office:value-type="string" calcext:value-type="string">
            <text:p>2017 Total</text:p>
          </table:table-cell>
          <table:table-cell table:style-name="ce237" office:value-type="string" calcext:value-type="string">
            <text:p>2018 Total</text:p>
          </table:table-cell>
          <table:table-cell table:style-name="ce237" office:value-type="string" calcext:value-type="string">
            <text:p>2019 Total</text:p>
          </table:table-cell>
          <table:table-cell table:style-name="ce237" office:value-type="string" calcext:value-type="string">
            <text:p>2020 Total</text:p>
          </table:table-cell>
          <table:table-cell table:style-name="ce237" office:value-type="string" calcext:value-type="string">
            <text:p>2021 Total</text:p>
          </table:table-cell>
          <table:table-cell table:style-name="ce237" office:value-type="string" calcext:value-type="string">
            <text:p>2022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  <table:table-cell table:style-name="ce149" office:value-type="string" calcext:value-type="string">
            <text:p>2022 Total</text:p>
          </table:table-cell>
          <table:table-cell table:style-name="ce149" office:value-type="string" calcext:value-type="string">
            <text:p>2021 Total</text:p>
          </table:table-cell>
          <table:table-cell table:style-name="ce149" office:value-type="string" calcext:value-type="string">
            <text:p>2020 Total</text:p>
          </table:table-cell>
          <table:table-cell table:style-name="ce149" office:value-type="string" calcext:value-type="string">
            <text:p>2019 Total</text:p>
          </table:table-cell>
          <table:table-cell table:style-name="ce149" office:value-type="string" calcext:value-type="string">
            <text:p>2018 Total</text:p>
          </table:table-cell>
          <table:table-cell table:style-name="ce149" office:value-type="string" calcext:value-type="string">
            <text:p>2017 Total</text:p>
          </table:table-cell>
          <table:table-cell table:style-name="ce149" office:value-type="string" calcext:value-type="string">
            <text:p>2016 Total</text:p>
          </table:table-cell>
          <table:table-cell table:style-name="ce149" office:value-type="string" calcext:value-type="string">
            <text:p>2015 Total</text:p>
          </table:table-cell>
          <table:table-cell table:style-name="ce149" office:value-type="string" calcext:value-type="string">
            <text:p>2014 Total</text:p>
          </table:table-cell>
          <table:table-cell table:style-name="ce149" office:value-type="string" calcext:value-type="string">
            <text:p>2013 Total</text:p>
          </table:table-cell>
          <table:table-cell table:style-name="ce149" office:value-type="string" calcext:value-type="string">
            <text:p>2012 Total</text:p>
          </table:table-cell>
          <table:table-cell table:style-name="ce265" office:value-type="string" calcext:value-type="string">
            <text:p>2011 Total</text:p>
          </table:table-cell>
          <table:table-cell table:style-name="ce149" office:value-type="string" calcext:value-type="string">
            <text:p>2010 Total</text:p>
          </table:table-cell>
          <table:table-cell table:style-name="ce263" office:value-type="string" calcext:value-type="string">
            <text:p>Year ending June 30</text:p>
          </table:table-cell>
        </table:table-row>
        <table:table-row table:style-name="ro12">
          <table:table-cell table:style-name="ce225" office:value-type="string" calcext:value-type="string">
            <text:p>TEMPORARILY RESTRICTED NET ASSETS</text:p>
          </table:table-cell>
          <table:table-cell table:style-name="ce238" table:number-columns-repeated="6"/>
          <table:table-cell table:style-name="ce225" office:value-type="string" calcext:value-type="string">
            <text:p>TEMPORARILY RESTRICTED NET ASSETS</text:p>
          </table:table-cell>
          <table:table-cell table:style-name="ce238" table:number-columns-repeated="7"/>
          <table:table-cell table:style-name="ce264" table:number-columns-repeated="1009"/>
        </table:table-row>
        <table:table-row table:style-name="ro12">
          <table:table-cell table:style-name="ce226" office:value-type="string" calcext:value-type="string">
            <text:p>Amounts released from restriction</text:p>
          </table:table-cell>
          <table:table-cell table:style-name="ce239" table:number-columns-repeated="2"/>
          <table:table-cell table:style-name="ce239" office:value-type="currency" office:currency="USD" office:value="-1422347" calcext:value-type="currency">
            <text:p>-$1,422,347</text:p>
          </table:table-cell>
          <table:table-cell table:style-name="ce239"/>
          <table:table-cell table:style-name="ce239" office:value-type="currency" office:currency="USD" office:value="-2780203" calcext:value-type="currency">
            <text:p>-$2,780,203</text:p>
          </table:table-cell>
          <table:table-cell table:style-name="ce239" office:value-type="currency" office:currency="USD" office:value="-851995" calcext:value-type="currency">
            <text:p>-$851,995</text:p>
          </table:table-cell>
          <table:table-cell table:style-name="ce226" office:value-type="string" calcext:value-type="string">
            <text:p>Amounts released from restriction</text:p>
          </table:table-cell>
          <table:table-cell table:style-name="ce239" office:value-type="currency" office:currency="USD" office:value="-299290" calcext:value-type="currency">
            <text:p>-$299,290</text:p>
          </table:table-cell>
          <table:table-cell table:style-name="ce239" office:value-type="currency" office:currency="USD" office:value="-264170" calcext:value-type="currency">
            <text:p>-$264,170</text:p>
          </table:table-cell>
          <table:table-cell table:style-name="ce239" office:value-type="currency" office:currency="USD" office:value="-670638" calcext:value-type="currency">
            <text:p>-$670,638</text:p>
          </table:table-cell>
          <table:table-cell table:style-name="ce239" office:value-type="currency" office:currency="USD" office:value="-799680" calcext:value-type="currency">
            <text:p>-$799,680</text:p>
          </table:table-cell>
          <table:table-cell table:style-name="ce239" office:value-type="currency" office:currency="USD" office:value="-187450" calcext:value-type="currency">
            <text:p>-$187,450</text:p>
          </table:table-cell>
          <table:table-cell table:style-name="ce239" office:value-type="currency" office:currency="USD" office:value="-900000" calcext:value-type="currency">
            <text:p>-$900,000</text:p>
          </table:table-cell>
          <table:table-cell table:style-name="ce239" office:value-type="currency" office:currency="USD" office:value="-17000" calcext:value-type="currency">
            <text:p>-$17,000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7" office:value-type="string" calcext:value-type="string">
            <text:p>Contributions</text:p>
          </table:table-cell>
          <table:table-cell table:style-name="ce239"/>
          <table:table-cell table:style-name="ce239" office:value-type="currency" office:currency="USD" office:value="1583000" calcext:value-type="currency">
            <text:p>$1,583,000</text:p>
          </table:table-cell>
          <table:table-cell table:number-columns-repeated="2" table:style-name="ce239" office:value-type="currency" office:currency="USD" office:value="2247235" calcext:value-type="currency">
            <text:p>$2,247,235</text:p>
          </table:table-cell>
          <table:table-cell table:style-name="ce239" office:value-type="currency" office:currency="USD" office:value="1652578" calcext:value-type="currency">
            <text:p>$1,652,578</text:p>
          </table:table-cell>
          <table:table-cell table:style-name="ce239" office:value-type="currency" office:currency="USD" office:value="73366" calcext:value-type="currency">
            <text:p>$73,366</text:p>
          </table:table-cell>
          <table:table-cell table:style-name="ce227" office:value-type="string" calcext:value-type="string">
            <text:p>Contributions</text:p>
          </table:table-cell>
          <table:table-cell table:style-name="ce239" office:value-type="currency" office:currency="USD" office:value="300160" calcext:value-type="currency">
            <text:p>$300,160</text:p>
          </table:table-cell>
          <table:table-cell table:style-name="ce239" office:value-type="currency" office:currency="USD" office:value="820305" calcext:value-type="currency">
            <text:p>$820,305</text:p>
          </table:table-cell>
          <table:table-cell table:style-name="ce239" table:number-columns-repeated="2"/>
          <table:table-cell table:style-name="ce239" office:value-type="currency" office:currency="USD" office:value="900000" calcext:value-type="currency">
            <text:p>$900,000</text:p>
          </table:table-cell>
          <table:table-cell table:style-name="ce239" office:value-type="currency" office:currency="USD" office:value="17000" calcext:value-type="currency">
            <text:p>$17,000</text:p>
          </table:table-cell>
          <table:table-cell table:style-name="ce239" office:value-type="currency" office:currency="USD" office:value="433858" calcext:value-type="currency">
            <text:p>$433,858</text:p>
          </table:table-cell>
          <table:table-cell table:style-name="ce262" table:number-columns-repeated="1009"/>
        </table:table-row>
        <table:table-row table:style-name="ro12">
          <table:table-cell table:style-name="ce227" office:value-type="string" calcext:value-type="string">
            <text:p>Change in temporarily restricted net assets</text:p>
          </table:table-cell>
          <table:table-cell table:style-name="ce239"/>
          <table:table-cell table:style-name="ce239" office:value-type="currency" office:currency="USD" office:value="1583000" calcext:value-type="currency">
            <text:p>$1,583,000</text:p>
          </table:table-cell>
          <table:table-cell table:style-name="ce239" office:value-type="currency" office:currency="USD" office:value="-13167" calcext:value-type="currency">
            <text:p>-$13,167</text:p>
          </table:table-cell>
          <table:table-cell table:style-name="ce239" office:value-type="currency" office:currency="USD" office:value="824888" calcext:value-type="currency">
            <text:p>$824,888</text:p>
          </table:table-cell>
          <table:table-cell table:style-name="ce239" office:value-type="currency" office:currency="USD" office:value="-1127625" calcext:value-type="currency">
            <text:p>-$1,127,625</text:p>
          </table:table-cell>
          <table:table-cell table:style-name="ce239" office:value-type="currency" office:currency="USD" office:value="-778629" calcext:value-type="currency">
            <text:p>-$778,629</text:p>
          </table:table-cell>
          <table:table-cell table:style-name="ce227" office:value-type="string" calcext:value-type="string">
            <text:p>Change in temporarily restricted net assets</text:p>
          </table:table-cell>
          <table:table-cell table:style-name="ce239" office:value-type="currency" office:currency="USD" office:value="870" calcext:value-type="currency">
            <text:p>$870</text:p>
          </table:table-cell>
          <table:table-cell table:style-name="ce239" office:value-type="currency" office:currency="USD" office:value="556135" calcext:value-type="currency">
            <text:p>$556,135</text:p>
          </table:table-cell>
          <table:table-cell table:style-name="ce239" office:value-type="currency" office:currency="USD" office:value="-58342" calcext:value-type="currency">
            <text:p>-$58,342</text:p>
          </table:table-cell>
          <table:table-cell table:style-name="ce239" office:value-type="currency" office:currency="USD" office:value="-799680" calcext:value-type="currency">
            <text:p>-$799,680</text:p>
          </table:table-cell>
          <table:table-cell table:style-name="ce239" office:value-type="currency" office:currency="USD" office:value="712550" calcext:value-type="currency">
            <text:p>$712,550</text:p>
          </table:table-cell>
          <table:table-cell table:style-name="ce239" office:value-type="currency" office:currency="USD" office:value="-883000" calcext:value-type="currency">
            <text:p>-$883,000</text:p>
          </table:table-cell>
          <table:table-cell table:style-name="ce239" office:value-type="currency" office:currency="USD" office:value="416858" calcext:value-type="currency">
            <text:p>$416,858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7"/>
          <table:table-cell table:style-name="ce239" table:number-columns-repeated="6"/>
          <table:table-cell table:style-name="ce227"/>
          <table:table-cell table:style-name="ce239" table:number-columns-repeated="7"/>
          <table:table-cell table:style-name="ce256" table:number-columns-repeated="1008"/>
          <table:table-cell table:style-name="ce257"/>
        </table:table-row>
        <table:table-row table:style-name="ro12">
          <table:table-cell table:style-name="ce227" office:value-type="string" calcext:value-type="string">
            <text:p>Change in net assets</text:p>
          </table:table-cell>
          <table:table-cell table:style-name="ce239" table:formula="of:=SUM([.B37];-[.B36])" office:value-type="currency" office:currency="USD" office:value="1205379" calcext:value-type="currency">
            <text:p>$1,205,379</text:p>
          </table:table-cell>
          <table:table-cell table:style-name="ce239" table:formula="of:=SUM([.C37];-[.C36])" office:value-type="currency" office:currency="USD" office:value="6993176" calcext:value-type="currency">
            <text:p>$6,993,176</text:p>
          </table:table-cell>
          <table:table-cell table:style-name="ce239" table:formula="of:=SUM([.D37];-[.D36])" office:value-type="currency" office:currency="USD" office:value="2720959" calcext:value-type="currency">
            <text:p>$2,720,959</text:p>
          </table:table-cell>
          <table:table-cell table:style-name="ce239" table:formula="of:=SUM([.E37];-[.E36])" office:value-type="currency" office:currency="USD" office:value="3948111" calcext:value-type="currency">
            <text:p>$3,948,111</text:p>
          </table:table-cell>
          <table:table-cell table:style-name="ce239" table:formula="of:=SUM([.F37];-[.F36])" office:value-type="currency" office:currency="USD" office:value="-2524682" calcext:value-type="currency">
            <text:p>-$2,524,682</text:p>
          </table:table-cell>
          <table:table-cell table:style-name="ce239" table:formula="of:=SUM([.G37];-[.G36])" office:value-type="currency" office:currency="USD" office:value="-978063.000000002" calcext:value-type="currency">
            <text:p>-$978,063</text:p>
          </table:table-cell>
          <table:table-cell table:style-name="ce227" office:value-type="string" calcext:value-type="string">
            <text:p>Change in net assets</text:p>
          </table:table-cell>
          <table:table-cell table:style-name="ce239" table:formula="of:=SUM([.I37];-[.I36])" office:value-type="currency" office:currency="USD" office:value="6368717" calcext:value-type="currency">
            <text:p>$6,368,717</text:p>
          </table:table-cell>
          <table:table-cell table:style-name="ce239" table:formula="of:=SUM([.J37];-[.J36])" office:value-type="currency" office:currency="USD" office:value="604699" calcext:value-type="currency">
            <text:p>$604,699</text:p>
          </table:table-cell>
          <table:table-cell table:style-name="ce239" office:value-type="currency" office:currency="USD" office:value="3347443" calcext:value-type="currency">
            <text:p>$3,347,443</text:p>
          </table:table-cell>
          <table:table-cell table:style-name="ce239" office:value-type="currency" office:currency="USD" office:value="3200966" calcext:value-type="currency">
            <text:p>$3,200,966</text:p>
          </table:table-cell>
          <table:table-cell table:style-name="ce239" office:value-type="currency" office:currency="USD" office:value="532722" calcext:value-type="currency">
            <text:p>$532,722</text:p>
          </table:table-cell>
          <table:table-cell table:style-name="ce239" office:value-type="currency" office:currency="USD" office:value="13614024" calcext:value-type="currency">
            <text:p>$13,614,024</text:p>
          </table:table-cell>
          <table:table-cell table:style-name="ce239" office:value-type="currency" office:currency="USD" office:value="-4788673" calcext:value-type="currency">
            <text:p>-$4,788,673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7" office:value-type="string" calcext:value-type="string">
            <text:p>Beginning net assets</text:p>
          </table:table-cell>
          <table:table-cell table:style-name="ce239" office:value-type="currency" office:currency="USD" office:value="1013585" calcext:value-type="currency">
            <text:p>$1,013,585</text:p>
          </table:table-cell>
          <table:table-cell table:style-name="ce239" office:value-type="currency" office:currency="USD" office:value="2218964" calcext:value-type="currency">
            <text:p>$2,218,964</text:p>
          </table:table-cell>
          <table:table-cell table:style-name="ce239" office:value-type="currency" office:currency="USD" office:value="9212140" calcext:value-type="currency">
            <text:p>$9,212,140</text:p>
          </table:table-cell>
          <table:table-cell table:style-name="ce239" office:value-type="currency" office:currency="USD" office:value="11933099" calcext:value-type="currency">
            <text:p>$11,933,099</text:p>
          </table:table-cell>
          <table:table-cell table:style-name="ce239" office:value-type="currency" office:currency="USD" office:value="15881210" calcext:value-type="currency">
            <text:p>$15,881,210</text:p>
          </table:table-cell>
          <table:table-cell table:style-name="ce239" office:value-type="currency" office:currency="USD" office:value="11540810" calcext:value-type="currency">
            <text:p>$11,540,810</text:p>
          </table:table-cell>
          <table:table-cell table:style-name="ce227" office:value-type="string" calcext:value-type="string">
            <text:p>Beginning net assets</text:p>
          </table:table-cell>
          <table:table-cell table:style-name="ce239" office:value-type="currency" office:currency="USD" office:value="10562747" calcext:value-type="currency">
            <text:p>$10,562,747</text:p>
          </table:table-cell>
          <table:table-cell table:style-name="ce239" office:value-type="currency" office:currency="USD" office:value="16931464" calcext:value-type="currency">
            <text:p>$16,931,464</text:p>
          </table:table-cell>
          <table:table-cell table:style-name="ce239" office:value-type="currency" office:currency="USD" office:value="17536163" calcext:value-type="currency">
            <text:p>$17,536,163</text:p>
          </table:table-cell>
          <table:table-cell table:style-name="ce239" office:value-type="currency" office:currency="USD" office:value="20883606" calcext:value-type="currency">
            <text:p>$20,883,606</text:p>
          </table:table-cell>
          <table:table-cell table:style-name="ce239" office:value-type="currency" office:currency="USD" office:value="24084572" calcext:value-type="currency">
            <text:p>$24,084,572</text:p>
          </table:table-cell>
          <table:table-cell table:style-name="ce239" office:value-type="currency" office:currency="USD" office:value="24617294" calcext:value-type="currency">
            <text:p>$24,617,294</text:p>
          </table:table-cell>
          <table:table-cell table:style-name="ce239" office:value-type="currency" office:currency="USD" office:value="38231318" calcext:value-type="currency">
            <text:p>$38,231,318</text:p>
          </table:table-cell>
          <table:table-cell table:style-name="ce256" table:number-columns-repeated="1008"/>
          <table:table-cell table:style-name="ce257"/>
        </table:table-row>
        <table:table-row table:style-name="ro12">
          <table:table-cell table:style-name="ce227" office:value-type="string" calcext:value-type="string">
            <text:p>Ending net assets</text:p>
          </table:table-cell>
          <table:table-cell table:style-name="ce239" office:value-type="currency" office:currency="USD" office:value="2218964" calcext:value-type="currency">
            <text:p>$2,218,964</text:p>
          </table:table-cell>
          <table:table-cell table:style-name="ce239" office:value-type="currency" office:currency="USD" office:value="9212140" calcext:value-type="currency">
            <text:p>$9,212,140</text:p>
          </table:table-cell>
          <table:table-cell table:style-name="ce239" office:value-type="currency" office:currency="USD" office:value="11933099" calcext:value-type="currency">
            <text:p>$11,933,099</text:p>
          </table:table-cell>
          <table:table-cell table:style-name="ce239" office:value-type="currency" office:currency="USD" office:value="15881210" calcext:value-type="currency">
            <text:p>$15,881,210</text:p>
          </table:table-cell>
          <table:table-cell table:style-name="ce239" office:value-type="currency" office:currency="USD" office:value="13356528" calcext:value-type="currency">
            <text:p>$13,356,528</text:p>
          </table:table-cell>
          <table:table-cell table:style-name="ce239" office:value-type="currency" office:currency="USD" office:value="10562747" calcext:value-type="currency">
            <text:p>$10,562,747</text:p>
          </table:table-cell>
          <table:table-cell table:style-name="ce227" office:value-type="string" calcext:value-type="string">
            <text:p>Ending net assets</text:p>
          </table:table-cell>
          <table:table-cell table:style-name="ce239" office:value-type="currency" office:currency="USD" office:value="16931464" calcext:value-type="currency">
            <text:p>$16,931,464</text:p>
          </table:table-cell>
          <table:table-cell table:style-name="ce239" office:value-type="currency" office:currency="USD" office:value="17536163" calcext:value-type="currency">
            <text:p>$17,536,163</text:p>
          </table:table-cell>
          <table:table-cell table:style-name="ce239" office:value-type="currency" office:currency="USD" office:value="20883606" calcext:value-type="currency">
            <text:p>$20,883,606</text:p>
          </table:table-cell>
          <table:table-cell table:style-name="ce239" office:value-type="currency" office:currency="USD" office:value="24084572" calcext:value-type="currency">
            <text:p>$24,084,572</text:p>
          </table:table-cell>
          <table:table-cell table:style-name="ce239" office:value-type="currency" office:currency="USD" office:value="24617294" calcext:value-type="currency">
            <text:p>$24,617,294</text:p>
          </table:table-cell>
          <table:table-cell table:style-name="ce239" office:value-type="currency" office:currency="USD" office:value="38231318" calcext:value-type="currency">
            <text:p>$38,231,318</text:p>
          </table:table-cell>
          <table:table-cell table:style-name="ce239" office:value-type="currency" office:currency="USD" office:value="33442645" calcext:value-type="currency">
            <text:p>$33,442,645</text:p>
          </table:table-cell>
          <table:table-cell table:style-name="ce256" table:number-columns-repeated="1008"/>
          <table:table-cell table:style-name="ce257"/>
        </table:table-row>
        <table:table-row table:style-name="ro12" table:number-rows-repeated="3">
          <table:table-cell table:style-name="ce228"/>
          <table:table-cell table:style-name="ce240"/>
          <table:table-cell table:style-name="ce243"/>
          <table:table-cell table:style-name="ce245" table:number-columns-repeated="2"/>
          <table:table-cell table:style-name="ce240" table:number-columns-repeated="9"/>
          <table:table-cell table:style-name="ce252"/>
          <table:table-cell table:style-name="ce257" table:number-columns-repeated="1009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SEA Consolidated Cash Flows" table:style-name="ta7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1" table:number-columns-repeated="1001" table:default-cell-style-name="Default"/>
        <table:table-row table:style-name="ro10">
          <table:table-cell table:style-name="ce192" office:value-type="string" calcext:value-type="string">
            <text:p>Year Ending June 30th, </text:p>
          </table:table-cell>
          <table:table-cell table:style-name="ce279" office:value-type="string" calcext:value-type="string">
            <text:p>2006-2008</text:p>
          </table:table-cell>
          <table:table-cell table:style-name="ce279" office:value-type="float" office:value="2009" calcext:value-type="float">
            <text:p>2009</text:p>
          </table:table-cell>
          <table:table-cell table:style-name="ce279" office:value-type="float" office:value="2010" calcext:value-type="float">
            <text:p>2010</text:p>
          </table:table-cell>
          <table:table-cell table:style-name="ce279" office:value-type="float" office:value="2011" calcext:value-type="float">
            <text:p>2011</text:p>
          </table:table-cell>
          <table:table-cell table:style-name="ce192" office:value-type="float" office:value="2012" calcext:value-type="float">
            <text:p>2012</text:p>
          </table:table-cell>
          <table:table-cell table:style-name="ce192" office:value-type="float" office:value="2013" calcext:value-type="float">
            <text:p>2013</text:p>
          </table:table-cell>
          <table:table-cell table:style-name="ce192" office:value-type="float" office:value="2014" calcext:value-type="float">
            <text:p>2014</text:p>
          </table:table-cell>
          <table:table-cell table:style-name="ce293" office:value-type="float" office:value="2015" calcext:value-type="float">
            <text:p>2015</text:p>
          </table:table-cell>
          <table:table-cell table:style-name="ce293" office:value-type="float" office:value="2016" calcext:value-type="float">
            <text:p>2016</text:p>
          </table:table-cell>
          <table:table-cell table:style-name="ce293" office:value-type="float" office:value="2017" calcext:value-type="float">
            <text:p>2017</text:p>
          </table:table-cell>
          <table:table-cell table:style-name="ce293" office:value-type="float" office:value="2018" calcext:value-type="float">
            <text:p>2018</text:p>
          </table:table-cell>
          <table:table-cell table:style-name="ce293" office:value-type="float" office:value="2019" calcext:value-type="float">
            <text:p>2019</text:p>
          </table:table-cell>
          <table:table-cell table:style-name="ce293" office:value-type="float" office:value="2020" calcext:value-type="float">
            <text:p>2020</text:p>
          </table:table-cell>
          <table:table-cell table:style-name="ce293" office:value-type="float" office:value="2021" calcext:value-type="float">
            <text:p>2021</text:p>
          </table:table-cell>
          <table:table-cell table:style-name="ce293" office:value-type="float" office:value="2022" calcext:value-type="float">
            <text:p>2022</text:p>
          </table:table-cell>
          <table:table-cell table:number-columns-repeated="1008"/>
        </table:table-row>
        <table:table-row table:style-name="ro10">
          <table:table-cell table:style-name="ce266" office:value-type="string" calcext:value-type="string">
            <text:p>Cash flows from operating activities</text:p>
          </table:table-cell>
          <table:table-cell table:style-name="ce280" table:number-columns-repeated="14"/>
          <table:table-cell table:style-name="ce298"/>
          <table:table-cell table:style-name="ce289" table:number-columns-repeated="7"/>
          <table:table-cell table:number-columns-repeated="1001"/>
        </table:table-row>
        <table:table-row table:style-name="ro10">
          <table:table-cell table:style-name="ce267" office:value-type="string" calcext:value-type="string">
            <text:p>Change in net assets</text:p>
          </table:table-cell>
          <table:table-cell table:style-name="ce281" office:value-type="currency" office:currency="USD" office:value="396350" calcext:value-type="currency">
            <text:p>$396,350</text:p>
          </table:table-cell>
          <table:table-cell table:style-name="ce281" office:value-type="currency" office:currency="USD" office:value="617235" calcext:value-type="currency">
            <text:p>$617,235</text:p>
          </table:table-cell>
          <table:table-cell table:style-name="ce281" office:value-type="currency" office:currency="USD" office:value="1205379" calcext:value-type="currency">
            <text:p>$1,205,379</text:p>
          </table:table-cell>
          <table:table-cell table:style-name="ce281" office:value-type="currency" office:currency="USD" office:value="6993176" calcext:value-type="currency">
            <text:p>$6,993,176</text:p>
          </table:table-cell>
          <table:table-cell table:style-name="ce281" office:value-type="currency" office:currency="USD" office:value="2720959" calcext:value-type="currency">
            <text:p>$2,720,959</text:p>
          </table:table-cell>
          <table:table-cell table:style-name="ce281" office:value-type="currency" office:currency="USD" office:value="3948111" calcext:value-type="currency">
            <text:p>$3,948,111</text:p>
          </table:table-cell>
          <table:table-cell table:style-name="ce281" office:value-type="currency" office:currency="USD" office:value="-2524682" calcext:value-type="currency">
            <text:p>-$2,524,682</text:p>
          </table:table-cell>
          <table:table-cell table:style-name="ce281" office:value-type="currency" office:currency="USD" office:value="-978063" calcext:value-type="currency">
            <text:p>-$978,063</text:p>
          </table:table-cell>
          <table:table-cell table:style-name="ce281" office:value-type="currency" office:currency="USD" office:value="6368717" calcext:value-type="currency">
            <text:p>$6,368,717</text:p>
          </table:table-cell>
          <table:table-cell table:style-name="ce281" office:value-type="currency" office:currency="USD" office:value="604699" calcext:value-type="currency">
            <text:p>$604,699</text:p>
          </table:table-cell>
          <table:table-cell table:style-name="ce281" office:value-type="currency" office:currency="USD" office:value="3347443" calcext:value-type="currency">
            <text:p>$3,347,443</text:p>
          </table:table-cell>
          <table:table-cell table:style-name="ce281" office:value-type="currency" office:currency="USD" office:value="3200966" calcext:value-type="currency">
            <text:p>$3,200,966</text:p>
          </table:table-cell>
          <table:table-cell table:style-name="ce281" office:value-type="currency" office:currency="USD" office:value="532722" calcext:value-type="currency">
            <text:p>$532,722</text:p>
          </table:table-cell>
          <table:table-cell table:style-name="ce281" office:value-type="currency" office:currency="USD" office:value="13614024" calcext:value-type="currency">
            <text:p>$13,614,024</text:p>
          </table:table-cell>
          <table:table-cell table:style-name="ce299" office:value-type="currency" office:currency="USD" office:value="-4788673" calcext:value-type="currency">
            <text:p>-$4,788,673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Adjustments to reconcile change in net assets to net cash provided (used) by <text:s/>operating activities</text:p>
          </table:table-cell>
          <table:table-cell table:style-name="ce281" table:number-columns-repeated="14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Depreciation and amortization expense</text:p>
          </table:table-cell>
          <table:table-cell table:style-name="ce281" office:value-type="currency" office:currency="USD" office:value="15898" calcext:value-type="currency">
            <text:p>$15,898</text:p>
          </table:table-cell>
          <table:table-cell table:style-name="ce281" office:value-type="currency" office:currency="USD" office:value="285270" calcext:value-type="currency">
            <text:p>$285,270</text:p>
          </table:table-cell>
          <table:table-cell table:style-name="ce281" office:value-type="currency" office:currency="USD" office:value="430901" calcext:value-type="currency">
            <text:p>$430,901</text:p>
          </table:table-cell>
          <table:table-cell table:style-name="ce281" office:value-type="currency" office:currency="USD" office:value="607170" calcext:value-type="currency">
            <text:p>$607,170</text:p>
          </table:table-cell>
          <table:table-cell table:style-name="ce281" office:value-type="currency" office:currency="USD" office:value="1065143" calcext:value-type="currency">
            <text:p>$1,065,143</text:p>
          </table:table-cell>
          <table:table-cell table:style-name="ce281" office:value-type="currency" office:currency="USD" office:value="1473483" calcext:value-type="currency">
            <text:p>$1,473,483</text:p>
          </table:table-cell>
          <table:table-cell table:style-name="ce281" office:value-type="currency" office:currency="USD" office:value="1453818" calcext:value-type="currency">
            <text:p>$1,453,818</text:p>
          </table:table-cell>
          <table:table-cell table:style-name="ce281" office:value-type="currency" office:currency="USD" office:value="2080534" calcext:value-type="currency">
            <text:p>$2,080,534</text:p>
          </table:table-cell>
          <table:table-cell table:style-name="ce281" office:value-type="currency" office:currency="USD" office:value="2265143" calcext:value-type="currency">
            <text:p>$2,265,143</text:p>
          </table:table-cell>
          <table:table-cell table:style-name="ce281" office:value-type="currency" office:currency="USD" office:value="2957153" calcext:value-type="currency">
            <text:p>$2,957,153</text:p>
          </table:table-cell>
          <table:table-cell table:style-name="ce281" table:formula="of:=3012873+290632" office:value-type="currency" office:currency="USD" office:value="3303505" calcext:value-type="currency">
            <text:p>$3,303,505</text:p>
          </table:table-cell>
          <table:table-cell table:style-name="ce281" table:formula="of:=3411478+319291" office:value-type="currency" office:currency="USD" office:value="3730769" calcext:value-type="currency">
            <text:p>$3,730,769</text:p>
          </table:table-cell>
          <table:table-cell table:style-name="ce281" table:formula="of:=4205615+363633" office:value-type="currency" office:currency="USD" office:value="4569248" calcext:value-type="currency">
            <text:p>$4,569,248</text:p>
          </table:table-cell>
          <table:table-cell table:style-name="ce281" table:formula="of:=4560338+238597" office:value-type="currency" office:currency="USD" office:value="4798935" calcext:value-type="currency">
            <text:p>$4,798,935</text:p>
          </table:table-cell>
          <table:table-cell table:style-name="ce299" table:formula="of:=4872222+2179712" office:value-type="currency" office:currency="USD" office:value="7051934" calcext:value-type="currency">
            <text:p>$7,051,934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Transfers and losses on disposal of assets</text:p>
          </table:table-cell>
          <table:table-cell table:style-name="ce281" table:number-columns-repeated="12"/>
          <table:table-cell table:style-name="ce281" office:value-type="currency" office:currency="USD" office:value="41744" calcext:value-type="currency">
            <text:p>$41,744</text:p>
          </table:table-cell>
          <table:table-cell table:style-name="ce281" office:value-type="currency" office:currency="USD" office:value="62490" calcext:value-type="currency">
            <text:p>$62,490</text:p>
          </table:table-cell>
          <table:table-cell table:style-name="ce299"/>
          <table:table-cell table:number-columns-repeated="1008"/>
        </table:table-row>
        <table:table-row table:style-name="ro10">
          <table:table-cell table:style-name="ce268" office:value-type="string" calcext:value-type="string">
            <text:p>Allowance for non-recoverable project costs</text:p>
          </table:table-cell>
          <table:table-cell table:style-name="ce281" table:number-columns-repeated="6"/>
          <table:table-cell table:style-name="ce281" office:value-type="currency" office:currency="USD" office:value="670656" calcext:value-type="currency">
            <text:p>$670,656</text:p>
          </table:table-cell>
          <table:table-cell table:style-name="ce281" office:value-type="currency" office:currency="USD" office:value="6365" calcext:value-type="currency">
            <text:p>$6,365</text:p>
          </table:table-cell>
          <table:table-cell table:style-name="ce281" office:value-type="currency" office:currency="USD" office:value="-105540" calcext:value-type="currency">
            <text:p>-$105,540</text:p>
          </table:table-cell>
          <table:table-cell table:style-name="ce281" office:value-type="currency" office:currency="USD" office:value="1721312" calcext:value-type="currency">
            <text:p>$1,721,312</text:p>
          </table:table-cell>
          <table:table-cell table:style-name="ce281" table:number-columns-repeated="4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Loss/(gain) on disposal of assets</text:p>
          </table:table-cell>
          <table:table-cell table:style-name="ce281"/>
          <table:table-cell table:style-name="ce281" office:value-type="currency" office:currency="USD" office:value="-122" calcext:value-type="currency">
            <text:p>-$122</text:p>
          </table:table-cell>
          <table:table-cell table:style-name="ce281" table:number-columns-repeated="3"/>
          <table:table-cell table:style-name="ce281" office:value-type="currency" office:currency="USD" office:value="321492" calcext:value-type="currency">
            <text:p>$321,492</text:p>
          </table:table-cell>
          <table:table-cell table:style-name="ce281" table:number-columns-repeated="8"/>
          <table:table-cell table:style-name="ce299" office:value-type="currency" office:currency="USD" office:value="-77251" calcext:value-type="currency">
            <text:p>-$77,251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Forgiveness of debt</text:p>
          </table:table-cell>
          <table:table-cell table:style-name="ce281"/>
          <table:table-cell table:style-name="ce281" office:value-type="currency" office:currency="USD" office:value="-400000" calcext:value-type="currency">
            <text:p>-$400,000</text:p>
          </table:table-cell>
          <table:table-cell table:number-columns-repeated="2" table:style-name="ce281" office:value-type="currency" office:currency="USD" office:value="-650000" calcext:value-type="currency">
            <text:p>-$650,000</text:p>
          </table:table-cell>
          <table:table-cell table:style-name="ce281" office:value-type="currency" office:currency="USD" office:value="-539232" calcext:value-type="currency">
            <text:p>-$539,232</text:p>
          </table:table-cell>
          <table:table-cell table:style-name="ce281" office:value-type="currency" office:currency="USD" office:value="-1376033" calcext:value-type="currency">
            <text:p>-$1,376,033</text:p>
          </table:table-cell>
          <table:table-cell table:style-name="ce281" office:value-type="currency" office:currency="USD" office:value="-566782" calcext:value-type="currency">
            <text:p>-$566,782</text:p>
          </table:table-cell>
          <table:table-cell table:style-name="ce281" office:value-type="currency" office:currency="USD" office:value="-550000" calcext:value-type="currency">
            <text:p>-$550,000</text:p>
          </table:table-cell>
          <table:table-cell table:style-name="ce281" table:number-columns-repeated="5"/>
          <table:table-cell table:style-name="ce281" office:value-type="currency" office:currency="USD" office:value="-1687635" calcext:value-type="currency">
            <text:p>-$1,687,635</text:p>
          </table:table-cell>
          <table:table-cell table:style-name="ce300" office:value-type="string" calcext:value-type="string">
            <text:p>- <text:s text:c="30"/>-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Donated investments</text:p>
          </table:table-cell>
          <table:table-cell table:style-name="ce281" table:number-columns-repeated="4"/>
          <table:table-cell table:style-name="ce281" office:value-type="currency" office:currency="USD" office:value="-6687" calcext:value-type="currency">
            <text:p>-$6,687</text:p>
          </table:table-cell>
          <table:table-cell table:style-name="ce281" table:number-columns-repeated="2"/>
          <table:table-cell table:style-name="ce281" office:value-type="currency" office:currency="USD" office:value="-249350" calcext:value-type="currency">
            <text:p>-$249,350</text:p>
          </table:table-cell>
          <table:table-cell table:style-name="ce281" table:number-columns-repeated="6"/>
          <table:table-cell table:style-name="ce300"/>
          <table:table-cell table:number-columns-repeated="1008"/>
        </table:table-row>
        <table:table-row table:style-name="ro10">
          <table:table-cell table:style-name="ce267" office:value-type="string" calcext:value-type="string">
            <text:p>(increase) decrease in operating assets</text:p>
          </table:table-cell>
          <table:table-cell table:style-name="ce281" table:number-columns-repeated="14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Accounts receivable</text:p>
          </table:table-cell>
          <table:table-cell table:style-name="ce281" office:value-type="currency" office:currency="USD" office:value="-132089" calcext:value-type="currency">
            <text:p>-$132,089</text:p>
          </table:table-cell>
          <table:table-cell table:style-name="ce281" office:value-type="currency" office:currency="USD" office:value="-557343" calcext:value-type="currency">
            <text:p>-$557,343</text:p>
          </table:table-cell>
          <table:table-cell table:style-name="ce281" office:value-type="currency" office:currency="USD" office:value="-1043434" calcext:value-type="currency">
            <text:p>-$1,043,434</text:p>
          </table:table-cell>
          <table:table-cell table:style-name="ce281" office:value-type="currency" office:currency="USD" office:value="-3141035" calcext:value-type="currency">
            <text:p>-$3,141,035</text:p>
          </table:table-cell>
          <table:table-cell table:style-name="ce281" office:value-type="currency" office:currency="USD" office:value="-4903258" calcext:value-type="currency">
            <text:p>-$4,903,258</text:p>
          </table:table-cell>
          <table:table-cell table:style-name="ce281" office:value-type="currency" office:currency="USD" office:value="-2196302" calcext:value-type="currency">
            <text:p>-$2,196,302</text:p>
          </table:table-cell>
          <table:table-cell table:style-name="ce281" office:value-type="currency" office:currency="USD" office:value="1467891" calcext:value-type="currency">
            <text:p>$1,467,891</text:p>
          </table:table-cell>
          <table:table-cell table:style-name="ce281" office:value-type="currency" office:currency="USD" office:value="7077426" calcext:value-type="currency">
            <text:p>$7,077,426</text:p>
          </table:table-cell>
          <table:table-cell table:style-name="ce281" office:value-type="currency" office:currency="USD" office:value="175572" calcext:value-type="currency">
            <text:p>$175,572</text:p>
          </table:table-cell>
          <table:table-cell table:style-name="ce281" office:value-type="currency" office:currency="USD" office:value="-276902" calcext:value-type="currency">
            <text:p>-$276,902</text:p>
          </table:table-cell>
          <table:table-cell table:style-name="ce281" office:value-type="currency" office:currency="USD" office:value="-1329935" calcext:value-type="currency">
            <text:p>-$1,329,935</text:p>
          </table:table-cell>
          <table:table-cell table:style-name="ce281" office:value-type="currency" office:currency="USD" office:value="-3709467" calcext:value-type="currency">
            <text:p>-$3,709,467</text:p>
          </table:table-cell>
          <table:table-cell table:style-name="ce281" office:value-type="currency" office:currency="USD" office:value="-5313437" calcext:value-type="currency">
            <text:p>-$5,313,437</text:p>
          </table:table-cell>
          <table:table-cell table:style-name="ce281" office:value-type="currency" office:currency="USD" office:value="-8390399" calcext:value-type="currency">
            <text:p>-$8,390,399</text:p>
          </table:table-cell>
          <table:table-cell table:style-name="ce299" office:value-type="currency" office:currency="USD" office:value="1020647" calcext:value-type="currency">
            <text:p>$1,020,647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Grants receivable</text:p>
          </table:table-cell>
          <table:table-cell table:style-name="ce281" table:number-columns-repeated="3"/>
          <table:table-cell table:style-name="ce281" office:value-type="currency" office:currency="USD" office:value="-1083000" calcext:value-type="currency">
            <text:p>-$1,083,000</text:p>
          </table:table-cell>
          <table:table-cell table:style-name="ce281" office:value-type="currency" office:currency="USD" office:value="167035" calcext:value-type="currency">
            <text:p>$167,035</text:p>
          </table:table-cell>
          <table:table-cell table:style-name="ce281" office:value-type="currency" office:currency="USD" office:value="-380486" calcext:value-type="currency">
            <text:p>-$380,486</text:p>
          </table:table-cell>
          <table:table-cell table:style-name="ce281" office:value-type="currency" office:currency="USD" office:value="2735" calcext:value-type="currency">
            <text:p>$2,735</text:p>
          </table:table-cell>
          <table:table-cell table:style-name="ce281" office:value-type="currency" office:currency="USD" office:value="541952" calcext:value-type="currency">
            <text:p>$541,952</text:p>
          </table:table-cell>
          <table:table-cell table:style-name="ce281" office:value-type="currency" office:currency="USD" office:value="13130" calcext:value-type="currency">
            <text:p>$13,130</text:p>
          </table:table-cell>
          <table:table-cell table:style-name="ce281" office:value-type="currency" office:currency="USD" office:value="166068" calcext:value-type="currency">
            <text:p>$166,068</text:p>
          </table:table-cell>
          <table:table-cell table:style-name="ce281" office:value-type="currency" office:currency="USD" office:value="-906717" calcext:value-type="currency">
            <text:p>-$906,717</text:p>
          </table:table-cell>
          <table:table-cell table:style-name="ce281" office:value-type="currency" office:currency="USD" office:value="1304283" calcext:value-type="currency">
            <text:p>$1,304,283</text:p>
          </table:table-cell>
          <table:table-cell table:style-name="ce281" office:value-type="currency" office:currency="USD" office:value="-725000" calcext:value-type="currency">
            <text:p>-$725,000</text:p>
          </table:table-cell>
          <table:table-cell table:style-name="ce281" office:value-type="currency" office:currency="USD" office:value="883000" calcext:value-type="currency">
            <text:p>$883,000</text:p>
          </table:table-cell>
          <table:table-cell table:style-name="ce299" office:value-type="currency" office:currency="USD" office:value="2000" calcext:value-type="currency">
            <text:p>$2,000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Prepaid expenses and deposits</text:p>
          </table:table-cell>
          <table:table-cell table:style-name="ce281" office:value-type="currency" office:currency="USD" office:value="-53930" calcext:value-type="currency">
            <text:p>-$53,930</text:p>
          </table:table-cell>
          <table:table-cell table:style-name="ce281" office:value-type="currency" office:currency="USD" office:value="-74002" calcext:value-type="currency">
            <text:p>-$74,002</text:p>
          </table:table-cell>
          <table:table-cell table:style-name="ce281" office:value-type="currency" office:currency="USD" office:value="-90926" calcext:value-type="currency">
            <text:p>-$90,926</text:p>
          </table:table-cell>
          <table:table-cell table:style-name="ce281" office:value-type="currency" office:currency="USD" office:value="73200" calcext:value-type="currency">
            <text:p>$73,200</text:p>
          </table:table-cell>
          <table:table-cell table:style-name="ce281" office:value-type="currency" office:currency="USD" office:value="-261387" calcext:value-type="currency">
            <text:p>-$261,387</text:p>
          </table:table-cell>
          <table:table-cell table:style-name="ce281" office:value-type="currency" office:currency="USD" office:value="-1240883" calcext:value-type="currency">
            <text:p>-$1,240,883</text:p>
          </table:table-cell>
          <table:table-cell table:style-name="ce281" office:value-type="currency" office:currency="USD" office:value="-88087" calcext:value-type="currency">
            <text:p>-$88,087</text:p>
          </table:table-cell>
          <table:table-cell table:style-name="ce281" office:value-type="currency" office:currency="USD" office:value="470333" calcext:value-type="currency">
            <text:p>$470,333</text:p>
          </table:table-cell>
          <table:table-cell table:style-name="ce281" office:value-type="currency" office:currency="USD" office:value="-1558793" calcext:value-type="currency">
            <text:p>-$1,558,793</text:p>
          </table:table-cell>
          <table:table-cell table:style-name="ce281" office:value-type="currency" office:currency="USD" office:value="677420" calcext:value-type="currency">
            <text:p>$677,420</text:p>
          </table:table-cell>
          <table:table-cell table:style-name="ce281" office:value-type="currency" office:currency="USD" office:value="-1236192" calcext:value-type="currency">
            <text:p>-$1,236,192</text:p>
          </table:table-cell>
          <table:table-cell table:style-name="ce281" office:value-type="currency" office:currency="USD" office:value="-254876" calcext:value-type="currency">
            <text:p>-$254,876</text:p>
          </table:table-cell>
          <table:table-cell table:style-name="ce281" office:value-type="currency" office:currency="USD" office:value="-413544" calcext:value-type="currency">
            <text:p>-$413,544</text:p>
          </table:table-cell>
          <table:table-cell table:style-name="ce281" office:value-type="currency" office:currency="USD" office:value="-2017706" calcext:value-type="currency">
            <text:p>-$2,017,706</text:p>
          </table:table-cell>
          <table:table-cell table:style-name="ce299" office:value-type="currency" office:currency="USD" office:value="-530043" calcext:value-type="currency">
            <text:p>-$530,043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Deferred rent asset</text:p>
          </table:table-cell>
          <table:table-cell table:style-name="ce281" table:number-columns-repeated="14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Increase (decrease) in operating liabilities</text:p>
          </table:table-cell>
          <table:table-cell table:style-name="ce281" table:number-columns-repeated="14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Accounts payable and accrued liabilities</text:p>
          </table:table-cell>
          <table:table-cell table:style-name="ce281" table:formula="of:=SUM(131797;36771)" office:value-type="currency" office:currency="USD" office:value="168568" calcext:value-type="currency">
            <text:p>$168,568</text:p>
          </table:table-cell>
          <table:table-cell table:style-name="ce281" table:formula="of:=SUM(24329;101636)" office:value-type="currency" office:currency="USD" office:value="125965" calcext:value-type="currency">
            <text:p>$125,965</text:p>
          </table:table-cell>
          <table:table-cell table:style-name="ce281" office:value-type="currency" office:currency="USD" office:value="339095" calcext:value-type="currency">
            <text:p>$339,095</text:p>
          </table:table-cell>
          <table:table-cell table:style-name="ce281" office:value-type="currency" office:currency="USD" office:value="1339028" calcext:value-type="currency">
            <text:p>$1,339,028</text:p>
          </table:table-cell>
          <table:table-cell table:style-name="ce281" office:value-type="currency" office:currency="USD" office:value="1943090" calcext:value-type="currency">
            <text:p>$1,943,090</text:p>
          </table:table-cell>
          <table:table-cell table:style-name="ce281" office:value-type="currency" office:currency="USD" office:value="1096710" calcext:value-type="currency">
            <text:p>$1,096,710</text:p>
          </table:table-cell>
          <table:table-cell table:style-name="ce281" office:value-type="currency" office:currency="USD" office:value="-384880" calcext:value-type="currency">
            <text:p>-$384,880</text:p>
          </table:table-cell>
          <table:table-cell table:style-name="ce281" office:value-type="currency" office:currency="USD" office:value="697873" calcext:value-type="currency">
            <text:p>$697,873</text:p>
          </table:table-cell>
          <table:table-cell table:style-name="ce281" office:value-type="currency" office:currency="USD" office:value="1456653" calcext:value-type="currency">
            <text:p>$1,456,653</text:p>
          </table:table-cell>
          <table:table-cell table:style-name="ce281" office:value-type="currency" office:currency="USD" office:value="1183357" calcext:value-type="currency">
            <text:p>$1,183,357</text:p>
          </table:table-cell>
          <table:table-cell table:style-name="ce281" office:value-type="currency" office:currency="USD" office:value="3546032" calcext:value-type="currency">
            <text:p>$3,546,032</text:p>
          </table:table-cell>
          <table:table-cell table:style-name="ce281" office:value-type="currency" office:currency="USD" office:value="1067570" calcext:value-type="currency">
            <text:p>$1,067,570</text:p>
          </table:table-cell>
          <table:table-cell table:style-name="ce281" office:value-type="currency" office:currency="USD" office:value="-2395184" calcext:value-type="currency">
            <text:p>-$2,395,184</text:p>
          </table:table-cell>
          <table:table-cell table:style-name="ce281" office:value-type="currency" office:currency="USD" office:value="4274373" calcext:value-type="currency">
            <text:p>$4,274,373</text:p>
          </table:table-cell>
          <table:table-cell table:style-name="ce299" office:value-type="currency" office:currency="USD" office:value="1952538" calcext:value-type="currency">
            <text:p>$1,952,538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Deferred revenues</text:p>
          </table:table-cell>
          <table:table-cell table:style-name="ce281" table:number-columns-repeated="3"/>
          <table:table-cell table:style-name="ce281" office:value-type="currency" office:currency="USD" office:value="62500" calcext:value-type="currency">
            <text:p>$62,500</text:p>
          </table:table-cell>
          <table:table-cell table:style-name="ce281" office:value-type="currency" office:currency="USD" office:value="-62500" calcext:value-type="currency">
            <text:p>-$62,500</text:p>
          </table:table-cell>
          <table:table-cell table:style-name="ce281" office:value-type="currency" office:currency="USD" office:value="1635767" calcext:value-type="currency">
            <text:p>$1,635,767</text:p>
          </table:table-cell>
          <table:table-cell table:style-name="ce281" office:value-type="currency" office:currency="USD" office:value="-1012883" calcext:value-type="currency">
            <text:p>-$1,012,883</text:p>
          </table:table-cell>
          <table:table-cell table:style-name="ce281" office:value-type="currency" office:currency="USD" office:value="-252513" calcext:value-type="currency">
            <text:p>-$252,513</text:p>
          </table:table-cell>
          <table:table-cell table:style-name="ce281" office:value-type="currency" office:currency="USD" office:value="1298564" calcext:value-type="currency">
            <text:p>$1,298,564</text:p>
          </table:table-cell>
          <table:table-cell table:style-name="ce281" office:value-type="currency" office:currency="USD" office:value="-66629" calcext:value-type="currency">
            <text:p>-$66,629</text:p>
          </table:table-cell>
          <table:table-cell table:style-name="ce281" office:value-type="currency" office:currency="USD" office:value="-268181" calcext:value-type="currency">
            <text:p>-$268,181</text:p>
          </table:table-cell>
          <table:table-cell table:style-name="ce281" office:value-type="currency" office:currency="USD" office:value="-412375" calcext:value-type="currency">
            <text:p>-$412,375</text:p>
          </table:table-cell>
          <table:table-cell table:style-name="ce281" office:value-type="currency" office:currency="USD" office:value="671623" calcext:value-type="currency">
            <text:p>$671,623</text:p>
          </table:table-cell>
          <table:table-cell table:style-name="ce281" office:value-type="currency" office:currency="USD" office:value="1348680" calcext:value-type="currency">
            <text:p>$1,348,680</text:p>
          </table:table-cell>
          <table:table-cell table:style-name="ce299" office:value-type="currency" office:currency="USD" office:value="2738652" calcext:value-type="currency">
            <text:p>$2,738,652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Deferred rent liability</text:p>
          </table:table-cell>
          <table:table-cell table:style-name="ce281" table:number-columns-repeated="5"/>
          <table:table-cell table:style-name="ce281" office:value-type="currency" office:currency="USD" office:value="164972" calcext:value-type="currency">
            <text:p>$164,972</text:p>
          </table:table-cell>
          <table:table-cell table:style-name="ce281" office:value-type="currency" office:currency="USD" office:value="492459" calcext:value-type="currency">
            <text:p>$492,459</text:p>
          </table:table-cell>
          <table:table-cell table:style-name="ce281" office:value-type="currency" office:currency="USD" office:value="515839" calcext:value-type="currency">
            <text:p>$515,839</text:p>
          </table:table-cell>
          <table:table-cell table:style-name="ce281" office:value-type="currency" office:currency="USD" office:value="165857" calcext:value-type="currency">
            <text:p>$165,857</text:p>
          </table:table-cell>
          <table:table-cell table:style-name="ce281" office:value-type="currency" office:currency="USD" office:value="608637" calcext:value-type="currency">
            <text:p>$608,637</text:p>
          </table:table-cell>
          <table:table-cell table:style-name="ce281" office:value-type="currency" office:currency="USD" office:value="4144643" calcext:value-type="currency">
            <text:p>$4,144,643</text:p>
          </table:table-cell>
          <table:table-cell table:style-name="ce281" office:value-type="currency" office:currency="USD" office:value="-1171631" calcext:value-type="currency">
            <text:p>-$1,171,631</text:p>
          </table:table-cell>
          <table:table-cell table:style-name="ce281" office:value-type="currency" office:currency="USD" office:value="1017932" calcext:value-type="currency">
            <text:p>$1,017,932</text:p>
          </table:table-cell>
          <table:table-cell table:style-name="ce281" office:value-type="currency" office:currency="USD" office:value="-183558" calcext:value-type="currency">
            <text:p>-$183,558</text:p>
          </table:table-cell>
          <table:table-cell table:style-name="ce299" office:value-type="currency" office:currency="USD" office:value="1166080" calcext:value-type="currency">
            <text:p>$1,166,080</text:p>
          </table:table-cell>
          <table:table-cell table:number-columns-repeated="1008"/>
        </table:table-row>
        <table:table-row table:style-name="ro10">
          <table:table-cell table:style-name="ce269" office:value-type="string" calcext:value-type="string">
            <text:p>Net cash provided (used) by operating activities</text:p>
          </table:table-cell>
          <table:table-cell table:style-name="ce282" table:formula="of:=SUM([.B3:.B19])" office:value-type="currency" office:currency="USD" office:value="394797" calcext:value-type="currency">
            <text:p>$394,797</text:p>
          </table:table-cell>
          <table:table-cell table:style-name="ce282" table:formula="of:=SUM([.C3:.C19])" office:value-type="currency" office:currency="USD" office:value="-2997" calcext:value-type="currency">
            <text:p>-$2,997</text:p>
          </table:table-cell>
          <table:table-cell table:style-name="ce282" table:formula="of:=SUM([.D3:.D19])" office:value-type="currency" office:currency="USD" office:value="191015" calcext:value-type="currency">
            <text:p>$191,015</text:p>
          </table:table-cell>
          <table:table-cell table:style-name="ce282" table:formula="of:=SUM([.E3:.E19])" office:value-type="currency" office:currency="USD" office:value="4201039" calcext:value-type="currency">
            <text:p>$4,201,039</text:p>
          </table:table-cell>
          <table:table-cell table:style-name="ce282" table:formula="of:=SUM([.F3:.F19])" office:value-type="currency" office:currency="USD" office:value="123163" calcext:value-type="currency">
            <text:p>$123,163</text:p>
          </table:table-cell>
          <table:table-cell table:style-name="ce282" table:formula="of:=SUM([.G3:.G19])" office:value-type="currency" office:currency="USD" office:value="3446831" calcext:value-type="currency">
            <text:p>$3,446,831</text:p>
          </table:table-cell>
          <table:table-cell table:style-name="ce282" table:formula="of:=SUM([.H3:.H19])" office:value-type="currency" office:currency="USD" office:value="-489755" calcext:value-type="currency">
            <text:p>-$489,755</text:p>
          </table:table-cell>
          <table:table-cell table:style-name="ce282" table:formula="of:=SUM([.I3:.I19])" office:value-type="currency" office:currency="USD" office:value="9360396" calcext:value-type="currency">
            <text:p>$9,360,396</text:p>
          </table:table-cell>
          <table:table-cell table:style-name="ce282" table:formula="of:=SUM([.J3:.J19])" office:value-type="currency" office:currency="USD" office:value="10079303" calcext:value-type="currency">
            <text:p>$10,079,303</text:p>
          </table:table-cell>
          <table:table-cell table:style-name="ce283" table:formula="of:=SUM([.K3:.K19])" office:value-type="currency" office:currency="USD" office:value="7575115" calcext:value-type="currency">
            <text:p>$7,575,115</text:p>
          </table:table-cell>
          <table:table-cell table:style-name="ce283" table:formula="of:=SUM([.L3:.L19])" office:value-type="currency" office:currency="USD" office:value="10600598" calcext:value-type="currency">
            <text:p>$10,600,598</text:p>
          </table:table-cell>
          <table:table-cell table:style-name="ce283" table:formula="of:=SUM([.M3:.M19])" office:value-type="currency" office:currency="USD" office:value="3755239" calcext:value-type="currency">
            <text:p>$3,755,239</text:p>
          </table:table-cell>
          <table:table-cell table:style-name="ce283" table:formula="of:=SUM([.N3:.N19])" office:value-type="currency" office:currency="USD" office:value="-2013896" calcext:value-type="currency">
            <text:p>-$2,013,896</text:p>
          </table:table-cell>
          <table:table-cell table:style-name="ce283" table:formula="of:=SUM([.O3:.O19])" office:value-type="currency" office:currency="USD" office:value="12702204" calcext:value-type="currency">
            <text:p>$12,702,204</text:p>
          </table:table-cell>
          <table:table-cell table:style-name="ce301" table:formula="of:=SUM([.P3:.P19])" office:value-type="currency" office:currency="USD" office:value="8535884" calcext:value-type="currency">
            <text:p>$8,535,884</text:p>
          </table:table-cell>
          <table:table-cell table:number-columns-repeated="1008"/>
        </table:table-row>
        <table:table-row table:style-name="ro10">
          <table:table-cell table:style-name="ce266" office:value-type="string" calcext:value-type="string">
            <text:p>Cash flows from investing activities</text:p>
          </table:table-cell>
          <table:table-cell table:style-name="ce280" table:number-columns-repeated="14"/>
          <table:table-cell table:style-name="ce298"/>
          <table:table-cell table:style-name="ce289" table:number-columns-repeated="7"/>
          <table:table-cell table:number-columns-repeated="1001"/>
        </table:table-row>
        <table:table-row table:style-name="ro10">
          <table:table-cell table:style-name="ce267" office:value-type="string" calcext:value-type="string">
            <text:p>Proceeds from sale of property, plant, and equipment</text:p>
          </table:table-cell>
          <table:table-cell table:style-name="ce281" table:number-columns-repeated="5"/>
          <table:table-cell table:style-name="ce281" office:value-type="currency" office:currency="USD" office:value="1650071" calcext:value-type="currency">
            <text:p>$1,650,071</text:p>
          </table:table-cell>
          <table:table-cell table:style-name="ce281" office:value-type="currency" office:currency="USD" office:value="770000" calcext:value-type="currency">
            <text:p>$770,000</text:p>
          </table:table-cell>
          <table:table-cell table:style-name="ce281"/>
          <table:table-cell table:style-name="ce281" office:value-type="currency" office:currency="USD" office:value="3611" calcext:value-type="currency">
            <text:p>$3,611</text:p>
          </table:table-cell>
          <table:table-cell table:style-name="ce281" table:number-columns-repeated="5"/>
          <table:table-cell table:style-name="ce299" office:value-type="currency" office:currency="USD" office:value="1079193" calcext:value-type="currency">
            <text:p>$1,079,193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Proceeds from sale of stock</text:p>
          </table:table-cell>
          <table:table-cell table:style-name="ce281" table:number-columns-repeated="8"/>
          <table:table-cell table:style-name="ce281" office:value-type="currency" office:currency="USD" office:value="249350" calcext:value-type="currency">
            <text:p>$249,350</text:p>
          </table:table-cell>
          <table:table-cell table:style-name="ce281" table:number-columns-repeated="5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Proceeds from note receivable</text:p>
          </table:table-cell>
          <table:table-cell table:style-name="ce281" table:number-columns-repeated="10"/>
          <table:table-cell table:style-name="ce281" office:value-type="currency" office:currency="USD" office:value="560000" calcext:value-type="currency">
            <text:p>$560,000</text:p>
          </table:table-cell>
          <table:table-cell table:style-name="ce281" table:number-columns-repeated="3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Purchases of property, plant, and equipment</text:p>
          </table:table-cell>
          <table:table-cell table:style-name="ce281" office:value-type="currency" office:currency="USD" office:value="-4243089" calcext:value-type="currency">
            <text:p>-$4,243,089</text:p>
          </table:table-cell>
          <table:table-cell table:style-name="ce281" office:value-type="currency" office:currency="USD" office:value="-5729479" calcext:value-type="currency">
            <text:p>-$5,729,479</text:p>
          </table:table-cell>
          <table:table-cell table:style-name="ce281" office:value-type="currency" office:currency="USD" office:value="-6685221" calcext:value-type="currency">
            <text:p>-$6,685,221</text:p>
          </table:table-cell>
          <table:table-cell table:style-name="ce281" office:value-type="currency" office:currency="USD" office:value="-14287712" calcext:value-type="currency">
            <text:p>-$14,287,712</text:p>
          </table:table-cell>
          <table:table-cell table:style-name="ce281" office:value-type="currency" office:currency="USD" office:value="-11133681" calcext:value-type="currency">
            <text:p>-$11,133,681</text:p>
          </table:table-cell>
          <table:table-cell table:style-name="ce281" office:value-type="currency" office:currency="USD" office:value="-9115145" calcext:value-type="currency">
            <text:p>-$9,115,145</text:p>
          </table:table-cell>
          <table:table-cell table:style-name="ce281" office:value-type="currency" office:currency="USD" office:value="-13206306" calcext:value-type="currency">
            <text:p>-$13,206,306</text:p>
          </table:table-cell>
          <table:table-cell table:style-name="ce281" office:value-type="currency" office:currency="USD" office:value="-11025976" calcext:value-type="currency">
            <text:p>-$11,025,976</text:p>
          </table:table-cell>
          <table:table-cell table:style-name="ce281" office:value-type="currency" office:currency="USD" office:value="-26165647" calcext:value-type="currency">
            <text:p>-$26,165,647</text:p>
          </table:table-cell>
          <table:table-cell table:style-name="ce281" office:value-type="currency" office:currency="USD" office:value="-18766316" calcext:value-type="currency">
            <text:p>-$18,766,316</text:p>
          </table:table-cell>
          <table:table-cell table:style-name="ce281" office:value-type="currency" office:currency="USD" office:value="-6891872" calcext:value-type="currency">
            <text:p>-$6,891,872</text:p>
          </table:table-cell>
          <table:table-cell table:style-name="ce281" office:value-type="currency" office:currency="USD" office:value="-39946341" calcext:value-type="currency">
            <text:p>-$39,946,341</text:p>
          </table:table-cell>
          <table:table-cell table:style-name="ce281" office:value-type="currency" office:currency="USD" office:value="-980966" calcext:value-type="currency">
            <text:p>-$980,966</text:p>
          </table:table-cell>
          <table:table-cell table:style-name="ce281" office:value-type="currency" office:currency="USD" office:value="-28891372" calcext:value-type="currency">
            <text:p>-$28,891,372</text:p>
          </table:table-cell>
          <table:table-cell table:style-name="ce299" office:value-type="currency" office:currency="USD" office:value="-1036008" calcext:value-type="currency">
            <text:p>-$1,036,008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Purchases of investment</text:p>
          </table:table-cell>
          <table:table-cell table:style-name="ce281"/>
          <table:table-cell table:style-name="ce281" office:value-type="currency" office:currency="USD" office:value="-1000001" calcext:value-type="currency">
            <text:p>-$1,000,001</text:p>
          </table:table-cell>
          <table:table-cell table:style-name="ce281" table:number-columns-repeated="12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Net sales of investments</text:p>
          </table:table-cell>
          <table:table-cell table:style-name="ce281" table:number-columns-repeated="2"/>
          <table:table-cell table:style-name="ce281" office:value-type="currency" office:currency="USD" office:value="1000123" calcext:value-type="currency">
            <text:p>$1,000,123</text:p>
          </table:table-cell>
          <table:table-cell table:style-name="ce281" table:number-columns-repeated="11"/>
          <table:table-cell table:style-name="ce299"/>
          <table:table-cell table:number-columns-repeated="1008"/>
        </table:table-row>
        <table:table-row table:style-name="ro10">
          <table:table-cell table:style-name="ce270" office:value-type="string" calcext:value-type="string">
            <text:p>Net cash used by investing activities</text:p>
          </table:table-cell>
          <table:table-cell table:style-name="ce283" table:formula="of:=SUM([.B22:.B27])" office:value-type="currency" office:currency="USD" office:value="-4243089" calcext:value-type="currency">
            <text:p>-$4,243,089</text:p>
          </table:table-cell>
          <table:table-cell table:style-name="ce283" table:formula="of:=SUM([.C22:.C27])" office:value-type="currency" office:currency="USD" office:value="-6729480" calcext:value-type="currency">
            <text:p>-$6,729,480</text:p>
          </table:table-cell>
          <table:table-cell table:style-name="ce283" table:formula="of:=SUM([.D22:.D27])" office:value-type="currency" office:currency="USD" office:value="-5685098" calcext:value-type="currency">
            <text:p>-$5,685,098</text:p>
          </table:table-cell>
          <table:table-cell table:style-name="ce283" table:formula="of:=SUM([.E22:.E27])" office:value-type="currency" office:currency="USD" office:value="-14287712" calcext:value-type="currency">
            <text:p>-$14,287,712</text:p>
          </table:table-cell>
          <table:table-cell table:style-name="ce283" table:formula="of:=SUM([.F22:.F27])" office:value-type="currency" office:currency="USD" office:value="-11133681" calcext:value-type="currency">
            <text:p>-$11,133,681</text:p>
          </table:table-cell>
          <table:table-cell table:style-name="ce283" table:formula="of:=SUM([.G22:.G27])" office:value-type="currency" office:currency="USD" office:value="-7465074" calcext:value-type="currency">
            <text:p>-$7,465,074</text:p>
          </table:table-cell>
          <table:table-cell table:style-name="ce283" table:formula="of:=SUM([.H22:.H27])" office:value-type="currency" office:currency="USD" office:value="-12436306" calcext:value-type="currency">
            <text:p>-$12,436,306</text:p>
          </table:table-cell>
          <table:table-cell table:style-name="ce283" table:formula="of:=SUM([.I22:.I27])" office:value-type="currency" office:currency="USD" office:value="-11025976" calcext:value-type="currency">
            <text:p>-$11,025,976</text:p>
          </table:table-cell>
          <table:table-cell table:style-name="ce283" table:formula="of:=SUM([.J22:.J27])" office:value-type="currency" office:currency="USD" office:value="-25912686" calcext:value-type="currency">
            <text:p>-$25,912,686</text:p>
          </table:table-cell>
          <table:table-cell table:style-name="ce283" table:formula="of:=SUM([.K22:.K27])" office:value-type="currency" office:currency="USD" office:value="-18766316" calcext:value-type="currency">
            <text:p>-$18,766,316</text:p>
          </table:table-cell>
          <table:table-cell table:style-name="ce283" table:formula="of:=SUM([.L22:.L27])" office:value-type="currency" office:currency="USD" office:value="-6331872" calcext:value-type="currency">
            <text:p>-$6,331,872</text:p>
          </table:table-cell>
          <table:table-cell table:style-name="ce283" table:formula="of:=SUM([.M22:.M27])" office:value-type="currency" office:currency="USD" office:value="-39946341" calcext:value-type="currency">
            <text:p>-$39,946,341</text:p>
          </table:table-cell>
          <table:table-cell table:style-name="ce283" table:formula="of:=SUM([.N22:.N27])" office:value-type="currency" office:currency="USD" office:value="-980966" calcext:value-type="currency">
            <text:p>-$980,966</text:p>
          </table:table-cell>
          <table:table-cell table:style-name="ce283" table:formula="of:=SUM([.O22:.O27])" office:value-type="currency" office:currency="USD" office:value="-28891372" calcext:value-type="currency">
            <text:p>-$28,891,372</text:p>
          </table:table-cell>
          <table:table-cell table:style-name="ce301" table:formula="of:=SUM([.P22:.P27])" office:value-type="currency" office:currency="USD" office:value="43185" calcext:value-type="currency">
            <text:p>$43,185</text:p>
          </table:table-cell>
          <table:table-cell table:number-columns-repeated="1008"/>
        </table:table-row>
        <table:table-row table:style-name="ro10">
          <table:table-cell table:style-name="ce266" office:value-type="string" calcext:value-type="string">
            <text:p>Cash flows from financing activities</text:p>
          </table:table-cell>
          <table:table-cell table:style-name="ce280" table:number-columns-repeated="14"/>
          <table:table-cell table:style-name="ce298"/>
          <table:table-cell table:style-name="ce289" table:number-columns-repeated="7"/>
          <table:table-cell table:number-columns-repeated="1001"/>
        </table:table-row>
        <table:table-row table:style-name="ro10">
          <table:table-cell table:style-name="ce267" office:value-type="string" calcext:value-type="string">
            <text:p>Intracompany loans</text:p>
          </table:table-cell>
          <table:table-cell table:style-name="ce281" table:number-columns-repeated="8"/>
          <table:table-cell table:number-columns-repeated="2" table:style-name="ce281" office:value-type="currency" office:currency="USD" office:value="-2244791" calcext:value-type="currency">
            <text:p>-$2,244,791</text:p>
          </table:table-cell>
          <table:table-cell table:style-name="ce281" office:value-type="currency" office:currency="USD" office:value="-750000" calcext:value-type="currency">
            <text:p>-$750,000</text:p>
          </table:table-cell>
          <table:table-cell table:style-name="ce281" table:number-columns-repeated="2"/>
          <table:table-cell table:style-name="ce281" office:value-type="currency" office:currency="USD" office:value="-19355" calcext:value-type="currency">
            <text:p>-$19,355</text:p>
          </table:table-cell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Change in restricted cash</text:p>
          </table:table-cell>
          <table:table-cell table:style-name="ce281" table:number-columns-repeated="2"/>
          <table:table-cell table:style-name="ce281" office:value-type="currency" office:currency="USD" office:value="-40019" calcext:value-type="currency">
            <text:p>-$40,019</text:p>
          </table:table-cell>
          <table:table-cell table:style-name="ce281" office:value-type="currency" office:currency="USD" office:value="-869940" calcext:value-type="currency">
            <text:p>-$869,940</text:p>
          </table:table-cell>
          <table:table-cell table:style-name="ce281" office:value-type="currency" office:currency="USD" office:value="-1017690" calcext:value-type="currency">
            <text:p>-$1,017,690</text:p>
          </table:table-cell>
          <table:table-cell table:style-name="ce281" office:value-type="currency" office:currency="USD" office:value="-3087080" calcext:value-type="currency">
            <text:p>-$3,087,080</text:p>
          </table:table-cell>
          <table:table-cell table:style-name="ce281" office:value-type="currency" office:currency="USD" office:value="-135150" calcext:value-type="currency">
            <text:p>-$135,150</text:p>
          </table:table-cell>
          <table:table-cell table:style-name="ce281" office:value-type="currency" office:currency="USD" office:value="13522" calcext:value-type="currency">
            <text:p>$13,522</text:p>
          </table:table-cell>
          <table:table-cell table:style-name="ce281" office:value-type="currency" office:currency="USD" office:value="-2488573" calcext:value-type="currency">
            <text:p>-$2,488,573</text:p>
          </table:table-cell>
          <table:table-cell table:style-name="ce281" office:value-type="currency" office:currency="USD" office:value="-3009144" calcext:value-type="currency">
            <text:p>-$3,009,144</text:p>
          </table:table-cell>
          <table:table-cell table:style-name="ce281" office:value-type="currency" office:currency="USD" office:value="-699262" calcext:value-type="currency">
            <text:p>-$699,262</text:p>
          </table:table-cell>
          <table:table-cell table:style-name="ce281" table:number-columns-repeated="3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Borrowings on notes payable</text:p>
          </table:table-cell>
          <table:table-cell table:style-name="ce281" office:value-type="currency" office:currency="USD" office:value="3849612" calcext:value-type="currency">
            <text:p>$3,849,612</text:p>
          </table:table-cell>
          <table:table-cell table:style-name="ce281" office:value-type="currency" office:currency="USD" office:value="14254483" calcext:value-type="currency">
            <text:p>$14,254,483</text:p>
          </table:table-cell>
          <table:table-cell table:style-name="ce281" office:value-type="currency" office:currency="USD" office:value="8286077" calcext:value-type="currency">
            <text:p>$8,286,077</text:p>
          </table:table-cell>
          <table:table-cell table:style-name="ce281" office:value-type="currency" office:currency="USD" office:value="13561059" calcext:value-type="currency">
            <text:p>$13,561,059</text:p>
          </table:table-cell>
          <table:table-cell table:style-name="ce281" office:value-type="currency" office:currency="USD" office:value="16326366" calcext:value-type="currency">
            <text:p>$16,326,366</text:p>
          </table:table-cell>
          <table:table-cell table:style-name="ce281" office:value-type="currency" office:currency="USD" office:value="19025730" calcext:value-type="currency">
            <text:p>$19,025,730</text:p>
          </table:table-cell>
          <table:table-cell table:style-name="ce281" office:value-type="currency" office:currency="USD" office:value="47916624" calcext:value-type="currency">
            <text:p>$47,916,624</text:p>
          </table:table-cell>
          <table:table-cell table:style-name="ce281" office:value-type="currency" office:currency="USD" office:value="400000" calcext:value-type="currency">
            <text:p>$400,000</text:p>
          </table:table-cell>
          <table:table-cell table:style-name="ce281" office:value-type="currency" office:currency="USD" office:value="41539443" calcext:value-type="currency">
            <text:p>$41,539,443</text:p>
          </table:table-cell>
          <table:table-cell table:style-name="ce281" office:value-type="currency" office:currency="USD" office:value="44837264" calcext:value-type="currency">
            <text:p>$44,837,264</text:p>
          </table:table-cell>
          <table:table-cell table:style-name="ce281" office:value-type="currency" office:currency="USD" office:value="17060412" calcext:value-type="currency">
            <text:p>$17,060,412</text:p>
          </table:table-cell>
          <table:table-cell table:style-name="ce281" office:value-type="currency" office:currency="USD" office:value="36081955" calcext:value-type="currency">
            <text:p>$36,081,955</text:p>
          </table:table-cell>
          <table:table-cell table:style-name="ce281" office:value-type="currency" office:currency="USD" office:value="8387635" calcext:value-type="currency">
            <text:p>$8,387,635</text:p>
          </table:table-cell>
          <table:table-cell table:style-name="ce281" office:value-type="currency" office:currency="USD" office:value="32711734" calcext:value-type="currency">
            <text:p>$32,711,734</text:p>
          </table:table-cell>
          <table:table-cell table:style-name="ce299" office:value-type="currency" office:currency="USD" office:value="43704197" calcext:value-type="currency">
            <text:p>$43,704,197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Borrowings on line of credit</text:p>
          </table:table-cell>
          <table:table-cell table:style-name="ce281" office:value-type="currency" office:currency="USD" office:value="752042" calcext:value-type="currency">
            <text:p>$752,042</text:p>
          </table:table-cell>
          <table:table-cell table:style-name="ce281" office:value-type="currency" office:currency="USD" office:value="435000" calcext:value-type="currency">
            <text:p>$435,000</text:p>
          </table:table-cell>
          <table:table-cell table:style-name="ce281" table:number-columns-repeated="12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Change in line of credit</text:p>
          </table:table-cell>
          <table:table-cell table:style-name="ce281" table:number-columns-repeated="4"/>
          <table:table-cell table:style-name="ce281" office:value-type="currency" office:currency="USD" office:value="1000000" calcext:value-type="currency">
            <text:p>$1,000,000</text:p>
          </table:table-cell>
          <table:table-cell table:style-name="ce281" office:value-type="currency" office:currency="USD" office:value="-1000000" calcext:value-type="currency">
            <text:p>-$1,000,000</text:p>
          </table:table-cell>
          <table:table-cell table:style-name="ce281" table:number-columns-repeated="8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Payments on lines of credit</text:p>
          </table:table-cell>
          <table:table-cell table:style-name="ce281" office:value-type="currency" office:currency="USD" office:value="-752042" calcext:value-type="currency">
            <text:p>-$752,042</text:p>
          </table:table-cell>
          <table:table-cell table:style-name="ce281" office:value-type="currency" office:currency="USD" office:value="-435000" calcext:value-type="currency">
            <text:p>-$435,000</text:p>
          </table:table-cell>
          <table:table-cell table:style-name="ce281" table:number-columns-repeated="7"/>
          <table:table-cell table:style-name="ce281" office:value-type="currency" office:currency="USD" office:value="-9700583" calcext:value-type="currency">
            <text:p>-$9,700,583</text:p>
          </table:table-cell>
          <table:table-cell table:style-name="ce281" table:number-columns-repeated="4"/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Principal payments on notes payable</text:p>
          </table:table-cell>
          <table:table-cell table:style-name="ce281"/>
          <table:table-cell table:style-name="ce281" office:value-type="currency" office:currency="USD" office:value="-2907537" calcext:value-type="currency">
            <text:p>-$2,907,537</text:p>
          </table:table-cell>
          <table:table-cell table:style-name="ce281" office:value-type="currency" office:currency="USD" office:value="-366667" calcext:value-type="currency">
            <text:p>-$366,667</text:p>
          </table:table-cell>
          <table:table-cell table:style-name="ce281" office:value-type="currency" office:currency="USD" office:value="-236428" calcext:value-type="currency">
            <text:p>-$236,428</text:p>
          </table:table-cell>
          <table:table-cell table:style-name="ce281" office:value-type="currency" office:currency="USD" office:value="-5494391" calcext:value-type="currency">
            <text:p>-$5,494,391</text:p>
          </table:table-cell>
          <table:table-cell table:style-name="ce281" office:value-type="currency" office:currency="USD" office:value="-5775334" calcext:value-type="currency">
            <text:p>-$5,775,334</text:p>
          </table:table-cell>
          <table:table-cell table:style-name="ce281" office:value-type="currency" office:currency="USD" office:value="-16114463" calcext:value-type="currency">
            <text:p>-$16,114,463</text:p>
          </table:table-cell>
          <table:table-cell table:style-name="ce281" office:value-type="currency" office:currency="USD" office:value="-15734216" calcext:value-type="currency">
            <text:p>-$15,734,216</text:p>
          </table:table-cell>
          <table:table-cell table:style-name="ce281" office:value-type="currency" office:currency="USD" office:value="-12471695" calcext:value-type="currency">
            <text:p>-$12,471,695</text:p>
          </table:table-cell>
          <table:table-cell table:style-name="ce281"/>
          <table:table-cell table:style-name="ce281" office:value-type="currency" office:currency="USD" office:value="-24321077" calcext:value-type="currency">
            <text:p>-$24,321,077</text:p>
          </table:table-cell>
          <table:table-cell table:style-name="ce281" office:value-type="currency" office:currency="USD" office:value="-2841680" calcext:value-type="currency">
            <text:p>-$2,841,680</text:p>
          </table:table-cell>
          <table:table-cell table:style-name="ce281" office:value-type="currency" office:currency="USD" office:value="-3646908" calcext:value-type="currency">
            <text:p>-$3,646,908</text:p>
          </table:table-cell>
          <table:table-cell table:style-name="ce281" office:value-type="currency" office:currency="USD" office:value="-3547774" calcext:value-type="currency">
            <text:p>-$3,547,774</text:p>
          </table:table-cell>
          <table:table-cell table:style-name="ce299" office:value-type="currency" office:currency="USD" office:value="-55749388" calcext:value-type="currency">
            <text:p>-$55,749,388</text:p>
          </table:table-cell>
          <table:table-cell table:number-columns-repeated="1008"/>
        </table:table-row>
        <table:table-row table:style-name="ro10">
          <table:table-cell table:style-name="ce270" office:value-type="string" calcext:value-type="string">
            <text:p>Net cash provided (used) by financing activities</text:p>
          </table:table-cell>
          <table:table-cell table:style-name="ce283" table:formula="of:=SUM([.B30:.B36])" office:value-type="currency" office:currency="USD" office:value="3849612" calcext:value-type="currency">
            <text:p>$3,849,612</text:p>
          </table:table-cell>
          <table:table-cell table:style-name="ce283" table:formula="of:=SUM([.C30:.C36])" office:value-type="currency" office:currency="USD" office:value="11346946" calcext:value-type="currency">
            <text:p>$11,346,946</text:p>
          </table:table-cell>
          <table:table-cell table:style-name="ce283" table:formula="of:=SUM([.D30:.D36])" office:value-type="currency" office:currency="USD" office:value="7879391" calcext:value-type="currency">
            <text:p>$7,879,391</text:p>
          </table:table-cell>
          <table:table-cell table:style-name="ce283" table:formula="of:=SUM([.E30:.E36])" office:value-type="currency" office:currency="USD" office:value="12454691" calcext:value-type="currency">
            <text:p>$12,454,691</text:p>
          </table:table-cell>
          <table:table-cell table:style-name="ce283" table:formula="of:=SUM([.F30:.F36])" office:value-type="currency" office:currency="USD" office:value="10814285" calcext:value-type="currency">
            <text:p>$10,814,285</text:p>
          </table:table-cell>
          <table:table-cell table:style-name="ce283" table:formula="of:=SUM([.G30:.G36])" office:value-type="currency" office:currency="USD" office:value="9163316" calcext:value-type="currency">
            <text:p>$9,163,316</text:p>
          </table:table-cell>
          <table:table-cell table:style-name="ce283" table:formula="of:=SUM([.H30:.H36])" office:value-type="currency" office:currency="USD" office:value="31667011" calcext:value-type="currency">
            <text:p>$31,667,011</text:p>
          </table:table-cell>
          <table:table-cell table:style-name="ce283" table:formula="of:=SUM([.I30:.I36])" office:value-type="currency" office:currency="USD" office:value="-15320694" calcext:value-type="currency">
            <text:p>-$15,320,694</text:p>
          </table:table-cell>
          <table:table-cell table:style-name="ce283" table:formula="of:=SUM([.J30:.J36])" office:value-type="currency" office:currency="USD" office:value="24334384" calcext:value-type="currency">
            <text:p>$24,334,384</text:p>
          </table:table-cell>
          <table:table-cell table:style-name="ce283" table:formula="of:=SUM([.K30:.K36])" office:value-type="currency" office:currency="USD" office:value="29882746" calcext:value-type="currency">
            <text:p>$29,882,746</text:p>
          </table:table-cell>
          <table:table-cell table:style-name="ce283" table:formula="of:=SUM([.L30:.L36])" office:value-type="currency" office:currency="USD" office:value="-8709927" calcext:value-type="currency">
            <text:p>-$8,709,927</text:p>
          </table:table-cell>
          <table:table-cell table:style-name="ce283" table:formula="of:=SUM([.M30:.M36])" office:value-type="currency" office:currency="USD" office:value="33240275" calcext:value-type="currency">
            <text:p>$33,240,275</text:p>
          </table:table-cell>
          <table:table-cell table:style-name="ce283" table:formula="of:=SUM([.N30:.N36])" office:value-type="currency" office:currency="USD" office:value="4740727" calcext:value-type="currency">
            <text:p>$4,740,727</text:p>
          </table:table-cell>
          <table:table-cell table:style-name="ce283" table:formula="of:=SUM([.O30:.O36])" office:value-type="currency" office:currency="USD" office:value="29144605" calcext:value-type="currency">
            <text:p>$29,144,605</text:p>
          </table:table-cell>
          <table:table-cell table:style-name="ce301" table:formula="of:=SUM([.P30:.P36])" office:value-type="currency" office:currency="USD" office:value="-12045191" calcext:value-type="currency">
            <text:p>-$12,045,191</text:p>
          </table:table-cell>
          <table:table-cell table:number-columns-repeated="1008"/>
        </table:table-row>
        <table:table-row table:style-name="ro10">
          <table:table-cell table:style-name="ce271"/>
          <table:table-cell table:style-name="ce284" table:number-columns-repeated="14"/>
          <table:table-cell table:style-name="ce302"/>
          <table:table-cell table:style-name="ce256" table:number-columns-repeated="7"/>
          <table:table-cell table:number-columns-repeated="1001"/>
        </table:table-row>
        <table:table-row table:style-name="ro14">
          <table:table-cell table:style-name="ce272" office:value-type="string" calcext:value-type="string">
            <text:p>Net increase in cash, cash equivalents and restricted cash</text:p>
          </table:table-cell>
          <table:table-cell table:style-name="ce285" table:formula="of:=SUM([.B20];[.B28];[.B37];)" office:value-type="currency" office:currency="USD" office:value="1320" calcext:value-type="currency">
            <text:p>$1,320</text:p>
          </table:table-cell>
          <table:table-cell table:style-name="ce285" table:formula="of:=SUM([.C20];[.C28];[.C37];)" office:value-type="currency" office:currency="USD" office:value="4614469" calcext:value-type="currency">
            <text:p>$4,614,469</text:p>
          </table:table-cell>
          <table:table-cell table:style-name="ce285" office:value-type="currency" office:currency="USD" office:value="2385308" calcext:value-type="currency">
            <text:p>$2,385,308</text:p>
          </table:table-cell>
          <table:table-cell table:style-name="ce285" table:formula="of:=SUM([.E20];[.E28];[.E37];)" office:value-type="currency" office:currency="USD" office:value="2368018" calcext:value-type="currency">
            <text:p>$2,368,018</text:p>
          </table:table-cell>
          <table:table-cell table:style-name="ce285" table:formula="of:=SUM([.F20];[.F28];[.F37];)" office:value-type="currency" office:currency="USD" office:value="-196233" calcext:value-type="currency">
            <text:p>-$196,233</text:p>
          </table:table-cell>
          <table:table-cell table:style-name="ce285" table:formula="of:=SUM([.G20];[.G28];[.G37];)" office:value-type="currency" office:currency="USD" office:value="5145073" calcext:value-type="currency">
            <text:p>$5,145,073</text:p>
          </table:table-cell>
          <table:table-cell table:style-name="ce285" table:formula="of:=SUM([.H20];[.H28];[.H37];)" office:value-type="currency" office:currency="USD" office:value="18740950" calcext:value-type="currency">
            <text:p>$18,740,950</text:p>
          </table:table-cell>
          <table:table-cell table:style-name="ce285" table:formula="of:=SUM([.I20];[.I28];[.I37];)" office:value-type="currency" office:currency="USD" office:value="-16986274" calcext:value-type="currency">
            <text:p>-$16,986,274</text:p>
          </table:table-cell>
          <table:table-cell table:style-name="ce285" table:formula="of:=SUM([.J20];[.J28];[.J37];)" office:value-type="currency" office:currency="USD" office:value="8501001" calcext:value-type="currency">
            <text:p>$8,501,001</text:p>
          </table:table-cell>
          <table:table-cell table:style-name="ce285" table:formula="of:=SUM([.K20];[.K28];[.K37];)" office:value-type="currency" office:currency="USD" office:value="18691545" calcext:value-type="currency">
            <text:p>$18,691,545</text:p>
          </table:table-cell>
          <table:table-cell table:style-name="ce285" table:formula="of:=SUM([.L20];[.L28];[.L37];)" office:value-type="currency" office:currency="USD" office:value="-4441201" calcext:value-type="currency">
            <text:p>-$4,441,201</text:p>
          </table:table-cell>
          <table:table-cell table:style-name="ce285" table:formula="of:=SUM([.M20];[.M28];[.M37];)" office:value-type="currency" office:currency="USD" office:value="-2950827" calcext:value-type="currency">
            <text:p>-$2,950,827</text:p>
          </table:table-cell>
          <table:table-cell table:style-name="ce285" table:formula="of:=SUM([.N20];[.N28];[.N37];)" office:value-type="currency" office:currency="USD" office:value="1745865" calcext:value-type="currency">
            <text:p>$1,745,865</text:p>
          </table:table-cell>
          <table:table-cell table:style-name="ce285" table:formula="of:=SUM([.O20];[.O28];[.O37];)" office:value-type="currency" office:currency="USD" office:value="12955437" calcext:value-type="currency">
            <text:p>$12,955,437</text:p>
          </table:table-cell>
          <table:table-cell table:style-name="ce285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008"/>
        </table:table-row>
        <table:table-row table:style-name="ro10">
          <table:table-cell table:style-name="ce266" office:value-type="string" calcext:value-type="string">
            <text:p>Cash and cash equivalents , beginning of year</text:p>
          </table:table-cell>
          <table:table-cell table:style-name="ce286" office:value-type="currency" office:currency="USD" office:value="0" calcext:value-type="currency">
            <text:p>$0</text:p>
          </table:table-cell>
          <table:table-cell table:style-name="ce286" office:value-type="currency" office:currency="USD" office:value="1320" calcext:value-type="currency">
            <text:p>$1,320</text:p>
          </table:table-cell>
          <table:table-cell table:style-name="ce286" table:formula="of:=[.C43]" office:value-type="currency" office:currency="USD" office:value="4615789" calcext:value-type="currency">
            <text:p>$4,615,789</text:p>
          </table:table-cell>
          <table:table-cell table:style-name="ce286" table:formula="of:=[.D43]" office:value-type="currency" office:currency="USD" office:value="7001097" calcext:value-type="currency">
            <text:p>$7,001,097</text:p>
          </table:table-cell>
          <table:table-cell table:style-name="ce286" table:formula="of:=[.E43]" office:value-type="currency" office:currency="USD" office:value="9369115" calcext:value-type="currency">
            <text:p>$9,369,115</text:p>
          </table:table-cell>
          <table:table-cell table:style-name="ce286" table:formula="of:=[.F43]" office:value-type="currency" office:currency="USD" office:value="9172882" calcext:value-type="currency">
            <text:p>$9,172,882</text:p>
          </table:table-cell>
          <table:table-cell table:style-name="ce286" table:formula="of:=[.G43]" office:value-type="currency" office:currency="USD" office:value="14317955" calcext:value-type="currency">
            <text:p>$14,317,955</text:p>
          </table:table-cell>
          <table:table-cell table:style-name="ce286" table:formula="of:=[.H43]" office:value-type="currency" office:currency="USD" office:value="33058905" calcext:value-type="currency">
            <text:p>$33,058,905</text:p>
          </table:table-cell>
          <table:table-cell table:style-name="ce286" table:formula="of:=[.I43]" office:value-type="currency" office:currency="USD" office:value="16072631" calcext:value-type="currency">
            <text:p>$16,072,631</text:p>
          </table:table-cell>
          <table:table-cell table:style-name="ce286" table:formula="of:=[.J43]" office:value-type="currency" office:currency="USD" office:value="24573632" calcext:value-type="currency">
            <text:p>$24,573,632</text:p>
          </table:table-cell>
          <table:table-cell table:style-name="ce286" table:formula="of:=[.K43]" office:value-type="currency" office:currency="USD" office:value="43265177" calcext:value-type="currency">
            <text:p>$43,265,177</text:p>
          </table:table-cell>
          <table:table-cell table:style-name="ce286" table:formula="of:=[.L43]" office:value-type="currency" office:currency="USD" office:value="38823976" calcext:value-type="currency">
            <text:p>$38,823,976</text:p>
          </table:table-cell>
          <table:table-cell table:style-name="ce286" table:formula="of:=[.M43]" office:value-type="currency" office:currency="USD" office:value="47017484" calcext:value-type="currency">
            <text:p>$47,017,484</text:p>
          </table:table-cell>
          <table:table-cell table:style-name="ce286" table:formula="of:=[.N43]" office:value-type="currency" office:currency="USD" office:value="48763349" calcext:value-type="currency">
            <text:p>$48,763,349</text:p>
          </table:table-cell>
          <table:table-cell table:style-name="ce286" table:formula="of:=[.O43]" office:value-type="currency" office:currency="USD" office:value="61718786" calcext:value-type="currency">
            <text:p>$61,718,786</text:p>
          </table:table-cell>
          <table:table-cell table:style-name="ce290" table:number-columns-repeated="7"/>
          <table:table-cell table:number-columns-repeated="1001"/>
        </table:table-row>
        <table:table-row table:style-name="ro10">
          <table:table-cell table:style-name="ce267" office:value-type="string" calcext:value-type="string">
            <text:p>Cash, and cash equivalents</text:p>
          </table:table-cell>
          <table:table-cell table:style-name="ce281" table:number-columns-repeated="11"/>
          <table:table-cell table:style-name="ce294" office:value-type="currency" office:currency="USD" office:value="34519662" calcext:value-type="currency">
            <text:p>$34,519,662</text:p>
          </table:table-cell>
          <table:table-cell table:style-name="ce281" office:value-type="currency" office:currency="USD" office:value="36215753" calcext:value-type="currency">
            <text:p>$36,215,753</text:p>
          </table:table-cell>
          <table:table-cell table:style-name="ce281" office:value-type="currency" office:currency="USD" office:value="47620276" calcext:value-type="currency">
            <text:p>$47,620,276</text:p>
          </table:table-cell>
          <table:table-cell table:style-name="ce299" office:value-type="currency" office:currency="USD" office:value="48532010" calcext:value-type="currency">
            <text:p>$48,532,010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Restricted cash</text:p>
          </table:table-cell>
          <table:table-cell table:style-name="ce281" table:number-columns-repeated="11"/>
          <table:table-cell table:style-name="ce294" office:value-type="currency" office:currency="USD" office:value="12497822" calcext:value-type="currency">
            <text:p>$12,497,822</text:p>
          </table:table-cell>
          <table:table-cell table:style-name="ce281" office:value-type="currency" office:currency="USD" office:value="12547596" calcext:value-type="currency">
            <text:p>$12,547,596</text:p>
          </table:table-cell>
          <table:table-cell table:style-name="ce281" office:value-type="currency" office:currency="USD" office:value="14098510" calcext:value-type="currency">
            <text:p>$14,098,510</text:p>
          </table:table-cell>
          <table:table-cell table:style-name="ce299" office:value-type="currency" office:currency="USD" office:value="9720654" calcext:value-type="currency">
            <text:p>$9,720,654</text:p>
          </table:table-cell>
          <table:table-cell table:number-columns-repeated="1008"/>
        </table:table-row>
        <table:table-row table:style-name="ro10">
          <table:table-cell table:style-name="ce273" office:value-type="string" calcext:value-type="string">
            <text:p>Cash and cash equivalents, end of year</text:p>
          </table:table-cell>
          <table:table-cell table:style-name="ce287" table:formula="of:=SUM([.B39];[.B40])" office:value-type="currency" office:currency="USD" office:value="1320" calcext:value-type="currency">
            <text:p>$1,320</text:p>
          </table:table-cell>
          <table:table-cell table:style-name="ce287" table:formula="of:=SUM([.C39];[.C40])" office:value-type="currency" office:currency="USD" office:value="4615789" calcext:value-type="currency">
            <text:p>$4,615,789</text:p>
          </table:table-cell>
          <table:table-cell table:style-name="ce287" table:formula="of:=SUM([.D39];[.D40])" office:value-type="currency" office:currency="USD" office:value="7001097" calcext:value-type="currency">
            <text:p>$7,001,097</text:p>
          </table:table-cell>
          <table:table-cell table:style-name="ce287" table:formula="of:=SUM([.E39];[.E40])" office:value-type="currency" office:currency="USD" office:value="9369115" calcext:value-type="currency">
            <text:p>$9,369,115</text:p>
          </table:table-cell>
          <table:table-cell table:style-name="ce287" table:formula="of:=SUM([.F39];[.F40])" office:value-type="currency" office:currency="USD" office:value="9172882" calcext:value-type="currency">
            <text:p>$9,172,882</text:p>
          </table:table-cell>
          <table:table-cell table:style-name="ce287" table:formula="of:=SUM([.G39];[.G40])" office:value-type="currency" office:currency="USD" office:value="14317955" calcext:value-type="currency">
            <text:p>$14,317,955</text:p>
          </table:table-cell>
          <table:table-cell table:style-name="ce287" table:formula="of:=SUM([.H39];[.H40])" office:value-type="currency" office:currency="USD" office:value="33058905" calcext:value-type="currency">
            <text:p>$33,058,905</text:p>
          </table:table-cell>
          <table:table-cell table:style-name="ce287" table:formula="of:=SUM([.I39];[.I40])" office:value-type="currency" office:currency="USD" office:value="16072631" calcext:value-type="currency">
            <text:p>$16,072,631</text:p>
          </table:table-cell>
          <table:table-cell table:style-name="ce287" table:formula="of:=SUM([.J39];[.J40])" office:value-type="currency" office:currency="USD" office:value="24573632" calcext:value-type="currency">
            <text:p>$24,573,632</text:p>
          </table:table-cell>
          <table:table-cell table:style-name="ce287" table:formula="of:=SUM([.K39];[.K40])" office:value-type="currency" office:currency="USD" office:value="43265177" calcext:value-type="currency">
            <text:p>$43,265,177</text:p>
          </table:table-cell>
          <table:table-cell table:style-name="ce287" table:formula="of:=SUM([.L39];[.L40])" office:value-type="currency" office:currency="USD" office:value="38823976" calcext:value-type="currency">
            <text:p>$38,823,976</text:p>
          </table:table-cell>
          <table:table-cell table:style-name="ce287" table:formula="of:=SUM([.M41:.M42])" office:value-type="currency" office:currency="USD" office:value="47017484" calcext:value-type="currency">
            <text:p>$47,017,484</text:p>
          </table:table-cell>
          <table:table-cell table:style-name="ce287" table:formula="of:=SUM([.N41:.N42])" office:value-type="currency" office:currency="USD" office:value="48763349" calcext:value-type="currency">
            <text:p>$48,763,349</text:p>
          </table:table-cell>
          <table:table-cell table:style-name="ce287" table:formula="of:=SUM([.O39:.O40])" office:value-type="currency" office:currency="USD" office:value="61718786" calcext:value-type="currency">
            <text:p>$61,718,786</text:p>
          </table:table-cell>
          <table:table-cell table:style-name="ce303" table:formula="of:=SUM([.P39:.P40])" office:value-type="currency" office:currency="USD" office:value="58252664" calcext:value-type="currency">
            <text:p>$58,252,664</text:p>
          </table:table-cell>
          <table:table-cell table:style-name="ce290" table:number-columns-repeated="7"/>
          <table:table-cell table:number-columns-repeated="1001"/>
        </table:table-row>
        <table:table-row table:style-name="ro10">
          <table:table-cell table:style-name="ce273"/>
          <table:table-cell table:style-name="ce284" table:number-columns-repeated="14"/>
          <table:table-cell table:style-name="ce302"/>
          <table:table-cell table:number-columns-repeated="1008"/>
        </table:table-row>
        <table:table-row table:style-name="ro10">
          <table:table-cell table:style-name="ce266" office:value-type="string" calcext:value-type="string">
            <text:p>Non-cash investing activities</text:p>
          </table:table-cell>
          <table:table-cell table:style-name="ce286" table:number-columns-repeated="14"/>
          <table:table-cell table:style-name="ce304"/>
          <table:table-cell table:style-name="ce290" table:number-columns-repeated="7"/>
          <table:table-cell table:number-columns-repeated="1001"/>
        </table:table-row>
        <table:table-row table:style-name="ro10">
          <table:table-cell table:style-name="ce267" office:value-type="string" calcext:value-type="string">
            <text:p>Property and equipment financed through accounts payable</text:p>
          </table:table-cell>
          <table:table-cell table:style-name="ce281"/>
          <table:table-cell table:style-name="ce281" office:value-type="currency" office:currency="USD" office:value="1422036" calcext:value-type="currency">
            <text:p>$1,422,036</text:p>
          </table:table-cell>
          <table:table-cell table:style-name="ce281" table:number-columns-repeated="12"/>
          <table:table-cell table:style-name="ce299"/>
          <table:table-cell table:number-columns-repeated="1008"/>
        </table:table-row>
        <table:table-row table:style-name="ro10">
          <table:table-cell table:style-name="ce267"/>
          <table:table-cell table:style-name="ce281" table:number-columns-repeated="14"/>
          <table:table-cell table:style-name="ce299"/>
          <table:table-cell table:number-columns-repeated="1008"/>
        </table:table-row>
        <table:table-row table:style-name="ro10">
          <table:table-cell table:style-name="ce274" office:value-type="string" calcext:value-type="string">
            <text:p>Supplemental Disclosures of Cash Flow Information</text:p>
          </table:table-cell>
          <table:table-cell table:style-name="ce288" table:number-columns-repeated="14"/>
          <table:table-cell table:style-name="ce305"/>
          <table:table-cell table:style-name="ce290" table:number-columns-repeated="7"/>
          <table:table-cell table:number-columns-repeated="1001"/>
        </table:table-row>
        <table:table-row table:style-name="ro10">
          <table:table-cell table:style-name="ce267" office:value-type="string" calcext:value-type="string">
            <text:p>Forgiveness of debt</text:p>
          </table:table-cell>
          <table:table-cell table:style-name="ce281" table:number-columns-repeated="13"/>
          <table:table-cell table:style-name="ce281" office:value-type="currency" office:currency="USD" office:value="1687635" calcext:value-type="currency">
            <text:p>$1,687,635</text:p>
          </table:table-cell>
          <table:table-cell table:style-name="ce299"/>
          <table:table-cell table:number-columns-repeated="1008"/>
        </table:table-row>
        <table:table-row table:style-name="ro10">
          <table:table-cell table:style-name="ce267" office:value-type="string" calcext:value-type="string">
            <text:p>Cash paid for interest (net of capitalized amount)</text:p>
          </table:table-cell>
          <table:table-cell table:style-name="ce281" office:value-type="currency" office:currency="USD" office:value="21384" calcext:value-type="currency">
            <text:p>$21,384</text:p>
          </table:table-cell>
          <table:table-cell table:style-name="ce281" office:value-type="currency" office:currency="USD" office:value="290260" calcext:value-type="currency">
            <text:p>$290,260</text:p>
          </table:table-cell>
          <table:table-cell table:style-name="ce281" office:value-type="currency" office:currency="USD" office:value="595603" calcext:value-type="currency">
            <text:p>$595,603</text:p>
          </table:table-cell>
          <table:table-cell table:style-name="ce281" office:value-type="currency" office:currency="USD" office:value="1145472" calcext:value-type="currency">
            <text:p>$1,145,472</text:p>
          </table:table-cell>
          <table:table-cell table:style-name="ce281" office:value-type="currency" office:currency="USD" office:value="2300580" calcext:value-type="currency">
            <text:p>$2,300,580</text:p>
          </table:table-cell>
          <table:table-cell table:style-name="ce281" office:value-type="currency" office:currency="USD" office:value="3066545" calcext:value-type="currency">
            <text:p>$3,066,545</text:p>
          </table:table-cell>
          <table:table-cell table:style-name="ce281" office:value-type="currency" office:currency="USD" office:value="3715640" calcext:value-type="currency">
            <text:p>$3,715,640</text:p>
          </table:table-cell>
          <table:table-cell table:style-name="ce281" office:value-type="currency" office:currency="USD" office:value="4975669" calcext:value-type="currency">
            <text:p>$4,975,669</text:p>
          </table:table-cell>
          <table:table-cell table:style-name="ce281" office:value-type="currency" office:currency="USD" office:value="5376401" calcext:value-type="currency">
            <text:p>$5,376,401</text:p>
          </table:table-cell>
          <table:table-cell table:style-name="ce281" office:value-type="currency" office:currency="USD" office:value="6734613" calcext:value-type="currency">
            <text:p>$6,734,613</text:p>
          </table:table-cell>
          <table:table-cell table:number-columns-repeated="2" table:style-name="ce281" office:value-type="currency" office:currency="USD" office:value="7761957" calcext:value-type="currency">
            <text:p>$7,761,957</text:p>
          </table:table-cell>
          <table:table-cell table:style-name="ce281" office:value-type="currency" office:currency="USD" office:value="9501979" calcext:value-type="currency">
            <text:p>$9,501,979</text:p>
          </table:table-cell>
          <table:table-cell table:style-name="ce281" office:value-type="currency" office:currency="USD" office:value="9636799" calcext:value-type="currency">
            <text:p>$9,636,799</text:p>
          </table:table-cell>
          <table:table-cell table:style-name="ce299" office:value-type="currency" office:currency="USD" office:value="11041165" calcext:value-type="currency">
            <text:p>$11,041,165</text:p>
          </table:table-cell>
          <table:table-cell table:number-columns-repeated="1008"/>
        </table:table-row>
        <table:table-row table:style-name="ro10">
          <table:table-cell table:style-name="ce267" office:value-type="string" calcext:value-type="string">
            <text:p>Capitalized Interest</text:p>
          </table:table-cell>
          <table:table-cell table:style-name="ce281" table:number-columns-repeated="2"/>
          <table:table-cell table:style-name="ce281" office:value-type="currency" office:currency="USD" office:value="24426" calcext:value-type="currency">
            <text:p>$24,426</text:p>
          </table:table-cell>
          <table:table-cell table:style-name="ce281" office:value-type="currency" office:currency="USD" office:value="152186" calcext:value-type="currency">
            <text:p>$152,186</text:p>
          </table:table-cell>
          <table:table-cell table:style-name="ce281" office:value-type="currency" office:currency="USD" office:value="120316" calcext:value-type="currency">
            <text:p>$120,316</text:p>
          </table:table-cell>
          <table:table-cell table:style-name="ce281" office:value-type="currency" office:currency="USD" office:value="18764" calcext:value-type="currency">
            <text:p>$18,764</text:p>
          </table:table-cell>
          <table:table-cell table:style-name="ce281" office:value-type="currency" office:currency="USD" office:value="162839" calcext:value-type="currency">
            <text:p>$162,839</text:p>
          </table:table-cell>
          <table:table-cell table:style-name="ce281" office:value-type="currency" office:currency="USD" office:value="130319" calcext:value-type="currency">
            <text:p>$130,319</text:p>
          </table:table-cell>
          <table:table-cell table:style-name="ce281" office:value-type="currency" office:currency="USD" office:value="130858" calcext:value-type="currency">
            <text:p>$130,858</text:p>
          </table:table-cell>
          <table:table-cell table:style-name="ce281" office:value-type="currency" office:currency="USD" office:value="111379" calcext:value-type="currency">
            <text:p>$111,379</text:p>
          </table:table-cell>
          <table:table-cell table:style-name="ce294" office:value-type="currency" office:currency="USD" office:value="28050" calcext:value-type="currency">
            <text:p>$28,050</text:p>
          </table:table-cell>
          <table:table-cell table:style-name="ce281" office:value-type="currency" office:currency="USD" office:value="28050" calcext:value-type="currency">
            <text:p>$28,050</text:p>
          </table:table-cell>
          <table:table-cell table:style-name="ce281" table:number-columns-repeated="2"/>
          <table:table-cell table:style-name="ce299"/>
          <table:table-cell table:number-columns-repeated="1008"/>
        </table:table-row>
        <table:table-row table:style-name="ro10">
          <table:table-cell table:style-name="ce275"/>
          <table:table-cell table:style-name="ce289" table:number-columns-repeated="13"/>
          <table:table-cell table:style-name="ce295"/>
          <table:table-cell table:style-name="ce306"/>
          <table:table-cell table:number-columns-repeated="1008"/>
        </table:table-row>
        <table:table-row table:style-name="ro10">
          <table:table-cell table:style-name="ce276" office:value-type="string" calcext:value-type="string">
            <text:p>Notes</text:p>
          </table:table-cell>
          <table:table-cell table:style-name="ce290" table:number-columns-repeated="13"/>
          <table:table-cell table:style-name="ce296"/>
          <table:table-cell table:style-name="ce307"/>
          <table:table-cell table:style-name="ce290" table:number-columns-repeated="7"/>
          <table:table-cell table:number-columns-repeated="1001"/>
        </table:table-row>
        <table:table-row table:style-name="ro15">
          <table:table-cell table:style-name="ce267" office:value-type="string" calcext:value-type="string">
            <text:p>Totals may not add <text:s/>up exactly because small entries may have been omitted.</text:p>
          </table:table-cell>
          <table:table-cell table:style-name="ce291" table:number-columns-repeated="13"/>
          <table:table-cell table:style-name="ce295"/>
          <table:table-cell table:style-name="ce306"/>
          <table:table-cell table:style-name="ce310" table:number-columns-repeated="7"/>
          <table:table-cell table:number-columns-repeated="1001"/>
        </table:table-row>
        <table:table-row table:style-name="ro10">
          <table:table-cell table:style-name="ce277" office:value-type="string" calcext:value-type="string">
            <text:p>Some related entries have been combined.</text:p>
          </table:table-cell>
          <table:table-cell table:style-name="ce292" table:number-columns-repeated="13"/>
          <table:table-cell table:style-name="ce297"/>
          <table:table-cell table:style-name="ce308"/>
          <table:table-cell table:style-name="ce310" table:number-columns-repeated="7"/>
          <table:table-cell table:number-columns-repeated="1001"/>
        </table:table-row>
        <table:table-row table:style-name="ro10">
          <table:table-cell table:style-name="ce278"/>
          <table:table-cell table:number-columns-repeated="13"/>
          <table:table-cell table:style-name="ce295"/>
          <table:table-cell table:style-name="ce309"/>
          <table:table-cell table:number-columns-repeated="1008"/>
        </table:table-row>
        <table:table-row table:style-name="ro14" table:number-rows-repeated="940">
          <table:table-cell table:style-name="ce278"/>
          <table:table-cell table:number-columns-repeated="13"/>
          <table:table-cell table:style-name="ce295"/>
          <table:table-cell table:style-name="ce309"/>
          <table:table-cell table:number-columns-repeated="1008"/>
        </table:table-row>
        <table:table-row table:style-name="ro9" table:number-rows-repeated="10475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SEA Consolidated Functional Expenses" table:style-name="ta8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1" table:number-columns-repeated="998" table:default-cell-style-name="Default"/>
        <table:table-row table:style-name="ro16">
          <table:table-cell table:style-name="ce311" office:value-type="string" calcext:value-type="string">
            <text:p>Year Ending, 30 June</text:p>
          </table:table-cell>
          <table:table-cell table:style-name="ce315" office:value-type="float" office:value="2019" calcext:value-type="float">
            <text:p>2019</text:p>
          </table:table-cell>
          <table:table-cell table:style-name="ce315" office:value-type="float" office:value="2020" calcext:value-type="float">
            <text:p>2020</text:p>
          </table:table-cell>
          <table:table-cell table:style-name="ce315" office:value-type="float" office:value="2021" calcext:value-type="float">
            <text:p>2021</text:p>
          </table:table-cell>
          <table:table-cell table:style-name="ce315" office:value-type="float" office:value="2022" calcext:value-type="float">
            <text:p>2022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Salaries</text:p>
          </table:table-cell>
          <table:table-cell table:style-name="ce294" office:value-type="currency" office:currency="USD" office:value="54294263" calcext:value-type="currency">
            <text:p>$54,294,263</text:p>
          </table:table-cell>
          <table:table-cell table:style-name="ce294" office:value-type="currency" office:currency="USD" office:value="62373909" calcext:value-type="currency">
            <text:p>$62,373,909</text:p>
          </table:table-cell>
          <table:table-cell table:style-name="ce294" office:value-type="currency" office:currency="USD" office:value="66828182" calcext:value-type="currency">
            <text:p>$66,828,182</text:p>
          </table:table-cell>
          <table:table-cell table:style-name="ce294" office:value-type="currency" office:currency="USD" office:value="81042560" calcext:value-type="currency">
            <text:p>$81,042,560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Employee Benefits</text:p>
          </table:table-cell>
          <table:table-cell table:style-name="ce294" office:value-type="currency" office:currency="USD" office:value="6428104" calcext:value-type="currency">
            <text:p>$6,428,104</text:p>
          </table:table-cell>
          <table:table-cell table:style-name="ce294" office:value-type="currency" office:currency="USD" office:value="7562911" calcext:value-type="currency">
            <text:p>$7,562,911</text:p>
          </table:table-cell>
          <table:table-cell table:style-name="ce294" office:value-type="currency" office:currency="USD" office:value="9730733" calcext:value-type="currency">
            <text:p>$9,730,733</text:p>
          </table:table-cell>
          <table:table-cell table:style-name="ce294" office:value-type="currency" office:currency="USD" office:value="9464728" calcext:value-type="currency">
            <text:p>$9,464,728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Pension</text:p>
          </table:table-cell>
          <table:table-cell table:style-name="ce294" office:value-type="currency" office:currency="USD" office:value="3879706" calcext:value-type="currency">
            <text:p>$3,879,706</text:p>
          </table:table-cell>
          <table:table-cell table:style-name="ce294" office:value-type="currency" office:currency="USD" office:value="4545283" calcext:value-type="currency">
            <text:p>$4,545,283</text:p>
          </table:table-cell>
          <table:table-cell table:style-name="ce294" office:value-type="currency" office:currency="USD" office:value="5511783" calcext:value-type="currency">
            <text:p>$5,511,783</text:p>
          </table:table-cell>
          <table:table-cell table:style-name="ce294" office:value-type="currency" office:currency="USD" office:value="6416455" calcext:value-type="currency">
            <text:p>$6,416,455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Payroll Taxes</text:p>
          </table:table-cell>
          <table:table-cell table:style-name="ce294" office:value-type="currency" office:currency="USD" office:value="3030272" calcext:value-type="currency">
            <text:p>$3,030,272</text:p>
          </table:table-cell>
          <table:table-cell table:style-name="ce294" office:value-type="currency" office:currency="USD" office:value="3488943" calcext:value-type="currency">
            <text:p>$3,488,943</text:p>
          </table:table-cell>
          <table:table-cell table:style-name="ce294" office:value-type="currency" office:currency="USD" office:value="3521365" calcext:value-type="currency">
            <text:p>$3,521,365</text:p>
          </table:table-cell>
          <table:table-cell table:style-name="ce294" office:value-type="currency" office:currency="USD" office:value="4223462" calcext:value-type="currency">
            <text:p>$4,223,462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Management Fees</text:p>
          </table:table-cell>
          <table:table-cell table:number-columns-repeated="2" table:style-name="ce294" office:value-type="string" calcext:value-type="string">
            <text:p>-</text:p>
          </table:table-cell>
          <table:table-cell table:style-name="ce294" table:number-columns-repeated="2"/>
          <table:table-cell table:number-columns-repeated="1019"/>
        </table:table-row>
        <table:table-row table:style-name="ro16">
          <table:table-cell table:style-name="ce312" office:value-type="string" calcext:value-type="string">
            <text:p>District Fee</text:p>
          </table:table-cell>
          <table:table-cell table:style-name="ce294" office:value-type="currency" office:currency="USD" office:value="1275290" calcext:value-type="currency">
            <text:p>$1,275,290</text:p>
          </table:table-cell>
          <table:table-cell table:style-name="ce294" office:value-type="currency" office:currency="USD" office:value="955533" calcext:value-type="currency">
            <text:p>$955,533</text:p>
          </table:table-cell>
          <table:table-cell table:style-name="ce294" office:value-type="currency" office:currency="USD" office:value="1183610" calcext:value-type="currency">
            <text:p>$1,183,610</text:p>
          </table:table-cell>
          <table:table-cell table:style-name="ce294" office:value-type="currency" office:currency="USD" office:value="1642503" calcext:value-type="currency">
            <text:p>$1,642,503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Accounting Expenses</text:p>
          </table:table-cell>
          <table:table-cell table:style-name="ce294" office:value-type="currency" office:currency="USD" office:value="166059" calcext:value-type="currency">
            <text:p>$166,059</text:p>
          </table:table-cell>
          <table:table-cell table:style-name="ce294" office:value-type="currency" office:currency="USD" office:value="423683" calcext:value-type="currency">
            <text:p>$423,683</text:p>
          </table:table-cell>
          <table:table-cell table:style-name="ce294" office:value-type="currency" office:currency="USD" office:value="264784" calcext:value-type="currency">
            <text:p>$264,784</text:p>
          </table:table-cell>
          <table:table-cell table:style-name="ce294" office:value-type="currency" office:currency="USD" office:value="848221" calcext:value-type="currency">
            <text:p>$848,221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Legal Expenses</text:p>
          </table:table-cell>
          <table:table-cell table:style-name="ce294" office:value-type="currency" office:currency="USD" office:value="457817" calcext:value-type="currency">
            <text:p>$457,817</text:p>
          </table:table-cell>
          <table:table-cell table:style-name="ce294" office:value-type="currency" office:currency="USD" office:value="637787" calcext:value-type="currency">
            <text:p>$637,787</text:p>
          </table:table-cell>
          <table:table-cell table:style-name="ce294" office:value-type="currency" office:currency="USD" office:value="894912" calcext:value-type="currency">
            <text:p>$894,912</text:p>
          </table:table-cell>
          <table:table-cell table:style-name="ce294" office:value-type="currency" office:currency="USD" office:value="809606" calcext:value-type="currency">
            <text:p>$809,606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Instructional Materials</text:p>
          </table:table-cell>
          <table:table-cell table:style-name="ce294" office:value-type="currency" office:currency="USD" office:value="3593898" calcext:value-type="currency">
            <text:p>$3,593,898</text:p>
          </table:table-cell>
          <table:table-cell table:style-name="ce294" office:value-type="currency" office:currency="USD" office:value="3316399" calcext:value-type="currency">
            <text:p>$3,316,399</text:p>
          </table:table-cell>
          <table:table-cell table:style-name="ce294" office:value-type="currency" office:currency="USD" office:value="2948451" calcext:value-type="currency">
            <text:p>$2,948,451</text:p>
          </table:table-cell>
          <table:table-cell table:style-name="ce294" office:value-type="currency" office:currency="USD" office:value="4795970" calcext:value-type="currency">
            <text:p>$4,795,970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Other Fees For Services</text:p>
          </table:table-cell>
          <table:table-cell table:style-name="ce294" office:value-type="currency" office:currency="USD" office:value="14590025" calcext:value-type="currency">
            <text:p>$14,590,025</text:p>
          </table:table-cell>
          <table:table-cell table:style-name="ce294" office:value-type="currency" office:currency="USD" office:value="17967479" calcext:value-type="currency">
            <text:p>$17,967,479</text:p>
          </table:table-cell>
          <table:table-cell table:style-name="ce294" office:value-type="currency" office:currency="USD" office:value="17164978" calcext:value-type="currency">
            <text:p>$17,164,978</text:p>
          </table:table-cell>
          <table:table-cell table:style-name="ce294" office:value-type="currency" office:currency="USD" office:value="24909490" calcext:value-type="currency">
            <text:p>$24,909,490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Advertising</text:p>
          </table:table-cell>
          <table:table-cell table:style-name="ce294" office:value-type="currency" office:currency="USD" office:value="251310" calcext:value-type="currency">
            <text:p>$251,310</text:p>
          </table:table-cell>
          <table:table-cell table:style-name="ce294" office:value-type="currency" office:currency="USD" office:value="118555" calcext:value-type="currency">
            <text:p>$118,555</text:p>
          </table:table-cell>
          <table:table-cell table:style-name="ce294" office:value-type="currency" office:currency="USD" office:value="81334" calcext:value-type="currency">
            <text:p>$81,334</text:p>
          </table:table-cell>
          <table:table-cell table:style-name="ce294" office:value-type="currency" office:currency="USD" office:value="210761" calcext:value-type="currency">
            <text:p>$210,761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Office Expenses</text:p>
          </table:table-cell>
          <table:table-cell table:style-name="ce294" office:value-type="currency" office:currency="USD" office:value="2481166" calcext:value-type="currency">
            <text:p>$2,481,166</text:p>
          </table:table-cell>
          <table:table-cell table:style-name="ce294" office:value-type="currency" office:currency="USD" office:value="2906902" calcext:value-type="currency">
            <text:p>$2,906,902</text:p>
          </table:table-cell>
          <table:table-cell table:style-name="ce294" office:value-type="currency" office:currency="USD" office:value="2229970" calcext:value-type="currency">
            <text:p>$2,229,970</text:p>
          </table:table-cell>
          <table:table-cell table:style-name="ce294" office:value-type="currency" office:currency="USD" office:value="3705681" calcext:value-type="currency">
            <text:p>$3,705,681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Information Technology</text:p>
          </table:table-cell>
          <table:table-cell table:style-name="ce294" office:value-type="currency" office:currency="USD" office:value="3806135" calcext:value-type="currency">
            <text:p>$3,806,135</text:p>
          </table:table-cell>
          <table:table-cell table:style-name="ce294" office:value-type="currency" office:currency="USD" office:value="3413075" calcext:value-type="currency">
            <text:p>$3,413,075</text:p>
          </table:table-cell>
          <table:table-cell table:style-name="ce294" office:value-type="currency" office:currency="USD" office:value="7263178" calcext:value-type="currency">
            <text:p>$7,263,178</text:p>
          </table:table-cell>
          <table:table-cell table:style-name="ce294" office:value-type="currency" office:currency="USD" office:value="5960090" calcext:value-type="currency">
            <text:p>$5,960,090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Printing and Postage</text:p>
          </table:table-cell>
          <table:table-cell table:style-name="ce294" office:value-type="currency" office:currency="USD" office:value="328479" calcext:value-type="currency">
            <text:p>$328,479</text:p>
          </table:table-cell>
          <table:table-cell table:style-name="ce294" office:value-type="currency" office:currency="USD" office:value="395094" calcext:value-type="currency">
            <text:p>$395,094</text:p>
          </table:table-cell>
          <table:table-cell table:style-name="ce294" office:value-type="currency" office:currency="USD" office:value="250472" calcext:value-type="currency">
            <text:p>$250,472</text:p>
          </table:table-cell>
          <table:table-cell table:style-name="ce294" office:value-type="currency" office:currency="USD" office:value="407136" calcext:value-type="currency">
            <text:p>$407,136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Occupancy</text:p>
          </table:table-cell>
          <table:table-cell table:style-name="ce294" office:value-type="currency" office:currency="USD" office:value="10075489" calcext:value-type="currency">
            <text:p>$10,075,489</text:p>
          </table:table-cell>
          <table:table-cell table:style-name="ce294" office:value-type="currency" office:currency="USD" office:value="7597805" calcext:value-type="currency">
            <text:p>$7,597,805</text:p>
          </table:table-cell>
          <table:table-cell table:style-name="ce294" office:value-type="currency" office:currency="USD" office:value="8941605" calcext:value-type="currency">
            <text:p>$8,941,605</text:p>
          </table:table-cell>
          <table:table-cell table:style-name="ce294" office:value-type="currency" office:currency="USD" office:value="11165624" calcext:value-type="currency">
            <text:p>$11,165,624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Travel</text:p>
          </table:table-cell>
          <table:table-cell table:style-name="ce294" office:value-type="currency" office:currency="USD" office:value="2125714" calcext:value-type="currency">
            <text:p>$2,125,714</text:p>
          </table:table-cell>
          <table:table-cell table:style-name="ce294" office:value-type="currency" office:currency="USD" office:value="1954354" calcext:value-type="currency">
            <text:p>$1,954,354</text:p>
          </table:table-cell>
          <table:table-cell table:style-name="ce294" office:value-type="currency" office:currency="USD" office:value="785025" calcext:value-type="currency">
            <text:p>$785,025</text:p>
          </table:table-cell>
          <table:table-cell table:style-name="ce294" office:value-type="currency" office:currency="USD" office:value="2635011" calcext:value-type="currency">
            <text:p>$2,635,011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Conferences and Meetings</text:p>
          </table:table-cell>
          <table:table-cell table:style-name="ce294" office:value-type="currency" office:currency="USD" office:value="49276" calcext:value-type="currency">
            <text:p>$49,276</text:p>
          </table:table-cell>
          <table:table-cell table:style-name="ce294" office:value-type="currency" office:currency="USD" office:value="16520" calcext:value-type="currency">
            <text:p>$16,520</text:p>
          </table:table-cell>
          <table:table-cell table:style-name="ce294" office:value-type="currency" office:currency="USD" office:value="21273" calcext:value-type="currency">
            <text:p>$21,273</text:p>
          </table:table-cell>
          <table:table-cell table:style-name="ce294" office:value-type="currency" office:currency="USD" office:value="25654" calcext:value-type="currency">
            <text:p>$25,654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Insurance</text:p>
          </table:table-cell>
          <table:table-cell table:style-name="ce294" office:value-type="currency" office:currency="USD" office:value="410924" calcext:value-type="currency">
            <text:p>$410,924</text:p>
          </table:table-cell>
          <table:table-cell table:style-name="ce294" office:value-type="currency" office:currency="USD" office:value="528233" calcext:value-type="currency">
            <text:p>$528,233</text:p>
          </table:table-cell>
          <table:table-cell table:style-name="ce294" office:value-type="currency" office:currency="USD" office:value="614141" calcext:value-type="currency">
            <text:p>$614,141</text:p>
          </table:table-cell>
          <table:table-cell table:style-name="ce294" office:value-type="currency" office:currency="USD" office:value="970539" calcext:value-type="currency">
            <text:p>$970,539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Bad Debt</text:p>
          </table:table-cell>
          <table:table-cell table:style-name="ce294" office:value-type="currency" office:currency="USD" office:value="606798" calcext:value-type="currency">
            <text:p>$606,798</text:p>
          </table:table-cell>
          <table:table-cell table:style-name="ce294" office:value-type="currency" office:currency="USD" office:value="47124" calcext:value-type="currency">
            <text:p>$47,124</text:p>
          </table:table-cell>
          <table:table-cell table:style-name="ce294" table:number-columns-repeated="2"/>
          <table:table-cell table:number-columns-repeated="1019"/>
        </table:table-row>
        <table:table-row table:style-name="ro16">
          <table:table-cell table:style-name="ce312" office:value-type="string" calcext:value-type="string">
            <text:p>Depreciation and Amortization</text:p>
          </table:table-cell>
          <table:table-cell table:style-name="ce294" office:value-type="currency" office:currency="USD" office:value="3730769" calcext:value-type="currency">
            <text:p>$3,730,769</text:p>
          </table:table-cell>
          <table:table-cell table:style-name="ce294" office:value-type="currency" office:currency="USD" office:value="4569248" calcext:value-type="currency">
            <text:p>$4,569,248</text:p>
          </table:table-cell>
          <table:table-cell table:style-name="ce294" office:value-type="currency" office:currency="USD" office:value="4919017" calcext:value-type="currency">
            <text:p>$4,919,017</text:p>
          </table:table-cell>
          <table:table-cell table:style-name="ce294" office:value-type="currency" office:currency="USD" office:value="6801509" calcext:value-type="currency">
            <text:p>$6,801,509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Interest Expense</text:p>
          </table:table-cell>
          <table:table-cell table:style-name="ce294" office:value-type="currency" office:currency="USD" office:value="7957256" calcext:value-type="currency">
            <text:p>$7,957,256</text:p>
          </table:table-cell>
          <table:table-cell table:style-name="ce294" office:value-type="currency" office:currency="USD" office:value="9568359" calcext:value-type="currency">
            <text:p>$9,568,359</text:p>
          </table:table-cell>
          <table:table-cell table:style-name="ce294" office:value-type="currency" office:currency="USD" office:value="10161272" calcext:value-type="currency">
            <text:p>$10,161,272</text:p>
          </table:table-cell>
          <table:table-cell table:style-name="ce294" office:value-type="currency" office:currency="USD" office:value="10943932" calcext:value-type="currency">
            <text:p>$10,943,932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Capital Expenses</text:p>
          </table:table-cell>
          <table:table-cell table:style-name="ce294" office:value-type="currency" office:currency="USD" office:value="1598061" calcext:value-type="currency">
            <text:p>$1,598,061</text:p>
          </table:table-cell>
          <table:table-cell table:style-name="ce294" office:value-type="currency" office:currency="USD" office:value="218054" calcext:value-type="currency">
            <text:p>$218,054</text:p>
          </table:table-cell>
          <table:table-cell table:style-name="ce294" office:value-type="currency" office:currency="USD" office:value="38413" calcext:value-type="currency">
            <text:p>$38,413</text:p>
          </table:table-cell>
          <table:table-cell table:style-name="ce294" office:value-type="currency" office:currency="USD" office:value="151922" calcext:value-type="currency">
            <text:p>$151,922</text:p>
          </table:table-cell>
          <table:table-cell table:number-columns-repeated="1019"/>
        </table:table-row>
        <table:table-row table:style-name="ro16">
          <table:table-cell table:style-name="ce312" office:value-type="string" calcext:value-type="string">
            <text:p>Grants to School</text:p>
          </table:table-cell>
          <table:table-cell table:style-name="ce294" table:number-columns-repeated="4"/>
          <table:table-cell table:number-columns-repeated="1019"/>
        </table:table-row>
        <table:table-row table:style-name="ro16">
          <table:table-cell table:style-name="ce312" office:value-type="string" calcext:value-type="string">
            <text:p>Other Expenses</text:p>
          </table:table-cell>
          <table:table-cell table:style-name="ce294" office:value-type="currency" office:currency="USD" office:value="13208921" calcext:value-type="currency">
            <text:p>$13,208,921</text:p>
          </table:table-cell>
          <table:table-cell table:style-name="ce294" office:value-type="currency" office:currency="USD" office:value="10137128" calcext:value-type="currency">
            <text:p>$10,137,128</text:p>
          </table:table-cell>
          <table:table-cell table:style-name="ce294" office:value-type="currency" office:currency="USD" office:value="5044625" calcext:value-type="currency">
            <text:p>$5,044,625</text:p>
          </table:table-cell>
          <table:table-cell table:style-name="ce294" office:value-type="currency" office:currency="USD" office:value="12181105" calcext:value-type="currency">
            <text:p>$12,181,105</text:p>
          </table:table-cell>
          <table:table-cell table:number-columns-repeated="1019"/>
        </table:table-row>
        <table:table-row table:style-name="ro16">
          <table:table-cell table:style-name="ce312"/>
          <table:table-cell table:style-name="ce294" table:number-columns-repeated="4"/>
          <table:table-cell table:number-columns-repeated="1019"/>
        </table:table-row>
        <table:table-row table:style-name="ro16">
          <table:table-cell table:style-name="ce313" office:value-type="string" calcext:value-type="string">
            <text:p>Total</text:p>
          </table:table-cell>
          <table:table-cell table:style-name="ce316" table:formula="of:=SUM([.B2:.B25])" office:value-type="currency" office:currency="USD" office:value="134345732" calcext:value-type="currency">
            <text:p>$134,345,732</text:p>
          </table:table-cell>
          <table:table-cell table:style-name="ce316" table:formula="of:=SUM([.C2:.C25])" office:value-type="currency" office:currency="USD" office:value="142742378" calcext:value-type="currency">
            <text:p>$142,742,378</text:p>
          </table:table-cell>
          <table:table-cell table:style-name="ce316" table:formula="of:=SUM([.D2:.D25])" office:value-type="currency" office:currency="USD" office:value="148399123" calcext:value-type="currency">
            <text:p>$148,399,123</text:p>
          </table:table-cell>
          <table:table-cell table:style-name="ce316" table:formula="of:=SUM([.E2:.E25])" office:value-type="currency" office:currency="USD" office:value="189311959" calcext:value-type="currency">
            <text:p>$189,311,959</text:p>
          </table:table-cell>
          <table:table-cell table:number-columns-repeated="1019"/>
        </table:table-row>
        <table:table-row table:style-name="ro16">
          <table:table-cell table:style-name="ce314"/>
          <table:table-cell table:style-name="ce294" table:number-columns-repeated="4"/>
          <table:table-cell table:number-columns-repeated="1019"/>
        </table:table-row>
        <table:table-row table:style-name="ro16">
          <table:table-cell table:style-name="ce312" office:value-type="string" calcext:value-type="string">
            <text:p>Eliminations</text:p>
          </table:table-cell>
          <table:table-cell table:style-name="ce294" office:value-type="currency" office:currency="USD" office:value="36290573" calcext:value-type="currency">
            <text:p>$36,290,573</text:p>
          </table:table-cell>
          <table:table-cell table:style-name="ce294" office:value-type="currency" office:currency="USD" office:value="36976313" calcext:value-type="currency">
            <text:p>$36,976,313</text:p>
          </table:table-cell>
          <table:table-cell table:style-name="ce294"/>
          <table:table-cell table:style-name="ce294" office:value-type="currency" office:currency="USD" office:value="42697311" calcext:value-type="currency">
            <text:p>$42,697,311</text:p>
          </table:table-cell>
          <table:table-cell table:number-columns-repeated="1019"/>
        </table:table-row>
        <table:table-row table:style-name="ro16" table:number-rows-repeated="971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SB740_Leases" table:base-cell-address="$Dashboard.$A$1" table:cell-range-address="$Dashboard.$A$113:.$H$2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 SC" svg:font-family="'Alegreya Sans SC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date-style style:name="N129">
      <number:year number:style="long"/>
      <number:text>-</number:text>
      <number:month/>
    </number:date-style>
    <number:currency-style style:name="N130">
      <number:currency-symbol>$</number:currency-symbol>
      <number:number number:decimal-places="0" loext:min-decimal-places="0" number:min-integer-digits="1" number:grouping="true"/>
    </number:currency-style>
    <number:number-style style:name="N131">
      <number:text>$</number:text>
      <number:number number:decimal-places="0" loext:min-decimal-places="0" number:min-integer-digits="1" number:grouping="true"/>
    </number:number-style>
    <number:date-style style:name="N132">
      <number:month number:style="long" number:textual="true"/>
      <number:text> </number:text>
      <number:day/>
    </number:date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">
      <number:text>$ 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792pt" fo:page-height="612pt" style:num-format="1" style:print-orientation="landscape" fo:margin-top="36pt" fo:margin-bottom="36pt" fo:margin-left="36pt" fo:margin-right="36pt" style:print-page-order="ltr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792pt" fo:page-height="612pt" style:num-format="1" style:print-orientation="landscape" fo:margin-top="36pt" fo:margin-bottom="36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8">
      <style:page-layout-properties fo:page-width="792pt" fo:page-height="612pt" style:num-format="1" style:print-orientation="landscape" fo:margin-top="54pt" fo:margin-bottom="72pt" fo:margin-left="72pt" fo:margin-right="90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9">
      <style:page-layout-properties fo:page-width="595.3pt" fo:page-height="841.89pt" style:num-format="1" style:print-orientation="portrait" fo:margin-top="72pt" fo:margin-bottom="72pt" fo:margin-left="90pt" fo:margin-right="54pt" style:print-page-order="ttb" style:first-page-number="continue" style:scale-to="100%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SEA_20_Debt" style:display-name="PageStyle_RSEA Deb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SEA_20_Consolidated_20_Financial_20_Position" style:display-name="PageStyle_RSEA Consolidated Financial Positi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SEA_20_Consolidated_20_Activities" style:display-name="PageStyle_RSEA Consolidated Activiti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SEA_20_Consolidated_20_Cash_20_Flows" style:display-name="PageStyle_RSEA Consolidated Cash Flow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SEA_20_Consolidated_20_Functional_20_Expenses" style:display-name="PageStyle_RSEA Consolidated Functional Expenses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4125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55cm" svg:y="4.609cm" style:legend-expansion="high" chart:style-name="ch2"/>
        <chart:plot-area chart:style-name="ch3" table:cell-range-address="'Debt Summaries'.H1:'Debt Summaries'.I11" chart:data-source-has-labels="column" svg:x="0.317cm" svg:y="0.196cm" svg:width="12.521cm" svg:height="9.424cm">
          <chartooo:coordinate-region svg:x="1.9cm" svg:y="0.396cm" svg:width="10.434cm" svg:height="8.727cm"/>
          <chart:axis chart:dimension="x" chart:name="primary-x" chart:style-name="ch4" chartooo:axis-type="text">
            <chart:categories table:cell-range-address="'Debt Summaries'.H1:'Debt Summaries'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bt Summaries'.I1:'Debt Summaries'.I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1:'Debt Summaries'.H11</svg:desc>
                </draw:g>
              </table:table-cell>
              <table:table-cell office:value-type="float" office:value="47046048">
                <text:p>47046048</text:p>
                <draw:g>
                  <svg:desc>'Debt Summaries'.I1:'Debt Summaries'.I11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